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2173in"/>
    </style:style>
    <style:style style:name="co15" style:family="table-column">
      <style:table-column-properties fo:break-before="auto" style:column-width="0.25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0.239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akib_ope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table:style-name="Default" office:value-type="string" calcext:value-type="string">
            <text:p>field.latitude</text:p>
          </table:table-cell>
          <table:table-cell table:style-name="Default" office:value-type="string" calcext:value-type="string">
            <text:p>field.longitude</text:p>
          </table:table-cell>
          <table:table-cell office:value-type="string" calcext:value-type="string">
            <text:p>field.altitude</text:p>
          </table:table-cell>
          <table:table-cell office:value-type="string" calcext:value-type="string">
            <text:p>field.utm_easting</text:p>
          </table:table-cell>
          <table:table-cell office:value-type="string" calcext:value-type="string">
            <text:p>field.utm_northing</text:p>
          </table:table-cell>
          <table:table-cell office:value-type="string" calcext:value-type="string">
            <text:p>field.zone</text:p>
          </table:table-cell>
          <table:table-cell office:value-type="string" calcext:value-type="string">
            <text:p>field.letter</text:p>
          </table:table-cell>
          <table:table-cell office:value-type="string" calcext:value-type="string">
            <text:p>field.hdop</text:p>
          </table:table-cell>
          <table:table-cell office:value-type="string" calcext:value-type="string">
            <text:p>field.gpgga_read</text:p>
          </table:table-cell>
          <table:table-cell office:value-type="string" calcext:value-type="string">
            <text:p>field.current_time</text:p>
          </table:table-cell>
          <table:table-cell table:number-columns-repeated="7"/>
          <table:table-cell office:value-type="string" calcext:value-type="string">
            <text:p>actual.altitude</text:p>
          </table:table-cell>
          <table:table-cell table:number-columns-repeated="5"/>
        </table:table-row>
        <table:table-row table:style-name="ro1">
          <table:table-cell office:value-type="float" office:value="1.70671294071987E+018" calcext:value-type="float">
            <text:p>1.70671294071987E+018</text:p>
          </table:table-cell>
          <table:table-cell office:value-type="float" office:value="332" calcext:value-type="float">
            <text:p>332</text:p>
          </table:table-cell>
          <table:table-cell office:value-type="float" office:value="1.70671294071517E+018" calcext:value-type="float">
            <text:p>1.70671294071517E+018</text:p>
          </table:table-cell>
          <table:table-cell/>
          <table:table-cell office:value-type="float" office:value="42.0057458333333" calcext:value-type="float">
            <text:p>42.00574583</text:p>
          </table:table-cell>
          <table:table-cell office:value-type="float" office:value="-71.0848205" calcext:value-type="float">
            <text:p>-71.08482050000</text:p>
          </table:table-cell>
          <table:table-cell office:value-type="float" office:value="0" calcext:value-type="float">
            <text:p>0</text:p>
          </table:table-cell>
          <table:table-cell office:value-type="float" office:value="327351.612969283" calcext:value-type="float">
            <text:p>327351.612969283</text:p>
          </table:table-cell>
          <table:table-cell office:value-type="float" office:value="4652516.69484294" calcext:value-type="float">
            <text:p>4652516.694842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GPGGA</text:p>
          </table:table-cell>
          <table:table-cell office:value-type="float" office:value="145537" calcext:value-type="float">
            <text:p>145537</text:p>
          </table:table-cell>
          <table:table-cell office:value-type="float" office:value="4220.34475" calcext:value-type="float">
            <text:p>4220.34475</text:p>
          </table:table-cell>
          <table:table-cell office:value-type="string" calcext:value-type="string">
            <text:p>N</text:p>
          </table:table-cell>
          <table:table-cell office:value-type="float" office:value="7105.08923" calcext:value-type="float">
            <text:p>7105.0892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37E+018" calcext:value-type="float">
            <text:p>1.706730937E+018</text:p>
          </table:table-cell>
          <table:table-cell table:number-columns-repeated="25"/>
        </table:table-row>
        <table:table-row table:style-name="ro1">
          <table:table-cell office:value-type="float" office:value="1.70671294172756E+018" calcext:value-type="float">
            <text:p>1.70671294172756E+018</text:p>
          </table:table-cell>
          <table:table-cell office:value-type="float" office:value="333" calcext:value-type="float">
            <text:p>333</text:p>
          </table:table-cell>
          <table:table-cell office:value-type="float" office:value="1.706712941723E+018" calcext:value-type="float">
            <text:p>1.706712941723E+018</text:p>
          </table:table-cell>
          <table:table-cell/>
          <table:table-cell office:value-type="float" office:value="42.0057465" calcext:value-type="float">
            <text:p>42.00574650</text:p>
          </table:table-cell>
          <table:table-cell office:value-type="float" office:value="-71.0848208333333" calcext:value-type="float">
            <text:p>-71.08482083333</text:p>
          </table:table-cell>
          <table:table-cell office:value-type="float" office:value="0" calcext:value-type="float">
            <text:p>0</text:p>
          </table:table-cell>
          <table:table-cell office:value-type="float" office:value="327351.587167279" calcext:value-type="float">
            <text:p>327351.587167279</text:p>
          </table:table-cell>
          <table:table-cell office:value-type="float" office:value="4652516.76953995" calcext:value-type="float">
            <text:p>4652516.769539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GPGGA</text:p>
          </table:table-cell>
          <table:table-cell office:value-type="float" office:value="145538" calcext:value-type="float">
            <text:p>145538</text:p>
          </table:table-cell>
          <table:table-cell office:value-type="float" office:value="4220.34479" calcext:value-type="float">
            <text:p>4220.34479</text:p>
          </table:table-cell>
          <table:table-cell office:value-type="string" calcext:value-type="string">
            <text:p>N</text:p>
          </table:table-cell>
          <table:table-cell office:value-type="float" office:value="7105.08925" calcext:value-type="float">
            <text:p>7105.089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38E+018" calcext:value-type="float">
            <text:p>1.706730938E+018</text:p>
          </table:table-cell>
          <table:table-cell table:number-columns-repeated="25"/>
        </table:table-row>
        <table:table-row table:style-name="ro1">
          <table:table-cell office:value-type="float" office:value="1.70671294273514E+018" calcext:value-type="float">
            <text:p>1.70671294273514E+018</text:p>
          </table:table-cell>
          <table:table-cell office:value-type="float" office:value="334" calcext:value-type="float">
            <text:p>334</text:p>
          </table:table-cell>
          <table:table-cell office:value-type="float" office:value="1.7067129427307E+018" calcext:value-type="float">
            <text:p>1.7067129427307E+018</text:p>
          </table:table-cell>
          <table:table-cell/>
          <table:table-cell office:value-type="float" office:value="42.0057443333333" calcext:value-type="float">
            <text:p>42.00574433</text:p>
          </table:table-cell>
          <table:table-cell office:value-type="float" office:value="-71.0848193333333" calcext:value-type="float">
            <text:p>-71.08481933333</text:p>
          </table:table-cell>
          <table:table-cell office:value-type="float" office:value="0" calcext:value-type="float">
            <text:p>0</text:p>
          </table:table-cell>
          <table:table-cell office:value-type="float" office:value="327351.705530456" calcext:value-type="float">
            <text:p>327351.705530456</text:p>
          </table:table-cell>
          <table:table-cell office:value-type="float" office:value="4652516.52593406" calcext:value-type="float">
            <text:p>4652516.525934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GPGGA</text:p>
          </table:table-cell>
          <table:table-cell office:value-type="float" office:value="145539" calcext:value-type="float">
            <text:p>145539</text:p>
          </table:table-cell>
          <table:table-cell office:value-type="float" office:value="4220.34466" calcext:value-type="float">
            <text:p>4220.34466</text:p>
          </table:table-cell>
          <table:table-cell office:value-type="string" calcext:value-type="string">
            <text:p>N</text:p>
          </table:table-cell>
          <table:table-cell office:value-type="float" office:value="7105.08916" calcext:value-type="float">
            <text:p>7105.089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C</text:p>
          </table:table-cell>
        </table:table-row>
        <table:table-row table:style-name="ro1">
          <table:table-cell/>
          <table:table-cell office:value-type="float" office:value="1.706730939E+018" calcext:value-type="float">
            <text:p>1.706730939E+018</text:p>
          </table:table-cell>
          <table:table-cell table:number-columns-repeated="25"/>
        </table:table-row>
        <table:table-row table:style-name="ro1">
          <table:table-cell office:value-type="float" office:value="1.70671294374323E+018" calcext:value-type="float">
            <text:p>1.70671294374323E+018</text:p>
          </table:table-cell>
          <table:table-cell office:value-type="float" office:value="335" calcext:value-type="float">
            <text:p>335</text:p>
          </table:table-cell>
          <table:table-cell office:value-type="float" office:value="1.70671294373855E+018" calcext:value-type="float">
            <text:p>1.70671294373855E+018</text:p>
          </table:table-cell>
          <table:table-cell/>
          <table:table-cell office:value-type="float" office:value="42.0057421666667" calcext:value-type="float">
            <text:p>42.00574217</text:p>
          </table:table-cell>
          <table:table-cell office:value-type="float" office:value="-71.0848171666667" calcext:value-type="float">
            <text:p>-71.0848171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79104304" calcext:value-type="float">
            <text:p>327351.879104304</text:p>
          </table:table-cell>
          <table:table-cell office:value-type="float" office:value="4652516.28098317" calcext:value-type="float">
            <text:p>4652516.280983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GPGGA</text:p>
          </table:table-cell>
          <table:table-cell office:value-type="float" office:value="145540" calcext:value-type="float">
            <text:p>145540</text:p>
          </table:table-cell>
          <table:table-cell office:value-type="float" office:value="4220.34453" calcext:value-type="float">
            <text:p>4220.34453</text:p>
          </table:table-cell>
          <table:table-cell office:value-type="string" calcext:value-type="string">
            <text:p>N</text:p>
          </table:table-cell>
          <table:table-cell office:value-type="float" office:value="7105.08903" calcext:value-type="float">
            <text:p>7105.089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4E+018" calcext:value-type="float">
            <text:p>1.70673094E+018</text:p>
          </table:table-cell>
          <table:table-cell table:number-columns-repeated="25"/>
        </table:table-row>
        <table:table-row table:style-name="ro1">
          <table:table-cell office:value-type="float" office:value="1.70671294474862E+018" calcext:value-type="float">
            <text:p>1.70671294474862E+018</text:p>
          </table:table-cell>
          <table:table-cell office:value-type="float" office:value="336" calcext:value-type="float">
            <text:p>336</text:p>
          </table:table-cell>
          <table:table-cell office:value-type="float" office:value="1.70671294474588E+018" calcext:value-type="float">
            <text:p>1.70671294474588E+018</text:p>
          </table:table-cell>
          <table:table-cell/>
          <table:table-cell office:value-type="float" office:value="42.0057435" calcext:value-type="float">
            <text:p>42.00574350</text:p>
          </table:table-cell>
          <table:table-cell office:value-type="float" office:value="-71.0848171666667" calcext:value-type="float">
            <text:p>-71.0848171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82710946" calcext:value-type="float">
            <text:p>327351.882710946</text:p>
          </table:table-cell>
          <table:table-cell office:value-type="float" office:value="4652516.42903219" calcext:value-type="float">
            <text:p>4652516.429032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1" calcext:value-type="float">
            <text:p>145541</text:p>
          </table:table-cell>
          <table:table-cell office:value-type="float" office:value="4220.34461" calcext:value-type="float">
            <text:p>4220.34461</text:p>
          </table:table-cell>
          <table:table-cell office:value-type="string" calcext:value-type="string">
            <text:p>N</text:p>
          </table:table-cell>
          <table:table-cell office:value-type="float" office:value="7105.08903" calcext:value-type="float">
            <text:p>7105.089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41E+018" calcext:value-type="float">
            <text:p>1.706730941E+018</text:p>
          </table:table-cell>
          <table:table-cell table:number-columns-repeated="25"/>
        </table:table-row>
        <table:table-row table:style-name="ro1">
          <table:table-cell office:value-type="float" office:value="1.70671294575792E+018" calcext:value-type="float">
            <text:p>1.70671294575792E+018</text:p>
          </table:table-cell>
          <table:table-cell office:value-type="float" office:value="337" calcext:value-type="float">
            <text:p>337</text:p>
          </table:table-cell>
          <table:table-cell office:value-type="float" office:value="1.70671294575362E+018" calcext:value-type="float">
            <text:p>1.70671294575362E+018</text:p>
          </table:table-cell>
          <table:table-cell/>
          <table:table-cell office:value-type="float" office:value="42.0057508333333" calcext:value-type="float">
            <text:p>42.00575083</text:p>
          </table:table-cell>
          <table:table-cell office:value-type="float" office:value="-71.0848173333333" calcext:value-type="float">
            <text:p>-71.08481733333</text:p>
          </table:table-cell>
          <table:table-cell office:value-type="float" office:value="0" calcext:value-type="float">
            <text:p>0</text:p>
          </table:table-cell>
          <table:table-cell office:value-type="float" office:value="327351.888744815" calcext:value-type="float">
            <text:p>327351.888744815</text:p>
          </table:table-cell>
          <table:table-cell office:value-type="float" office:value="4652517.24363803" calcext:value-type="float">
            <text:p>4652517.243638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2" calcext:value-type="float">
            <text:p>145542</text:p>
          </table:table-cell>
          <table:table-cell office:value-type="float" office:value="4220.34505" calcext:value-type="float">
            <text:p>4220.34505</text:p>
          </table:table-cell>
          <table:table-cell office:value-type="string" calcext:value-type="string">
            <text:p>N</text:p>
          </table:table-cell>
          <table:table-cell office:value-type="float" office:value="7105.08904" calcext:value-type="float">
            <text:p>7105.0890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42E+018" calcext:value-type="float">
            <text:p>1.706730942E+018</text:p>
          </table:table-cell>
          <table:table-cell table:number-columns-repeated="25"/>
        </table:table-row>
        <table:table-row table:style-name="ro1">
          <table:table-cell office:value-type="float" office:value="1.70671294676321E+018" calcext:value-type="float">
            <text:p>1.70671294676321E+018</text:p>
          </table:table-cell>
          <table:table-cell office:value-type="float" office:value="338" calcext:value-type="float">
            <text:p>338</text:p>
          </table:table-cell>
          <table:table-cell office:value-type="float" office:value="1.7067129467605E+018" calcext:value-type="float">
            <text:p>1.7067129467605E+018</text:p>
          </table:table-cell>
          <table:table-cell/>
          <table:table-cell office:value-type="float" office:value="42.0057538333333" calcext:value-type="float">
            <text:p>42.00575383</text:p>
          </table:table-cell>
          <table:table-cell office:value-type="float" office:value="-71.0848178333333" calcext:value-type="float">
            <text:p>-71.08481783333</text:p>
          </table:table-cell>
          <table:table-cell office:value-type="float" office:value="0" calcext:value-type="float">
            <text:p>0</text:p>
          </table:table-cell>
          <table:table-cell office:value-type="float" office:value="327351.855451774" calcext:value-type="float">
            <text:p>327351.855451774</text:p>
          </table:table-cell>
          <table:table-cell office:value-type="float" office:value="4652517.57775706" calcext:value-type="float">
            <text:p>4652517.577757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3" calcext:value-type="float">
            <text:p>145543</text:p>
          </table:table-cell>
          <table:table-cell office:value-type="float" office:value="4220.34523" calcext:value-type="float">
            <text:p>4220.34523</text:p>
          </table:table-cell>
          <table:table-cell office:value-type="string" calcext:value-type="string">
            <text:p>N</text:p>
          </table:table-cell>
          <table:table-cell office:value-type="float" office:value="7105.08907" calcext:value-type="float">
            <text:p>7105.089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0943E+018" calcext:value-type="float">
            <text:p>1.706730943E+018</text:p>
          </table:table-cell>
          <table:table-cell table:number-columns-repeated="25"/>
        </table:table-row>
        <table:table-row table:style-name="ro1">
          <table:table-cell office:value-type="float" office:value="1.70671294777303E+018" calcext:value-type="float">
            <text:p>1.70671294777303E+018</text:p>
          </table:table-cell>
          <table:table-cell office:value-type="float" office:value="339" calcext:value-type="float">
            <text:p>339</text:p>
          </table:table-cell>
          <table:table-cell office:value-type="float" office:value="1.70671294776848E+018" calcext:value-type="float">
            <text:p>1.70671294776848E+018</text:p>
          </table:table-cell>
          <table:table-cell/>
          <table:table-cell office:value-type="float" office:value="42.0057603333333" calcext:value-type="float">
            <text:p>42.00576033</text:p>
          </table:table-cell>
          <table:table-cell office:value-type="float" office:value="-71.0848198333333" calcext:value-type="float">
            <text:p>-71.08481983333</text:p>
          </table:table-cell>
          <table:table-cell office:value-type="float" office:value="0" calcext:value-type="float">
            <text:p>0</text:p>
          </table:table-cell>
          <table:table-cell office:value-type="float" office:value="327351.707402229" calcext:value-type="float">
            <text:p>327351.707402229</text:p>
          </table:table-cell>
          <table:table-cell office:value-type="float" office:value="4652518.30353101" calcext:value-type="float">
            <text:p>4652518.30353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4" calcext:value-type="float">
            <text:p>145544</text:p>
          </table:table-cell>
          <table:table-cell office:value-type="float" office:value="4220.34562" calcext:value-type="float">
            <text:p>4220.34562</text:p>
          </table:table-cell>
          <table:table-cell office:value-type="string" calcext:value-type="string">
            <text:p>N</text:p>
          </table:table-cell>
          <table:table-cell office:value-type="float" office:value="7105.08919" calcext:value-type="float">
            <text:p>7105.089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0944E+018" calcext:value-type="float">
            <text:p>1.706730944E+018</text:p>
          </table:table-cell>
          <table:table-cell table:number-columns-repeated="25"/>
        </table:table-row>
        <table:table-row table:style-name="ro1">
          <table:table-cell office:value-type="float" office:value="1.70671294878086E+018" calcext:value-type="float">
            <text:p>1.70671294878086E+018</text:p>
          </table:table-cell>
          <table:table-cell office:value-type="float" office:value="340" calcext:value-type="float">
            <text:p>340</text:p>
          </table:table-cell>
          <table:table-cell office:value-type="float" office:value="1.7067129487764E+018" calcext:value-type="float">
            <text:p>1.7067129487764E+018</text:p>
          </table:table-cell>
          <table:table-cell/>
          <table:table-cell office:value-type="float" office:value="42.3390933333333" calcext:value-type="float">
            <text:p>42.33909333</text:p>
          </table:table-cell>
          <table:table-cell office:value-type="float" office:value="-71.0848193333333" calcext:value-type="float">
            <text:p>-71.08481933333</text:p>
          </table:table-cell>
          <table:table-cell office:value-type="float" office:value="0" calcext:value-type="float">
            <text:p>0</text:p>
          </table:table-cell>
          <table:table-cell office:value-type="float" office:value="328256.33976268" calcext:value-type="float">
            <text:p>328256.33976268</text:p>
          </table:table-cell>
          <table:table-cell office:value-type="float" office:value="4689531.4563708" calcext:value-type="float">
            <text:p>4689531.45637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5" calcext:value-type="float">
            <text:p>145545</text:p>
          </table:table-cell>
          <table:table-cell office:value-type="float" office:value="4220.3456" calcext:value-type="float">
            <text:p>4220.3456</text:p>
          </table:table-cell>
          <table:table-cell office:value-type="string" calcext:value-type="string">
            <text:p>N</text:p>
          </table:table-cell>
          <table:table-cell office:value-type="float" office:value="7105.08916" calcext:value-type="float">
            <text:p>7105.089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3</text:p>
          </table:table-cell>
        </table:table-row>
        <table:table-row table:style-name="ro1">
          <table:table-cell/>
          <table:table-cell office:value-type="float" office:value="1.706730945E+018" calcext:value-type="float">
            <text:p>1.706730945E+018</text:p>
          </table:table-cell>
          <table:table-cell table:number-columns-repeated="25"/>
        </table:table-row>
        <table:table-row table:style-name="ro1">
          <table:table-cell office:value-type="float" office:value="1.70671294978644E+018" calcext:value-type="float">
            <text:p>1.70671294978644E+018</text:p>
          </table:table-cell>
          <table:table-cell office:value-type="float" office:value="341" calcext:value-type="float">
            <text:p>341</text:p>
          </table:table-cell>
          <table:table-cell office:value-type="float" office:value="1.70671294978346E+018" calcext:value-type="float">
            <text:p>1.70671294978346E+018</text:p>
          </table:table-cell>
          <table:table-cell/>
          <table:table-cell office:value-type="float" office:value="42.005753" calcext:value-type="float">
            <text:p>42.00575300</text:p>
          </table:table-cell>
          <table:table-cell office:value-type="float" office:value="-71.084818" calcext:value-type="float">
            <text:p>-71.08481800000</text:p>
          </table:table-cell>
          <table:table-cell office:value-type="float" office:value="0" calcext:value-type="float">
            <text:p>0</text:p>
          </table:table-cell>
          <table:table-cell office:value-type="float" office:value="327351.839394959" calcext:value-type="float">
            <text:p>327351.839394959</text:p>
          </table:table-cell>
          <table:table-cell office:value-type="float" office:value="4652517.48556268" calcext:value-type="float">
            <text:p>4652517.485562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6" calcext:value-type="float">
            <text:p>145546</text:p>
          </table:table-cell>
          <table:table-cell office:value-type="float" office:value="4220.34518" calcext:value-type="float">
            <text:p>4220.34518</text:p>
          </table:table-cell>
          <table:table-cell office:value-type="string" calcext:value-type="string">
            <text:p>N</text:p>
          </table:table-cell>
          <table:table-cell office:value-type="float" office:value="7105.08908" calcext:value-type="float">
            <text:p>7105.089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0946E+018" calcext:value-type="float">
            <text:p>1.706730946E+018</text:p>
          </table:table-cell>
          <table:table-cell table:number-columns-repeated="25"/>
        </table:table-row>
        <table:table-row table:style-name="ro1">
          <table:table-cell office:value-type="float" office:value="1.70671295079595E+018" calcext:value-type="float">
            <text:p>1.70671295079595E+018</text:p>
          </table:table-cell>
          <table:table-cell office:value-type="float" office:value="342" calcext:value-type="float">
            <text:p>342</text:p>
          </table:table-cell>
          <table:table-cell office:value-type="float" office:value="1.70671295079142E+018" calcext:value-type="float">
            <text:p>1.70671295079142E+018</text:p>
          </table:table-cell>
          <table:table-cell/>
          <table:table-cell office:value-type="float" office:value="42.0057601666667" calcext:value-type="float">
            <text:p>42.00576017</text:p>
          </table:table-cell>
          <table:table-cell office:value-type="float" office:value="-71.0848191666667" calcext:value-type="float">
            <text:p>-71.08481916667</text:p>
          </table:table-cell>
          <table:table-cell office:value-type="float" office:value="0" calcext:value-type="float">
            <text:p>0</text:p>
          </table:table-cell>
          <table:table-cell office:value-type="float" office:value="327351.762162042" calcext:value-type="float">
            <text:p>327351.762162042</text:p>
          </table:table-cell>
          <table:table-cell office:value-type="float" office:value="4652518.28367989" calcext:value-type="float">
            <text:p>4652518.283679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7" calcext:value-type="float">
            <text:p>145547</text:p>
          </table:table-cell>
          <table:table-cell office:value-type="float" office:value="4220.34561" calcext:value-type="float">
            <text:p>4220.34561</text:p>
          </table:table-cell>
          <table:table-cell office:value-type="string" calcext:value-type="string">
            <text:p>N</text:p>
          </table:table-cell>
          <table:table-cell office:value-type="float" office:value="7105.08915" calcext:value-type="float">
            <text:p>7105.089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47E+018" calcext:value-type="float">
            <text:p>1.706730947E+018</text:p>
          </table:table-cell>
          <table:table-cell table:number-columns-repeated="25"/>
        </table:table-row>
        <table:table-row table:style-name="ro1">
          <table:table-cell office:value-type="float" office:value="1.7067129518039E+018" calcext:value-type="float">
            <text:p>1.7067129518039E+018</text:p>
          </table:table-cell>
          <table:table-cell office:value-type="float" office:value="343" calcext:value-type="float">
            <text:p>343</text:p>
          </table:table-cell>
          <table:table-cell office:value-type="float" office:value="1.70671295179938E+018" calcext:value-type="float">
            <text:p>1.70671295179938E+018</text:p>
          </table:table-cell>
          <table:table-cell/>
          <table:table-cell office:value-type="float" office:value="42.0057623333333" calcext:value-type="float">
            <text:p>42.00576233</text:p>
          </table:table-cell>
          <table:table-cell office:value-type="float" office:value="-71.0848181666667" calcext:value-type="float">
            <text:p>-71.0848181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50838809" calcext:value-type="float">
            <text:p>327351.850838809</text:p>
          </table:table-cell>
          <table:table-cell office:value-type="float" office:value="4652518.52224205" calcext:value-type="float">
            <text:p>4652518.52224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48" calcext:value-type="float">
            <text:p>145548</text:p>
          </table:table-cell>
          <table:table-cell office:value-type="float" office:value="4220.34574" calcext:value-type="float">
            <text:p>4220.34574</text:p>
          </table:table-cell>
          <table:table-cell office:value-type="string" calcext:value-type="string">
            <text:p>N</text:p>
          </table:table-cell>
          <table:table-cell office:value-type="float" office:value="7105.08909" calcext:value-type="float">
            <text:p>7105.089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48E+018" calcext:value-type="float">
            <text:p>1.706730948E+018</text:p>
          </table:table-cell>
          <table:table-cell table:number-columns-repeated="25"/>
        </table:table-row>
        <table:table-row table:style-name="ro1">
          <table:table-cell office:value-type="float" office:value="1.70671295280922E+018" calcext:value-type="float">
            <text:p>1.70671295280922E+018</text:p>
          </table:table-cell>
          <table:table-cell office:value-type="float" office:value="344" calcext:value-type="float">
            <text:p>344</text:p>
          </table:table-cell>
          <table:table-cell office:value-type="float" office:value="1.70671295280633E+018" calcext:value-type="float">
            <text:p>1.70671295280633E+018</text:p>
          </table:table-cell>
          <table:table-cell/>
          <table:table-cell office:value-type="float" office:value="42.0057643333333" calcext:value-type="float">
            <text:p>42.00576433</text:p>
          </table:table-cell>
          <table:table-cell office:value-type="float" office:value="-71.0848186666667" calcext:value-type="float">
            <text:p>-71.0848186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14840795" calcext:value-type="float">
            <text:p>327351.814840795</text:p>
          </table:table-cell>
          <table:table-cell office:value-type="float" office:value="4652518.74532432" calcext:value-type="float">
            <text:p>4652518.745324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$GPGGA</text:p>
          </table:table-cell>
          <table:table-cell office:value-type="float" office:value="145549" calcext:value-type="float">
            <text:p>145549</text:p>
          </table:table-cell>
          <table:table-cell office:value-type="float" office:value="4220.34586" calcext:value-type="float">
            <text:p>4220.34586</text:p>
          </table:table-cell>
          <table:table-cell office:value-type="string" calcext:value-type="string">
            <text:p>N</text:p>
          </table:table-cell>
          <table:table-cell office:value-type="float" office:value="7105.08912" calcext:value-type="float">
            <text:p>7105.089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.5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0949E+018" calcext:value-type="float">
            <text:p>1.706730949E+018</text:p>
          </table:table-cell>
          <table:table-cell table:number-columns-repeated="25"/>
        </table:table-row>
        <table:table-row table:style-name="ro1">
          <table:table-cell office:value-type="float" office:value="1.70671295382645E+018" calcext:value-type="float">
            <text:p>1.70671295382645E+018</text:p>
          </table:table-cell>
          <table:table-cell office:value-type="float" office:value="345" calcext:value-type="float">
            <text:p>345</text:p>
          </table:table-cell>
          <table:table-cell office:value-type="float" office:value="1.70671295381436E+018" calcext:value-type="float">
            <text:p>1.70671295381436E+018</text:p>
          </table:table-cell>
          <table:table-cell/>
          <table:table-cell office:value-type="float" office:value="42.0057643333333" calcext:value-type="float">
            <text:p>42.00576433</text:p>
          </table:table-cell>
          <table:table-cell office:value-type="float" office:value="-71.0848195" calcext:value-type="float">
            <text:p>-71.08481950000</text:p>
          </table:table-cell>
          <table:table-cell office:value-type="float" office:value="0" calcext:value-type="float">
            <text:p>0</text:p>
          </table:table-cell>
          <table:table-cell office:value-type="float" office:value="327351.745827493" calcext:value-type="float">
            <text:p>327351.745827493</text:p>
          </table:table-cell>
          <table:table-cell office:value-type="float" office:value="4652518.74700556" calcext:value-type="float">
            <text:p>4652518.747005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0" calcext:value-type="float">
            <text:p>145550</text:p>
          </table:table-cell>
          <table:table-cell office:value-type="float" office:value="4220.34586" calcext:value-type="float">
            <text:p>4220.34586</text:p>
          </table:table-cell>
          <table:table-cell office:value-type="string" calcext:value-type="string">
            <text:p>N</text:p>
          </table:table-cell>
          <table:table-cell office:value-type="float" office:value="7105.08917" calcext:value-type="float">
            <text:p>7105.089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095E+018" calcext:value-type="float">
            <text:p>1.70673095E+018</text:p>
          </table:table-cell>
          <table:table-cell table:number-columns-repeated="25"/>
        </table:table-row>
        <table:table-row table:style-name="ro1">
          <table:table-cell office:value-type="float" office:value="1.70671295482707E+018" calcext:value-type="float">
            <text:p>1.70671295482707E+018</text:p>
          </table:table-cell>
          <table:table-cell office:value-type="float" office:value="346" calcext:value-type="float">
            <text:p>346</text:p>
          </table:table-cell>
          <table:table-cell office:value-type="float" office:value="1.7067129548224E+018" calcext:value-type="float">
            <text:p>1.7067129548224E+018</text:p>
          </table:table-cell>
          <table:table-cell/>
          <table:table-cell office:value-type="float" office:value="42.0057656666667" calcext:value-type="float">
            <text:p>42.00576567</text:p>
          </table:table-cell>
          <table:table-cell office:value-type="float" office:value="-71.084821" calcext:value-type="float">
            <text:p>-71.08482100000</text:p>
          </table:table-cell>
          <table:table-cell office:value-type="float" office:value="0" calcext:value-type="float">
            <text:p>0</text:p>
          </table:table-cell>
          <table:table-cell office:value-type="float" office:value="327351.625210198" calcext:value-type="float">
            <text:p>327351.625210198</text:p>
          </table:table-cell>
          <table:table-cell office:value-type="float" office:value="4652518.89808082" calcext:value-type="float">
            <text:p>4652518.898080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1" calcext:value-type="float">
            <text:p>145551</text:p>
          </table:table-cell>
          <table:table-cell office:value-type="float" office:value="4220.34594" calcext:value-type="float">
            <text:p>4220.34594</text:p>
          </table:table-cell>
          <table:table-cell office:value-type="string" calcext:value-type="string">
            <text:p>N</text:p>
          </table:table-cell>
          <table:table-cell office:value-type="float" office:value="7105.08926" calcext:value-type="float">
            <text:p>7105.089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0951E+018" calcext:value-type="float">
            <text:p>1.706730951E+018</text:p>
          </table:table-cell>
          <table:table-cell table:number-columns-repeated="25"/>
        </table:table-row>
        <table:table-row table:style-name="ro1">
          <table:table-cell office:value-type="float" office:value="1.7067129558349E+018" calcext:value-type="float">
            <text:p>1.7067129558349E+018</text:p>
          </table:table-cell>
          <table:table-cell office:value-type="float" office:value="347" calcext:value-type="float">
            <text:p>347</text:p>
          </table:table-cell>
          <table:table-cell office:value-type="float" office:value="1.70671295583031E+018" calcext:value-type="float">
            <text:p>1.70671295583031E+018</text:p>
          </table:table-cell>
          <table:table-cell/>
          <table:table-cell office:value-type="float" office:value="42.0057653333333" calcext:value-type="float">
            <text:p>42.00576533</text:p>
          </table:table-cell>
          <table:table-cell office:value-type="float" office:value="-71.0848206666667" calcext:value-type="float">
            <text:p>-71.08482066667</text:p>
          </table:table-cell>
          <table:table-cell office:value-type="float" office:value="0" calcext:value-type="float">
            <text:p>0</text:p>
          </table:table-cell>
          <table:table-cell office:value-type="float" office:value="327351.651913858" calcext:value-type="float">
            <text:p>327351.651913858</text:p>
          </table:table-cell>
          <table:table-cell office:value-type="float" office:value="4652518.86039607" calcext:value-type="float">
            <text:p>4652518.860396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2" calcext:value-type="float">
            <text:p>145552</text:p>
          </table:table-cell>
          <table:table-cell office:value-type="float" office:value="4220.34592" calcext:value-type="float">
            <text:p>4220.34592</text:p>
          </table:table-cell>
          <table:table-cell office:value-type="string" calcext:value-type="string">
            <text:p>N</text:p>
          </table:table-cell>
          <table:table-cell office:value-type="float" office:value="7105.08924" calcext:value-type="float">
            <text:p>7105.0892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0952E+018" calcext:value-type="float">
            <text:p>1.706730952E+018</text:p>
          </table:table-cell>
          <table:table-cell table:number-columns-repeated="25"/>
        </table:table-row>
        <table:table-row table:style-name="ro1">
          <table:table-cell office:value-type="float" office:value="1.70671295684267E+018" calcext:value-type="float">
            <text:p>1.70671295684267E+018</text:p>
          </table:table-cell>
          <table:table-cell office:value-type="float" office:value="348" calcext:value-type="float">
            <text:p>348</text:p>
          </table:table-cell>
          <table:table-cell office:value-type="float" office:value="1.70671295683825E+018" calcext:value-type="float">
            <text:p>1.70671295683825E+018</text:p>
          </table:table-cell>
          <table:table-cell/>
          <table:table-cell office:value-type="float" office:value="42.0057643333333" calcext:value-type="float">
            <text:p>42.00576433</text:p>
          </table:table-cell>
          <table:table-cell office:value-type="float" office:value="-71.0848185" calcext:value-type="float">
            <text:p>-71.08481850000</text:p>
          </table:table-cell>
          <table:table-cell office:value-type="float" office:value="0" calcext:value-type="float">
            <text:p>0</text:p>
          </table:table-cell>
          <table:table-cell office:value-type="float" office:value="327351.828643455" calcext:value-type="float">
            <text:p>327351.828643455</text:p>
          </table:table-cell>
          <table:table-cell office:value-type="float" office:value="4652518.74498807" calcext:value-type="float">
            <text:p>4652518.744988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3" calcext:value-type="float">
            <text:p>145553</text:p>
          </table:table-cell>
          <table:table-cell office:value-type="float" office:value="4220.34586" calcext:value-type="float">
            <text:p>4220.34586</text:p>
          </table:table-cell>
          <table:table-cell office:value-type="string" calcext:value-type="string">
            <text:p>N</text:p>
          </table:table-cell>
          <table:table-cell office:value-type="float" office:value="7105.08911" calcext:value-type="float">
            <text:p>7105.089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53E+018" calcext:value-type="float">
            <text:p>1.706730953E+018</text:p>
          </table:table-cell>
          <table:table-cell table:number-columns-repeated="25"/>
        </table:table-row>
        <table:table-row table:style-name="ro1">
          <table:table-cell office:value-type="float" office:value="1.70671295785113E+018" calcext:value-type="float">
            <text:p>1.70671295785113E+018</text:p>
          </table:table-cell>
          <table:table-cell office:value-type="float" office:value="349" calcext:value-type="float">
            <text:p>349</text:p>
          </table:table-cell>
          <table:table-cell office:value-type="float" office:value="1.70671295784644E+018" calcext:value-type="float">
            <text:p>1.70671295784644E+018</text:p>
          </table:table-cell>
          <table:table-cell/>
          <table:table-cell office:value-type="float" office:value="42.0057588333333" calcext:value-type="float">
            <text:p>42.00575883</text:p>
          </table:table-cell>
          <table:table-cell office:value-type="float" office:value="-71.0848176666667" calcext:value-type="float">
            <text:p>-71.0848176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8277935" calcext:value-type="float">
            <text:p>327351.88277935</text:p>
          </table:table-cell>
          <table:table-cell office:value-type="float" office:value="4652518.13260463" calcext:value-type="float">
            <text:p>4652518.132604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$GPGGA</text:p>
          </table:table-cell>
          <table:table-cell office:value-type="float" office:value="145554" calcext:value-type="float">
            <text:p>145554</text:p>
          </table:table-cell>
          <table:table-cell office:value-type="float" office:value="4220.34553" calcext:value-type="float">
            <text:p>4220.34553</text:p>
          </table:table-cell>
          <table:table-cell office:value-type="string" calcext:value-type="string">
            <text:p>N</text:p>
          </table:table-cell>
          <table:table-cell office:value-type="float" office:value="7105.08906" calcext:value-type="float">
            <text:p>7105.0890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54E+018" calcext:value-type="float">
            <text:p>1.706730954E+018</text:p>
          </table:table-cell>
          <table:table-cell table:number-columns-repeated="25"/>
        </table:table-row>
        <table:table-row table:style-name="ro1">
          <table:table-cell office:value-type="float" office:value="1.70671295885896E+018" calcext:value-type="float">
            <text:p>1.70671295885896E+018</text:p>
          </table:table-cell>
          <table:table-cell office:value-type="float" office:value="350" calcext:value-type="float">
            <text:p>350</text:p>
          </table:table-cell>
          <table:table-cell office:value-type="float" office:value="1.70671295885449E+018" calcext:value-type="float">
            <text:p>1.70671295885449E+018</text:p>
          </table:table-cell>
          <table:table-cell/>
          <table:table-cell office:value-type="float" office:value="42.0057595" calcext:value-type="float">
            <text:p>42.00575950</text:p>
          </table:table-cell>
          <table:table-cell office:value-type="float" office:value="-71.084819" calcext:value-type="float">
            <text:p>-71.08481900000</text:p>
          </table:table-cell>
          <table:table-cell office:value-type="float" office:value="0" calcext:value-type="float">
            <text:p>0</text:p>
          </table:table-cell>
          <table:table-cell office:value-type="float" office:value="327351.77416138" calcext:value-type="float">
            <text:p>327351.77416138</text:p>
          </table:table-cell>
          <table:table-cell office:value-type="float" office:value="4652518.20931913" calcext:value-type="float">
            <text:p>4652518.209319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$GPGGA</text:p>
          </table:table-cell>
          <table:table-cell office:value-type="float" office:value="145555" calcext:value-type="float">
            <text:p>145555</text:p>
          </table:table-cell>
          <table:table-cell office:value-type="float" office:value="4220.34557" calcext:value-type="float">
            <text:p>4220.34557</text:p>
          </table:table-cell>
          <table:table-cell office:value-type="string" calcext:value-type="string">
            <text:p>N</text:p>
          </table:table-cell>
          <table:table-cell office:value-type="float" office:value="7105.08914" calcext:value-type="float">
            <text:p>7105.089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0955E+018" calcext:value-type="float">
            <text:p>1.706730955E+018</text:p>
          </table:table-cell>
          <table:table-cell table:number-columns-repeated="25"/>
        </table:table-row>
        <table:table-row table:style-name="ro1">
          <table:table-cell office:value-type="float" office:value="1.70671295986709E+018" calcext:value-type="float">
            <text:p>1.70671295986709E+018</text:p>
          </table:table-cell>
          <table:table-cell office:value-type="float" office:value="351" calcext:value-type="float">
            <text:p>351</text:p>
          </table:table-cell>
          <table:table-cell office:value-type="float" office:value="1.70671295986261E+018" calcext:value-type="float">
            <text:p>1.70671295986261E+018</text:p>
          </table:table-cell>
          <table:table-cell/>
          <table:table-cell office:value-type="float" office:value="42.0057623333333" calcext:value-type="float">
            <text:p>42.00576233</text:p>
          </table:table-cell>
          <table:table-cell office:value-type="float" office:value="-71.0848196666667" calcext:value-type="float">
            <text:p>-71.08481966667</text:p>
          </table:table-cell>
          <table:table-cell office:value-type="float" office:value="0" calcext:value-type="float">
            <text:p>0</text:p>
          </table:table-cell>
          <table:table-cell office:value-type="float" office:value="327351.726614861" calcext:value-type="float">
            <text:p>327351.726614861</text:p>
          </table:table-cell>
          <table:table-cell office:value-type="float" office:value="4652518.52526829" calcext:value-type="float">
            <text:p>4652518.525268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$GPGGA</text:p>
          </table:table-cell>
          <table:table-cell office:value-type="float" office:value="145556" calcext:value-type="float">
            <text:p>145556</text:p>
          </table:table-cell>
          <table:table-cell office:value-type="float" office:value="4220.34574" calcext:value-type="float">
            <text:p>4220.34574</text:p>
          </table:table-cell>
          <table:table-cell office:value-type="string" calcext:value-type="string">
            <text:p>N</text:p>
          </table:table-cell>
          <table:table-cell office:value-type="float" office:value="7105.08918" calcext:value-type="float">
            <text:p>7105.089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0956E+018" calcext:value-type="float">
            <text:p>1.706730956E+018</text:p>
          </table:table-cell>
          <table:table-cell table:number-columns-repeated="25"/>
        </table:table-row>
        <table:table-row table:style-name="ro1">
          <table:table-cell office:value-type="float" office:value="1.70671296087505E+018" calcext:value-type="float">
            <text:p>1.70671296087505E+018</text:p>
          </table:table-cell>
          <table:table-cell office:value-type="float" office:value="352" calcext:value-type="float">
            <text:p>352</text:p>
          </table:table-cell>
          <table:table-cell office:value-type="float" office:value="1.70671296087058E+018" calcext:value-type="float">
            <text:p>1.70671296087058E+018</text:p>
          </table:table-cell>
          <table:table-cell/>
          <table:table-cell office:value-type="float" office:value="42.0057605" calcext:value-type="float">
            <text:p>42.00576050</text:p>
          </table:table-cell>
          <table:table-cell office:value-type="float" office:value="-71.0848181666667" calcext:value-type="float">
            <text:p>-71.08481816667</text:p>
          </table:table-cell>
          <table:table-cell office:value-type="float" office:value="0" calcext:value-type="float">
            <text:p>0</text:p>
          </table:table-cell>
          <table:table-cell office:value-type="float" office:value="327351.845879673" calcext:value-type="float">
            <text:p>327351.845879673</text:p>
          </table:table-cell>
          <table:table-cell office:value-type="float" office:value="4652518.31867465" calcext:value-type="float">
            <text:p>4652518.318674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7" calcext:value-type="float">
            <text:p>145557</text:p>
          </table:table-cell>
          <table:table-cell office:value-type="float" office:value="4220.34563" calcext:value-type="float">
            <text:p>4220.34563</text:p>
          </table:table-cell>
          <table:table-cell office:value-type="string" calcext:value-type="string">
            <text:p>N</text:p>
          </table:table-cell>
          <table:table-cell office:value-type="float" office:value="7105.08909" calcext:value-type="float">
            <text:p>7105.089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0957E+018" calcext:value-type="float">
            <text:p>1.706730957E+018</text:p>
          </table:table-cell>
          <table:table-cell table:number-columns-repeated="25"/>
        </table:table-row>
        <table:table-row table:style-name="ro1">
          <table:table-cell office:value-type="float" office:value="1.7067129618831E+018" calcext:value-type="float">
            <text:p>1.7067129618831E+018</text:p>
          </table:table-cell>
          <table:table-cell office:value-type="float" office:value="353" calcext:value-type="float">
            <text:p>353</text:p>
          </table:table-cell>
          <table:table-cell office:value-type="float" office:value="1.70671296187854E+018" calcext:value-type="float">
            <text:p>1.70671296187854E+018</text:p>
          </table:table-cell>
          <table:table-cell/>
          <table:table-cell office:value-type="float" office:value="42.0057625" calcext:value-type="float">
            <text:p>42.00576250</text:p>
          </table:table-cell>
          <table:table-cell office:value-type="float" office:value="-71.084818" calcext:value-type="float">
            <text:p>-71.08481800000</text:p>
          </table:table-cell>
          <table:table-cell office:value-type="float" office:value="0" calcext:value-type="float">
            <text:p>0</text:p>
          </table:table-cell>
          <table:table-cell office:value-type="float" office:value="327351.8650923" calcext:value-type="float">
            <text:p>327351.8650923</text:p>
          </table:table-cell>
          <table:table-cell office:value-type="float" office:value="4652518.54041193" calcext:value-type="float">
            <text:p>4652518.540411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8" calcext:value-type="float">
            <text:p>145558</text:p>
          </table:table-cell>
          <table:table-cell office:value-type="float" office:value="4220.34575" calcext:value-type="float">
            <text:p>4220.34575</text:p>
          </table:table-cell>
          <table:table-cell office:value-type="string" calcext:value-type="string">
            <text:p>N</text:p>
          </table:table-cell>
          <table:table-cell office:value-type="float" office:value="7105.08908" calcext:value-type="float">
            <text:p>7105.089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0958E+018" calcext:value-type="float">
            <text:p>1.706730958E+018</text:p>
          </table:table-cell>
          <table:table-cell table:number-columns-repeated="25"/>
        </table:table-row>
        <table:table-row table:style-name="ro1">
          <table:table-cell office:value-type="float" office:value="1.70671296289096E+018" calcext:value-type="float">
            <text:p>1.70671296289096E+018</text:p>
          </table:table-cell>
          <table:table-cell office:value-type="float" office:value="354" calcext:value-type="float">
            <text:p>354</text:p>
          </table:table-cell>
          <table:table-cell office:value-type="float" office:value="1.70671296288657E+018" calcext:value-type="float">
            <text:p>1.70671296288657E+018</text:p>
          </table:table-cell>
          <table:table-cell/>
          <table:table-cell office:value-type="float" office:value="42.0057638333333" calcext:value-type="float">
            <text:p>42.00576383</text:p>
          </table:table-cell>
          <table:table-cell office:value-type="float" office:value="-71.0848175" calcext:value-type="float">
            <text:p>-71.08481750000</text:p>
          </table:table-cell>
          <table:table-cell office:value-type="float" office:value="0" calcext:value-type="float">
            <text:p>0</text:p>
          </table:table-cell>
          <table:table-cell office:value-type="float" office:value="327351.910106925" calcext:value-type="float">
            <text:p>327351.910106925</text:p>
          </table:table-cell>
          <table:table-cell office:value-type="float" office:value="4652518.6874522" calcext:value-type="float">
            <text:p>4652518.68745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559" calcext:value-type="float">
            <text:p>145559</text:p>
          </table:table-cell>
          <table:table-cell office:value-type="float" office:value="4220.34583" calcext:value-type="float">
            <text:p>4220.34583</text:p>
          </table:table-cell>
          <table:table-cell office:value-type="string" calcext:value-type="string">
            <text:p>N</text:p>
          </table:table-cell>
          <table:table-cell office:value-type="float" office:value="7105.08905" calcext:value-type="float">
            <text:p>7105.089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0959E+018" calcext:value-type="float">
            <text:p>1.706730959E+018</text:p>
          </table:table-cell>
          <table:table-cell table:number-columns-repeated="25"/>
        </table:table-row>
        <table:table-row table:style-name="ro1">
          <table:table-cell office:value-type="float" office:value="1.70671296389912E+018" calcext:value-type="float">
            <text:p>1.70671296389912E+018</text:p>
          </table:table-cell>
          <table:table-cell office:value-type="float" office:value="355" calcext:value-type="float">
            <text:p>355</text:p>
          </table:table-cell>
          <table:table-cell office:value-type="float" office:value="1.70671296389453E+018" calcext:value-type="float">
            <text:p>1.70671296389453E+018</text:p>
          </table:table-cell>
          <table:table-cell/>
          <table:table-cell office:value-type="float" office:value="42.0057651666667" calcext:value-type="float">
            <text:p>42.00576517</text:p>
          </table:table-cell>
          <table:table-cell office:value-type="float" office:value="-71.0848175" calcext:value-type="float">
            <text:p>-71.08481750000</text:p>
          </table:table-cell>
          <table:table-cell office:value-type="float" office:value="0" calcext:value-type="float">
            <text:p>0</text:p>
          </table:table-cell>
          <table:table-cell office:value-type="float" office:value="327351.913713569" calcext:value-type="float">
            <text:p>327351.913713569</text:p>
          </table:table-cell>
          <table:table-cell office:value-type="float" office:value="4652518.83550122" calcext:value-type="float">
            <text:p>4652518.83550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00" calcext:value-type="float">
            <text:p>145600</text:p>
          </table:table-cell>
          <table:table-cell office:value-type="float" office:value="4220.34591" calcext:value-type="float">
            <text:p>4220.34591</text:p>
          </table:table-cell>
          <table:table-cell office:value-type="string" calcext:value-type="string">
            <text:p>N</text:p>
          </table:table-cell>
          <table:table-cell office:value-type="float" office:value="7105.08905" calcext:value-type="float">
            <text:p>7105.089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6</text:p>
          </table:table-cell>
        </table:table-row>
        <table:table-row table:style-name="ro1">
          <table:table-cell/>
          <table:table-cell office:value-type="float" office:value="1.70673096E+018" calcext:value-type="float">
            <text:p>1.70673096E+018</text:p>
          </table:table-cell>
          <table:table-cell table:number-columns-repeated="25"/>
        </table:table-row>
        <table:table-row table:style-name="ro1">
          <table:table-cell office:value-type="float" office:value="1.70671296490734E+018" calcext:value-type="float">
            <text:p>1.70671296490734E+018</text:p>
          </table:table-cell>
          <table:table-cell office:value-type="float" office:value="356" calcext:value-type="float">
            <text:p>356</text:p>
          </table:table-cell>
          <table:table-cell office:value-type="float" office:value="1.70671296490278E+018" calcext:value-type="float">
            <text:p>1.70671296490278E+018</text:p>
          </table:table-cell>
          <table:table-cell/>
          <table:table-cell office:value-type="float" office:value="42.0057673333333" calcext:value-type="float">
            <text:p>42.00576733</text:p>
          </table:table-cell>
          <table:table-cell office:value-type="float" office:value="-71.084821" calcext:value-type="float">
            <text:p>-71.08482100000</text:p>
          </table:table-cell>
          <table:table-cell office:value-type="float" office:value="0" calcext:value-type="float">
            <text:p>0</text:p>
          </table:table-cell>
          <table:table-cell office:value-type="float" office:value="327351.629718511" calcext:value-type="float">
            <text:p>327351.629718511</text:p>
          </table:table-cell>
          <table:table-cell office:value-type="float" office:value="4652519.0831421" calcext:value-type="float">
            <text:p>4652519.0831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01" calcext:value-type="float">
            <text:p>145601</text:p>
          </table:table-cell>
          <table:table-cell office:value-type="float" office:value="4220.34604" calcext:value-type="float">
            <text:p>4220.34604</text:p>
          </table:table-cell>
          <table:table-cell office:value-type="string" calcext:value-type="string">
            <text:p>N</text:p>
          </table:table-cell>
          <table:table-cell office:value-type="float" office:value="7105.08926" calcext:value-type="float">
            <text:p>7105.089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A</text:p>
          </table:table-cell>
        </table:table-row>
        <table:table-row table:style-name="ro1">
          <table:table-cell/>
          <table:table-cell office:value-type="float" office:value="1.706730961E+018" calcext:value-type="float">
            <text:p>1.706730961E+018</text:p>
          </table:table-cell>
          <table:table-cell table:number-columns-repeated="25"/>
        </table:table-row>
        <table:table-row table:style-name="ro1">
          <table:table-cell office:value-type="float" office:value="1.70671296591516E+018" calcext:value-type="float">
            <text:p>1.70671296591516E+018</text:p>
          </table:table-cell>
          <table:table-cell office:value-type="float" office:value="357" calcext:value-type="float">
            <text:p>357</text:p>
          </table:table-cell>
          <table:table-cell office:value-type="float" office:value="1.7067129659107E+018" calcext:value-type="float">
            <text:p>1.7067129659107E+018</text:p>
          </table:table-cell>
          <table:table-cell/>
          <table:table-cell office:value-type="float" office:value="42.005769" calcext:value-type="float">
            <text:p>42.00576900</text:p>
          </table:table-cell>
          <table:table-cell office:value-type="float" office:value="-71.0848223333333" calcext:value-type="float">
            <text:p>-71.08482233333</text:p>
          </table:table-cell>
          <table:table-cell office:value-type="float" office:value="0" calcext:value-type="float">
            <text:p>0</text:p>
          </table:table-cell>
          <table:table-cell office:value-type="float" office:value="327351.523805552" calcext:value-type="float">
            <text:p>327351.523805552</text:p>
          </table:table-cell>
          <table:table-cell office:value-type="float" office:value="4652519.27089336" calcext:value-type="float">
            <text:p>4652519.270893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02" calcext:value-type="float">
            <text:p>145602</text:p>
          </table:table-cell>
          <table:table-cell office:value-type="float" office:value="4220.34614" calcext:value-type="float">
            <text:p>4220.34614</text:p>
          </table:table-cell>
          <table:table-cell office:value-type="string" calcext:value-type="string">
            <text:p>N</text:p>
          </table:table-cell>
          <table:table-cell office:value-type="float" office:value="7105.08934" calcext:value-type="float">
            <text:p>7105.089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0962E+018" calcext:value-type="float">
            <text:p>1.706730962E+018</text:p>
          </table:table-cell>
          <table:table-cell table:number-columns-repeated="25"/>
        </table:table-row>
        <table:table-row table:style-name="ro1">
          <table:table-cell office:value-type="float" office:value="1.70671296693078E+018" calcext:value-type="float">
            <text:p>1.70671296693078E+018</text:p>
          </table:table-cell>
          <table:table-cell office:value-type="float" office:value="358" calcext:value-type="float">
            <text:p>358</text:p>
          </table:table-cell>
          <table:table-cell office:value-type="float" office:value="1.70671296691868E+018" calcext:value-type="float">
            <text:p>1.70671296691868E+018</text:p>
          </table:table-cell>
          <table:table-cell/>
          <table:table-cell office:value-type="float" office:value="42.33911" calcext:value-type="float">
            <text:p>42.33911000</text:p>
          </table:table-cell>
          <table:table-cell office:value-type="float" office:value="-71.0848296666667" calcext:value-type="float">
            <text:p>-71.08482966667</text:p>
          </table:table-cell>
          <table:table-cell office:value-type="float" office:value="0" calcext:value-type="float">
            <text:p>0</text:p>
          </table:table-cell>
          <table:table-cell office:value-type="float" office:value="328255.533861923" calcext:value-type="float">
            <text:p>328255.533861923</text:p>
          </table:table-cell>
          <table:table-cell office:value-type="float" office:value="4689533.32794895" calcext:value-type="float">
            <text:p>4689533.32794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03" calcext:value-type="float">
            <text:p>145603</text:p>
          </table:table-cell>
          <table:table-cell office:value-type="float" office:value="4220.3466" calcext:value-type="float">
            <text:p>4220.3466</text:p>
          </table:table-cell>
          <table:table-cell office:value-type="string" calcext:value-type="string">
            <text:p>N</text:p>
          </table:table-cell>
          <table:table-cell office:value-type="float" office:value="7105.08978" calcext:value-type="float">
            <text:p>7105.0897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6</text:p>
          </table:table-cell>
        </table:table-row>
        <table:table-row table:style-name="ro1">
          <table:table-cell/>
          <table:table-cell office:value-type="float" office:value="1.706730963E+018" calcext:value-type="float">
            <text:p>1.706730963E+018</text:p>
          </table:table-cell>
          <table:table-cell table:number-columns-repeated="25"/>
        </table:table-row>
        <table:table-row table:style-name="ro1">
          <table:table-cell office:value-type="float" office:value="1.70671296793119E+018" calcext:value-type="float">
            <text:p>1.70671296793119E+018</text:p>
          </table:table-cell>
          <table:table-cell office:value-type="float" office:value="359" calcext:value-type="float">
            <text:p>359</text:p>
          </table:table-cell>
          <table:table-cell office:value-type="float" office:value="1.70671296792667E+018" calcext:value-type="float">
            <text:p>1.70671296792667E+018</text:p>
          </table:table-cell>
          <table:table-cell/>
          <table:table-cell office:value-type="float" office:value="42.0057763333333" calcext:value-type="float">
            <text:p>42.00577633</text:p>
          </table:table-cell>
          <table:table-cell office:value-type="float" office:value="-71.0848305" calcext:value-type="float">
            <text:p>-71.084830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867311915" calcext:value-type="float">
            <text:p>327350.867311915</text:p>
          </table:table-cell>
          <table:table-cell office:value-type="float" office:value="4652520.10163921" calcext:value-type="float">
            <text:p>4652520.101639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604" calcext:value-type="float">
            <text:p>145604</text:p>
          </table:table-cell>
          <table:table-cell office:value-type="float" office:value="4220.34658" calcext:value-type="float">
            <text:p>4220.34658</text:p>
          </table:table-cell>
          <table:table-cell office:value-type="string" calcext:value-type="string">
            <text:p>N</text:p>
          </table:table-cell>
          <table:table-cell office:value-type="float" office:value="7105.08983" calcext:value-type="float">
            <text:p>7105.0898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C</text:p>
          </table:table-cell>
        </table:table-row>
        <table:table-row table:style-name="ro1">
          <table:table-cell/>
          <table:table-cell office:value-type="float" office:value="1.706730964E+018" calcext:value-type="float">
            <text:p>1.706730964E+018</text:p>
          </table:table-cell>
          <table:table-cell table:number-columns-repeated="25"/>
        </table:table-row>
        <table:table-row table:style-name="ro1">
          <table:table-cell office:value-type="float" office:value="1.70671296893917E+018" calcext:value-type="float">
            <text:p>1.70671296893917E+018</text:p>
          </table:table-cell>
          <table:table-cell office:value-type="float" office:value="360" calcext:value-type="float">
            <text:p>360</text:p>
          </table:table-cell>
          <table:table-cell office:value-type="float" office:value="1.70671296893465E+018" calcext:value-type="float">
            <text:p>1.70671296893465E+018</text:p>
          </table:table-cell>
          <table:table-cell/>
          <table:table-cell office:value-type="float" office:value="42.005778" calcext:value-type="float">
            <text:p>42.00577800</text:p>
          </table:table-cell>
          <table:table-cell office:value-type="float" office:value="-71.0848315" calcext:value-type="float">
            <text:p>-71.084831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789004305" calcext:value-type="float">
            <text:p>327350.789004305</text:p>
          </table:table-cell>
          <table:table-cell office:value-type="float" office:value="4652520.28871799" calcext:value-type="float">
            <text:p>4652520.288717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$GPGGA</text:p>
          </table:table-cell>
          <table:table-cell office:value-type="float" office:value="145605" calcext:value-type="float">
            <text:p>145605</text:p>
          </table:table-cell>
          <table:table-cell office:value-type="float" office:value="4220.34668" calcext:value-type="float">
            <text:p>4220.34668</text:p>
          </table:table-cell>
          <table:table-cell office:value-type="string" calcext:value-type="string">
            <text:p>N</text:p>
          </table:table-cell>
          <table:table-cell office:value-type="float" office:value="7105.08989" calcext:value-type="float">
            <text:p>7105.0898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82" calcext:value-type="float">
            <text:p>1.8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65E+018" calcext:value-type="float">
            <text:p>1.706730965E+018</text:p>
          </table:table-cell>
          <table:table-cell table:number-columns-repeated="25"/>
        </table:table-row>
        <table:table-row table:style-name="ro1">
          <table:table-cell office:value-type="float" office:value="1.70671296994704E+018" calcext:value-type="float">
            <text:p>1.70671296994704E+018</text:p>
          </table:table-cell>
          <table:table-cell office:value-type="float" office:value="361" calcext:value-type="float">
            <text:p>361</text:p>
          </table:table-cell>
          <table:table-cell office:value-type="float" office:value="1.70671296994249E+018" calcext:value-type="float">
            <text:p>1.70671296994249E+018</text:p>
          </table:table-cell>
          <table:table-cell/>
          <table:table-cell office:value-type="float" office:value="42.0057775" calcext:value-type="float">
            <text:p>42.00577750</text:p>
          </table:table-cell>
          <table:table-cell office:value-type="float" office:value="-71.0848311666667" calcext:value-type="float">
            <text:p>-71.084831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815257118" calcext:value-type="float">
            <text:p>327350.815257118</text:p>
          </table:table-cell>
          <table:table-cell office:value-type="float" office:value="4652520.23252711" calcext:value-type="float">
            <text:p>4652520.232527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606" calcext:value-type="float">
            <text:p>145606</text:p>
          </table:table-cell>
          <table:table-cell office:value-type="float" office:value="4220.34665" calcext:value-type="float">
            <text:p>4220.34665</text:p>
          </table:table-cell>
          <table:table-cell office:value-type="string" calcext:value-type="string">
            <text:p>N</text:p>
          </table:table-cell>
          <table:table-cell office:value-type="float" office:value="7105.08987" calcext:value-type="float">
            <text:p>7105.0898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F</text:p>
          </table:table-cell>
        </table:table-row>
        <table:table-row table:style-name="ro1">
          <table:table-cell/>
          <table:table-cell office:value-type="float" office:value="1.706730966E+018" calcext:value-type="float">
            <text:p>1.706730966E+018</text:p>
          </table:table-cell>
          <table:table-cell table:number-columns-repeated="25"/>
        </table:table-row>
        <table:table-row table:style-name="ro1">
          <table:table-cell office:value-type="float" office:value="1.70671297095495E+018" calcext:value-type="float">
            <text:p>1.70671297095495E+018</text:p>
          </table:table-cell>
          <table:table-cell office:value-type="float" office:value="362" calcext:value-type="float">
            <text:p>362</text:p>
          </table:table-cell>
          <table:table-cell office:value-type="float" office:value="1.70671297095051E+018" calcext:value-type="float">
            <text:p>1.70671297095051E+018</text:p>
          </table:table-cell>
          <table:table-cell/>
          <table:table-cell office:value-type="float" office:value="42.0057796666667" calcext:value-type="float">
            <text:p>42.00577967</text:p>
          </table:table-cell>
          <table:table-cell office:value-type="float" office:value="-71.0848315" calcext:value-type="float">
            <text:p>-71.084831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793512641" calcext:value-type="float">
            <text:p>327350.793512641</text:p>
          </table:table-cell>
          <table:table-cell office:value-type="float" office:value="4652520.47377926" calcext:value-type="float">
            <text:p>4652520.473779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$GPGGA</text:p>
          </table:table-cell>
          <table:table-cell office:value-type="float" office:value="145607" calcext:value-type="float">
            <text:p>145607</text:p>
          </table:table-cell>
          <table:table-cell office:value-type="float" office:value="4220.34678" calcext:value-type="float">
            <text:p>4220.34678</text:p>
          </table:table-cell>
          <table:table-cell office:value-type="string" calcext:value-type="string">
            <text:p>N</text:p>
          </table:table-cell>
          <table:table-cell office:value-type="float" office:value="7105.08989" calcext:value-type="float">
            <text:p>7105.0898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82" calcext:value-type="float">
            <text:p>1.8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0967E+018" calcext:value-type="float">
            <text:p>1.706730967E+018</text:p>
          </table:table-cell>
          <table:table-cell table:number-columns-repeated="25"/>
        </table:table-row>
        <table:table-row table:style-name="ro1">
          <table:table-cell office:value-type="float" office:value="1.70671297196313E+018" calcext:value-type="float">
            <text:p>1.70671297196313E+018</text:p>
          </table:table-cell>
          <table:table-cell office:value-type="float" office:value="363" calcext:value-type="float">
            <text:p>363</text:p>
          </table:table-cell>
          <table:table-cell office:value-type="float" office:value="1.70671297195871E+018" calcext:value-type="float">
            <text:p>1.70671297195871E+018</text:p>
          </table:table-cell>
          <table:table-cell/>
          <table:table-cell office:value-type="float" office:value="42.0057725" calcext:value-type="float">
            <text:p>42.00577250</text:p>
          </table:table-cell>
          <table:table-cell office:value-type="float" office:value="-71.0848328333333" calcext:value-type="float">
            <text:p>-71.08483283333</text:p>
          </table:table-cell>
          <table:table-cell office:value-type="float" office:value="0" calcext:value-type="float">
            <text:p>0</text:p>
          </table:table-cell>
          <table:table-cell office:value-type="float" office:value="327350.663705525" calcext:value-type="float">
            <text:p>327350.663705525</text:p>
          </table:table-cell>
          <table:table-cell office:value-type="float" office:value="4652519.6807058" calcext:value-type="float">
            <text:p>4652519.68070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608" calcext:value-type="float">
            <text:p>145608</text:p>
          </table:table-cell>
          <table:table-cell office:value-type="float" office:value="4220.34635" calcext:value-type="float">
            <text:p>4220.34635</text:p>
          </table:table-cell>
          <table:table-cell office:value-type="string" calcext:value-type="string">
            <text:p>N</text:p>
          </table:table-cell>
          <table:table-cell office:value-type="float" office:value="7105.08997" calcext:value-type="float">
            <text:p>7105.0899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68E+018" calcext:value-type="float">
            <text:p>1.706730968E+018</text:p>
          </table:table-cell>
          <table:table-cell table:number-columns-repeated="25"/>
        </table:table-row>
        <table:table-row table:style-name="ro1">
          <table:table-cell office:value-type="float" office:value="1.70671297297101E+018" calcext:value-type="float">
            <text:p>1.70671297297101E+018</text:p>
          </table:table-cell>
          <table:table-cell office:value-type="float" office:value="364" calcext:value-type="float">
            <text:p>364</text:p>
          </table:table-cell>
          <table:table-cell office:value-type="float" office:value="1.7067129729667E+018" calcext:value-type="float">
            <text:p>1.7067129729667E+018</text:p>
          </table:table-cell>
          <table:table-cell/>
          <table:table-cell office:value-type="float" office:value="42.005769" calcext:value-type="float">
            <text:p>42.00576900</text:p>
          </table:table-cell>
          <table:table-cell office:value-type="float" office:value="-71.084831" calcext:value-type="float">
            <text:p>-71.084831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806067267" calcext:value-type="float">
            <text:p>327350.806067267</text:p>
          </table:table-cell>
          <table:table-cell office:value-type="float" office:value="4652519.28837837" calcext:value-type="float">
            <text:p>4652519.28837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09" calcext:value-type="float">
            <text:p>145609</text:p>
          </table:table-cell>
          <table:table-cell office:value-type="float" office:value="4220.34614" calcext:value-type="float">
            <text:p>4220.34614</text:p>
          </table:table-cell>
          <table:table-cell office:value-type="string" calcext:value-type="string">
            <text:p>N</text:p>
          </table:table-cell>
          <table:table-cell office:value-type="float" office:value="7105.08986" calcext:value-type="float">
            <text:p>7105.0898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69E+018" calcext:value-type="float">
            <text:p>1.706730969E+018</text:p>
          </table:table-cell>
          <table:table-cell table:number-columns-repeated="25"/>
        </table:table-row>
        <table:table-row table:style-name="ro1">
          <table:table-cell office:value-type="float" office:value="1.70671297397931E+018" calcext:value-type="float">
            <text:p>1.70671297397931E+018</text:p>
          </table:table-cell>
          <table:table-cell office:value-type="float" office:value="365" calcext:value-type="float">
            <text:p>365</text:p>
          </table:table-cell>
          <table:table-cell office:value-type="float" office:value="1.70671297397481E+018" calcext:value-type="float">
            <text:p>1.70671297397481E+018</text:p>
          </table:table-cell>
          <table:table-cell/>
          <table:table-cell office:value-type="float" office:value="42.0057855" calcext:value-type="float">
            <text:p>42.00578550</text:p>
          </table:table-cell>
          <table:table-cell office:value-type="float" office:value="-71.084837" calcext:value-type="float">
            <text:p>-71.084837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353804183" calcext:value-type="float">
            <text:p>327350.353804183</text:p>
          </table:table-cell>
          <table:table-cell office:value-type="float" office:value="4652521.13259001" calcext:value-type="float">
            <text:p>4652521.13259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0" calcext:value-type="float">
            <text:p>145610</text:p>
          </table:table-cell>
          <table:table-cell office:value-type="float" office:value="4220.34713" calcext:value-type="float">
            <text:p>4220.34713</text:p>
          </table:table-cell>
          <table:table-cell office:value-type="string" calcext:value-type="string">
            <text:p>N</text:p>
          </table:table-cell>
          <table:table-cell office:value-type="float" office:value="7105.09022" calcext:value-type="float">
            <text:p>7105.090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C</text:p>
          </table:table-cell>
        </table:table-row>
        <table:table-row table:style-name="ro1">
          <table:table-cell/>
          <table:table-cell office:value-type="float" office:value="1.70673097E+018" calcext:value-type="float">
            <text:p>1.70673097E+018</text:p>
          </table:table-cell>
          <table:table-cell table:number-columns-repeated="25"/>
        </table:table-row>
        <table:table-row table:style-name="ro1">
          <table:table-cell office:value-type="float" office:value="1.70671297498733E+018" calcext:value-type="float">
            <text:p>1.70671297498733E+018</text:p>
          </table:table-cell>
          <table:table-cell office:value-type="float" office:value="366" calcext:value-type="float">
            <text:p>366</text:p>
          </table:table-cell>
          <table:table-cell office:value-type="float" office:value="1.70671297498287E+018" calcext:value-type="float">
            <text:p>1.70671297498287E+018</text:p>
          </table:table-cell>
          <table:table-cell/>
          <table:table-cell office:value-type="float" office:value="42.0057893333333" calcext:value-type="float">
            <text:p>42.00578933</text:p>
          </table:table-cell>
          <table:table-cell office:value-type="float" office:value="-71.084835" calcext:value-type="float">
            <text:p>-71.084835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529805243" calcext:value-type="float">
            <text:p>327350.529805243</text:p>
          </table:table-cell>
          <table:table-cell office:value-type="float" office:value="4652521.55419592" calcext:value-type="float">
            <text:p>4652521.554195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1" calcext:value-type="float">
            <text:p>145611</text:p>
          </table:table-cell>
          <table:table-cell office:value-type="float" office:value="4220.34736" calcext:value-type="float">
            <text:p>4220.34736</text:p>
          </table:table-cell>
          <table:table-cell office:value-type="string" calcext:value-type="string">
            <text:p>N</text:p>
          </table:table-cell>
          <table:table-cell office:value-type="float" office:value="7105.0901" calcext:value-type="float">
            <text:p>7105.090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0971E+018" calcext:value-type="float">
            <text:p>1.706730971E+018</text:p>
          </table:table-cell>
          <table:table-cell table:number-columns-repeated="25"/>
        </table:table-row>
        <table:table-row table:style-name="ro1">
          <table:table-cell office:value-type="float" office:value="1.70671297600056E+018" calcext:value-type="float">
            <text:p>1.70671297600056E+018</text:p>
          </table:table-cell>
          <table:table-cell office:value-type="float" office:value="367" calcext:value-type="float">
            <text:p>367</text:p>
          </table:table-cell>
          <table:table-cell office:value-type="float" office:value="1.70671297598984E+018" calcext:value-type="float">
            <text:p>1.70671297598984E+018</text:p>
          </table:table-cell>
          <table:table-cell/>
          <table:table-cell office:value-type="float" office:value="42.0057998333333" calcext:value-type="float">
            <text:p>42.00579983</text:p>
          </table:table-cell>
          <table:table-cell office:value-type="float" office:value="-71.084841" calcext:value-type="float">
            <text:p>-71.084841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061312325" calcext:value-type="float">
            <text:p>327350.061312325</text:p>
          </table:table-cell>
          <table:table-cell office:value-type="float" office:value="4652522.73218701" calcext:value-type="float">
            <text:p>4652522.732187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2" calcext:value-type="float">
            <text:p>145612</text:p>
          </table:table-cell>
          <table:table-cell office:value-type="float" office:value="4220.34799" calcext:value-type="float">
            <text:p>4220.34799</text:p>
          </table:table-cell>
          <table:table-cell office:value-type="string" calcext:value-type="string">
            <text:p>N</text:p>
          </table:table-cell>
          <table:table-cell office:value-type="float" office:value="7105.09046" calcext:value-type="float">
            <text:p>7105.0904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72E+018" calcext:value-type="float">
            <text:p>1.706730972E+018</text:p>
          </table:table-cell>
          <table:table-cell table:number-columns-repeated="25"/>
        </table:table-row>
        <table:table-row table:style-name="ro1">
          <table:table-cell office:value-type="float" office:value="1.70671297700145E+018" calcext:value-type="float">
            <text:p>1.70671297700145E+018</text:p>
          </table:table-cell>
          <table:table-cell office:value-type="float" office:value="368" calcext:value-type="float">
            <text:p>368</text:p>
          </table:table-cell>
          <table:table-cell office:value-type="float" office:value="1.70671297699702E+018" calcext:value-type="float">
            <text:p>1.70671297699702E+018</text:p>
          </table:table-cell>
          <table:table-cell/>
          <table:table-cell office:value-type="float" office:value="42.0057926666667" calcext:value-type="float">
            <text:p>42.00579267</text:p>
          </table:table-cell>
          <table:table-cell office:value-type="float" office:value="-71.0848385" calcext:value-type="float">
            <text:p>-71.084838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248966195" calcext:value-type="float">
            <text:p>327350.248966195</text:p>
          </table:table-cell>
          <table:table-cell office:value-type="float" office:value="4652521.93137975" calcext:value-type="float">
            <text:p>4652521.931379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3" calcext:value-type="float">
            <text:p>145613</text:p>
          </table:table-cell>
          <table:table-cell office:value-type="float" office:value="4220.34756" calcext:value-type="float">
            <text:p>4220.34756</text:p>
          </table:table-cell>
          <table:table-cell office:value-type="string" calcext:value-type="string">
            <text:p>N</text:p>
          </table:table-cell>
          <table:table-cell office:value-type="float" office:value="7105.09031" calcext:value-type="float">
            <text:p>7105.0903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73E+018" calcext:value-type="float">
            <text:p>1.706730973E+018</text:p>
          </table:table-cell>
          <table:table-cell table:number-columns-repeated="25"/>
        </table:table-row>
        <table:table-row table:style-name="ro1">
          <table:table-cell office:value-type="float" office:value="1.70671297800951E+018" calcext:value-type="float">
            <text:p>1.70671297800951E+018</text:p>
          </table:table-cell>
          <table:table-cell office:value-type="float" office:value="369" calcext:value-type="float">
            <text:p>369</text:p>
          </table:table-cell>
          <table:table-cell office:value-type="float" office:value="1.706712978005E+018" calcext:value-type="float">
            <text:p>1.706712978005E+018</text:p>
          </table:table-cell>
          <table:table-cell/>
          <table:table-cell office:value-type="float" office:value="42.339115" calcext:value-type="float">
            <text:p>42.33911500</text:p>
          </table:table-cell>
          <table:table-cell office:value-type="float" office:value="-71.0848365" calcext:value-type="float">
            <text:p>-71.08483650000</text:p>
          </table:table-cell>
          <table:table-cell office:value-type="float" office:value="0" calcext:value-type="float">
            <text:p>0</text:p>
          </table:table-cell>
          <table:table-cell office:value-type="float" office:value="328254.984533806" calcext:value-type="float">
            <text:p>328254.984533806</text:p>
          </table:table-cell>
          <table:table-cell office:value-type="float" office:value="4689533.89696322" calcext:value-type="float">
            <text:p>4689533.896963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4" calcext:value-type="float">
            <text:p>145614</text:p>
          </table:table-cell>
          <table:table-cell office:value-type="float" office:value="4220.3469" calcext:value-type="float">
            <text:p>4220.3469</text:p>
          </table:table-cell>
          <table:table-cell office:value-type="string" calcext:value-type="string">
            <text:p>N</text:p>
          </table:table-cell>
          <table:table-cell office:value-type="float" office:value="7105.09019" calcext:value-type="float">
            <text:p>7105.090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0974E+018" calcext:value-type="float">
            <text:p>1.706730974E+018</text:p>
          </table:table-cell>
          <table:table-cell table:number-columns-repeated="25"/>
        </table:table-row>
        <table:table-row table:style-name="ro1">
          <table:table-cell office:value-type="float" office:value="1.70671297901734E+018" calcext:value-type="float">
            <text:p>1.70671297901734E+018</text:p>
          </table:table-cell>
          <table:table-cell office:value-type="float" office:value="370" calcext:value-type="float">
            <text:p>370</text:p>
          </table:table-cell>
          <table:table-cell office:value-type="float" office:value="1.70671297901287E+018" calcext:value-type="float">
            <text:p>1.70671297901287E+018</text:p>
          </table:table-cell>
          <table:table-cell/>
          <table:table-cell office:value-type="float" office:value="42.005776" calcext:value-type="float">
            <text:p>42.00577600</text:p>
          </table:table-cell>
          <table:table-cell office:value-type="float" office:value="-71.0848361666667" calcext:value-type="float">
            <text:p>-71.084836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397119883" calcext:value-type="float">
            <text:p>327350.397119883</text:p>
          </table:table-cell>
          <table:table-cell office:value-type="float" office:value="4652520.0760595" calcext:value-type="float">
            <text:p>4652520.07605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5" calcext:value-type="float">
            <text:p>145615</text:p>
          </table:table-cell>
          <table:table-cell office:value-type="float" office:value="4220.34656" calcext:value-type="float">
            <text:p>4220.34656</text:p>
          </table:table-cell>
          <table:table-cell office:value-type="string" calcext:value-type="string">
            <text:p>N</text:p>
          </table:table-cell>
          <table:table-cell office:value-type="float" office:value="7105.09017" calcext:value-type="float">
            <text:p>7105.090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75E+018" calcext:value-type="float">
            <text:p>1.706730975E+018</text:p>
          </table:table-cell>
          <table:table-cell table:number-columns-repeated="25"/>
        </table:table-row>
        <table:table-row table:style-name="ro1">
          <table:table-cell office:value-type="float" office:value="1.70671298002276E+018" calcext:value-type="float">
            <text:p>1.70671298002276E+018</text:p>
          </table:table-cell>
          <table:table-cell office:value-type="float" office:value="371" calcext:value-type="float">
            <text:p>371</text:p>
          </table:table-cell>
          <table:table-cell office:value-type="float" office:value="1.7067129800197E+018" calcext:value-type="float">
            <text:p>1.7067129800197E+018</text:p>
          </table:table-cell>
          <table:table-cell/>
          <table:table-cell office:value-type="float" office:value="42.0057723333333" calcext:value-type="float">
            <text:p>42.00577233</text:p>
          </table:table-cell>
          <table:table-cell office:value-type="float" office:value="-71.0848335" calcext:value-type="float">
            <text:p>-71.084833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608044058" calcext:value-type="float">
            <text:p>327350.608044058</text:p>
          </table:table-cell>
          <table:table-cell office:value-type="float" office:value="4652519.66354468" calcext:value-type="float">
            <text:p>4652519.663544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6" calcext:value-type="float">
            <text:p>145616</text:p>
          </table:table-cell>
          <table:table-cell office:value-type="float" office:value="4220.34634" calcext:value-type="float">
            <text:p>4220.34634</text:p>
          </table:table-cell>
          <table:table-cell office:value-type="string" calcext:value-type="string">
            <text:p>N</text:p>
          </table:table-cell>
          <table:table-cell office:value-type="float" office:value="7105.09001" calcext:value-type="float">
            <text:p>7105.0900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0976E+018" calcext:value-type="float">
            <text:p>1.706730976E+018</text:p>
          </table:table-cell>
          <table:table-cell table:number-columns-repeated="25"/>
        </table:table-row>
        <table:table-row table:style-name="ro1">
          <table:table-cell office:value-type="float" office:value="1.7067129810321E+018" calcext:value-type="float">
            <text:p>1.7067129810321E+018</text:p>
          </table:table-cell>
          <table:table-cell office:value-type="float" office:value="372" calcext:value-type="float">
            <text:p>372</text:p>
          </table:table-cell>
          <table:table-cell office:value-type="float" office:value="1.70671298102764E+018" calcext:value-type="float">
            <text:p>1.70671298102764E+018</text:p>
          </table:table-cell>
          <table:table-cell/>
          <table:table-cell office:value-type="float" office:value="42.0057713333333" calcext:value-type="float">
            <text:p>42.00577133</text:p>
          </table:table-cell>
          <table:table-cell office:value-type="float" office:value="-71.0848321666667" calcext:value-type="float">
            <text:p>-71.084832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715760324" calcext:value-type="float">
            <text:p>327350.715760324</text:p>
          </table:table-cell>
          <table:table-cell office:value-type="float" office:value="4652519.54981791" calcext:value-type="float">
            <text:p>4652519.54981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7" calcext:value-type="float">
            <text:p>145617</text:p>
          </table:table-cell>
          <table:table-cell office:value-type="float" office:value="4220.34628" calcext:value-type="float">
            <text:p>4220.34628</text:p>
          </table:table-cell>
          <table:table-cell office:value-type="string" calcext:value-type="string">
            <text:p>N</text:p>
          </table:table-cell>
          <table:table-cell office:value-type="float" office:value="7105.08993" calcext:value-type="float">
            <text:p>7105.0899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0977E+018" calcext:value-type="float">
            <text:p>1.706730977E+018</text:p>
          </table:table-cell>
          <table:table-cell table:number-columns-repeated="25"/>
        </table:table-row>
        <table:table-row table:style-name="ro1">
          <table:table-cell office:value-type="float" office:value="1.70671298204022E+018" calcext:value-type="float">
            <text:p>1.70671298204022E+018</text:p>
          </table:table-cell>
          <table:table-cell office:value-type="float" office:value="373" calcext:value-type="float">
            <text:p>373</text:p>
          </table:table-cell>
          <table:table-cell office:value-type="float" office:value="1.70671298203565E+018" calcext:value-type="float">
            <text:p>1.70671298203565E+018</text:p>
          </table:table-cell>
          <table:table-cell/>
          <table:table-cell office:value-type="float" office:value="42.0057715" calcext:value-type="float">
            <text:p>42.00577150</text:p>
          </table:table-cell>
          <table:table-cell office:value-type="float" office:value="-71.0848316666667" calcext:value-type="float">
            <text:p>-71.084831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757619135" calcext:value-type="float">
            <text:p>327350.757619135</text:p>
          </table:table-cell>
          <table:table-cell office:value-type="float" office:value="4652519.56731528" calcext:value-type="float">
            <text:p>4652519.567315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8" calcext:value-type="float">
            <text:p>145618</text:p>
          </table:table-cell>
          <table:table-cell office:value-type="float" office:value="4220.34629" calcext:value-type="float">
            <text:p>4220.34629</text:p>
          </table:table-cell>
          <table:table-cell office:value-type="string" calcext:value-type="string">
            <text:p>N</text:p>
          </table:table-cell>
          <table:table-cell office:value-type="float" office:value="7105.0899" calcext:value-type="float">
            <text:p>7105.089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0978E+018" calcext:value-type="float">
            <text:p>1.706730978E+018</text:p>
          </table:table-cell>
          <table:table-cell table:number-columns-repeated="25"/>
        </table:table-row>
        <table:table-row table:style-name="ro1">
          <table:table-cell office:value-type="float" office:value="1.70671298304546E+018" calcext:value-type="float">
            <text:p>1.70671298304546E+018</text:p>
          </table:table-cell>
          <table:table-cell office:value-type="float" office:value="374" calcext:value-type="float">
            <text:p>374</text:p>
          </table:table-cell>
          <table:table-cell office:value-type="float" office:value="1.70671298304264E+018" calcext:value-type="float">
            <text:p>1.70671298304264E+018</text:p>
          </table:table-cell>
          <table:table-cell/>
          <table:table-cell office:value-type="float" office:value="42.005773" calcext:value-type="float">
            <text:p>42.00577300</text:p>
          </table:table-cell>
          <table:table-cell office:value-type="float" office:value="-71.0848313333333" calcext:value-type="float">
            <text:p>-71.08483133333</text:p>
          </table:table-cell>
          <table:table-cell office:value-type="float" office:value="0" calcext:value-type="float">
            <text:p>0</text:p>
          </table:table-cell>
          <table:table-cell office:value-type="float" office:value="327350.789281954" calcext:value-type="float">
            <text:p>327350.789281954</text:p>
          </table:table-cell>
          <table:table-cell office:value-type="float" office:value="4652519.73319792" calcext:value-type="float">
            <text:p>4652519.733197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19" calcext:value-type="float">
            <text:p>145619</text:p>
          </table:table-cell>
          <table:table-cell office:value-type="float" office:value="4220.34638" calcext:value-type="float">
            <text:p>4220.34638</text:p>
          </table:table-cell>
          <table:table-cell office:value-type="string" calcext:value-type="string">
            <text:p>N</text:p>
          </table:table-cell>
          <table:table-cell office:value-type="float" office:value="7105.08988" calcext:value-type="float">
            <text:p>7105.0898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79E+018" calcext:value-type="float">
            <text:p>1.706730979E+018</text:p>
          </table:table-cell>
          <table:table-cell table:number-columns-repeated="25"/>
        </table:table-row>
        <table:table-row table:style-name="ro1">
          <table:table-cell office:value-type="float" office:value="1.70671298405518E+018" calcext:value-type="float">
            <text:p>1.70671298405518E+018</text:p>
          </table:table-cell>
          <table:table-cell office:value-type="float" office:value="375" calcext:value-type="float">
            <text:p>375</text:p>
          </table:table-cell>
          <table:table-cell office:value-type="float" office:value="1.70671298405089E+018" calcext:value-type="float">
            <text:p>1.70671298405089E+018</text:p>
          </table:table-cell>
          <table:table-cell/>
          <table:table-cell office:value-type="float" office:value="42.0057786666667" calcext:value-type="float">
            <text:p>42.00577867</text:p>
          </table:table-cell>
          <table:table-cell office:value-type="float" office:value="-71.0848341666667" calcext:value-type="float">
            <text:p>-71.084834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569965125" calcext:value-type="float">
            <text:p>327350.569965125</text:p>
          </table:table-cell>
          <table:table-cell office:value-type="float" office:value="4652520.36812252" calcext:value-type="float">
            <text:p>4652520.36812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0" calcext:value-type="float">
            <text:p>145620</text:p>
          </table:table-cell>
          <table:table-cell office:value-type="float" office:value="4220.34672" calcext:value-type="float">
            <text:p>4220.34672</text:p>
          </table:table-cell>
          <table:table-cell office:value-type="string" calcext:value-type="string">
            <text:p>N</text:p>
          </table:table-cell>
          <table:table-cell office:value-type="float" office:value="7105.09005" calcext:value-type="float">
            <text:p>7105.090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098E+018" calcext:value-type="float">
            <text:p>1.70673098E+018</text:p>
          </table:table-cell>
          <table:table-cell table:number-columns-repeated="25"/>
        </table:table-row>
        <table:table-row table:style-name="ro1">
          <table:table-cell office:value-type="float" office:value="1.70671298506314E+018" calcext:value-type="float">
            <text:p>1.70671298506314E+018</text:p>
          </table:table-cell>
          <table:table-cell office:value-type="float" office:value="376" calcext:value-type="float">
            <text:p>376</text:p>
          </table:table-cell>
          <table:table-cell office:value-type="float" office:value="1.70671298505876E+018" calcext:value-type="float">
            <text:p>1.70671298505876E+018</text:p>
          </table:table-cell>
          <table:table-cell/>
          <table:table-cell office:value-type="float" office:value="42.0057825" calcext:value-type="float">
            <text:p>42.00578250</text:p>
          </table:table-cell>
          <table:table-cell office:value-type="float" office:value="-71.0848355" calcext:value-type="float">
            <text:p>-71.084835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469913059" calcext:value-type="float">
            <text:p>327350.469913059</text:p>
          </table:table-cell>
          <table:table-cell office:value-type="float" office:value="4652520.79645346" calcext:value-type="float">
            <text:p>4652520.796453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1" calcext:value-type="float">
            <text:p>145621</text:p>
          </table:table-cell>
          <table:table-cell office:value-type="float" office:value="4220.34695" calcext:value-type="float">
            <text:p>4220.34695</text:p>
          </table:table-cell>
          <table:table-cell office:value-type="string" calcext:value-type="string">
            <text:p>N</text:p>
          </table:table-cell>
          <table:table-cell office:value-type="float" office:value="7105.09013" calcext:value-type="float">
            <text:p>7105.0901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D</text:p>
          </table:table-cell>
        </table:table-row>
        <table:table-row table:style-name="ro1">
          <table:table-cell/>
          <table:table-cell office:value-type="float" office:value="1.706730981E+018" calcext:value-type="float">
            <text:p>1.706730981E+018</text:p>
          </table:table-cell>
          <table:table-cell table:number-columns-repeated="25"/>
        </table:table-row>
        <table:table-row table:style-name="ro1">
          <table:table-cell office:value-type="float" office:value="1.70671298607111E+018" calcext:value-type="float">
            <text:p>1.70671298607111E+018</text:p>
          </table:table-cell>
          <table:table-cell office:value-type="float" office:value="377" calcext:value-type="float">
            <text:p>377</text:p>
          </table:table-cell>
          <table:table-cell office:value-type="float" office:value="1.70671298606666E+018" calcext:value-type="float">
            <text:p>1.70671298606666E+018</text:p>
          </table:table-cell>
          <table:table-cell/>
          <table:table-cell office:value-type="float" office:value="42.0057838333333" calcext:value-type="float">
            <text:p>42.00578383</text:p>
          </table:table-cell>
          <table:table-cell office:value-type="float" office:value="-71.0848388333333" calcext:value-type="float">
            <text:p>-71.08483883333</text:p>
          </table:table-cell>
          <table:table-cell office:value-type="float" office:value="0" calcext:value-type="float">
            <text:p>0</text:p>
          </table:table-cell>
          <table:table-cell office:value-type="float" office:value="327350.197466616" calcext:value-type="float">
            <text:p>327350.197466616</text:p>
          </table:table-cell>
          <table:table-cell office:value-type="float" office:value="4652520.95122751" calcext:value-type="float">
            <text:p>4652520.951227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622" calcext:value-type="float">
            <text:p>145622</text:p>
          </table:table-cell>
          <table:table-cell office:value-type="float" office:value="4220.34703" calcext:value-type="float">
            <text:p>4220.34703</text:p>
          </table:table-cell>
          <table:table-cell office:value-type="string" calcext:value-type="string">
            <text:p>N</text:p>
          </table:table-cell>
          <table:table-cell office:value-type="float" office:value="7105.09033" calcext:value-type="float">
            <text:p>7105.0903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0982E+018" calcext:value-type="float">
            <text:p>1.706730982E+018</text:p>
          </table:table-cell>
          <table:table-cell table:number-columns-repeated="25"/>
        </table:table-row>
        <table:table-row table:style-name="ro1">
          <table:table-cell office:value-type="float" office:value="1.70671298707916E+018" calcext:value-type="float">
            <text:p>1.70671298707916E+018</text:p>
          </table:table-cell>
          <table:table-cell office:value-type="float" office:value="378" calcext:value-type="float">
            <text:p>378</text:p>
          </table:table-cell>
          <table:table-cell office:value-type="float" office:value="1.70671298707464E+018" calcext:value-type="float">
            <text:p>1.70671298707464E+018</text:p>
          </table:table-cell>
          <table:table-cell/>
          <table:table-cell office:value-type="float" office:value="42.3391216666667" calcext:value-type="float">
            <text:p>42.33912167</text:p>
          </table:table-cell>
          <table:table-cell office:value-type="float" office:value="-71.0848445" calcext:value-type="float">
            <text:p>-71.08484450000</text:p>
          </table:table-cell>
          <table:table-cell office:value-type="float" office:value="0" calcext:value-type="float">
            <text:p>0</text:p>
          </table:table-cell>
          <table:table-cell office:value-type="float" office:value="328254.34363156" calcext:value-type="float">
            <text:p>328254.34363156</text:p>
          </table:table-cell>
          <table:table-cell office:value-type="float" office:value="4689534.65340469" calcext:value-type="float">
            <text:p>4689534.653404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3" calcext:value-type="float">
            <text:p>145623</text:p>
          </table:table-cell>
          <table:table-cell office:value-type="float" office:value="4220.3473" calcext:value-type="float">
            <text:p>4220.3473</text:p>
          </table:table-cell>
          <table:table-cell office:value-type="string" calcext:value-type="string">
            <text:p>N</text:p>
          </table:table-cell>
          <table:table-cell office:value-type="float" office:value="7105.09067" calcext:value-type="float">
            <text:p>7105.0906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83E+018" calcext:value-type="float">
            <text:p>1.706730983E+018</text:p>
          </table:table-cell>
          <table:table-cell table:number-columns-repeated="25"/>
        </table:table-row>
        <table:table-row table:style-name="ro1">
          <table:table-cell office:value-type="float" office:value="1.706712988087E+018" calcext:value-type="float">
            <text:p>1.706712988087E+018</text:p>
          </table:table-cell>
          <table:table-cell office:value-type="float" office:value="379" calcext:value-type="float">
            <text:p>379</text:p>
          </table:table-cell>
          <table:table-cell office:value-type="float" office:value="1.70671298808249E+018" calcext:value-type="float">
            <text:p>1.70671298808249E+018</text:p>
          </table:table-cell>
          <table:table-cell/>
          <table:table-cell office:value-type="float" office:value="42.0057878333333" calcext:value-type="float">
            <text:p>42.00578783</text:p>
          </table:table-cell>
          <table:table-cell office:value-type="float" office:value="-71.0848453333333" calcext:value-type="float">
            <text:p>-71.08484533333</text:p>
          </table:table-cell>
          <table:table-cell office:value-type="float" office:value="0" calcext:value-type="float">
            <text:p>0</text:p>
          </table:table-cell>
          <table:table-cell office:value-type="float" office:value="327349.669983108" calcext:value-type="float">
            <text:p>327349.669983108</text:p>
          </table:table-cell>
          <table:table-cell office:value-type="float" office:value="4652521.40848842" calcext:value-type="float">
            <text:p>4652521.40848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4" calcext:value-type="float">
            <text:p>145624</text:p>
          </table:table-cell>
          <table:table-cell office:value-type="float" office:value="4220.34727" calcext:value-type="float">
            <text:p>4220.34727</text:p>
          </table:table-cell>
          <table:table-cell office:value-type="string" calcext:value-type="string">
            <text:p>N</text:p>
          </table:table-cell>
          <table:table-cell office:value-type="float" office:value="7105.09072" calcext:value-type="float">
            <text:p>7105.0907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84E+018" calcext:value-type="float">
            <text:p>1.706730984E+018</text:p>
          </table:table-cell>
          <table:table-cell table:number-columns-repeated="25"/>
        </table:table-row>
        <table:table-row table:style-name="ro1">
          <table:table-cell office:value-type="float" office:value="1.70671298909495E+018" calcext:value-type="float">
            <text:p>1.70671298909495E+018</text:p>
          </table:table-cell>
          <table:table-cell office:value-type="float" office:value="380" calcext:value-type="float">
            <text:p>380</text:p>
          </table:table-cell>
          <table:table-cell office:value-type="float" office:value="1.70671298909045E+018" calcext:value-type="float">
            <text:p>1.70671298909045E+018</text:p>
          </table:table-cell>
          <table:table-cell/>
          <table:table-cell office:value-type="float" office:value="42.3391183333333" calcext:value-type="float">
            <text:p>42.33911833</text:p>
          </table:table-cell>
          <table:table-cell office:value-type="float" office:value="-71.0848428333333" calcext:value-type="float">
            <text:p>-71.08484283333</text:p>
          </table:table-cell>
          <table:table-cell office:value-type="float" office:value="0" calcext:value-type="float">
            <text:p>0</text:p>
          </table:table-cell>
          <table:table-cell office:value-type="float" office:value="328254.471858937" calcext:value-type="float">
            <text:p>328254.471858937</text:p>
          </table:table-cell>
          <table:table-cell office:value-type="float" office:value="4689534.27989697" calcext:value-type="float">
            <text:p>4689534.279896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5" calcext:value-type="float">
            <text:p>145625</text:p>
          </table:table-cell>
          <table:table-cell office:value-type="float" office:value="4220.3471" calcext:value-type="float">
            <text:p>4220.3471</text:p>
          </table:table-cell>
          <table:table-cell office:value-type="string" calcext:value-type="string">
            <text:p>N</text:p>
          </table:table-cell>
          <table:table-cell office:value-type="float" office:value="7105.09057" calcext:value-type="float">
            <text:p>7105.0905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85E+018" calcext:value-type="float">
            <text:p>1.706730985E+018</text:p>
          </table:table-cell>
          <table:table-cell table:number-columns-repeated="25"/>
        </table:table-row>
        <table:table-row table:style-name="ro1">
          <table:table-cell office:value-type="float" office:value="1.70671299010297E+018" calcext:value-type="float">
            <text:p>1.70671299010297E+018</text:p>
          </table:table-cell>
          <table:table-cell office:value-type="float" office:value="381" calcext:value-type="float">
            <text:p>381</text:p>
          </table:table-cell>
          <table:table-cell office:value-type="float" office:value="1.70671299009842E+018" calcext:value-type="float">
            <text:p>1.70671299009842E+018</text:p>
          </table:table-cell>
          <table:table-cell/>
          <table:table-cell office:value-type="float" office:value="42.0057881666667" calcext:value-type="float">
            <text:p>42.00578817</text:p>
          </table:table-cell>
          <table:table-cell office:value-type="float" office:value="-71.084842" calcext:value-type="float">
            <text:p>-71.08484200000</text:p>
          </table:table-cell>
          <table:table-cell office:value-type="float" office:value="0" calcext:value-type="float">
            <text:p>0</text:p>
          </table:table-cell>
          <table:table-cell office:value-type="float" office:value="327349.946937887" calcext:value-type="float">
            <text:p>327349.946937887</text:p>
          </table:table-cell>
          <table:table-cell office:value-type="float" office:value="4652521.43877562" calcext:value-type="float">
            <text:p>4652521.438775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6" calcext:value-type="float">
            <text:p>145626</text:p>
          </table:table-cell>
          <table:table-cell office:value-type="float" office:value="4220.34729" calcext:value-type="float">
            <text:p>4220.34729</text:p>
          </table:table-cell>
          <table:table-cell office:value-type="string" calcext:value-type="string">
            <text:p>N</text:p>
          </table:table-cell>
          <table:table-cell office:value-type="float" office:value="7105.09052" calcext:value-type="float">
            <text:p>7105.090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A</text:p>
          </table:table-cell>
        </table:table-row>
        <table:table-row table:style-name="ro1">
          <table:table-cell/>
          <table:table-cell office:value-type="float" office:value="1.706730986E+018" calcext:value-type="float">
            <text:p>1.706730986E+018</text:p>
          </table:table-cell>
          <table:table-cell table:number-columns-repeated="25"/>
        </table:table-row>
        <table:table-row table:style-name="ro1">
          <table:table-cell office:value-type="float" office:value="1.70671299111853E+018" calcext:value-type="float">
            <text:p>1.70671299111853E+018</text:p>
          </table:table-cell>
          <table:table-cell office:value-type="float" office:value="382" calcext:value-type="float">
            <text:p>382</text:p>
          </table:table-cell>
          <table:table-cell office:value-type="float" office:value="1.70671299110638E+018" calcext:value-type="float">
            <text:p>1.70671299110638E+018</text:p>
          </table:table-cell>
          <table:table-cell/>
          <table:table-cell office:value-type="float" office:value="42.0057915" calcext:value-type="float">
            <text:p>42.00579150</text:p>
          </table:table-cell>
          <table:table-cell office:value-type="float" office:value="-71.0848418333333" calcext:value-type="float">
            <text:p>-71.084841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969757261" calcext:value-type="float">
            <text:p>327349.969757261</text:p>
          </table:table-cell>
          <table:table-cell office:value-type="float" office:value="4652521.80856191" calcext:value-type="float">
            <text:p>4652521.80856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7" calcext:value-type="float">
            <text:p>145627</text:p>
          </table:table-cell>
          <table:table-cell office:value-type="float" office:value="4220.34749" calcext:value-type="float">
            <text:p>4220.34749</text:p>
          </table:table-cell>
          <table:table-cell office:value-type="string" calcext:value-type="string">
            <text:p>N</text:p>
          </table:table-cell>
          <table:table-cell office:value-type="float" office:value="7105.09051" calcext:value-type="float">
            <text:p>7105.0905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0987E+018" calcext:value-type="float">
            <text:p>1.706730987E+018</text:p>
          </table:table-cell>
          <table:table-cell table:number-columns-repeated="25"/>
        </table:table-row>
        <table:table-row table:style-name="ro1">
          <table:table-cell office:value-type="float" office:value="1.70671299211246E+018" calcext:value-type="float">
            <text:p>1.70671299211246E+018</text:p>
          </table:table-cell>
          <table:table-cell office:value-type="float" office:value="383" calcext:value-type="float">
            <text:p>383</text:p>
          </table:table-cell>
          <table:table-cell office:value-type="float" office:value="1.70671299211039E+018" calcext:value-type="float">
            <text:p>1.70671299211039E+018</text:p>
          </table:table-cell>
          <table:table-cell/>
          <table:table-cell office:value-type="float" office:value="42.0057898333333" calcext:value-type="float">
            <text:p>42.00578983</text:p>
          </table:table-cell>
          <table:table-cell office:value-type="float" office:value="-71.0848405" calcext:value-type="float">
            <text:p>-71.084840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075670138" calcext:value-type="float">
            <text:p>327350.075670138</text:p>
          </table:table-cell>
          <table:table-cell office:value-type="float" office:value="4652521.62081062" calcext:value-type="float">
            <text:p>4652521.62081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8" calcext:value-type="float">
            <text:p>145628</text:p>
          </table:table-cell>
          <table:table-cell office:value-type="float" office:value="4220.34739" calcext:value-type="float">
            <text:p>4220.34739</text:p>
          </table:table-cell>
          <table:table-cell office:value-type="string" calcext:value-type="string">
            <text:p>N</text:p>
          </table:table-cell>
          <table:table-cell office:value-type="float" office:value="7105.09043" calcext:value-type="float">
            <text:p>7105.0904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88E+018" calcext:value-type="float">
            <text:p>1.706730988E+018</text:p>
          </table:table-cell>
          <table:table-cell table:number-columns-repeated="25"/>
        </table:table-row>
        <table:table-row table:style-name="ro1">
          <table:table-cell office:value-type="float" office:value="1.7067129931241E+018" calcext:value-type="float">
            <text:p>1.7067129931241E+018</text:p>
          </table:table-cell>
          <table:table-cell office:value-type="float" office:value="384" calcext:value-type="float">
            <text:p>384</text:p>
          </table:table-cell>
          <table:table-cell office:value-type="float" office:value="1.70671299311967E+018" calcext:value-type="float">
            <text:p>1.70671299311967E+018</text:p>
          </table:table-cell>
          <table:table-cell/>
          <table:table-cell office:value-type="float" office:value="42.0057895" calcext:value-type="float">
            <text:p>42.00578950</text:p>
          </table:table-cell>
          <table:table-cell office:value-type="float" office:value="-71.0848398333333" calcext:value-type="float">
            <text:p>-71.08483983333</text:p>
          </table:table-cell>
          <table:table-cell office:value-type="float" office:value="0" calcext:value-type="float">
            <text:p>0</text:p>
          </table:table-cell>
          <table:table-cell office:value-type="float" office:value="327350.129979086" calcext:value-type="float">
            <text:p>327350.129979086</text:p>
          </table:table-cell>
          <table:table-cell office:value-type="float" office:value="4652521.58245335" calcext:value-type="float">
            <text:p>4652521.582453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29" calcext:value-type="float">
            <text:p>145629</text:p>
          </table:table-cell>
          <table:table-cell office:value-type="float" office:value="4220.34737" calcext:value-type="float">
            <text:p>4220.34737</text:p>
          </table:table-cell>
          <table:table-cell office:value-type="string" calcext:value-type="string">
            <text:p>N</text:p>
          </table:table-cell>
          <table:table-cell office:value-type="float" office:value="7105.09039" calcext:value-type="float">
            <text:p>7105.0903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0989E+018" calcext:value-type="float">
            <text:p>1.706730989E+018</text:p>
          </table:table-cell>
          <table:table-cell table:number-columns-repeated="25"/>
        </table:table-row>
        <table:table-row table:style-name="ro1">
          <table:table-cell office:value-type="float" office:value="1.70671299413202E+018" calcext:value-type="float">
            <text:p>1.70671299413202E+018</text:p>
          </table:table-cell>
          <table:table-cell office:value-type="float" office:value="385" calcext:value-type="float">
            <text:p>385</text:p>
          </table:table-cell>
          <table:table-cell office:value-type="float" office:value="1.70671299412756E+018" calcext:value-type="float">
            <text:p>1.70671299412756E+018</text:p>
          </table:table-cell>
          <table:table-cell/>
          <table:table-cell office:value-type="float" office:value="42.0057886666667" calcext:value-type="float">
            <text:p>42.00578867</text:p>
          </table:table-cell>
          <table:table-cell office:value-type="float" office:value="-71.0848403333333" calcext:value-type="float">
            <text:p>-71.08484033333</text:p>
          </table:table-cell>
          <table:table-cell office:value-type="float" office:value="0" calcext:value-type="float">
            <text:p>0</text:p>
          </table:table-cell>
          <table:table-cell office:value-type="float" office:value="327350.086316942" calcext:value-type="float">
            <text:p>327350.086316942</text:p>
          </table:table-cell>
          <table:table-cell office:value-type="float" office:value="4652521.49093147" calcext:value-type="float">
            <text:p>4652521.49093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0" calcext:value-type="float">
            <text:p>145630</text:p>
          </table:table-cell>
          <table:table-cell office:value-type="float" office:value="4220.34732" calcext:value-type="float">
            <text:p>4220.34732</text:p>
          </table:table-cell>
          <table:table-cell office:value-type="string" calcext:value-type="string">
            <text:p>N</text:p>
          </table:table-cell>
          <table:table-cell office:value-type="float" office:value="7105.09042" calcext:value-type="float">
            <text:p>7105.090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099E+018" calcext:value-type="float">
            <text:p>1.70673099E+018</text:p>
          </table:table-cell>
          <table:table-cell table:number-columns-repeated="25"/>
        </table:table-row>
        <table:table-row table:style-name="ro1">
          <table:table-cell office:value-type="float" office:value="1.70671299513987E+018" calcext:value-type="float">
            <text:p>1.70671299513987E+018</text:p>
          </table:table-cell>
          <table:table-cell office:value-type="float" office:value="386" calcext:value-type="float">
            <text:p>386</text:p>
          </table:table-cell>
          <table:table-cell office:value-type="float" office:value="1.70671299513544E+018" calcext:value-type="float">
            <text:p>1.70671299513544E+018</text:p>
          </table:table-cell>
          <table:table-cell/>
          <table:table-cell office:value-type="float" office:value="42.0057846666667" calcext:value-type="float">
            <text:p>42.00578467</text:p>
          </table:table-cell>
          <table:table-cell office:value-type="float" office:value="-71.0848393333333" calcext:value-type="float">
            <text:p>-71.08483933333</text:p>
          </table:table-cell>
          <table:table-cell office:value-type="float" office:value="0" calcext:value-type="float">
            <text:p>0</text:p>
          </table:table-cell>
          <table:table-cell office:value-type="float" office:value="327350.158312825" calcext:value-type="float">
            <text:p>327350.158312825</text:p>
          </table:table-cell>
          <table:table-cell office:value-type="float" office:value="4652521.04476691" calcext:value-type="float">
            <text:p>4652521.044766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1" calcext:value-type="float">
            <text:p>145631</text:p>
          </table:table-cell>
          <table:table-cell office:value-type="float" office:value="4220.34708" calcext:value-type="float">
            <text:p>4220.34708</text:p>
          </table:table-cell>
          <table:table-cell office:value-type="string" calcext:value-type="string">
            <text:p>N</text:p>
          </table:table-cell>
          <table:table-cell office:value-type="float" office:value="7105.09036" calcext:value-type="float">
            <text:p>7105.0903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0991E+018" calcext:value-type="float">
            <text:p>1.706730991E+018</text:p>
          </table:table-cell>
          <table:table-cell table:number-columns-repeated="25"/>
        </table:table-row>
        <table:table-row table:style-name="ro1">
          <table:table-cell office:value-type="float" office:value="1.70671299614909E+018" calcext:value-type="float">
            <text:p>1.70671299614909E+018</text:p>
          </table:table-cell>
          <table:table-cell office:value-type="float" office:value="387" calcext:value-type="float">
            <text:p>387</text:p>
          </table:table-cell>
          <table:table-cell office:value-type="float" office:value="1.70671299613896E+018" calcext:value-type="float">
            <text:p>1.70671299613896E+018</text:p>
          </table:table-cell>
          <table:table-cell/>
          <table:table-cell office:value-type="float" office:value="42.0057818333333" calcext:value-type="float">
            <text:p>42.00578183</text:p>
          </table:table-cell>
          <table:table-cell office:value-type="float" office:value="-71.084838" calcext:value-type="float">
            <text:p>-71.084838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261069873" calcext:value-type="float">
            <text:p>327350.261069873</text:p>
          </table:table-cell>
          <table:table-cell office:value-type="float" office:value="4652520.72747273" calcext:value-type="float">
            <text:p>4652520.727472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2" calcext:value-type="float">
            <text:p>145632</text:p>
          </table:table-cell>
          <table:table-cell office:value-type="float" office:value="4220.34691" calcext:value-type="float">
            <text:p>4220.34691</text:p>
          </table:table-cell>
          <table:table-cell office:value-type="string" calcext:value-type="string">
            <text:p>N</text:p>
          </table:table-cell>
          <table:table-cell office:value-type="float" office:value="7105.09028" calcext:value-type="float">
            <text:p>7105.0902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92E+018" calcext:value-type="float">
            <text:p>1.706730992E+018</text:p>
          </table:table-cell>
          <table:table-cell table:number-columns-repeated="25"/>
        </table:table-row>
        <table:table-row table:style-name="ro1">
          <table:table-cell office:value-type="float" office:value="1.70671299715128E+018" calcext:value-type="float">
            <text:p>1.70671299715128E+018</text:p>
          </table:table-cell>
          <table:table-cell office:value-type="float" office:value="388" calcext:value-type="float">
            <text:p>388</text:p>
          </table:table-cell>
          <table:table-cell office:value-type="float" office:value="1.70671299714689E+018" calcext:value-type="float">
            <text:p>1.70671299714689E+018</text:p>
          </table:table-cell>
          <table:table-cell/>
          <table:table-cell office:value-type="float" office:value="42.0057791666667" calcext:value-type="float">
            <text:p>42.00577917</text:p>
          </table:table-cell>
          <table:table-cell office:value-type="float" office:value="-71.084837" calcext:value-type="float">
            <text:p>-71.084837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336672457" calcext:value-type="float">
            <text:p>327350.336672457</text:p>
          </table:table-cell>
          <table:table-cell office:value-type="float" office:value="4652520.42935718" calcext:value-type="float">
            <text:p>4652520.429357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3" calcext:value-type="float">
            <text:p>145633</text:p>
          </table:table-cell>
          <table:table-cell office:value-type="float" office:value="4220.34675" calcext:value-type="float">
            <text:p>4220.34675</text:p>
          </table:table-cell>
          <table:table-cell office:value-type="string" calcext:value-type="string">
            <text:p>N</text:p>
          </table:table-cell>
          <table:table-cell office:value-type="float" office:value="7105.09022" calcext:value-type="float">
            <text:p>7105.090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0993E+018" calcext:value-type="float">
            <text:p>1.706730993E+018</text:p>
          </table:table-cell>
          <table:table-cell table:number-columns-repeated="25"/>
        </table:table-row>
        <table:table-row table:style-name="ro1">
          <table:table-cell office:value-type="float" office:value="1.70671299815639E+018" calcext:value-type="float">
            <text:p>1.70671299815639E+018</text:p>
          </table:table-cell>
          <table:table-cell office:value-type="float" office:value="389" calcext:value-type="float">
            <text:p>389</text:p>
          </table:table-cell>
          <table:table-cell office:value-type="float" office:value="1.70671299815389E+018" calcext:value-type="float">
            <text:p>1.70671299815389E+018</text:p>
          </table:table-cell>
          <table:table-cell/>
          <table:table-cell office:value-type="float" office:value="42.0057778333333" calcext:value-type="float">
            <text:p>42.00577783</text:p>
          </table:table-cell>
          <table:table-cell office:value-type="float" office:value="-71.0848361666667" calcext:value-type="float">
            <text:p>-71.084836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402079064" calcext:value-type="float">
            <text:p>327350.402079064</text:p>
          </table:table-cell>
          <table:table-cell office:value-type="float" office:value="4652520.2796269" calcext:value-type="float">
            <text:p>4652520.27962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4" calcext:value-type="float">
            <text:p>145634</text:p>
          </table:table-cell>
          <table:table-cell office:value-type="float" office:value="4220.34667" calcext:value-type="float">
            <text:p>4220.34667</text:p>
          </table:table-cell>
          <table:table-cell office:value-type="string" calcext:value-type="string">
            <text:p>N</text:p>
          </table:table-cell>
          <table:table-cell office:value-type="float" office:value="7105.09017" calcext:value-type="float">
            <text:p>7105.090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0994E+018" calcext:value-type="float">
            <text:p>1.706730994E+018</text:p>
          </table:table-cell>
          <table:table-cell table:number-columns-repeated="25"/>
        </table:table-row>
        <table:table-row table:style-name="ro1">
          <table:table-cell office:value-type="float" office:value="1.70671299916625E+018" calcext:value-type="float">
            <text:p>1.70671299916625E+018</text:p>
          </table:table-cell>
          <table:table-cell office:value-type="float" office:value="390" calcext:value-type="float">
            <text:p>390</text:p>
          </table:table-cell>
          <table:table-cell office:value-type="float" office:value="1.7067129991618E+018" calcext:value-type="float">
            <text:p>1.7067129991618E+018</text:p>
          </table:table-cell>
          <table:table-cell/>
          <table:table-cell office:value-type="float" office:value="42.0057765" calcext:value-type="float">
            <text:p>42.00577650</text:p>
          </table:table-cell>
          <table:table-cell office:value-type="float" office:value="-71.0848353333333" calcext:value-type="float">
            <text:p>-71.08483533333</text:p>
          </table:table-cell>
          <table:table-cell office:value-type="float" office:value="0" calcext:value-type="float">
            <text:p>0</text:p>
          </table:table-cell>
          <table:table-cell office:value-type="float" office:value="327350.467485676" calcext:value-type="float">
            <text:p>327350.467485676</text:p>
          </table:table-cell>
          <table:table-cell office:value-type="float" office:value="4652520.12989663" calcext:value-type="float">
            <text:p>4652520.12989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5" calcext:value-type="float">
            <text:p>145635</text:p>
          </table:table-cell>
          <table:table-cell office:value-type="float" office:value="4220.34659" calcext:value-type="float">
            <text:p>4220.34659</text:p>
          </table:table-cell>
          <table:table-cell office:value-type="string" calcext:value-type="string">
            <text:p>N</text:p>
          </table:table-cell>
          <table:table-cell office:value-type="float" office:value="7105.09012" calcext:value-type="float">
            <text:p>7105.090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7</text:p>
          </table:table-cell>
        </table:table-row>
        <table:table-row table:style-name="ro1">
          <table:table-cell/>
          <table:table-cell office:value-type="float" office:value="1.706730995E+018" calcext:value-type="float">
            <text:p>1.706730995E+018</text:p>
          </table:table-cell>
          <table:table-cell table:number-columns-repeated="25"/>
        </table:table-row>
        <table:table-row table:style-name="ro1">
          <table:table-cell office:value-type="float" office:value="1.70671300017427E+018" calcext:value-type="float">
            <text:p>1.70671300017427E+018</text:p>
          </table:table-cell>
          <table:table-cell office:value-type="float" office:value="391" calcext:value-type="float">
            <text:p>391</text:p>
          </table:table-cell>
          <table:table-cell office:value-type="float" office:value="1.70671300016973E+018" calcext:value-type="float">
            <text:p>1.70671300016973E+018</text:p>
          </table:table-cell>
          <table:table-cell/>
          <table:table-cell office:value-type="float" office:value="42.0057755" calcext:value-type="float">
            <text:p>42.00577550</text:p>
          </table:table-cell>
          <table:table-cell office:value-type="float" office:value="-71.0848346666667" calcext:value-type="float">
            <text:p>-71.084834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519991302" calcext:value-type="float">
            <text:p>327350.519991302</text:p>
          </table:table-cell>
          <table:table-cell office:value-type="float" office:value="4652520.01751486" calcext:value-type="float">
            <text:p>4652520.017514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6" calcext:value-type="float">
            <text:p>145636</text:p>
          </table:table-cell>
          <table:table-cell office:value-type="float" office:value="4220.34653" calcext:value-type="float">
            <text:p>4220.34653</text:p>
          </table:table-cell>
          <table:table-cell office:value-type="string" calcext:value-type="string">
            <text:p>N</text:p>
          </table:table-cell>
          <table:table-cell office:value-type="float" office:value="7105.09008" calcext:value-type="float">
            <text:p>7105.090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96E+018" calcext:value-type="float">
            <text:p>1.706730996E+018</text:p>
          </table:table-cell>
          <table:table-cell table:number-columns-repeated="25"/>
        </table:table-row>
        <table:table-row table:style-name="ro1">
          <table:table-cell office:value-type="float" office:value="1.70671300117917E+018" calcext:value-type="float">
            <text:p>1.70671300117917E+018</text:p>
          </table:table-cell>
          <table:table-cell office:value-type="float" office:value="392" calcext:value-type="float">
            <text:p>392</text:p>
          </table:table-cell>
          <table:table-cell office:value-type="float" office:value="1.70671300117661E+018" calcext:value-type="float">
            <text:p>1.70671300117661E+018</text:p>
          </table:table-cell>
          <table:table-cell/>
          <table:table-cell office:value-type="float" office:value="42.0057753333333" calcext:value-type="float">
            <text:p>42.00577533</text:p>
          </table:table-cell>
          <table:table-cell office:value-type="float" office:value="-71.0848336666667" calcext:value-type="float">
            <text:p>-71.084833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602356413" calcext:value-type="float">
            <text:p>327350.602356413</text:p>
          </table:table-cell>
          <table:table-cell office:value-type="float" office:value="4652519.99699122" calcext:value-type="float">
            <text:p>4652519.99699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7" calcext:value-type="float">
            <text:p>145637</text:p>
          </table:table-cell>
          <table:table-cell office:value-type="float" office:value="4220.34652" calcext:value-type="float">
            <text:p>4220.34652</text:p>
          </table:table-cell>
          <table:table-cell office:value-type="string" calcext:value-type="string">
            <text:p>N</text:p>
          </table:table-cell>
          <table:table-cell office:value-type="float" office:value="7105.09002" calcext:value-type="float">
            <text:p>7105.090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0997E+018" calcext:value-type="float">
            <text:p>1.706730997E+018</text:p>
          </table:table-cell>
          <table:table-cell table:number-columns-repeated="25"/>
        </table:table-row>
        <table:table-row table:style-name="ro1">
          <table:table-cell office:value-type="float" office:value="1.70671300218946E+018" calcext:value-type="float">
            <text:p>1.70671300218946E+018</text:p>
          </table:table-cell>
          <table:table-cell office:value-type="float" office:value="393" calcext:value-type="float">
            <text:p>393</text:p>
          </table:table-cell>
          <table:table-cell office:value-type="float" office:value="1.70671300218432E+018" calcext:value-type="float">
            <text:p>1.70671300218432E+018</text:p>
          </table:table-cell>
          <table:table-cell/>
          <table:table-cell office:value-type="float" office:value="42.0057748333333" calcext:value-type="float">
            <text:p>42.00577483</text:p>
          </table:table-cell>
          <table:table-cell office:value-type="float" office:value="-71.0848326666667" calcext:value-type="float">
            <text:p>-71.084832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68381986" calcext:value-type="float">
            <text:p>327350.68381986</text:p>
          </table:table-cell>
          <table:table-cell office:value-type="float" office:value="4652519.93945533" calcext:value-type="float">
            <text:p>4652519.939455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8" calcext:value-type="float">
            <text:p>145638</text:p>
          </table:table-cell>
          <table:table-cell office:value-type="float" office:value="4220.34649" calcext:value-type="float">
            <text:p>4220.34649</text:p>
          </table:table-cell>
          <table:table-cell office:value-type="string" calcext:value-type="string">
            <text:p>N</text:p>
          </table:table-cell>
          <table:table-cell office:value-type="float" office:value="7105.08996" calcext:value-type="float">
            <text:p>7105.0899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0</text:p>
          </table:table-cell>
        </table:table-row>
        <table:table-row table:style-name="ro1">
          <table:table-cell/>
          <table:table-cell office:value-type="float" office:value="1.706730998E+018" calcext:value-type="float">
            <text:p>1.706730998E+018</text:p>
          </table:table-cell>
          <table:table-cell table:number-columns-repeated="25"/>
        </table:table-row>
        <table:table-row table:style-name="ro1">
          <table:table-cell office:value-type="float" office:value="1.70671300319695E+018" calcext:value-type="float">
            <text:p>1.70671300319695E+018</text:p>
          </table:table-cell>
          <table:table-cell office:value-type="float" office:value="394" calcext:value-type="float">
            <text:p>394</text:p>
          </table:table-cell>
          <table:table-cell office:value-type="float" office:value="1.70671300319249E+018" calcext:value-type="float">
            <text:p>1.70671300319249E+018</text:p>
          </table:table-cell>
          <table:table-cell/>
          <table:table-cell office:value-type="float" office:value="42.0057746666667" calcext:value-type="float">
            <text:p>42.00577467</text:p>
          </table:table-cell>
          <table:table-cell office:value-type="float" office:value="-71.0848321666667" calcext:value-type="float">
            <text:p>-71.084832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724776999" calcext:value-type="float">
            <text:p>327350.724776999</text:p>
          </table:table-cell>
          <table:table-cell office:value-type="float" office:value="4652519.91994045" calcext:value-type="float">
            <text:p>4652519.919940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39" calcext:value-type="float">
            <text:p>145639</text:p>
          </table:table-cell>
          <table:table-cell office:value-type="float" office:value="4220.34648" calcext:value-type="float">
            <text:p>4220.34648</text:p>
          </table:table-cell>
          <table:table-cell office:value-type="string" calcext:value-type="string">
            <text:p>N</text:p>
          </table:table-cell>
          <table:table-cell office:value-type="float" office:value="7105.08993" calcext:value-type="float">
            <text:p>7105.0899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0999E+018" calcext:value-type="float">
            <text:p>1.706730999E+018</text:p>
          </table:table-cell>
          <table:table-cell table:number-columns-repeated="25"/>
        </table:table-row>
        <table:table-row table:style-name="ro1">
          <table:table-cell office:value-type="float" office:value="1.7067130042023E+018" calcext:value-type="float">
            <text:p>1.7067130042023E+018</text:p>
          </table:table-cell>
          <table:table-cell office:value-type="float" office:value="395" calcext:value-type="float">
            <text:p>395</text:p>
          </table:table-cell>
          <table:table-cell office:value-type="float" office:value="1.70671300419951E+018" calcext:value-type="float">
            <text:p>1.70671300419951E+018</text:p>
          </table:table-cell>
          <table:table-cell/>
          <table:table-cell office:value-type="float" office:value="42.0057745" calcext:value-type="float">
            <text:p>42.00577450</text:p>
          </table:table-cell>
          <table:table-cell office:value-type="float" office:value="-71.084832" calcext:value-type="float">
            <text:p>-71.084832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738128825" calcext:value-type="float">
            <text:p>327350.738128825</text:p>
          </table:table-cell>
          <table:table-cell office:value-type="float" office:value="4652519.90109807" calcext:value-type="float">
            <text:p>4652519.901098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0" calcext:value-type="float">
            <text:p>145640</text:p>
          </table:table-cell>
          <table:table-cell office:value-type="float" office:value="4220.34647" calcext:value-type="float">
            <text:p>4220.34647</text:p>
          </table:table-cell>
          <table:table-cell office:value-type="string" calcext:value-type="string">
            <text:p>N</text:p>
          </table:table-cell>
          <table:table-cell office:value-type="float" office:value="7105.08992" calcext:value-type="float">
            <text:p>7105.089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1E+018" calcext:value-type="float">
            <text:p>1.706731E+018</text:p>
          </table:table-cell>
          <table:table-cell table:number-columns-repeated="25"/>
        </table:table-row>
        <table:table-row table:style-name="ro1">
          <table:table-cell office:value-type="float" office:value="1.70671300521188E+018" calcext:value-type="float">
            <text:p>1.70671300521188E+018</text:p>
          </table:table-cell>
          <table:table-cell office:value-type="float" office:value="396" calcext:value-type="float">
            <text:p>396</text:p>
          </table:table-cell>
          <table:table-cell office:value-type="float" office:value="1.70671300520733E+018" calcext:value-type="float">
            <text:p>1.70671300520733E+018</text:p>
          </table:table-cell>
          <table:table-cell/>
          <table:table-cell office:value-type="float" office:value="42.005774" calcext:value-type="float">
            <text:p>42.00577400</text:p>
          </table:table-cell>
          <table:table-cell office:value-type="float" office:value="-71.084832" calcext:value-type="float">
            <text:p>-71.084832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736776324" calcext:value-type="float">
            <text:p>327350.736776324</text:p>
          </table:table-cell>
          <table:table-cell office:value-type="float" office:value="4652519.84557969" calcext:value-type="float">
            <text:p>4652519.845579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1" calcext:value-type="float">
            <text:p>145641</text:p>
          </table:table-cell>
          <table:table-cell office:value-type="float" office:value="4220.34644" calcext:value-type="float">
            <text:p>4220.34644</text:p>
          </table:table-cell>
          <table:table-cell office:value-type="string" calcext:value-type="string">
            <text:p>N</text:p>
          </table:table-cell>
          <table:table-cell office:value-type="float" office:value="7105.08992" calcext:value-type="float">
            <text:p>7105.089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6</text:p>
          </table:table-cell>
        </table:table-row>
        <table:table-row table:style-name="ro1">
          <table:table-cell/>
          <table:table-cell office:value-type="float" office:value="1.706731001E+018" calcext:value-type="float">
            <text:p>1.706731001E+018</text:p>
          </table:table-cell>
          <table:table-cell table:number-columns-repeated="25"/>
        </table:table-row>
        <table:table-row table:style-name="ro1">
          <table:table-cell office:value-type="float" office:value="1.70671300621971E+018" calcext:value-type="float">
            <text:p>1.70671300621971E+018</text:p>
          </table:table-cell>
          <table:table-cell office:value-type="float" office:value="397" calcext:value-type="float">
            <text:p>397</text:p>
          </table:table-cell>
          <table:table-cell office:value-type="float" office:value="1.70671300621527E+018" calcext:value-type="float">
            <text:p>1.70671300621527E+018</text:p>
          </table:table-cell>
          <table:table-cell/>
          <table:table-cell office:value-type="float" office:value="42.0057728333333" calcext:value-type="float">
            <text:p>42.00577283</text:p>
          </table:table-cell>
          <table:table-cell office:value-type="float" office:value="-71.084833" calcext:value-type="float">
            <text:p>-71.084833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650804535" calcext:value-type="float">
            <text:p>327350.650804535</text:p>
          </table:table-cell>
          <table:table-cell office:value-type="float" office:value="4652519.71805431" calcext:value-type="float">
            <text:p>4652519.718054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2" calcext:value-type="float">
            <text:p>145642</text:p>
          </table:table-cell>
          <table:table-cell office:value-type="float" office:value="4220.34637" calcext:value-type="float">
            <text:p>4220.34637</text:p>
          </table:table-cell>
          <table:table-cell office:value-type="string" calcext:value-type="string">
            <text:p>N</text:p>
          </table:table-cell>
          <table:table-cell office:value-type="float" office:value="7105.08998" calcext:value-type="float">
            <text:p>7105.0899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1002E+018" calcext:value-type="float">
            <text:p>1.706731002E+018</text:p>
          </table:table-cell>
          <table:table-cell table:number-columns-repeated="25"/>
        </table:table-row>
        <table:table-row table:style-name="ro1">
          <table:table-cell office:value-type="float" office:value="1.70671300722785E+018" calcext:value-type="float">
            <text:p>1.70671300722785E+018</text:p>
          </table:table-cell>
          <table:table-cell office:value-type="float" office:value="398" calcext:value-type="float">
            <text:p>398</text:p>
          </table:table-cell>
          <table:table-cell office:value-type="float" office:value="1.70671300722332E+018" calcext:value-type="float">
            <text:p>1.70671300722332E+018</text:p>
          </table:table-cell>
          <table:table-cell/>
          <table:table-cell office:value-type="float" office:value="42.0057718333333" calcext:value-type="float">
            <text:p>42.00577183</text:p>
          </table:table-cell>
          <table:table-cell office:value-type="float" office:value="-71.0848338333333" calcext:value-type="float">
            <text:p>-71.08483383333</text:p>
          </table:table-cell>
          <table:table-cell office:value-type="float" office:value="0" calcext:value-type="float">
            <text:p>0</text:p>
          </table:table-cell>
          <table:table-cell office:value-type="float" office:value="327350.579086239" calcext:value-type="float">
            <text:p>327350.579086239</text:p>
          </table:table-cell>
          <table:table-cell office:value-type="float" office:value="4652519.6086988" calcext:value-type="float">
            <text:p>4652519.60869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3" calcext:value-type="float">
            <text:p>145643</text:p>
          </table:table-cell>
          <table:table-cell office:value-type="float" office:value="4220.34631" calcext:value-type="float">
            <text:p>4220.34631</text:p>
          </table:table-cell>
          <table:table-cell office:value-type="string" calcext:value-type="string">
            <text:p>N</text:p>
          </table:table-cell>
          <table:table-cell office:value-type="float" office:value="7105.09003" calcext:value-type="float">
            <text:p>7105.090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1003E+018" calcext:value-type="float">
            <text:p>1.706731003E+018</text:p>
          </table:table-cell>
          <table:table-cell table:number-columns-repeated="25"/>
        </table:table-row>
        <table:table-row table:style-name="ro1">
          <table:table-cell office:value-type="float" office:value="1.70671300823341E+018" calcext:value-type="float">
            <text:p>1.70671300823341E+018</text:p>
          </table:table-cell>
          <table:table-cell office:value-type="float" office:value="399" calcext:value-type="float">
            <text:p>399</text:p>
          </table:table-cell>
          <table:table-cell office:value-type="float" office:value="1.70671300823035E+018" calcext:value-type="float">
            <text:p>1.70671300823035E+018</text:p>
          </table:table-cell>
          <table:table-cell/>
          <table:table-cell office:value-type="float" office:value="42.0057715" calcext:value-type="float">
            <text:p>42.00577150</text:p>
          </table:table-cell>
          <table:table-cell office:value-type="float" office:value="-71.0848345" calcext:value-type="float">
            <text:p>-71.084834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522973937" calcext:value-type="float">
            <text:p>327350.522973937</text:p>
          </table:table-cell>
          <table:table-cell office:value-type="float" office:value="4652519.57303155" calcext:value-type="float">
            <text:p>4652519.57303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4" calcext:value-type="float">
            <text:p>145644</text:p>
          </table:table-cell>
          <table:table-cell office:value-type="float" office:value="4220.34629" calcext:value-type="float">
            <text:p>4220.34629</text:p>
          </table:table-cell>
          <table:table-cell office:value-type="string" calcext:value-type="string">
            <text:p>N</text:p>
          </table:table-cell>
          <table:table-cell office:value-type="float" office:value="7105.09007" calcext:value-type="float">
            <text:p>7105.090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1004E+018" calcext:value-type="float">
            <text:p>1.706731004E+018</text:p>
          </table:table-cell>
          <table:table-cell table:number-columns-repeated="25"/>
        </table:table-row>
        <table:table-row table:style-name="ro1">
          <table:table-cell office:value-type="float" office:value="1.70671300925036E+018" calcext:value-type="float">
            <text:p>1.70671300925036E+018</text:p>
          </table:table-cell>
          <table:table-cell office:value-type="float" office:value="400" calcext:value-type="float">
            <text:p>400</text:p>
          </table:table-cell>
          <table:table-cell office:value-type="float" office:value="1.70671300923852E+018" calcext:value-type="float">
            <text:p>1.70671300923852E+018</text:p>
          </table:table-cell>
          <table:table-cell/>
          <table:table-cell office:value-type="float" office:value="42.0057708333333" calcext:value-type="float">
            <text:p>42.00577083</text:p>
          </table:table-cell>
          <table:table-cell office:value-type="float" office:value="-71.0848351666667" calcext:value-type="float">
            <text:p>-71.084835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465959964" calcext:value-type="float">
            <text:p>327350.465959964</text:p>
          </table:table-cell>
          <table:table-cell office:value-type="float" office:value="4652519.50035205" calcext:value-type="float">
            <text:p>4652519.50035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5" calcext:value-type="float">
            <text:p>145645</text:p>
          </table:table-cell>
          <table:table-cell office:value-type="float" office:value="4220.34625" calcext:value-type="float">
            <text:p>4220.34625</text:p>
          </table:table-cell>
          <table:table-cell office:value-type="string" calcext:value-type="string">
            <text:p>N</text:p>
          </table:table-cell>
          <table:table-cell office:value-type="float" office:value="7105.09011" calcext:value-type="float">
            <text:p>7105.090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5</text:p>
          </table:table-cell>
        </table:table-row>
        <table:table-row table:style-name="ro1">
          <table:table-cell/>
          <table:table-cell office:value-type="float" office:value="1.706731005E+018" calcext:value-type="float">
            <text:p>1.706731005E+018</text:p>
          </table:table-cell>
          <table:table-cell table:number-columns-repeated="25"/>
        </table:table-row>
        <table:table-row table:style-name="ro1">
          <table:table-cell office:value-type="float" office:value="1.70671301025098E+018" calcext:value-type="float">
            <text:p>1.70671301025098E+018</text:p>
          </table:table-cell>
          <table:table-cell office:value-type="float" office:value="401" calcext:value-type="float">
            <text:p>401</text:p>
          </table:table-cell>
          <table:table-cell office:value-type="float" office:value="1.70671301024652E+018" calcext:value-type="float">
            <text:p>1.70671301024652E+018</text:p>
          </table:table-cell>
          <table:table-cell/>
          <table:table-cell office:value-type="float" office:value="42.0057701666667" calcext:value-type="float">
            <text:p>42.00577017</text:p>
          </table:table-cell>
          <table:table-cell office:value-type="float" office:value="-71.0848358333333" calcext:value-type="float">
            <text:p>-71.08483583333</text:p>
          </table:table-cell>
          <table:table-cell office:value-type="float" office:value="0" calcext:value-type="float">
            <text:p>0</text:p>
          </table:table-cell>
          <table:table-cell office:value-type="float" office:value="327350.408945989" calcext:value-type="float">
            <text:p>327350.408945989</text:p>
          </table:table-cell>
          <table:table-cell office:value-type="float" office:value="4652519.42767254" calcext:value-type="float">
            <text:p>4652519.427672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6" calcext:value-type="float">
            <text:p>145646</text:p>
          </table:table-cell>
          <table:table-cell office:value-type="float" office:value="4220.34621" calcext:value-type="float">
            <text:p>4220.34621</text:p>
          </table:table-cell>
          <table:table-cell office:value-type="string" calcext:value-type="string">
            <text:p>N</text:p>
          </table:table-cell>
          <table:table-cell office:value-type="float" office:value="7105.09015" calcext:value-type="float">
            <text:p>7105.090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7</text:p>
          </table:table-cell>
        </table:table-row>
        <table:table-row table:style-name="ro1">
          <table:table-cell/>
          <table:table-cell office:value-type="float" office:value="1.706731006E+018" calcext:value-type="float">
            <text:p>1.706731006E+018</text:p>
          </table:table-cell>
          <table:table-cell table:number-columns-repeated="25"/>
        </table:table-row>
        <table:table-row table:style-name="ro1">
          <table:table-cell office:value-type="float" office:value="1.70671301125878E+018" calcext:value-type="float">
            <text:p>1.70671301125878E+018</text:p>
          </table:table-cell>
          <table:table-cell office:value-type="float" office:value="402" calcext:value-type="float">
            <text:p>402</text:p>
          </table:table-cell>
          <table:table-cell office:value-type="float" office:value="1.70671301125433E+018" calcext:value-type="float">
            <text:p>1.70671301125433E+018</text:p>
          </table:table-cell>
          <table:table-cell/>
          <table:table-cell office:value-type="float" office:value="42.0057695" calcext:value-type="float">
            <text:p>42.00576950</text:p>
          </table:table-cell>
          <table:table-cell office:value-type="float" office:value="-71.0848366666667" calcext:value-type="float">
            <text:p>-71.084836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338129357" calcext:value-type="float">
            <text:p>327350.338129357</text:p>
          </table:table-cell>
          <table:table-cell office:value-type="float" office:value="4652519.35532929" calcext:value-type="float">
            <text:p>4652519.355329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7" calcext:value-type="float">
            <text:p>145647</text:p>
          </table:table-cell>
          <table:table-cell office:value-type="float" office:value="4220.34617" calcext:value-type="float">
            <text:p>4220.34617</text:p>
          </table:table-cell>
          <table:table-cell office:value-type="string" calcext:value-type="string">
            <text:p>N</text:p>
          </table:table-cell>
          <table:table-cell office:value-type="float" office:value="7105.0902" calcext:value-type="float">
            <text:p>7105.09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1007E+018" calcext:value-type="float">
            <text:p>1.706731007E+018</text:p>
          </table:table-cell>
          <table:table-cell table:number-columns-repeated="25"/>
        </table:table-row>
        <table:table-row table:style-name="ro1">
          <table:table-cell office:value-type="float" office:value="1.70671301226683E+018" calcext:value-type="float">
            <text:p>1.70671301226683E+018</text:p>
          </table:table-cell>
          <table:table-cell office:value-type="float" office:value="403" calcext:value-type="float">
            <text:p>403</text:p>
          </table:table-cell>
          <table:table-cell office:value-type="float" office:value="1.70671301226232E+018" calcext:value-type="float">
            <text:p>1.70671301226232E+018</text:p>
          </table:table-cell>
          <table:table-cell/>
          <table:table-cell office:value-type="float" office:value="42.0057693333333" calcext:value-type="float">
            <text:p>42.00576933</text:p>
          </table:table-cell>
          <table:table-cell office:value-type="float" office:value="-71.0848376666667" calcext:value-type="float">
            <text:p>-71.084837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254862564" calcext:value-type="float">
            <text:p>327350.254862564</text:p>
          </table:table-cell>
          <table:table-cell office:value-type="float" office:value="4652519.33884068" calcext:value-type="float">
            <text:p>4652519.338840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8" calcext:value-type="float">
            <text:p>145648</text:p>
          </table:table-cell>
          <table:table-cell office:value-type="float" office:value="4220.34616" calcext:value-type="float">
            <text:p>4220.34616</text:p>
          </table:table-cell>
          <table:table-cell office:value-type="string" calcext:value-type="string">
            <text:p>N</text:p>
          </table:table-cell>
          <table:table-cell office:value-type="float" office:value="7105.09026" calcext:value-type="float">
            <text:p>7105.090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D</text:p>
          </table:table-cell>
        </table:table-row>
        <table:table-row table:style-name="ro1">
          <table:table-cell/>
          <table:table-cell office:value-type="float" office:value="1.706731008E+018" calcext:value-type="float">
            <text:p>1.706731008E+018</text:p>
          </table:table-cell>
          <table:table-cell table:number-columns-repeated="25"/>
        </table:table-row>
        <table:table-row table:style-name="ro1">
          <table:table-cell office:value-type="float" office:value="1.70671301327193E+018" calcext:value-type="float">
            <text:p>1.70671301327193E+018</text:p>
          </table:table-cell>
          <table:table-cell office:value-type="float" office:value="404" calcext:value-type="float">
            <text:p>404</text:p>
          </table:table-cell>
          <table:table-cell office:value-type="float" office:value="1.70671301326927E+018" calcext:value-type="float">
            <text:p>1.70671301326927E+018</text:p>
          </table:table-cell>
          <table:table-cell/>
          <table:table-cell office:value-type="float" office:value="42.0057695" calcext:value-type="float">
            <text:p>42.00576950</text:p>
          </table:table-cell>
          <table:table-cell office:value-type="float" office:value="-71.0848386666667" calcext:value-type="float">
            <text:p>-71.084838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172497445" calcext:value-type="float">
            <text:p>327350.172497445</text:p>
          </table:table-cell>
          <table:table-cell office:value-type="float" office:value="4652519.35936432" calcext:value-type="float">
            <text:p>4652519.359364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49" calcext:value-type="float">
            <text:p>145649</text:p>
          </table:table-cell>
          <table:table-cell office:value-type="float" office:value="4220.34617" calcext:value-type="float">
            <text:p>4220.34617</text:p>
          </table:table-cell>
          <table:table-cell office:value-type="string" calcext:value-type="string">
            <text:p>N</text:p>
          </table:table-cell>
          <table:table-cell office:value-type="float" office:value="7105.09032" calcext:value-type="float">
            <text:p>7105.0903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1009E+018" calcext:value-type="float">
            <text:p>1.706731009E+018</text:p>
          </table:table-cell>
          <table:table-cell table:number-columns-repeated="25"/>
        </table:table-row>
        <table:table-row table:style-name="ro1">
          <table:table-cell office:value-type="float" office:value="1.70671301428899E+018" calcext:value-type="float">
            <text:p>1.70671301428899E+018</text:p>
          </table:table-cell>
          <table:table-cell office:value-type="float" office:value="405" calcext:value-type="float">
            <text:p>405</text:p>
          </table:table-cell>
          <table:table-cell office:value-type="float" office:value="1.70671301427712E+018" calcext:value-type="float">
            <text:p>1.70671301427712E+018</text:p>
          </table:table-cell>
          <table:table-cell/>
          <table:table-cell office:value-type="float" office:value="42.0057691666667" calcext:value-type="float">
            <text:p>42.00576917</text:p>
          </table:table-cell>
          <table:table-cell office:value-type="float" office:value="-71.0848405" calcext:value-type="float">
            <text:p>-71.08484050000</text:p>
          </table:table-cell>
          <table:table-cell office:value-type="float" office:value="0" calcext:value-type="float">
            <text:p>0</text:p>
          </table:table-cell>
          <table:table-cell office:value-type="float" office:value="327350.019766522" calcext:value-type="float">
            <text:p>327350.019766522</text:p>
          </table:table-cell>
          <table:table-cell office:value-type="float" office:value="4652519.32605084" calcext:value-type="float">
            <text:p>4652519.326050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650" calcext:value-type="float">
            <text:p>145650</text:p>
          </table:table-cell>
          <table:table-cell office:value-type="float" office:value="4220.34615" calcext:value-type="float">
            <text:p>4220.34615</text:p>
          </table:table-cell>
          <table:table-cell office:value-type="string" calcext:value-type="string">
            <text:p>N</text:p>
          </table:table-cell>
          <table:table-cell office:value-type="float" office:value="7105.09043" calcext:value-type="float">
            <text:p>7105.0904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101E+018" calcext:value-type="float">
            <text:p>1.70673101E+018</text:p>
          </table:table-cell>
          <table:table-cell table:number-columns-repeated="25"/>
        </table:table-row>
        <table:table-row table:style-name="ro1">
          <table:table-cell office:value-type="float" office:value="1.70671301528947E+018" calcext:value-type="float">
            <text:p>1.70671301528947E+018</text:p>
          </table:table-cell>
          <table:table-cell office:value-type="float" office:value="406" calcext:value-type="float">
            <text:p>406</text:p>
          </table:table-cell>
          <table:table-cell office:value-type="float" office:value="1.70671301528506E+018" calcext:value-type="float">
            <text:p>1.70671301528506E+018</text:p>
          </table:table-cell>
          <table:table-cell/>
          <table:table-cell office:value-type="float" office:value="42.0057695" calcext:value-type="float">
            <text:p>42.00576950</text:p>
          </table:table-cell>
          <table:table-cell office:value-type="float" office:value="-71.0848433333333" calcext:value-type="float">
            <text:p>-71.08484333333</text:p>
          </table:table-cell>
          <table:table-cell office:value-type="float" office:value="0" calcext:value-type="float">
            <text:p>0</text:p>
          </table:table-cell>
          <table:table-cell office:value-type="float" office:value="327349.786022988" calcext:value-type="float">
            <text:p>327349.786022988</text:p>
          </table:table-cell>
          <table:table-cell office:value-type="float" office:value="4652519.36877939" calcext:value-type="float">
            <text:p>4652519.368779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1" calcext:value-type="float">
            <text:p>145651</text:p>
          </table:table-cell>
          <table:table-cell office:value-type="float" office:value="4220.34617" calcext:value-type="float">
            <text:p>4220.34617</text:p>
          </table:table-cell>
          <table:table-cell office:value-type="string" calcext:value-type="string">
            <text:p>N</text:p>
          </table:table-cell>
          <table:table-cell office:value-type="float" office:value="7105.0906" calcext:value-type="float">
            <text:p>7105.090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7</text:p>
          </table:table-cell>
        </table:table-row>
        <table:table-row table:style-name="ro1">
          <table:table-cell/>
          <table:table-cell office:value-type="float" office:value="1.706731011E+018" calcext:value-type="float">
            <text:p>1.706731011E+018</text:p>
          </table:table-cell>
          <table:table-cell table:number-columns-repeated="25"/>
        </table:table-row>
        <table:table-row table:style-name="ro1">
          <table:table-cell office:value-type="float" office:value="1.70671301629528E+018" calcext:value-type="float">
            <text:p>1.70671301629528E+018</text:p>
          </table:table-cell>
          <table:table-cell office:value-type="float" office:value="407" calcext:value-type="float">
            <text:p>407</text:p>
          </table:table-cell>
          <table:table-cell office:value-type="float" office:value="1.70671301629233E+018" calcext:value-type="float">
            <text:p>1.70671301629233E+018</text:p>
          </table:table-cell>
          <table:table-cell/>
          <table:table-cell office:value-type="float" office:value="42.0057725" calcext:value-type="float">
            <text:p>42.00577250</text:p>
          </table:table-cell>
          <table:table-cell office:value-type="float" office:value="-71.0848423333333" calcext:value-type="float">
            <text:p>-71.08484233333</text:p>
          </table:table-cell>
          <table:table-cell office:value-type="float" office:value="0" calcext:value-type="float">
            <text:p>0</text:p>
          </table:table-cell>
          <table:table-cell office:value-type="float" office:value="327349.87695399" calcext:value-type="float">
            <text:p>327349.87695399</text:p>
          </table:table-cell>
          <table:table-cell office:value-type="float" office:value="4652519.69987216" calcext:value-type="float">
            <text:p>4652519.699872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2" calcext:value-type="float">
            <text:p>145652</text:p>
          </table:table-cell>
          <table:table-cell office:value-type="float" office:value="4220.34635" calcext:value-type="float">
            <text:p>4220.34635</text:p>
          </table:table-cell>
          <table:table-cell office:value-type="string" calcext:value-type="string">
            <text:p>N</text:p>
          </table:table-cell>
          <table:table-cell office:value-type="float" office:value="7105.09054" calcext:value-type="float">
            <text:p>7105.0905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1012E+018" calcext:value-type="float">
            <text:p>1.706731012E+018</text:p>
          </table:table-cell>
          <table:table-cell table:number-columns-repeated="25"/>
        </table:table-row>
        <table:table-row table:style-name="ro1">
          <table:table-cell office:value-type="float" office:value="1.70671301730467E+018" calcext:value-type="float">
            <text:p>1.70671301730467E+018</text:p>
          </table:table-cell>
          <table:table-cell office:value-type="float" office:value="408" calcext:value-type="float">
            <text:p>408</text:p>
          </table:table-cell>
          <table:table-cell office:value-type="float" office:value="1.70671301730025E+018" calcext:value-type="float">
            <text:p>1.70671301730025E+018</text:p>
          </table:table-cell>
          <table:table-cell/>
          <table:table-cell office:value-type="float" office:value="42.0057776666667" calcext:value-type="float">
            <text:p>42.00577767</text:p>
          </table:table-cell>
          <table:table-cell office:value-type="float" office:value="-71.0848458333333" calcext:value-type="float">
            <text:p>-71.084845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601074099" calcext:value-type="float">
            <text:p>327349.601074099</text:p>
          </table:table-cell>
          <table:table-cell office:value-type="float" office:value="4652520.28062342" calcext:value-type="float">
            <text:p>4652520.280623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3" calcext:value-type="float">
            <text:p>145653</text:p>
          </table:table-cell>
          <table:table-cell office:value-type="float" office:value="4220.34666" calcext:value-type="float">
            <text:p>4220.34666</text:p>
          </table:table-cell>
          <table:table-cell office:value-type="string" calcext:value-type="string">
            <text:p>N</text:p>
          </table:table-cell>
          <table:table-cell office:value-type="float" office:value="7105.09075" calcext:value-type="float">
            <text:p>7105.090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1013E+018" calcext:value-type="float">
            <text:p>1.706731013E+018</text:p>
          </table:table-cell>
          <table:table-cell table:number-columns-repeated="25"/>
        </table:table-row>
        <table:table-row table:style-name="ro1">
          <table:table-cell office:value-type="float" office:value="1.70671301831281E+018" calcext:value-type="float">
            <text:p>1.70671301831281E+018</text:p>
          </table:table-cell>
          <table:table-cell office:value-type="float" office:value="409" calcext:value-type="float">
            <text:p>409</text:p>
          </table:table-cell>
          <table:table-cell office:value-type="float" office:value="1.7067130183083E+018" calcext:value-type="float">
            <text:p>1.7067130183083E+018</text:p>
          </table:table-cell>
          <table:table-cell/>
          <table:table-cell office:value-type="float" office:value="42.0057805" calcext:value-type="float">
            <text:p>42.00578050</text:p>
          </table:table-cell>
          <table:table-cell office:value-type="float" office:value="-71.0848458333333" calcext:value-type="float">
            <text:p>-71.084845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608738323" calcext:value-type="float">
            <text:p>327349.608738323</text:p>
          </table:table-cell>
          <table:table-cell office:value-type="float" office:value="4652520.59522758" calcext:value-type="float">
            <text:p>4652520.595227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4" calcext:value-type="float">
            <text:p>145654</text:p>
          </table:table-cell>
          <table:table-cell office:value-type="float" office:value="4220.34683" calcext:value-type="float">
            <text:p>4220.34683</text:p>
          </table:table-cell>
          <table:table-cell office:value-type="string" calcext:value-type="string">
            <text:p>N</text:p>
          </table:table-cell>
          <table:table-cell office:value-type="float" office:value="7105.09075" calcext:value-type="float">
            <text:p>7105.090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A</text:p>
          </table:table-cell>
        </table:table-row>
        <table:table-row table:style-name="ro1">
          <table:table-cell/>
          <table:table-cell office:value-type="float" office:value="1.706731014E+018" calcext:value-type="float">
            <text:p>1.706731014E+018</text:p>
          </table:table-cell>
          <table:table-cell table:number-columns-repeated="25"/>
        </table:table-row>
        <table:table-row table:style-name="ro1">
          <table:table-cell office:value-type="float" office:value="1.70671301932615E+018" calcext:value-type="float">
            <text:p>1.70671301932615E+018</text:p>
          </table:table-cell>
          <table:table-cell office:value-type="float" office:value="410" calcext:value-type="float">
            <text:p>410</text:p>
          </table:table-cell>
          <table:table-cell office:value-type="float" office:value="1.70671301931526E+018" calcext:value-type="float">
            <text:p>1.70671301931526E+018</text:p>
          </table:table-cell>
          <table:table-cell/>
          <table:table-cell office:value-type="float" office:value="42.0057806666667" calcext:value-type="float">
            <text:p>42.00578067</text:p>
          </table:table-cell>
          <table:table-cell office:value-type="float" office:value="-71.0848458333333" calcext:value-type="float">
            <text:p>-71.084845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60918916" calcext:value-type="float">
            <text:p>327349.60918916</text:p>
          </table:table-cell>
          <table:table-cell office:value-type="float" office:value="4652520.61373371" calcext:value-type="float">
            <text:p>4652520.613733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5" calcext:value-type="float">
            <text:p>145655</text:p>
          </table:table-cell>
          <table:table-cell office:value-type="float" office:value="4220.34684" calcext:value-type="float">
            <text:p>4220.34684</text:p>
          </table:table-cell>
          <table:table-cell office:value-type="string" calcext:value-type="string">
            <text:p>N</text:p>
          </table:table-cell>
          <table:table-cell office:value-type="float" office:value="7105.09075" calcext:value-type="float">
            <text:p>7105.090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E</text:p>
          </table:table-cell>
        </table:table-row>
        <table:table-row table:style-name="ro1">
          <table:table-cell/>
          <table:table-cell office:value-type="float" office:value="1.706731015E+018" calcext:value-type="float">
            <text:p>1.706731015E+018</text:p>
          </table:table-cell>
          <table:table-cell table:number-columns-repeated="25"/>
        </table:table-row>
        <table:table-row table:style-name="ro1">
          <table:table-cell office:value-type="float" office:value="1.70671302032769E+018" calcext:value-type="float">
            <text:p>1.70671302032769E+018</text:p>
          </table:table-cell>
          <table:table-cell office:value-type="float" office:value="411" calcext:value-type="float">
            <text:p>411</text:p>
          </table:table-cell>
          <table:table-cell office:value-type="float" office:value="1.70671302032322E+018" calcext:value-type="float">
            <text:p>1.70671302032322E+018</text:p>
          </table:table-cell>
          <table:table-cell/>
          <table:table-cell office:value-type="float" office:value="42.005784" calcext:value-type="float">
            <text:p>42.00578400</text:p>
          </table:table-cell>
          <table:table-cell office:value-type="float" office:value="-71.0848478333333" calcext:value-type="float">
            <text:p>-71.084847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452574022" calcext:value-type="float">
            <text:p>327349.452574022</text:p>
          </table:table-cell>
          <table:table-cell office:value-type="float" office:value="4652520.98789129" calcext:value-type="float">
            <text:p>4652520.98789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6" calcext:value-type="float">
            <text:p>145656</text:p>
          </table:table-cell>
          <table:table-cell office:value-type="float" office:value="4220.34704" calcext:value-type="float">
            <text:p>4220.34704</text:p>
          </table:table-cell>
          <table:table-cell office:value-type="string" calcext:value-type="string">
            <text:p>N</text:p>
          </table:table-cell>
          <table:table-cell office:value-type="float" office:value="7105.09087" calcext:value-type="float">
            <text:p>7105.0908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1016E+018" calcext:value-type="float">
            <text:p>1.706731016E+018</text:p>
          </table:table-cell>
          <table:table-cell table:number-columns-repeated="25"/>
        </table:table-row>
        <table:table-row table:style-name="ro1">
          <table:table-cell office:value-type="float" office:value="1.70671302133559E+018" calcext:value-type="float">
            <text:p>1.70671302133559E+018</text:p>
          </table:table-cell>
          <table:table-cell office:value-type="float" office:value="412" calcext:value-type="float">
            <text:p>412</text:p>
          </table:table-cell>
          <table:table-cell office:value-type="float" office:value="1.7067130213312E+018" calcext:value-type="float">
            <text:p>1.7067130213312E+018</text:p>
          </table:table-cell>
          <table:table-cell/>
          <table:table-cell office:value-type="float" office:value="42.3391216666667" calcext:value-type="float">
            <text:p>42.33912167</text:p>
          </table:table-cell>
          <table:table-cell office:value-type="float" office:value="-71.0848511666667" calcext:value-type="float">
            <text:p>-71.08485116667</text:p>
          </table:table-cell>
          <table:table-cell office:value-type="float" office:value="0" calcext:value-type="float">
            <text:p>0</text:p>
          </table:table-cell>
          <table:table-cell office:value-type="float" office:value="328253.794420942" calcext:value-type="float">
            <text:p>328253.794420942</text:p>
          </table:table-cell>
          <table:table-cell office:value-type="float" office:value="4689534.6668705" calcext:value-type="float">
            <text:p>4689534.66687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7" calcext:value-type="float">
            <text:p>145657</text:p>
          </table:table-cell>
          <table:table-cell office:value-type="float" office:value="4220.3473" calcext:value-type="float">
            <text:p>4220.3473</text:p>
          </table:table-cell>
          <table:table-cell office:value-type="string" calcext:value-type="string">
            <text:p>N</text:p>
          </table:table-cell>
          <table:table-cell office:value-type="float" office:value="7105.09107" calcext:value-type="float">
            <text:p>7105.091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1017E+018" calcext:value-type="float">
            <text:p>1.706731017E+018</text:p>
          </table:table-cell>
          <table:table-cell table:number-columns-repeated="25"/>
        </table:table-row>
        <table:table-row table:style-name="ro1">
          <table:table-cell office:value-type="float" office:value="1.70671302234084E+018" calcext:value-type="float">
            <text:p>1.70671302234084E+018</text:p>
          </table:table-cell>
          <table:table-cell office:value-type="float" office:value="413" calcext:value-type="float">
            <text:p>413</text:p>
          </table:table-cell>
          <table:table-cell office:value-type="float" office:value="1.70671302233796E+018" calcext:value-type="float">
            <text:p>1.70671302233796E+018</text:p>
          </table:table-cell>
          <table:table-cell/>
          <table:table-cell office:value-type="float" office:value="42.0057911666667" calcext:value-type="float">
            <text:p>42.00579117</text:p>
          </table:table-cell>
          <table:table-cell office:value-type="float" office:value="-71.084854" calcext:value-type="float">
            <text:p>-71.084854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961261806" calcext:value-type="float">
            <text:p>327348.961261806</text:p>
          </table:table-cell>
          <table:table-cell office:value-type="float" office:value="4652521.79609617" calcext:value-type="float">
            <text:p>4652521.796096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8" calcext:value-type="float">
            <text:p>145658</text:p>
          </table:table-cell>
          <table:table-cell office:value-type="float" office:value="4220.34747" calcext:value-type="float">
            <text:p>4220.34747</text:p>
          </table:table-cell>
          <table:table-cell office:value-type="string" calcext:value-type="string">
            <text:p>N</text:p>
          </table:table-cell>
          <table:table-cell office:value-type="float" office:value="7105.09124" calcext:value-type="float">
            <text:p>7105.0912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F</text:p>
          </table:table-cell>
        </table:table-row>
        <table:table-row table:style-name="ro1">
          <table:table-cell/>
          <table:table-cell office:value-type="float" office:value="1.706731018E+018" calcext:value-type="float">
            <text:p>1.706731018E+018</text:p>
          </table:table-cell>
          <table:table-cell table:number-columns-repeated="25"/>
        </table:table-row>
        <table:table-row table:style-name="ro1">
          <table:table-cell office:value-type="float" office:value="1.70671302335052E+018" calcext:value-type="float">
            <text:p>1.70671302335052E+018</text:p>
          </table:table-cell>
          <table:table-cell office:value-type="float" office:value="414" calcext:value-type="float">
            <text:p>414</text:p>
          </table:table-cell>
          <table:table-cell office:value-type="float" office:value="1.70671302334599E+018" calcext:value-type="float">
            <text:p>1.70671302334599E+018</text:p>
          </table:table-cell>
          <table:table-cell/>
          <table:table-cell office:value-type="float" office:value="42.0057925" calcext:value-type="float">
            <text:p>42.00579250</text:p>
          </table:table-cell>
          <table:table-cell office:value-type="float" office:value="-71.0848556666667" calcext:value-type="float">
            <text:p>-71.084855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826841976" calcext:value-type="float">
            <text:p>327348.826841976</text:p>
          </table:table-cell>
          <table:table-cell office:value-type="float" office:value="4652521.94750773" calcext:value-type="float">
            <text:p>4652521.947507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659" calcext:value-type="float">
            <text:p>145659</text:p>
          </table:table-cell>
          <table:table-cell office:value-type="float" office:value="4220.34755" calcext:value-type="float">
            <text:p>4220.34755</text:p>
          </table:table-cell>
          <table:table-cell office:value-type="string" calcext:value-type="string">
            <text:p>N</text:p>
          </table:table-cell>
          <table:table-cell office:value-type="float" office:value="7105.09134" calcext:value-type="float">
            <text:p>7105.091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C</text:p>
          </table:table-cell>
        </table:table-row>
        <table:table-row table:style-name="ro1">
          <table:table-cell/>
          <table:table-cell office:value-type="float" office:value="1.706731019E+018" calcext:value-type="float">
            <text:p>1.706731019E+018</text:p>
          </table:table-cell>
          <table:table-cell table:number-columns-repeated="25"/>
        </table:table-row>
        <table:table-row table:style-name="ro1">
          <table:table-cell office:value-type="float" office:value="1.70671302436589E+018" calcext:value-type="float">
            <text:p>1.70671302436589E+018</text:p>
          </table:table-cell>
          <table:table-cell office:value-type="float" office:value="415" calcext:value-type="float">
            <text:p>415</text:p>
          </table:table-cell>
          <table:table-cell office:value-type="float" office:value="1.70671302435397E+018" calcext:value-type="float">
            <text:p>1.70671302435397E+018</text:p>
          </table:table-cell>
          <table:table-cell/>
          <table:table-cell office:value-type="float" office:value="42.3391266666667" calcext:value-type="float">
            <text:p>42.33912667</text:p>
          </table:table-cell>
          <table:table-cell office:value-type="float" office:value="-71.0848573333333" calcext:value-type="float">
            <text:p>-71.08485733333</text:p>
          </table:table-cell>
          <table:table-cell office:value-type="float" office:value="0" calcext:value-type="float">
            <text:p>0</text:p>
          </table:table-cell>
          <table:table-cell office:value-type="float" office:value="328253.300014129" calcext:value-type="float">
            <text:p>328253.300014129</text:p>
          </table:table-cell>
          <table:table-cell office:value-type="float" office:value="4689535.23453833" calcext:value-type="float">
            <text:p>4689535.234538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0" calcext:value-type="float">
            <text:p>145700</text:p>
          </table:table-cell>
          <table:table-cell office:value-type="float" office:value="4220.3476" calcext:value-type="float">
            <text:p>4220.3476</text:p>
          </table:table-cell>
          <table:table-cell office:value-type="string" calcext:value-type="string">
            <text:p>N</text:p>
          </table:table-cell>
          <table:table-cell office:value-type="float" office:value="7105.09144" calcext:value-type="float">
            <text:p>7105.0914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102E+018" calcext:value-type="float">
            <text:p>1.70673102E+018</text:p>
          </table:table-cell>
          <table:table-cell table:number-columns-repeated="25"/>
        </table:table-row>
        <table:table-row table:style-name="ro1">
          <table:table-cell office:value-type="float" office:value="1.70671302536432E+018" calcext:value-type="float">
            <text:p>1.70671302536432E+018</text:p>
          </table:table-cell>
          <table:table-cell office:value-type="float" office:value="416" calcext:value-type="float">
            <text:p>416</text:p>
          </table:table-cell>
          <table:table-cell office:value-type="float" office:value="1.70671302536158E+018" calcext:value-type="float">
            <text:p>1.70671302536158E+018</text:p>
          </table:table-cell>
          <table:table-cell/>
          <table:table-cell office:value-type="float" office:value="42.0057948333333" calcext:value-type="float">
            <text:p>42.00579483</text:p>
          </table:table-cell>
          <table:table-cell office:value-type="float" office:value="-71.0848593333333" calcext:value-type="float">
            <text:p>-71.084859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529495338" calcext:value-type="float">
            <text:p>327348.529495338</text:p>
          </table:table-cell>
          <table:table-cell office:value-type="float" office:value="4652522.21399113" calcext:value-type="float">
            <text:p>4652522.21399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1" calcext:value-type="float">
            <text:p>145701</text:p>
          </table:table-cell>
          <table:table-cell office:value-type="float" office:value="4220.34769" calcext:value-type="float">
            <text:p>4220.34769</text:p>
          </table:table-cell>
          <table:table-cell office:value-type="string" calcext:value-type="string">
            <text:p>N</text:p>
          </table:table-cell>
          <table:table-cell office:value-type="float" office:value="7105.09156" calcext:value-type="float">
            <text:p>7105.0915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F</text:p>
          </table:table-cell>
        </table:table-row>
        <table:table-row table:style-name="ro1">
          <table:table-cell/>
          <table:table-cell office:value-type="float" office:value="1.706731021E+018" calcext:value-type="float">
            <text:p>1.706731021E+018</text:p>
          </table:table-cell>
          <table:table-cell table:number-columns-repeated="25"/>
        </table:table-row>
        <table:table-row table:style-name="ro1">
          <table:table-cell office:value-type="float" office:value="1.70671302637444E+018" calcext:value-type="float">
            <text:p>1.70671302637444E+018</text:p>
          </table:table-cell>
          <table:table-cell office:value-type="float" office:value="417" calcext:value-type="float">
            <text:p>417</text:p>
          </table:table-cell>
          <table:table-cell office:value-type="float" office:value="1.70671302637013E+018" calcext:value-type="float">
            <text:p>1.70671302637013E+018</text:p>
          </table:table-cell>
          <table:table-cell/>
          <table:table-cell office:value-type="float" office:value="42.0057973333333" calcext:value-type="float">
            <text:p>42.00579733</text:p>
          </table:table-cell>
          <table:table-cell office:value-type="float" office:value="-71.0848613333333" calcext:value-type="float">
            <text:p>-71.084861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70626096" calcext:value-type="float">
            <text:p>327348.370626096</text:p>
          </table:table-cell>
          <table:table-cell office:value-type="float" office:value="4652522.49561811" calcext:value-type="float">
            <text:p>4652522.495618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2" calcext:value-type="float">
            <text:p>145702</text:p>
          </table:table-cell>
          <table:table-cell office:value-type="float" office:value="4220.34784" calcext:value-type="float">
            <text:p>4220.34784</text:p>
          </table:table-cell>
          <table:table-cell office:value-type="string" calcext:value-type="string">
            <text:p>N</text:p>
          </table:table-cell>
          <table:table-cell office:value-type="float" office:value="7105.09168" calcext:value-type="float">
            <text:p>7105.0916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3</text:p>
          </table:table-cell>
        </table:table-row>
        <table:table-row table:style-name="ro1">
          <table:table-cell/>
          <table:table-cell office:value-type="float" office:value="1.706731022E+018" calcext:value-type="float">
            <text:p>1.706731022E+018</text:p>
          </table:table-cell>
          <table:table-cell table:number-columns-repeated="25"/>
        </table:table-row>
        <table:table-row table:style-name="ro1">
          <table:table-cell office:value-type="float" office:value="1.70671302738255E+018" calcext:value-type="float">
            <text:p>1.70671302738255E+018</text:p>
          </table:table-cell>
          <table:table-cell office:value-type="float" office:value="418" calcext:value-type="float">
            <text:p>418</text:p>
          </table:table-cell>
          <table:table-cell office:value-type="float" office:value="1.70671302737798E+018" calcext:value-type="float">
            <text:p>1.70671302737798E+018</text:p>
          </table:table-cell>
          <table:table-cell/>
          <table:table-cell office:value-type="float" office:value="42.0058001666667" calcext:value-type="float">
            <text:p>42.00580017</text:p>
          </table:table-cell>
          <table:table-cell office:value-type="float" office:value="-71.0848635" calcext:value-type="float">
            <text:p>-71.084863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198855899" calcext:value-type="float">
            <text:p>327348.198855899</text:p>
          </table:table-cell>
          <table:table-cell office:value-type="float" office:value="4652522.8145936" calcext:value-type="float">
            <text:p>4652522.81459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3" calcext:value-type="float">
            <text:p>145703</text:p>
          </table:table-cell>
          <table:table-cell office:value-type="float" office:value="4220.34801" calcext:value-type="float">
            <text:p>4220.34801</text:p>
          </table:table-cell>
          <table:table-cell office:value-type="string" calcext:value-type="string">
            <text:p>N</text:p>
          </table:table-cell>
          <table:table-cell office:value-type="float" office:value="7105.09181" calcext:value-type="float">
            <text:p>7105.0918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6</text:p>
          </table:table-cell>
        </table:table-row>
        <table:table-row table:style-name="ro1">
          <table:table-cell/>
          <table:table-cell office:value-type="float" office:value="1.706731023E+018" calcext:value-type="float">
            <text:p>1.706731023E+018</text:p>
          </table:table-cell>
          <table:table-cell table:number-columns-repeated="25"/>
        </table:table-row>
        <table:table-row table:style-name="ro1">
          <table:table-cell office:value-type="float" office:value="1.70671302838768E+018" calcext:value-type="float">
            <text:p>1.70671302838768E+018</text:p>
          </table:table-cell>
          <table:table-cell office:value-type="float" office:value="419" calcext:value-type="float">
            <text:p>419</text:p>
          </table:table-cell>
          <table:table-cell office:value-type="float" office:value="1.70671302838491E+018" calcext:value-type="float">
            <text:p>1.70671302838491E+018</text:p>
          </table:table-cell>
          <table:table-cell/>
          <table:table-cell office:value-type="float" office:value="42.339135" calcext:value-type="float">
            <text:p>42.33913500</text:p>
          </table:table-cell>
          <table:table-cell office:value-type="float" office:value="-71.084865" calcext:value-type="float">
            <text:p>-71.08486500000</text:p>
          </table:table-cell>
          <table:table-cell office:value-type="float" office:value="0" calcext:value-type="float">
            <text:p>0</text:p>
          </table:table-cell>
          <table:table-cell office:value-type="float" office:value="328252.691110406" calcext:value-type="float">
            <text:p>328252.691110406</text:p>
          </table:table-cell>
          <table:table-cell office:value-type="float" office:value="4689536.17537731" calcext:value-type="float">
            <text:p>4689536.17537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4" calcext:value-type="float">
            <text:p>145704</text:p>
          </table:table-cell>
          <table:table-cell office:value-type="float" office:value="4220.3481" calcext:value-type="float">
            <text:p>4220.3481</text:p>
          </table:table-cell>
          <table:table-cell office:value-type="string" calcext:value-type="string">
            <text:p>N</text:p>
          </table:table-cell>
          <table:table-cell office:value-type="float" office:value="7105.0919" calcext:value-type="float">
            <text:p>7105.09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6</text:p>
          </table:table-cell>
        </table:table-row>
        <table:table-row table:style-name="ro1">
          <table:table-cell/>
          <table:table-cell office:value-type="float" office:value="1.706731024E+018" calcext:value-type="float">
            <text:p>1.706731024E+018</text:p>
          </table:table-cell>
          <table:table-cell table:number-columns-repeated="25"/>
        </table:table-row>
        <table:table-row table:style-name="ro1">
          <table:table-cell office:value-type="float" office:value="1.70671302939735E+018" calcext:value-type="float">
            <text:p>1.70671302939735E+018</text:p>
          </table:table-cell>
          <table:table-cell office:value-type="float" office:value="420" calcext:value-type="float">
            <text:p>420</text:p>
          </table:table-cell>
          <table:table-cell office:value-type="float" office:value="1.70671302939285E+018" calcext:value-type="float">
            <text:p>1.70671302939285E+018</text:p>
          </table:table-cell>
          <table:table-cell/>
          <table:table-cell office:value-type="float" office:value="42.0058041666667" calcext:value-type="float">
            <text:p>42.00580417</text:p>
          </table:table-cell>
          <table:table-cell office:value-type="float" office:value="-71.0848665" calcext:value-type="float">
            <text:p>-71.084866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961228346" calcext:value-type="float">
            <text:p>327347.961228346</text:p>
          </table:table-cell>
          <table:table-cell office:value-type="float" office:value="4652523.26479327" calcext:value-type="float">
            <text:p>4652523.264793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5" calcext:value-type="float">
            <text:p>145705</text:p>
          </table:table-cell>
          <table:table-cell office:value-type="float" office:value="4220.34825" calcext:value-type="float">
            <text:p>4220.34825</text:p>
          </table:table-cell>
          <table:table-cell office:value-type="string" calcext:value-type="string">
            <text:p>N</text:p>
          </table:table-cell>
          <table:table-cell office:value-type="float" office:value="7105.09199" calcext:value-type="float">
            <text:p>7105.0919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1025E+018" calcext:value-type="float">
            <text:p>1.706731025E+018</text:p>
          </table:table-cell>
          <table:table-cell table:number-columns-repeated="25"/>
        </table:table-row>
        <table:table-row table:style-name="ro1">
          <table:table-cell office:value-type="float" office:value="1.70671303040527E+018" calcext:value-type="float">
            <text:p>1.70671303040527E+018</text:p>
          </table:table-cell>
          <table:table-cell office:value-type="float" office:value="421" calcext:value-type="float">
            <text:p>421</text:p>
          </table:table-cell>
          <table:table-cell office:value-type="float" office:value="1.7067130304008E+018" calcext:value-type="float">
            <text:p>1.7067130304008E+018</text:p>
          </table:table-cell>
          <table:table-cell/>
          <table:table-cell office:value-type="float" office:value="42.0058051666667" calcext:value-type="float">
            <text:p>42.00580517</text:p>
          </table:table-cell>
          <table:table-cell office:value-type="float" office:value="-71.0848675" calcext:value-type="float">
            <text:p>-71.084867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881117488" calcext:value-type="float">
            <text:p>327347.881117488</text:p>
          </table:table-cell>
          <table:table-cell office:value-type="float" office:value="4652523.37784757" calcext:value-type="float">
            <text:p>4652523.377847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6" calcext:value-type="float">
            <text:p>145706</text:p>
          </table:table-cell>
          <table:table-cell office:value-type="float" office:value="4220.34831" calcext:value-type="float">
            <text:p>4220.34831</text:p>
          </table:table-cell>
          <table:table-cell office:value-type="string" calcext:value-type="string">
            <text:p>N</text:p>
          </table:table-cell>
          <table:table-cell office:value-type="float" office:value="7105.09205" calcext:value-type="float">
            <text:p>7105.092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1026E+018" calcext:value-type="float">
            <text:p>1.706731026E+018</text:p>
          </table:table-cell>
          <table:table-cell table:number-columns-repeated="25"/>
        </table:table-row>
        <table:table-row table:style-name="ro1">
          <table:table-cell office:value-type="float" office:value="1.70671303141086E+018" calcext:value-type="float">
            <text:p>1.70671303141086E+018</text:p>
          </table:table-cell>
          <table:table-cell office:value-type="float" office:value="422" calcext:value-type="float">
            <text:p>422</text:p>
          </table:table-cell>
          <table:table-cell office:value-type="float" office:value="1.70671303140802E+018" calcext:value-type="float">
            <text:p>1.70671303140802E+018</text:p>
          </table:table-cell>
          <table:table-cell/>
          <table:table-cell office:value-type="float" office:value="42.0058053333333" calcext:value-type="float">
            <text:p>42.00580533</text:p>
          </table:table-cell>
          <table:table-cell office:value-type="float" office:value="-71.0848678333333" calcext:value-type="float">
            <text:p>-71.084867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853963027" calcext:value-type="float">
            <text:p>327347.853963027</text:p>
          </table:table-cell>
          <table:table-cell office:value-type="float" office:value="4652523.39702621" calcext:value-type="float">
            <text:p>4652523.397026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7" calcext:value-type="float">
            <text:p>145707</text:p>
          </table:table-cell>
          <table:table-cell office:value-type="float" office:value="4220.34832" calcext:value-type="float">
            <text:p>4220.34832</text:p>
          </table:table-cell>
          <table:table-cell office:value-type="string" calcext:value-type="string">
            <text:p>N</text:p>
          </table:table-cell>
          <table:table-cell office:value-type="float" office:value="7105.09207" calcext:value-type="float">
            <text:p>7105.092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1027E+018" calcext:value-type="float">
            <text:p>1.706731027E+018</text:p>
          </table:table-cell>
          <table:table-cell table:number-columns-repeated="25"/>
        </table:table-row>
        <table:table-row table:style-name="ro1">
          <table:table-cell office:value-type="float" office:value="1.70671303242056E+018" calcext:value-type="float">
            <text:p>1.70671303242056E+018</text:p>
          </table:table-cell>
          <table:table-cell office:value-type="float" office:value="423" calcext:value-type="float">
            <text:p>423</text:p>
          </table:table-cell>
          <table:table-cell office:value-type="float" office:value="1.70671303241604E+018" calcext:value-type="float">
            <text:p>1.70671303241604E+018</text:p>
          </table:table-cell>
          <table:table-cell/>
          <table:table-cell office:value-type="float" office:value="42.0058055" calcext:value-type="float">
            <text:p>42.00580550</text:p>
          </table:table-cell>
          <table:table-cell office:value-type="float" office:value="-71.0848683333333" calcext:value-type="float">
            <text:p>-71.084868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813005913" calcext:value-type="float">
            <text:p>327347.813005913</text:p>
          </table:table-cell>
          <table:table-cell office:value-type="float" office:value="4652523.41654111" calcext:value-type="float">
            <text:p>4652523.416541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8" calcext:value-type="float">
            <text:p>145708</text:p>
          </table:table-cell>
          <table:table-cell office:value-type="float" office:value="4220.34833" calcext:value-type="float">
            <text:p>4220.34833</text:p>
          </table:table-cell>
          <table:table-cell office:value-type="string" calcext:value-type="string">
            <text:p>N</text:p>
          </table:table-cell>
          <table:table-cell office:value-type="float" office:value="7105.0921" calcext:value-type="float">
            <text:p>7105.092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3</text:p>
          </table:table-cell>
        </table:table-row>
        <table:table-row table:style-name="ro1">
          <table:table-cell/>
          <table:table-cell office:value-type="float" office:value="1.706731028E+018" calcext:value-type="float">
            <text:p>1.706731028E+018</text:p>
          </table:table-cell>
          <table:table-cell table:number-columns-repeated="25"/>
        </table:table-row>
        <table:table-row table:style-name="ro1">
          <table:table-cell office:value-type="float" office:value="1.70671303342866E+018" calcext:value-type="float">
            <text:p>1.70671303342866E+018</text:p>
          </table:table-cell>
          <table:table-cell office:value-type="float" office:value="424" calcext:value-type="float">
            <text:p>424</text:p>
          </table:table-cell>
          <table:table-cell office:value-type="float" office:value="1.70671303342416E+018" calcext:value-type="float">
            <text:p>1.70671303342416E+018</text:p>
          </table:table-cell>
          <table:table-cell/>
          <table:table-cell office:value-type="float" office:value="42.0058053333333" calcext:value-type="float">
            <text:p>42.00580533</text:p>
          </table:table-cell>
          <table:table-cell office:value-type="float" office:value="-71.0848685" calcext:value-type="float">
            <text:p>-71.084868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9875242" calcext:value-type="float">
            <text:p>327347.79875242</text:p>
          </table:table-cell>
          <table:table-cell office:value-type="float" office:value="4652523.39837124" calcext:value-type="float">
            <text:p>4652523.39837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09" calcext:value-type="float">
            <text:p>145709</text:p>
          </table:table-cell>
          <table:table-cell office:value-type="float" office:value="4220.34832" calcext:value-type="float">
            <text:p>4220.34832</text:p>
          </table:table-cell>
          <table:table-cell office:value-type="string" calcext:value-type="string">
            <text:p>N</text:p>
          </table:table-cell>
          <table:table-cell office:value-type="float" office:value="7105.09211" calcext:value-type="float">
            <text:p>7105.092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1029E+018" calcext:value-type="float">
            <text:p>1.706731029E+018</text:p>
          </table:table-cell>
          <table:table-cell table:number-columns-repeated="25"/>
        </table:table-row>
        <table:table-row table:style-name="ro1">
          <table:table-cell office:value-type="float" office:value="1.70671303443366E+018" calcext:value-type="float">
            <text:p>1.70671303443366E+018</text:p>
          </table:table-cell>
          <table:table-cell office:value-type="float" office:value="425" calcext:value-type="float">
            <text:p>425</text:p>
          </table:table-cell>
          <table:table-cell office:value-type="float" office:value="1.70671303443092E+018" calcext:value-type="float">
            <text:p>1.70671303443092E+018</text:p>
          </table:table-cell>
          <table:table-cell/>
          <table:table-cell office:value-type="float" office:value="42.0058048333333" calcext:value-type="float">
            <text:p>42.00580483</text:p>
          </table:table-cell>
          <table:table-cell office:value-type="float" office:value="-71.0848685" calcext:value-type="float">
            <text:p>-71.084868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97399894" calcext:value-type="float">
            <text:p>327347.797399894</text:p>
          </table:table-cell>
          <table:table-cell office:value-type="float" office:value="4652523.34285286" calcext:value-type="float">
            <text:p>4652523.342852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10" calcext:value-type="float">
            <text:p>145710</text:p>
          </table:table-cell>
          <table:table-cell office:value-type="float" office:value="4220.34829" calcext:value-type="float">
            <text:p>4220.34829</text:p>
          </table:table-cell>
          <table:table-cell office:value-type="string" calcext:value-type="string">
            <text:p>N</text:p>
          </table:table-cell>
          <table:table-cell office:value-type="float" office:value="7105.09211" calcext:value-type="float">
            <text:p>7105.092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103E+018" calcext:value-type="float">
            <text:p>1.70673103E+018</text:p>
          </table:table-cell>
          <table:table-cell table:number-columns-repeated="25"/>
        </table:table-row>
        <table:table-row table:style-name="ro1">
          <table:table-cell office:value-type="float" office:value="1.70671303544326E+018" calcext:value-type="float">
            <text:p>1.70671303544326E+018</text:p>
          </table:table-cell>
          <table:table-cell office:value-type="float" office:value="426" calcext:value-type="float">
            <text:p>426</text:p>
          </table:table-cell>
          <table:table-cell office:value-type="float" office:value="1.7067130354389E+018" calcext:value-type="float">
            <text:p>1.7067130354389E+018</text:p>
          </table:table-cell>
          <table:table-cell/>
          <table:table-cell office:value-type="float" office:value="42.0058035" calcext:value-type="float">
            <text:p>42.00580350</text:p>
          </table:table-cell>
          <table:table-cell office:value-type="float" office:value="-71.0848683333333" calcext:value-type="float">
            <text:p>-71.084868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807595811" calcext:value-type="float">
            <text:p>327347.807595811</text:p>
          </table:table-cell>
          <table:table-cell office:value-type="float" office:value="4652523.19446758" calcext:value-type="float">
            <text:p>4652523.194467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45711" calcext:value-type="float">
            <text:p>145711</text:p>
          </table:table-cell>
          <table:table-cell office:value-type="float" office:value="4220.34821" calcext:value-type="float">
            <text:p>4220.34821</text:p>
          </table:table-cell>
          <table:table-cell office:value-type="string" calcext:value-type="string">
            <text:p>N</text:p>
          </table:table-cell>
          <table:table-cell office:value-type="float" office:value="7105.0921" calcext:value-type="float">
            <text:p>7105.092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14" calcext:value-type="float">
            <text:p>1.1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7</text:p>
          </table:table-cell>
        </table:table-row>
        <table:table-row table:style-name="ro1">
          <table:table-cell/>
          <table:table-cell office:value-type="float" office:value="1.706731031E+018" calcext:value-type="float">
            <text:p>1.706731031E+018</text:p>
          </table:table-cell>
          <table:table-cell table:number-columns-repeated="25"/>
        </table:table-row>
        <table:table-row table:style-name="ro1">
          <table:table-cell office:value-type="float" office:value="1.70671303645826E+018" calcext:value-type="float">
            <text:p>1.70671303645826E+018</text:p>
          </table:table-cell>
          <table:table-cell office:value-type="float" office:value="427" calcext:value-type="float">
            <text:p>427</text:p>
          </table:table-cell>
          <table:table-cell office:value-type="float" office:value="1.70671303644634E+018" calcext:value-type="float">
            <text:p>1.70671303644634E+018</text:p>
          </table:table-cell>
          <table:table-cell/>
          <table:table-cell office:value-type="float" office:value="42.005803" calcext:value-type="float">
            <text:p>42.00580300</text:p>
          </table:table-cell>
          <table:table-cell office:value-type="float" office:value="-71.0848696666667" calcext:value-type="float">
            <text:p>-71.084869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69582207" calcext:value-type="float">
            <text:p>327347.69582207</text:p>
          </table:table-cell>
          <table:table-cell office:value-type="float" office:value="4652523.14163926" calcext:value-type="float">
            <text:p>4652523.141639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12" calcext:value-type="float">
            <text:p>145712</text:p>
          </table:table-cell>
          <table:table-cell office:value-type="float" office:value="4220.34818" calcext:value-type="float">
            <text:p>4220.34818</text:p>
          </table:table-cell>
          <table:table-cell office:value-type="string" calcext:value-type="string">
            <text:p>N</text:p>
          </table:table-cell>
          <table:table-cell office:value-type="float" office:value="7105.09218" calcext:value-type="float">
            <text:p>7105.092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F</text:p>
          </table:table-cell>
        </table:table-row>
        <table:table-row table:style-name="ro1">
          <table:table-cell/>
          <table:table-cell office:value-type="float" office:value="1.706731032E+018" calcext:value-type="float">
            <text:p>1.706731032E+018</text:p>
          </table:table-cell>
          <table:table-cell table:number-columns-repeated="25"/>
        </table:table-row>
        <table:table-row table:style-name="ro1">
          <table:table-cell office:value-type="float" office:value="1.70671303745899E+018" calcext:value-type="float">
            <text:p>1.70671303745899E+018</text:p>
          </table:table-cell>
          <table:table-cell office:value-type="float" office:value="428" calcext:value-type="float">
            <text:p>428</text:p>
          </table:table-cell>
          <table:table-cell office:value-type="float" office:value="1.70671303745451E+018" calcext:value-type="float">
            <text:p>1.70671303745451E+018</text:p>
          </table:table-cell>
          <table:table-cell/>
          <table:table-cell office:value-type="float" office:value="42.0058038333333" calcext:value-type="float">
            <text:p>42.00580383</text:p>
          </table:table-cell>
          <table:table-cell office:value-type="float" office:value="-71.0848698333333" calcext:value-type="float">
            <text:p>-71.084869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684273629" calcext:value-type="float">
            <text:p>327347.684273629</text:p>
          </table:table-cell>
          <table:table-cell office:value-type="float" office:value="4652523.23450615" calcext:value-type="float">
            <text:p>4652523.234506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13" calcext:value-type="float">
            <text:p>145713</text:p>
          </table:table-cell>
          <table:table-cell office:value-type="float" office:value="4220.34823" calcext:value-type="float">
            <text:p>4220.34823</text:p>
          </table:table-cell>
          <table:table-cell office:value-type="string" calcext:value-type="string">
            <text:p>N</text:p>
          </table:table-cell>
          <table:table-cell office:value-type="float" office:value="7105.09219" calcext:value-type="float">
            <text:p>7105.092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1033E+018" calcext:value-type="float">
            <text:p>1.706731033E+018</text:p>
          </table:table-cell>
          <table:table-cell table:number-columns-repeated="25"/>
        </table:table-row>
        <table:table-row table:style-name="ro1">
          <table:table-cell office:value-type="float" office:value="1.70671303846716E+018" calcext:value-type="float">
            <text:p>1.70671303846716E+018</text:p>
          </table:table-cell>
          <table:table-cell office:value-type="float" office:value="429" calcext:value-type="float">
            <text:p>429</text:p>
          </table:table-cell>
          <table:table-cell office:value-type="float" office:value="1.70671303846276E+018" calcext:value-type="float">
            <text:p>1.70671303846276E+018</text:p>
          </table:table-cell>
          <table:table-cell/>
          <table:table-cell office:value-type="float" office:value="42.0058061666667" calcext:value-type="float">
            <text:p>42.00580617</text:p>
          </table:table-cell>
          <table:table-cell office:value-type="float" office:value="-71.08487" calcext:value-type="float">
            <text:p>-71.084870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676782769" calcext:value-type="float">
            <text:p>327347.676782769</text:p>
          </table:table-cell>
          <table:table-cell office:value-type="float" office:value="4652523.49392819" calcext:value-type="float">
            <text:p>4652523.493928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45714" calcext:value-type="float">
            <text:p>145714</text:p>
          </table:table-cell>
          <table:table-cell office:value-type="float" office:value="4220.34837" calcext:value-type="float">
            <text:p>4220.34837</text:p>
          </table:table-cell>
          <table:table-cell office:value-type="string" calcext:value-type="string">
            <text:p>N</text:p>
          </table:table-cell>
          <table:table-cell office:value-type="float" office:value="7105.0922" calcext:value-type="float">
            <text:p>7105.09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14" calcext:value-type="float">
            <text:p>1.1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8</text:p>
          </table:table-cell>
        </table:table-row>
        <table:table-row table:style-name="ro1">
          <table:table-cell/>
          <table:table-cell office:value-type="float" office:value="1.706731034E+018" calcext:value-type="float">
            <text:p>1.706731034E+018</text:p>
          </table:table-cell>
          <table:table-cell table:number-columns-repeated="25"/>
        </table:table-row>
        <table:table-row table:style-name="ro1">
          <table:table-cell office:value-type="float" office:value="1.70671303947551E+018" calcext:value-type="float">
            <text:p>1.70671303947551E+018</text:p>
          </table:table-cell>
          <table:table-cell office:value-type="float" office:value="430" calcext:value-type="float">
            <text:p>430</text:p>
          </table:table-cell>
          <table:table-cell office:value-type="float" office:value="1.70671303947107E+018" calcext:value-type="float">
            <text:p>1.70671303947107E+018</text:p>
          </table:table-cell>
          <table:table-cell/>
          <table:table-cell office:value-type="float" office:value="42.0058076666667" calcext:value-type="float">
            <text:p>42.00580767</text:p>
          </table:table-cell>
          <table:table-cell office:value-type="float" office:value="-71.084869" calcext:value-type="float">
            <text:p>-71.084869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63656253" calcext:value-type="float">
            <text:p>327347.763656253</text:p>
          </table:table-cell>
          <table:table-cell office:value-type="float" office:value="4652523.65846579" calcext:value-type="float">
            <text:p>4652523.658465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15" calcext:value-type="float">
            <text:p>145715</text:p>
          </table:table-cell>
          <table:table-cell office:value-type="float" office:value="4220.34846" calcext:value-type="float">
            <text:p>4220.34846</text:p>
          </table:table-cell>
          <table:table-cell office:value-type="string" calcext:value-type="string">
            <text:p>N</text:p>
          </table:table-cell>
          <table:table-cell office:value-type="float" office:value="7105.09214" calcext:value-type="float">
            <text:p>7105.092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9</text:p>
          </table:table-cell>
        </table:table-row>
        <table:table-row table:style-name="ro1">
          <table:table-cell/>
          <table:table-cell office:value-type="float" office:value="1.706731035E+018" calcext:value-type="float">
            <text:p>1.706731035E+018</text:p>
          </table:table-cell>
          <table:table-cell table:number-columns-repeated="25"/>
        </table:table-row>
        <table:table-row table:style-name="ro1">
          <table:table-cell office:value-type="float" office:value="1.70671304048081E+018" calcext:value-type="float">
            <text:p>1.70671304048081E+018</text:p>
          </table:table-cell>
          <table:table-cell office:value-type="float" office:value="431" calcext:value-type="float">
            <text:p>431</text:p>
          </table:table-cell>
          <table:table-cell office:value-type="float" office:value="1.70671304047835E+018" calcext:value-type="float">
            <text:p>1.70671304047835E+018</text:p>
          </table:table-cell>
          <table:table-cell/>
          <table:table-cell office:value-type="float" office:value="42.0058075" calcext:value-type="float">
            <text:p>42.00580750</text:p>
          </table:table-cell>
          <table:table-cell office:value-type="float" office:value="-71.0848671666667" calcext:value-type="float">
            <text:p>-71.084867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915034573" calcext:value-type="float">
            <text:p>327347.915034573</text:p>
          </table:table-cell>
          <table:table-cell office:value-type="float" office:value="4652523.63626084" calcext:value-type="float">
            <text:p>4652523.636260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$GPGGA</text:p>
          </table:table-cell>
          <table:table-cell office:value-type="float" office:value="145716" calcext:value-type="float">
            <text:p>145716</text:p>
          </table:table-cell>
          <table:table-cell office:value-type="float" office:value="4220.34845" calcext:value-type="float">
            <text:p>4220.34845</text:p>
          </table:table-cell>
          <table:table-cell office:value-type="string" calcext:value-type="string">
            <text:p>N</text:p>
          </table:table-cell>
          <table:table-cell office:value-type="float" office:value="7105.09203" calcext:value-type="float">
            <text:p>7105.092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29" calcext:value-type="float">
            <text:p>1.2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D</text:p>
          </table:table-cell>
        </table:table-row>
        <table:table-row table:style-name="ro1">
          <table:table-cell/>
          <table:table-cell office:value-type="float" office:value="1.706731036E+018" calcext:value-type="float">
            <text:p>1.706731036E+018</text:p>
          </table:table-cell>
          <table:table-cell table:number-columns-repeated="25"/>
        </table:table-row>
        <table:table-row table:style-name="ro1">
          <table:table-cell office:value-type="float" office:value="1.70671304149843E+018" calcext:value-type="float">
            <text:p>1.70671304149843E+018</text:p>
          </table:table-cell>
          <table:table-cell office:value-type="float" office:value="432" calcext:value-type="float">
            <text:p>432</text:p>
          </table:table-cell>
          <table:table-cell office:value-type="float" office:value="1.70671304148654E+018" calcext:value-type="float">
            <text:p>1.70671304148654E+018</text:p>
          </table:table-cell>
          <table:table-cell/>
          <table:table-cell office:value-type="float" office:value="42.0058096666667" calcext:value-type="float">
            <text:p>42.00580967</text:p>
          </table:table-cell>
          <table:table-cell office:value-type="float" office:value="-71.0848678333333" calcext:value-type="float">
            <text:p>-71.084867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865684913" calcext:value-type="float">
            <text:p>327347.865684913</text:p>
          </table:table-cell>
          <table:table-cell office:value-type="float" office:value="4652523.87818553" calcext:value-type="float">
            <text:p>4652523.878185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$GPGGA</text:p>
          </table:table-cell>
          <table:table-cell office:value-type="float" office:value="145717" calcext:value-type="float">
            <text:p>145717</text:p>
          </table:table-cell>
          <table:table-cell office:value-type="float" office:value="4220.34858" calcext:value-type="float">
            <text:p>4220.34858</text:p>
          </table:table-cell>
          <table:table-cell office:value-type="string" calcext:value-type="string">
            <text:p>N</text:p>
          </table:table-cell>
          <table:table-cell office:value-type="float" office:value="7105.09207" calcext:value-type="float">
            <text:p>7105.092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1037E+018" calcext:value-type="float">
            <text:p>1.706731037E+018</text:p>
          </table:table-cell>
          <table:table-cell table:number-columns-repeated="25"/>
        </table:table-row>
        <table:table-row table:style-name="ro1">
          <table:table-cell office:value-type="float" office:value="1.70671304249896E+018" calcext:value-type="float">
            <text:p>1.70671304249896E+018</text:p>
          </table:table-cell>
          <table:table-cell office:value-type="float" office:value="433" calcext:value-type="float">
            <text:p>433</text:p>
          </table:table-cell>
          <table:table-cell office:value-type="float" office:value="1.70671304249464E+018" calcext:value-type="float">
            <text:p>1.70671304249464E+018</text:p>
          </table:table-cell>
          <table:table-cell/>
          <table:table-cell office:value-type="float" office:value="42.0058103333333" calcext:value-type="float">
            <text:p>42.00581033</text:p>
          </table:table-cell>
          <table:table-cell office:value-type="float" office:value="-71.0848678333333" calcext:value-type="float">
            <text:p>-71.084867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86748828" calcext:value-type="float">
            <text:p>327347.86748828</text:p>
          </table:table-cell>
          <table:table-cell office:value-type="float" office:value="4652523.95221003" calcext:value-type="float">
            <text:p>4652523.95221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45718" calcext:value-type="float">
            <text:p>145718</text:p>
          </table:table-cell>
          <table:table-cell office:value-type="float" office:value="4220.34862" calcext:value-type="float">
            <text:p>4220.34862</text:p>
          </table:table-cell>
          <table:table-cell office:value-type="string" calcext:value-type="string">
            <text:p>N</text:p>
          </table:table-cell>
          <table:table-cell office:value-type="float" office:value="7105.09207" calcext:value-type="float">
            <text:p>7105.0920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4</text:p>
          </table:table-cell>
        </table:table-row>
        <table:table-row table:style-name="ro1">
          <table:table-cell/>
          <table:table-cell office:value-type="float" office:value="1.706731038E+018" calcext:value-type="float">
            <text:p>1.706731038E+018</text:p>
          </table:table-cell>
          <table:table-cell table:number-columns-repeated="25"/>
        </table:table-row>
        <table:table-row table:style-name="ro1">
          <table:table-cell office:value-type="float" office:value="1.70671304350431E+018" calcext:value-type="float">
            <text:p>1.70671304350431E+018</text:p>
          </table:table-cell>
          <table:table-cell office:value-type="float" office:value="434" calcext:value-type="float">
            <text:p>434</text:p>
          </table:table-cell>
          <table:table-cell office:value-type="float" office:value="1.70671304350149E+018" calcext:value-type="float">
            <text:p>1.70671304350149E+018</text:p>
          </table:table-cell>
          <table:table-cell/>
          <table:table-cell office:value-type="float" office:value="42.0058105" calcext:value-type="float">
            <text:p>42.00581050</text:p>
          </table:table-cell>
          <table:table-cell office:value-type="float" office:value="-72.7515333333333" calcext:value-type="float">
            <text:p>-72.75153333333</text:p>
          </table:table-cell>
          <table:table-cell office:value-type="float" office:value="0" calcext:value-type="float">
            <text:p>0</text:p>
          </table:table-cell>
          <table:table-cell office:value-type="float" office:value="686200.793392768" calcext:value-type="float">
            <text:p>686200.793392768</text:p>
          </table:table-cell>
          <table:table-cell office:value-type="float" office:value="4652867.00258606" calcext:value-type="float">
            <text:p>4652867.00258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45719" calcext:value-type="float">
            <text:p>145719</text:p>
          </table:table-cell>
          <table:table-cell office:value-type="float" office:value="4220.34863" calcext:value-type="float">
            <text:p>4220.34863</text:p>
          </table:table-cell>
          <table:table-cell office:value-type="string" calcext:value-type="string">
            <text:p>N</text:p>
          </table:table-cell>
          <table:table-cell office:value-type="float" office:value="7105.092" calcext:value-type="float">
            <text:p>7105.0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2</text:p>
          </table:table-cell>
        </table:table-row>
        <table:table-row table:style-name="ro1">
          <table:table-cell/>
          <table:table-cell office:value-type="float" office:value="1.706731039E+018" calcext:value-type="float">
            <text:p>1.706731039E+018</text:p>
          </table:table-cell>
          <table:table-cell table:number-columns-repeated="25"/>
        </table:table-row>
        <table:table-row table:style-name="ro1">
          <table:table-cell office:value-type="float" office:value="1.70671304451396E+018" calcext:value-type="float">
            <text:p>1.70671304451396E+018</text:p>
          </table:table-cell>
          <table:table-cell office:value-type="float" office:value="435" calcext:value-type="float">
            <text:p>435</text:p>
          </table:table-cell>
          <table:table-cell office:value-type="float" office:value="1.70671304450961E+018" calcext:value-type="float">
            <text:p>1.70671304450961E+018</text:p>
          </table:table-cell>
          <table:table-cell/>
          <table:table-cell office:value-type="float" office:value="42.0058125" calcext:value-type="float">
            <text:p>42.00581250</text:p>
          </table:table-cell>
          <table:table-cell office:value-type="float" office:value="-71.0848671666667" calcext:value-type="float">
            <text:p>-71.084867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928559822" calcext:value-type="float">
            <text:p>327347.928559822</text:p>
          </table:table-cell>
          <table:table-cell office:value-type="float" office:value="4652524.19144466" calcext:value-type="float">
            <text:p>4652524.191444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0" calcext:value-type="float">
            <text:p>145720</text:p>
          </table:table-cell>
          <table:table-cell office:value-type="float" office:value="4220.34875" calcext:value-type="float">
            <text:p>4220.34875</text:p>
          </table:table-cell>
          <table:table-cell office:value-type="string" calcext:value-type="string">
            <text:p>N</text:p>
          </table:table-cell>
          <table:table-cell office:value-type="float" office:value="7105.09203" calcext:value-type="float">
            <text:p>7105.092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1</text:p>
          </table:table-cell>
        </table:table-row>
        <table:table-row table:style-name="ro1">
          <table:table-cell/>
          <table:table-cell office:value-type="float" office:value="1.70673104E+018" calcext:value-type="float">
            <text:p>1.70673104E+018</text:p>
          </table:table-cell>
          <table:table-cell table:number-columns-repeated="25"/>
        </table:table-row>
        <table:table-row table:style-name="ro1">
          <table:table-cell office:value-type="float" office:value="1.70671304552236E+018" calcext:value-type="float">
            <text:p>1.70671304552236E+018</text:p>
          </table:table-cell>
          <table:table-cell office:value-type="float" office:value="436" calcext:value-type="float">
            <text:p>436</text:p>
          </table:table-cell>
          <table:table-cell office:value-type="float" office:value="1.70671304551795E+018" calcext:value-type="float">
            <text:p>1.70671304551795E+018</text:p>
          </table:table-cell>
          <table:table-cell/>
          <table:table-cell office:value-type="float" office:value="42.0058121666667" calcext:value-type="float">
            <text:p>42.00581217</text:p>
          </table:table-cell>
          <table:table-cell office:value-type="float" office:value="-71.0848688333333" calcext:value-type="float">
            <text:p>-71.084868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789631638" calcext:value-type="float">
            <text:p>327347.789631638</text:p>
          </table:table-cell>
          <table:table-cell office:value-type="float" office:value="4652524.15779498" calcext:value-type="float">
            <text:p>4652524.157794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1" calcext:value-type="float">
            <text:p>145721</text:p>
          </table:table-cell>
          <table:table-cell office:value-type="float" office:value="4220.34873" calcext:value-type="float">
            <text:p>4220.34873</text:p>
          </table:table-cell>
          <table:table-cell office:value-type="string" calcext:value-type="string">
            <text:p>N</text:p>
          </table:table-cell>
          <table:table-cell office:value-type="float" office:value="7105.09213" calcext:value-type="float">
            <text:p>7105.0921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041E+018" calcext:value-type="float">
            <text:p>1.706731041E+018</text:p>
          </table:table-cell>
          <table:table-cell table:number-columns-repeated="25"/>
        </table:table-row>
        <table:table-row table:style-name="ro1">
          <table:table-cell office:value-type="float" office:value="1.70671304653614E+018" calcext:value-type="float">
            <text:p>1.70671304653614E+018</text:p>
          </table:table-cell>
          <table:table-cell office:value-type="float" office:value="437" calcext:value-type="float">
            <text:p>437</text:p>
          </table:table-cell>
          <table:table-cell office:value-type="float" office:value="1.70671304652522E+018" calcext:value-type="float">
            <text:p>1.70671304652522E+018</text:p>
          </table:table-cell>
          <table:table-cell/>
          <table:table-cell office:value-type="float" office:value="42.0058111666667" calcext:value-type="float">
            <text:p>42.00581117</text:p>
          </table:table-cell>
          <table:table-cell office:value-type="float" office:value="-71.0848695" calcext:value-type="float">
            <text:p>-71.084869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31715986" calcext:value-type="float">
            <text:p>327347.731715986</text:p>
          </table:table-cell>
          <table:table-cell office:value-type="float" office:value="4652524.04810324" calcext:value-type="float">
            <text:p>4652524.048103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$GPGGA</text:p>
          </table:table-cell>
          <table:table-cell office:value-type="float" office:value="145722" calcext:value-type="float">
            <text:p>145722</text:p>
          </table:table-cell>
          <table:table-cell office:value-type="float" office:value="4220.34867" calcext:value-type="float">
            <text:p>4220.34867</text:p>
          </table:table-cell>
          <table:table-cell office:value-type="string" calcext:value-type="string">
            <text:p>N</text:p>
          </table:table-cell>
          <table:table-cell office:value-type="float" office:value="7105.09217" calcext:value-type="float">
            <text:p>7105.092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42E+018" calcext:value-type="float">
            <text:p>1.706731042E+018</text:p>
          </table:table-cell>
          <table:table-cell table:number-columns-repeated="25"/>
        </table:table-row>
        <table:table-row table:style-name="ro1">
          <table:table-cell office:value-type="float" office:value="1.70671304753799E+018" calcext:value-type="float">
            <text:p>1.70671304753799E+018</text:p>
          </table:table-cell>
          <table:table-cell office:value-type="float" office:value="438" calcext:value-type="float">
            <text:p>438</text:p>
          </table:table-cell>
          <table:table-cell office:value-type="float" office:value="1.70671304753342E+018" calcext:value-type="float">
            <text:p>1.70671304753342E+018</text:p>
          </table:table-cell>
          <table:table-cell/>
          <table:table-cell office:value-type="float" office:value="42.0058118333333" calcext:value-type="float">
            <text:p>42.00581183</text:p>
          </table:table-cell>
          <table:table-cell office:value-type="float" office:value="-71.0848676666667" calcext:value-type="float">
            <text:p>-71.084867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885348506" calcext:value-type="float">
            <text:p>327347.885348506</text:p>
          </table:table-cell>
          <table:table-cell office:value-type="float" office:value="4652524.11842892" calcext:value-type="float">
            <text:p>4652524.118428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3" calcext:value-type="float">
            <text:p>145723</text:p>
          </table:table-cell>
          <table:table-cell office:value-type="float" office:value="4220.34871" calcext:value-type="float">
            <text:p>4220.34871</text:p>
          </table:table-cell>
          <table:table-cell office:value-type="string" calcext:value-type="string">
            <text:p>N</text:p>
          </table:table-cell>
          <table:table-cell office:value-type="float" office:value="7105.09206" calcext:value-type="float">
            <text:p>7105.0920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043E+018" calcext:value-type="float">
            <text:p>1.706731043E+018</text:p>
          </table:table-cell>
          <table:table-cell table:number-columns-repeated="25"/>
        </table:table-row>
        <table:table-row table:style-name="ro1">
          <table:table-cell office:value-type="float" office:value="1.70671304854611E+018" calcext:value-type="float">
            <text:p>1.70671304854611E+018</text:p>
          </table:table-cell>
          <table:table-cell office:value-type="float" office:value="439" calcext:value-type="float">
            <text:p>439</text:p>
          </table:table-cell>
          <table:table-cell office:value-type="float" office:value="1.70671304854166E+018" calcext:value-type="float">
            <text:p>1.70671304854166E+018</text:p>
          </table:table-cell>
          <table:table-cell/>
          <table:table-cell office:value-type="float" office:value="42.005812" calcext:value-type="float">
            <text:p>42.00581200</text:p>
          </table:table-cell>
          <table:table-cell office:value-type="float" office:value="-71.084865" calcext:value-type="float">
            <text:p>-71.084865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106641748" calcext:value-type="float">
            <text:p>327348.106641748</text:p>
          </table:table-cell>
          <table:table-cell office:value-type="float" office:value="4652524.13155495" calcext:value-type="float">
            <text:p>4652524.131554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4" calcext:value-type="float">
            <text:p>145724</text:p>
          </table:table-cell>
          <table:table-cell office:value-type="float" office:value="4220.34872" calcext:value-type="float">
            <text:p>4220.34872</text:p>
          </table:table-cell>
          <table:table-cell office:value-type="string" calcext:value-type="string">
            <text:p>N</text:p>
          </table:table-cell>
          <table:table-cell office:value-type="float" office:value="7105.0919" calcext:value-type="float">
            <text:p>7105.09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044E+018" calcext:value-type="float">
            <text:p>1.706731044E+018</text:p>
          </table:table-cell>
          <table:table-cell table:number-columns-repeated="25"/>
        </table:table-row>
        <table:table-row table:style-name="ro1">
          <table:table-cell office:value-type="float" office:value="1.70671304955442E+018" calcext:value-type="float">
            <text:p>1.70671304955442E+018</text:p>
          </table:table-cell>
          <table:table-cell office:value-type="float" office:value="440" calcext:value-type="float">
            <text:p>440</text:p>
          </table:table-cell>
          <table:table-cell office:value-type="float" office:value="1.70671304954992E+018" calcext:value-type="float">
            <text:p>1.70671304954992E+018</text:p>
          </table:table-cell>
          <table:table-cell/>
          <table:table-cell office:value-type="float" office:value="42.339145" calcext:value-type="float">
            <text:p>42.33914500</text:p>
          </table:table-cell>
          <table:table-cell office:value-type="float" office:value="-71.0848656666667" calcext:value-type="float">
            <text:p>-71.08486566667</text:p>
          </table:table-cell>
          <table:table-cell office:value-type="float" office:value="0" calcext:value-type="float">
            <text:p>0</text:p>
          </table:table-cell>
          <table:table-cell office:value-type="float" office:value="328252.663415495" calcext:value-type="float">
            <text:p>328252.663415495</text:p>
          </table:table-cell>
          <table:table-cell office:value-type="float" office:value="4689537.28714774" calcext:value-type="float">
            <text:p>4689537.287147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5" calcext:value-type="float">
            <text:p>145725</text:p>
          </table:table-cell>
          <table:table-cell office:value-type="float" office:value="4220.3487" calcext:value-type="float">
            <text:p>4220.3487</text:p>
          </table:table-cell>
          <table:table-cell office:value-type="string" calcext:value-type="string">
            <text:p>N</text:p>
          </table:table-cell>
          <table:table-cell office:value-type="float" office:value="7105.09194" calcext:value-type="float">
            <text:p>7105.0919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045E+018" calcext:value-type="float">
            <text:p>1.706731045E+018</text:p>
          </table:table-cell>
          <table:table-cell table:number-columns-repeated="25"/>
        </table:table-row>
        <table:table-row table:style-name="ro1">
          <table:table-cell office:value-type="float" office:value="1.70671305056265E+018" calcext:value-type="float">
            <text:p>1.70671305056265E+018</text:p>
          </table:table-cell>
          <table:table-cell office:value-type="float" office:value="441" calcext:value-type="float">
            <text:p>441</text:p>
          </table:table-cell>
          <table:table-cell office:value-type="float" office:value="1.70671305055811E+018" calcext:value-type="float">
            <text:p>1.70671305055811E+018</text:p>
          </table:table-cell>
          <table:table-cell/>
          <table:table-cell office:value-type="float" office:value="42.005813" calcext:value-type="float">
            <text:p>42.00581300</text:p>
          </table:table-cell>
          <table:table-cell office:value-type="float" office:value="-71.0848661666667" calcext:value-type="float">
            <text:p>-71.084866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012728244" calcext:value-type="float">
            <text:p>327348.012728244</text:p>
          </table:table-cell>
          <table:table-cell office:value-type="float" office:value="4652524.2449455" calcext:value-type="float">
            <text:p>4652524.24494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6" calcext:value-type="float">
            <text:p>145726</text:p>
          </table:table-cell>
          <table:table-cell office:value-type="float" office:value="4220.34878" calcext:value-type="float">
            <text:p>4220.34878</text:p>
          </table:table-cell>
          <table:table-cell office:value-type="string" calcext:value-type="string">
            <text:p>N</text:p>
          </table:table-cell>
          <table:table-cell office:value-type="float" office:value="7105.09197" calcext:value-type="float">
            <text:p>7105.0919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046E+018" calcext:value-type="float">
            <text:p>1.706731046E+018</text:p>
          </table:table-cell>
          <table:table-cell table:number-columns-repeated="25"/>
        </table:table-row>
        <table:table-row table:style-name="ro1">
          <table:table-cell office:value-type="float" office:value="1.70671305157814E+018" calcext:value-type="float">
            <text:p>1.70671305157814E+018</text:p>
          </table:table-cell>
          <table:table-cell office:value-type="float" office:value="442" calcext:value-type="float">
            <text:p>442</text:p>
          </table:table-cell>
          <table:table-cell office:value-type="float" office:value="1.70671305156624E+018" calcext:value-type="float">
            <text:p>1.70671305156624E+018</text:p>
          </table:table-cell>
          <table:table-cell/>
          <table:table-cell office:value-type="float" office:value="42.005814" calcext:value-type="float">
            <text:p>42.00581400</text:p>
          </table:table-cell>
          <table:table-cell office:value-type="float" office:value="-71.084864" calcext:value-type="float">
            <text:p>-71.084864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194867738" calcext:value-type="float">
            <text:p>327348.194867738</text:p>
          </table:table-cell>
          <table:table-cell office:value-type="float" office:value="4652524.35161094" calcext:value-type="float">
            <text:p>4652524.351610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7" calcext:value-type="float">
            <text:p>145727</text:p>
          </table:table-cell>
          <table:table-cell office:value-type="float" office:value="4220.34884" calcext:value-type="float">
            <text:p>4220.34884</text:p>
          </table:table-cell>
          <table:table-cell office:value-type="string" calcext:value-type="string">
            <text:p>N</text:p>
          </table:table-cell>
          <table:table-cell office:value-type="float" office:value="7105.09184" calcext:value-type="float">
            <text:p>7105.0918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047E+018" calcext:value-type="float">
            <text:p>1.706731047E+018</text:p>
          </table:table-cell>
          <table:table-cell table:number-columns-repeated="25"/>
        </table:table-row>
        <table:table-row table:style-name="ro1">
          <table:table-cell office:value-type="float" office:value="1.70671305257882E+018" calcext:value-type="float">
            <text:p>1.70671305257882E+018</text:p>
          </table:table-cell>
          <table:table-cell office:value-type="float" office:value="443" calcext:value-type="float">
            <text:p>443</text:p>
          </table:table-cell>
          <table:table-cell office:value-type="float" office:value="1.70671305257444E+018" calcext:value-type="float">
            <text:p>1.70671305257444E+018</text:p>
          </table:table-cell>
          <table:table-cell/>
          <table:table-cell office:value-type="float" office:value="42.0058135" calcext:value-type="float">
            <text:p>42.00581350</text:p>
          </table:table-cell>
          <table:table-cell office:value-type="float" office:value="-71.0848633333333" calcext:value-type="float">
            <text:p>-71.084863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248725815" calcext:value-type="float">
            <text:p>327348.248725815</text:p>
          </table:table-cell>
          <table:table-cell office:value-type="float" office:value="4652524.29474753" calcext:value-type="float">
            <text:p>4652524.294747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8" calcext:value-type="float">
            <text:p>145728</text:p>
          </table:table-cell>
          <table:table-cell office:value-type="float" office:value="4220.34881" calcext:value-type="float">
            <text:p>4220.34881</text:p>
          </table:table-cell>
          <table:table-cell office:value-type="string" calcext:value-type="string">
            <text:p>N</text:p>
          </table:table-cell>
          <table:table-cell office:value-type="float" office:value="7105.0918" calcext:value-type="float">
            <text:p>7105.09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48E+018" calcext:value-type="float">
            <text:p>1.706731048E+018</text:p>
          </table:table-cell>
          <table:table-cell table:number-columns-repeated="25"/>
        </table:table-row>
        <table:table-row table:style-name="ro1">
          <table:table-cell office:value-type="float" office:value="1.70671305358713E+018" calcext:value-type="float">
            <text:p>1.70671305358713E+018</text:p>
          </table:table-cell>
          <table:table-cell office:value-type="float" office:value="444" calcext:value-type="float">
            <text:p>444</text:p>
          </table:table-cell>
          <table:table-cell office:value-type="float" office:value="1.70671305358266E+018" calcext:value-type="float">
            <text:p>1.70671305358266E+018</text:p>
          </table:table-cell>
          <table:table-cell/>
          <table:table-cell office:value-type="float" office:value="42.0058135" calcext:value-type="float">
            <text:p>42.00581350</text:p>
          </table:table-cell>
          <table:table-cell office:value-type="float" office:value="-71.0848653333333" calcext:value-type="float">
            <text:p>-71.084865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083094018" calcext:value-type="float">
            <text:p>327348.083094018</text:p>
          </table:table-cell>
          <table:table-cell office:value-type="float" office:value="4652524.2987826" calcext:value-type="float">
            <text:p>4652524.29878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29" calcext:value-type="float">
            <text:p>145729</text:p>
          </table:table-cell>
          <table:table-cell office:value-type="float" office:value="4220.34881" calcext:value-type="float">
            <text:p>4220.34881</text:p>
          </table:table-cell>
          <table:table-cell office:value-type="string" calcext:value-type="string">
            <text:p>N</text:p>
          </table:table-cell>
          <table:table-cell office:value-type="float" office:value="7105.09192" calcext:value-type="float">
            <text:p>7105.091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49E+018" calcext:value-type="float">
            <text:p>1.706731049E+018</text:p>
          </table:table-cell>
          <table:table-cell table:number-columns-repeated="25"/>
        </table:table-row>
        <table:table-row table:style-name="ro1">
          <table:table-cell office:value-type="float" office:value="1.70671305459537E+018" calcext:value-type="float">
            <text:p>1.70671305459537E+018</text:p>
          </table:table-cell>
          <table:table-cell office:value-type="float" office:value="445" calcext:value-type="float">
            <text:p>445</text:p>
          </table:table-cell>
          <table:table-cell office:value-type="float" office:value="1.70671305459099E+018" calcext:value-type="float">
            <text:p>1.70671305459099E+018</text:p>
          </table:table-cell>
          <table:table-cell/>
          <table:table-cell office:value-type="float" office:value="42.0058136666667" calcext:value-type="float">
            <text:p>42.00581367</text:p>
          </table:table-cell>
          <table:table-cell office:value-type="float" office:value="-71.0848625" calcext:value-type="float">
            <text:p>-71.084862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318189904" calcext:value-type="float">
            <text:p>327348.318189904</text:p>
          </table:table-cell>
          <table:table-cell office:value-type="float" office:value="4652524.31157238" calcext:value-type="float">
            <text:p>4652524.31157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0" calcext:value-type="float">
            <text:p>145730</text:p>
          </table:table-cell>
          <table:table-cell office:value-type="float" office:value="4220.34882" calcext:value-type="float">
            <text:p>4220.34882</text:p>
          </table:table-cell>
          <table:table-cell office:value-type="string" calcext:value-type="string">
            <text:p>N</text:p>
          </table:table-cell>
          <table:table-cell office:value-type="float" office:value="7105.09175" calcext:value-type="float">
            <text:p>7105.091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6B</text:p>
          </table:table-cell>
        </table:table-row>
        <table:table-row table:style-name="ro1">
          <table:table-cell/>
          <table:table-cell office:value-type="float" office:value="1.70673105E+018" calcext:value-type="float">
            <text:p>1.70673105E+018</text:p>
          </table:table-cell>
          <table:table-cell table:number-columns-repeated="25"/>
        </table:table-row>
        <table:table-row table:style-name="ro1">
          <table:table-cell office:value-type="float" office:value="1.70671305560069E+018" calcext:value-type="float">
            <text:p>1.70671305560069E+018</text:p>
          </table:table-cell>
          <table:table-cell office:value-type="float" office:value="446" calcext:value-type="float">
            <text:p>446</text:p>
          </table:table-cell>
          <table:table-cell office:value-type="float" office:value="1.70671305559792E+018" calcext:value-type="float">
            <text:p>1.70671305559792E+018</text:p>
          </table:table-cell>
          <table:table-cell/>
          <table:table-cell office:value-type="float" office:value="42.3391466666667" calcext:value-type="float">
            <text:p>42.33914667</text:p>
          </table:table-cell>
          <table:table-cell office:value-type="float" office:value="-71.0848608333333" calcext:value-type="float">
            <text:p>-71.08486083333</text:p>
          </table:table-cell>
          <table:table-cell office:value-type="float" office:value="0" calcext:value-type="float">
            <text:p>0</text:p>
          </table:table-cell>
          <table:table-cell office:value-type="float" office:value="328253.066130727" calcext:value-type="float">
            <text:p>328253.066130727</text:p>
          </table:table-cell>
          <table:table-cell office:value-type="float" office:value="4689537.4624556" calcext:value-type="float">
            <text:p>4689537.46245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1" calcext:value-type="float">
            <text:p>145731</text:p>
          </table:table-cell>
          <table:table-cell office:value-type="float" office:value="4220.3488" calcext:value-type="float">
            <text:p>4220.3488</text:p>
          </table:table-cell>
          <table:table-cell office:value-type="string" calcext:value-type="string">
            <text:p>N</text:p>
          </table:table-cell>
          <table:table-cell office:value-type="float" office:value="7105.09165" calcext:value-type="float">
            <text:p>7105.0916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51E+018" calcext:value-type="float">
            <text:p>1.706731051E+018</text:p>
          </table:table-cell>
          <table:table-cell table:number-columns-repeated="25"/>
        </table:table-row>
        <table:table-row table:style-name="ro1">
          <table:table-cell office:value-type="float" office:value="1.70671305661768E+018" calcext:value-type="float">
            <text:p>1.70671305661768E+018</text:p>
          </table:table-cell>
          <table:table-cell office:value-type="float" office:value="447" calcext:value-type="float">
            <text:p>447</text:p>
          </table:table-cell>
          <table:table-cell office:value-type="float" office:value="1.70671305660596E+018" calcext:value-type="float">
            <text:p>1.70671305660596E+018</text:p>
          </table:table-cell>
          <table:table-cell/>
          <table:table-cell office:value-type="float" office:value="42.3391466666667" calcext:value-type="float">
            <text:p>42.33914667</text:p>
          </table:table-cell>
          <table:table-cell office:value-type="float" office:value="-71.0848621666667" calcext:value-type="float">
            <text:p>-71.08486216667</text:p>
          </table:table-cell>
          <table:table-cell office:value-type="float" office:value="0" calcext:value-type="float">
            <text:p>0</text:p>
          </table:table-cell>
          <table:table-cell office:value-type="float" office:value="328252.956288647" calcext:value-type="float">
            <text:p>328252.956288647</text:p>
          </table:table-cell>
          <table:table-cell office:value-type="float" office:value="4689537.46514878" calcext:value-type="float">
            <text:p>4689537.465148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2" calcext:value-type="float">
            <text:p>145732</text:p>
          </table:table-cell>
          <table:table-cell office:value-type="float" office:value="4220.3488" calcext:value-type="float">
            <text:p>4220.3488</text:p>
          </table:table-cell>
          <table:table-cell office:value-type="string" calcext:value-type="string">
            <text:p>N</text:p>
          </table:table-cell>
          <table:table-cell office:value-type="float" office:value="7105.09173" calcext:value-type="float">
            <text:p>7105.0917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052E+018" calcext:value-type="float">
            <text:p>1.706731052E+018</text:p>
          </table:table-cell>
          <table:table-cell table:number-columns-repeated="25"/>
        </table:table-row>
        <table:table-row table:style-name="ro1">
          <table:table-cell office:value-type="float" office:value="1.70671305762031E+018" calcext:value-type="float">
            <text:p>1.70671305762031E+018</text:p>
          </table:table-cell>
          <table:table-cell office:value-type="float" office:value="448" calcext:value-type="float">
            <text:p>448</text:p>
          </table:table-cell>
          <table:table-cell office:value-type="float" office:value="1.70671305761535E+018" calcext:value-type="float">
            <text:p>1.70671305761535E+018</text:p>
          </table:table-cell>
          <table:table-cell/>
          <table:table-cell office:value-type="float" office:value="42.005813" calcext:value-type="float">
            <text:p>42.00581300</text:p>
          </table:table-cell>
          <table:table-cell office:value-type="float" office:value="-71.0848618333333" calcext:value-type="float">
            <text:p>-71.084861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7159714" calcext:value-type="float">
            <text:p>327348.37159714</text:p>
          </table:table-cell>
          <table:table-cell office:value-type="float" office:value="4652524.23620284" calcext:value-type="float">
            <text:p>4652524.236202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3" calcext:value-type="float">
            <text:p>145733</text:p>
          </table:table-cell>
          <table:table-cell office:value-type="float" office:value="4220.34878" calcext:value-type="float">
            <text:p>4220.34878</text:p>
          </table:table-cell>
          <table:table-cell office:value-type="string" calcext:value-type="string">
            <text:p>N</text:p>
          </table:table-cell>
          <table:table-cell office:value-type="float" office:value="7105.09171" calcext:value-type="float">
            <text:p>7105.091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53E+018" calcext:value-type="float">
            <text:p>1.706731053E+018</text:p>
          </table:table-cell>
          <table:table-cell table:number-columns-repeated="25"/>
        </table:table-row>
        <table:table-row table:style-name="ro1">
          <table:table-cell office:value-type="float" office:value="1.70671305862803E+018" calcext:value-type="float">
            <text:p>1.70671305862803E+018</text:p>
          </table:table-cell>
          <table:table-cell office:value-type="float" office:value="449" calcext:value-type="float">
            <text:p>449</text:p>
          </table:table-cell>
          <table:table-cell office:value-type="float" office:value="1.7067130586235E+018" calcext:value-type="float">
            <text:p>1.7067130586235E+018</text:p>
          </table:table-cell>
          <table:table-cell/>
          <table:table-cell office:value-type="float" office:value="42.005812" calcext:value-type="float">
            <text:p>42.00581200</text:p>
          </table:table-cell>
          <table:table-cell office:value-type="float" office:value="-71.0848611666667" calcext:value-type="float">
            <text:p>-71.084861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424102698" calcext:value-type="float">
            <text:p>327348.424102698</text:p>
          </table:table-cell>
          <table:table-cell office:value-type="float" office:value="4652524.12382106" calcext:value-type="float">
            <text:p>4652524.12382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4" calcext:value-type="float">
            <text:p>145734</text:p>
          </table:table-cell>
          <table:table-cell office:value-type="float" office:value="4220.34872" calcext:value-type="float">
            <text:p>4220.34872</text:p>
          </table:table-cell>
          <table:table-cell office:value-type="string" calcext:value-type="string">
            <text:p>N</text:p>
          </table:table-cell>
          <table:table-cell office:value-type="float" office:value="7105.09167" calcext:value-type="float">
            <text:p>7105.0916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054E+018" calcext:value-type="float">
            <text:p>1.706731054E+018</text:p>
          </table:table-cell>
          <table:table-cell table:number-columns-repeated="25"/>
        </table:table-row>
        <table:table-row table:style-name="ro1">
          <table:table-cell office:value-type="float" office:value="1.70671305963607E+018" calcext:value-type="float">
            <text:p>1.70671305963607E+018</text:p>
          </table:table-cell>
          <table:table-cell office:value-type="float" office:value="450" calcext:value-type="float">
            <text:p>450</text:p>
          </table:table-cell>
          <table:table-cell office:value-type="float" office:value="1.7067130596316E+018" calcext:value-type="float">
            <text:p>1.7067130596316E+018</text:p>
          </table:table-cell>
          <table:table-cell/>
          <table:table-cell office:value-type="float" office:value="42.0058108333333" calcext:value-type="float">
            <text:p>42.00581083</text:p>
          </table:table-cell>
          <table:table-cell office:value-type="float" office:value="-71.0848605" calcext:value-type="float">
            <text:p>-71.084860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476157417" calcext:value-type="float">
            <text:p>327348.476157417</text:p>
          </table:table-cell>
          <table:table-cell office:value-type="float" office:value="4652523.99293314" calcext:value-type="float">
            <text:p>4652523.992933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5" calcext:value-type="float">
            <text:p>145735</text:p>
          </table:table-cell>
          <table:table-cell office:value-type="float" office:value="4220.34865" calcext:value-type="float">
            <text:p>4220.34865</text:p>
          </table:table-cell>
          <table:table-cell office:value-type="string" calcext:value-type="string">
            <text:p>N</text:p>
          </table:table-cell>
          <table:table-cell office:value-type="float" office:value="7105.09163" calcext:value-type="float">
            <text:p>7105.0916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55E+018" calcext:value-type="float">
            <text:p>1.706731055E+018</text:p>
          </table:table-cell>
          <table:table-cell table:number-columns-repeated="25"/>
        </table:table-row>
        <table:table-row table:style-name="ro1">
          <table:table-cell office:value-type="float" office:value="1.70671306064404E+018" calcext:value-type="float">
            <text:p>1.70671306064404E+018</text:p>
          </table:table-cell>
          <table:table-cell office:value-type="float" office:value="451" calcext:value-type="float">
            <text:p>451</text:p>
          </table:table-cell>
          <table:table-cell office:value-type="float" office:value="1.7067130606396E+018" calcext:value-type="float">
            <text:p>1.7067130606396E+018</text:p>
          </table:table-cell>
          <table:table-cell/>
          <table:table-cell office:value-type="float" office:value="42.3391433333333" calcext:value-type="float">
            <text:p>42.33914333</text:p>
          </table:table-cell>
          <table:table-cell office:value-type="float" office:value="-71.0848598333333" calcext:value-type="float">
            <text:p>-71.08485983333</text:p>
          </table:table-cell>
          <table:table-cell office:value-type="float" office:value="0" calcext:value-type="float">
            <text:p>0</text:p>
          </table:table-cell>
          <table:table-cell office:value-type="float" office:value="328253.139436932" calcext:value-type="float">
            <text:p>328253.139436932</text:p>
          </table:table-cell>
          <table:table-cell office:value-type="float" office:value="4689537.09029444" calcext:value-type="float">
            <text:p>4689537.090294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6" calcext:value-type="float">
            <text:p>145736</text:p>
          </table:table-cell>
          <table:table-cell office:value-type="float" office:value="4220.3486" calcext:value-type="float">
            <text:p>4220.3486</text:p>
          </table:table-cell>
          <table:table-cell office:value-type="string" calcext:value-type="string">
            <text:p>N</text:p>
          </table:table-cell>
          <table:table-cell office:value-type="float" office:value="7105.09159" calcext:value-type="float">
            <text:p>7105.0915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56E+018" calcext:value-type="float">
            <text:p>1.706731056E+018</text:p>
          </table:table-cell>
          <table:table-cell table:number-columns-repeated="25"/>
        </table:table-row>
        <table:table-row table:style-name="ro1">
          <table:table-cell office:value-type="float" office:value="1.70671306165072E+018" calcext:value-type="float">
            <text:p>1.70671306165072E+018</text:p>
          </table:table-cell>
          <table:table-cell office:value-type="float" office:value="452" calcext:value-type="float">
            <text:p>452</text:p>
          </table:table-cell>
          <table:table-cell office:value-type="float" office:value="1.70671306164655E+018" calcext:value-type="float">
            <text:p>1.70671306164655E+018</text:p>
          </table:table-cell>
          <table:table-cell/>
          <table:table-cell office:value-type="float" office:value="42.005809" calcext:value-type="float">
            <text:p>42.00580900</text:p>
          </table:table-cell>
          <table:table-cell office:value-type="float" office:value="-71.0848588333333" calcext:value-type="float">
            <text:p>-71.084858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609224681" calcext:value-type="float">
            <text:p>327348.609224681</text:p>
          </table:table-cell>
          <table:table-cell office:value-type="float" office:value="4652523.78600319" calcext:value-type="float">
            <text:p>4652523.786003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7" calcext:value-type="float">
            <text:p>145737</text:p>
          </table:table-cell>
          <table:table-cell office:value-type="float" office:value="4220.34854" calcext:value-type="float">
            <text:p>4220.34854</text:p>
          </table:table-cell>
          <table:table-cell office:value-type="string" calcext:value-type="string">
            <text:p>N</text:p>
          </table:table-cell>
          <table:table-cell office:value-type="float" office:value="7105.09153" calcext:value-type="float">
            <text:p>7105.0915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057E+018" calcext:value-type="float">
            <text:p>1.706731057E+018</text:p>
          </table:table-cell>
          <table:table-cell table:number-columns-repeated="25"/>
        </table:table-row>
        <table:table-row table:style-name="ro1">
          <table:table-cell office:value-type="float" office:value="1.70671306265934E+018" calcext:value-type="float">
            <text:p>1.70671306265934E+018</text:p>
          </table:table-cell>
          <table:table-cell office:value-type="float" office:value="453" calcext:value-type="float">
            <text:p>453</text:p>
          </table:table-cell>
          <table:table-cell office:value-type="float" office:value="1.70671306265493E+018" calcext:value-type="float">
            <text:p>1.70671306265493E+018</text:p>
          </table:table-cell>
          <table:table-cell/>
          <table:table-cell office:value-type="float" office:value="42.0058081666667" calcext:value-type="float">
            <text:p>42.00580817</text:p>
          </table:table-cell>
          <table:table-cell office:value-type="float" office:value="-71.0848578333333" calcext:value-type="float">
            <text:p>-71.084857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689786387" calcext:value-type="float">
            <text:p>327348.689786387</text:p>
          </table:table-cell>
          <table:table-cell office:value-type="float" office:value="4652523.69145502" calcext:value-type="float">
            <text:p>4652523.691455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8" calcext:value-type="float">
            <text:p>145738</text:p>
          </table:table-cell>
          <table:table-cell office:value-type="float" office:value="4220.34849" calcext:value-type="float">
            <text:p>4220.34849</text:p>
          </table:table-cell>
          <table:table-cell office:value-type="string" calcext:value-type="string">
            <text:p>N</text:p>
          </table:table-cell>
          <table:table-cell office:value-type="float" office:value="7105.09147" calcext:value-type="float">
            <text:p>7105.091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058E+018" calcext:value-type="float">
            <text:p>1.706731058E+018</text:p>
          </table:table-cell>
          <table:table-cell table:number-columns-repeated="25"/>
        </table:table-row>
        <table:table-row table:style-name="ro1">
          <table:table-cell office:value-type="float" office:value="1.70671306366726E+018" calcext:value-type="float">
            <text:p>1.70671306366726E+018</text:p>
          </table:table-cell>
          <table:table-cell office:value-type="float" office:value="454" calcext:value-type="float">
            <text:p>454</text:p>
          </table:table-cell>
          <table:table-cell office:value-type="float" office:value="1.70671306366271E+018" calcext:value-type="float">
            <text:p>1.70671306366271E+018</text:p>
          </table:table-cell>
          <table:table-cell/>
          <table:table-cell office:value-type="float" office:value="42.0058073333333" calcext:value-type="float">
            <text:p>42.00580733</text:p>
          </table:table-cell>
          <table:table-cell office:value-type="float" office:value="-71.0848568333333" calcext:value-type="float">
            <text:p>-71.084856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70348093" calcext:value-type="float">
            <text:p>327348.770348093</text:p>
          </table:table-cell>
          <table:table-cell office:value-type="float" office:value="4652523.59690685" calcext:value-type="float">
            <text:p>4652523.59690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39" calcext:value-type="float">
            <text:p>145739</text:p>
          </table:table-cell>
          <table:table-cell office:value-type="float" office:value="4220.34844" calcext:value-type="float">
            <text:p>4220.34844</text:p>
          </table:table-cell>
          <table:table-cell office:value-type="string" calcext:value-type="string">
            <text:p>N</text:p>
          </table:table-cell>
          <table:table-cell office:value-type="float" office:value="7105.09141" calcext:value-type="float">
            <text:p>7105.0914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59E+018" calcext:value-type="float">
            <text:p>1.706731059E+018</text:p>
          </table:table-cell>
          <table:table-cell table:number-columns-repeated="25"/>
        </table:table-row>
        <table:table-row table:style-name="ro1">
          <table:table-cell office:value-type="float" office:value="1.70671306467464E+018" calcext:value-type="float">
            <text:p>1.70671306467464E+018</text:p>
          </table:table-cell>
          <table:table-cell office:value-type="float" office:value="455" calcext:value-type="float">
            <text:p>455</text:p>
          </table:table-cell>
          <table:table-cell office:value-type="float" office:value="1.70671306467004E+018" calcext:value-type="float">
            <text:p>1.70671306467004E+018</text:p>
          </table:table-cell>
          <table:table-cell/>
          <table:table-cell office:value-type="float" office:value="42.0058068333333" calcext:value-type="float">
            <text:p>42.00580683</text:p>
          </table:table-cell>
          <table:table-cell office:value-type="float" office:value="-71.0848556666667" calcext:value-type="float">
            <text:p>-71.084855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865614135" calcext:value-type="float">
            <text:p>327348.865614135</text:p>
          </table:table-cell>
          <table:table-cell office:value-type="float" office:value="4652523.53903468" calcext:value-type="float">
            <text:p>4652523.539034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0" calcext:value-type="float">
            <text:p>145740</text:p>
          </table:table-cell>
          <table:table-cell office:value-type="float" office:value="4220.34841" calcext:value-type="float">
            <text:p>4220.34841</text:p>
          </table:table-cell>
          <table:table-cell office:value-type="string" calcext:value-type="string">
            <text:p>N</text:p>
          </table:table-cell>
          <table:table-cell office:value-type="float" office:value="7105.09134" calcext:value-type="float">
            <text:p>7105.091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06E+018" calcext:value-type="float">
            <text:p>1.70673106E+018</text:p>
          </table:table-cell>
          <table:table-cell table:number-columns-repeated="25"/>
        </table:table-row>
        <table:table-row table:style-name="ro1">
          <table:table-cell office:value-type="float" office:value="1.70671306568271E+018" calcext:value-type="float">
            <text:p>1.70671306568271E+018</text:p>
          </table:table-cell>
          <table:table-cell office:value-type="float" office:value="456" calcext:value-type="float">
            <text:p>456</text:p>
          </table:table-cell>
          <table:table-cell office:value-type="float" office:value="1.70671306567823E+018" calcext:value-type="float">
            <text:p>1.70671306567823E+018</text:p>
          </table:table-cell>
          <table:table-cell/>
          <table:table-cell office:value-type="float" office:value="42.0058063333333" calcext:value-type="float">
            <text:p>42.00580633</text:p>
          </table:table-cell>
          <table:table-cell office:value-type="float" office:value="-71.0848543333333" calcext:value-type="float">
            <text:p>-71.084854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974682825" calcext:value-type="float">
            <text:p>327348.974682825</text:p>
          </table:table-cell>
          <table:table-cell office:value-type="float" office:value="4652523.48082626" calcext:value-type="float">
            <text:p>4652523.480826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1" calcext:value-type="float">
            <text:p>145741</text:p>
          </table:table-cell>
          <table:table-cell office:value-type="float" office:value="4220.34838" calcext:value-type="float">
            <text:p>4220.34838</text:p>
          </table:table-cell>
          <table:table-cell office:value-type="string" calcext:value-type="string">
            <text:p>N</text:p>
          </table:table-cell>
          <table:table-cell office:value-type="float" office:value="7105.09126" calcext:value-type="float">
            <text:p>7105.091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61E+018" calcext:value-type="float">
            <text:p>1.706731061E+018</text:p>
          </table:table-cell>
          <table:table-cell table:number-columns-repeated="25"/>
        </table:table-row>
        <table:table-row table:style-name="ro1">
          <table:table-cell office:value-type="float" office:value="1.70671306669081E+018" calcext:value-type="float">
            <text:p>1.70671306669081E+018</text:p>
          </table:table-cell>
          <table:table-cell office:value-type="float" office:value="457" calcext:value-type="float">
            <text:p>457</text:p>
          </table:table-cell>
          <table:table-cell office:value-type="float" office:value="1.7067130666864E+018" calcext:value-type="float">
            <text:p>1.7067130666864E+018</text:p>
          </table:table-cell>
          <table:table-cell/>
          <table:table-cell office:value-type="float" office:value="42.0058058333333" calcext:value-type="float">
            <text:p>42.00580583</text:p>
          </table:table-cell>
          <table:table-cell office:value-type="float" office:value="-71.0848528333333" calcext:value-type="float">
            <text:p>-71.084852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097554173" calcext:value-type="float">
            <text:p>327349.097554173</text:p>
          </table:table-cell>
          <table:table-cell office:value-type="float" office:value="4652523.42228159" calcext:value-type="float">
            <text:p>4652523.422281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2" calcext:value-type="float">
            <text:p>145742</text:p>
          </table:table-cell>
          <table:table-cell office:value-type="float" office:value="4220.34835" calcext:value-type="float">
            <text:p>4220.34835</text:p>
          </table:table-cell>
          <table:table-cell office:value-type="string" calcext:value-type="string">
            <text:p>N</text:p>
          </table:table-cell>
          <table:table-cell office:value-type="float" office:value="7105.09117" calcext:value-type="float">
            <text:p>7105.091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062E+018" calcext:value-type="float">
            <text:p>1.706731062E+018</text:p>
          </table:table-cell>
          <table:table-cell table:number-columns-repeated="25"/>
        </table:table-row>
        <table:table-row table:style-name="ro1">
          <table:table-cell office:value-type="float" office:value="1.70671306769892E+018" calcext:value-type="float">
            <text:p>1.70671306769892E+018</text:p>
          </table:table-cell>
          <table:table-cell office:value-type="float" office:value="458" calcext:value-type="float">
            <text:p>458</text:p>
          </table:table-cell>
          <table:table-cell office:value-type="float" office:value="1.70671306769449E+018" calcext:value-type="float">
            <text:p>1.70671306769449E+018</text:p>
          </table:table-cell>
          <table:table-cell/>
          <table:table-cell office:value-type="float" office:value="42.3391383333333" calcext:value-type="float">
            <text:p>42.33913833</text:p>
          </table:table-cell>
          <table:table-cell office:value-type="float" office:value="-71.0848516666667" calcext:value-type="float">
            <text:p>-71.08485166667</text:p>
          </table:table-cell>
          <table:table-cell office:value-type="float" office:value="0" calcext:value-type="float">
            <text:p>0</text:p>
          </table:table-cell>
          <table:table-cell office:value-type="float" office:value="328253.798606731" calcext:value-type="float">
            <text:p>328253.798606731</text:p>
          </table:table-cell>
          <table:table-cell office:value-type="float" office:value="4689536.51858684" calcext:value-type="float">
            <text:p>4689536.518586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3" calcext:value-type="float">
            <text:p>145743</text:p>
          </table:table-cell>
          <table:table-cell office:value-type="float" office:value="4220.3483" calcext:value-type="float">
            <text:p>4220.3483</text:p>
          </table:table-cell>
          <table:table-cell office:value-type="string" calcext:value-type="string">
            <text:p>N</text:p>
          </table:table-cell>
          <table:table-cell office:value-type="float" office:value="7105.0911" calcext:value-type="float">
            <text:p>7105.09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63E+018" calcext:value-type="float">
            <text:p>1.706731063E+018</text:p>
          </table:table-cell>
          <table:table-cell table:number-columns-repeated="25"/>
        </table:table-row>
        <table:table-row table:style-name="ro1">
          <table:table-cell office:value-type="float" office:value="1.70671306870705E+018" calcext:value-type="float">
            <text:p>1.70671306870705E+018</text:p>
          </table:table-cell>
          <table:table-cell office:value-type="float" office:value="459" calcext:value-type="float">
            <text:p>459</text:p>
          </table:table-cell>
          <table:table-cell office:value-type="float" office:value="1.70671306870258E+018" calcext:value-type="float">
            <text:p>1.70671306870258E+018</text:p>
          </table:table-cell>
          <table:table-cell/>
          <table:table-cell office:value-type="float" office:value="42.0058043333333" calcext:value-type="float">
            <text:p>42.00580433</text:p>
          </table:table-cell>
          <table:table-cell office:value-type="float" office:value="-71.0848505" calcext:value-type="float">
            <text:p>-71.08485050000</text:p>
          </table:table-cell>
          <table:table-cell office:value-type="float" office:value="0" calcext:value-type="float">
            <text:p>0</text:p>
          </table:table-cell>
          <table:table-cell office:value-type="float" office:value="327349.28673375" calcext:value-type="float">
            <text:p>327349.28673375</text:p>
          </table:table-cell>
          <table:table-cell office:value-type="float" office:value="4652523.25101888" calcext:value-type="float">
            <text:p>4652523.251018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45744" calcext:value-type="float">
            <text:p>145744</text:p>
          </table:table-cell>
          <table:table-cell office:value-type="float" office:value="4220.34826" calcext:value-type="float">
            <text:p>4220.34826</text:p>
          </table:table-cell>
          <table:table-cell office:value-type="string" calcext:value-type="string">
            <text:p>N</text:p>
          </table:table-cell>
          <table:table-cell office:value-type="float" office:value="7105.09103" calcext:value-type="float">
            <text:p>7105.0910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5" calcext:value-type="float">
            <text:p>1.5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064E+018" calcext:value-type="float">
            <text:p>1.706731064E+018</text:p>
          </table:table-cell>
          <table:table-cell table:number-columns-repeated="25"/>
        </table:table-row>
        <table:table-row table:style-name="ro1">
          <table:table-cell office:value-type="float" office:value="1.70671306972285E+018" calcext:value-type="float">
            <text:p>1.70671306972285E+018</text:p>
          </table:table-cell>
          <table:table-cell office:value-type="float" office:value="460" calcext:value-type="float">
            <text:p>460</text:p>
          </table:table-cell>
          <table:table-cell office:value-type="float" office:value="1.70671306971091E+018" calcext:value-type="float">
            <text:p>1.70671306971091E+018</text:p>
          </table:table-cell>
          <table:table-cell/>
          <table:table-cell office:value-type="float" office:value="42.0058035" calcext:value-type="float">
            <text:p>42.00580350</text:p>
          </table:table-cell>
          <table:table-cell office:value-type="float" office:value="-71.084847" calcext:value-type="float">
            <text:p>-71.08484700000</text:p>
          </table:table-cell>
          <table:table-cell office:value-type="float" office:value="0" calcext:value-type="float">
            <text:p>0</text:p>
          </table:table-cell>
          <table:table-cell office:value-type="float" office:value="327349.574335249" calcext:value-type="float">
            <text:p>327349.574335249</text:p>
          </table:table-cell>
          <table:table-cell office:value-type="float" office:value="4652523.15142692" calcext:value-type="float">
            <text:p>4652523.151426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5" calcext:value-type="float">
            <text:p>145745</text:p>
          </table:table-cell>
          <table:table-cell office:value-type="float" office:value="4220.34821" calcext:value-type="float">
            <text:p>4220.34821</text:p>
          </table:table-cell>
          <table:table-cell office:value-type="string" calcext:value-type="string">
            <text:p>N</text:p>
          </table:table-cell>
          <table:table-cell office:value-type="float" office:value="7105.09082" calcext:value-type="float">
            <text:p>7105.0908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65E+018" calcext:value-type="float">
            <text:p>1.706731065E+018</text:p>
          </table:table-cell>
          <table:table-cell table:number-columns-repeated="25"/>
        </table:table-row>
        <table:table-row table:style-name="ro1">
          <table:table-cell office:value-type="float" office:value="1.70671307072345E+018" calcext:value-type="float">
            <text:p>1.70671307072345E+018</text:p>
          </table:table-cell>
          <table:table-cell office:value-type="float" office:value="461" calcext:value-type="float">
            <text:p>461</text:p>
          </table:table-cell>
          <table:table-cell office:value-type="float" office:value="1.70671307071905E+018" calcext:value-type="float">
            <text:p>1.70671307071905E+018</text:p>
          </table:table-cell>
          <table:table-cell/>
          <table:table-cell office:value-type="float" office:value="42.005803" calcext:value-type="float">
            <text:p>42.00580300</text:p>
          </table:table-cell>
          <table:table-cell office:value-type="float" office:value="-71.0848471666667" calcext:value-type="float">
            <text:p>-71.08484716667</text:p>
          </table:table-cell>
          <table:table-cell office:value-type="float" office:value="0" calcext:value-type="float">
            <text:p>0</text:p>
          </table:table-cell>
          <table:table-cell office:value-type="float" office:value="327349.559180085" calcext:value-type="float">
            <text:p>327349.559180085</text:p>
          </table:table-cell>
          <table:table-cell office:value-type="float" office:value="4652523.09624479" calcext:value-type="float">
            <text:p>4652523.096244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6" calcext:value-type="float">
            <text:p>145746</text:p>
          </table:table-cell>
          <table:table-cell office:value-type="float" office:value="4220.34818" calcext:value-type="float">
            <text:p>4220.34818</text:p>
          </table:table-cell>
          <table:table-cell office:value-type="string" calcext:value-type="string">
            <text:p>N</text:p>
          </table:table-cell>
          <table:table-cell office:value-type="float" office:value="7105.09083" calcext:value-type="float">
            <text:p>7105.0908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066E+018" calcext:value-type="float">
            <text:p>1.706731066E+018</text:p>
          </table:table-cell>
          <table:table-cell table:number-columns-repeated="25"/>
        </table:table-row>
        <table:table-row table:style-name="ro1">
          <table:table-cell office:value-type="float" office:value="1.70671307173157E+018" calcext:value-type="float">
            <text:p>1.70671307173157E+018</text:p>
          </table:table-cell>
          <table:table-cell office:value-type="float" office:value="462" calcext:value-type="float">
            <text:p>462</text:p>
          </table:table-cell>
          <table:table-cell office:value-type="float" office:value="1.70671307172718E+018" calcext:value-type="float">
            <text:p>1.70671307172718E+018</text:p>
          </table:table-cell>
          <table:table-cell/>
          <table:table-cell office:value-type="float" office:value="42.0058068333333" calcext:value-type="float">
            <text:p>42.00580683</text:p>
          </table:table-cell>
          <table:table-cell office:value-type="float" office:value="-71.0848513333333" calcext:value-type="float">
            <text:p>-71.08485133333</text:p>
          </table:table-cell>
          <table:table-cell office:value-type="float" office:value="0" calcext:value-type="float">
            <text:p>0</text:p>
          </table:table-cell>
          <table:table-cell office:value-type="float" office:value="327349.224483066" calcext:value-type="float">
            <text:p>327349.224483066</text:p>
          </table:table-cell>
          <table:table-cell office:value-type="float" office:value="4652523.53029207" calcext:value-type="float">
            <text:p>4652523.530292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7" calcext:value-type="float">
            <text:p>145747</text:p>
          </table:table-cell>
          <table:table-cell office:value-type="float" office:value="4220.34841" calcext:value-type="float">
            <text:p>4220.34841</text:p>
          </table:table-cell>
          <table:table-cell office:value-type="string" calcext:value-type="string">
            <text:p>N</text:p>
          </table:table-cell>
          <table:table-cell office:value-type="float" office:value="7105.09108" calcext:value-type="float">
            <text:p>7105.091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67E+018" calcext:value-type="float">
            <text:p>1.706731067E+018</text:p>
          </table:table-cell>
          <table:table-cell table:number-columns-repeated="25"/>
        </table:table-row>
        <table:table-row table:style-name="ro1">
          <table:table-cell office:value-type="float" office:value="1.70671307273999E+018" calcext:value-type="float">
            <text:p>1.70671307273999E+018</text:p>
          </table:table-cell>
          <table:table-cell office:value-type="float" office:value="463" calcext:value-type="float">
            <text:p>463</text:p>
          </table:table-cell>
          <table:table-cell office:value-type="float" office:value="1.70671307273558E+018" calcext:value-type="float">
            <text:p>1.70671307273558E+018</text:p>
          </table:table-cell>
          <table:table-cell/>
          <table:table-cell office:value-type="float" office:value="42.0058078333333" calcext:value-type="float">
            <text:p>42.00580783</text:p>
          </table:table-cell>
          <table:table-cell office:value-type="float" office:value="-71.0848498333333" calcext:value-type="float">
            <text:p>-71.084849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35141195" calcext:value-type="float">
            <text:p>327349.35141195</text:p>
          </table:table-cell>
          <table:table-cell office:value-type="float" office:value="4652523.63830254" calcext:value-type="float">
            <text:p>4652523.638302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8" calcext:value-type="float">
            <text:p>145748</text:p>
          </table:table-cell>
          <table:table-cell office:value-type="float" office:value="4220.34847" calcext:value-type="float">
            <text:p>4220.34847</text:p>
          </table:table-cell>
          <table:table-cell office:value-type="string" calcext:value-type="string">
            <text:p>N</text:p>
          </table:table-cell>
          <table:table-cell office:value-type="float" office:value="7105.09099" calcext:value-type="float">
            <text:p>7105.0909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068E+018" calcext:value-type="float">
            <text:p>1.706731068E+018</text:p>
          </table:table-cell>
          <table:table-cell table:number-columns-repeated="25"/>
        </table:table-row>
        <table:table-row table:style-name="ro1">
          <table:table-cell office:value-type="float" office:value="1.70671307374805E+018" calcext:value-type="float">
            <text:p>1.70671307374805E+018</text:p>
          </table:table-cell>
          <table:table-cell office:value-type="float" office:value="464" calcext:value-type="float">
            <text:p>464</text:p>
          </table:table-cell>
          <table:table-cell office:value-type="float" office:value="1.7067130737436E+018" calcext:value-type="float">
            <text:p>1.7067130737436E+018</text:p>
          </table:table-cell>
          <table:table-cell/>
          <table:table-cell office:value-type="float" office:value="42.005808" calcext:value-type="float">
            <text:p>42.00580800</text:p>
          </table:table-cell>
          <table:table-cell office:value-type="float" office:value="-71.0848503333333" calcext:value-type="float">
            <text:p>-71.08485033333</text:p>
          </table:table-cell>
          <table:table-cell office:value-type="float" office:value="0" calcext:value-type="float">
            <text:p>0</text:p>
          </table:table-cell>
          <table:table-cell office:value-type="float" office:value="327349.310454836" calcext:value-type="float">
            <text:p>327349.310454836</text:p>
          </table:table-cell>
          <table:table-cell office:value-type="float" office:value="4652523.65781743" calcext:value-type="float">
            <text:p>4652523.657817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49" calcext:value-type="float">
            <text:p>145749</text:p>
          </table:table-cell>
          <table:table-cell office:value-type="float" office:value="4220.34848" calcext:value-type="float">
            <text:p>4220.34848</text:p>
          </table:table-cell>
          <table:table-cell office:value-type="string" calcext:value-type="string">
            <text:p>N</text:p>
          </table:table-cell>
          <table:table-cell office:value-type="float" office:value="7105.09102" calcext:value-type="float">
            <text:p>7105.091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69E+018" calcext:value-type="float">
            <text:p>1.706731069E+018</text:p>
          </table:table-cell>
          <table:table-cell table:number-columns-repeated="25"/>
        </table:table-row>
        <table:table-row table:style-name="ro1">
          <table:table-cell office:value-type="float" office:value="1.70671307476376E+018" calcext:value-type="float">
            <text:p>1.70671307476376E+018</text:p>
          </table:table-cell>
          <table:table-cell office:value-type="float" office:value="465" calcext:value-type="float">
            <text:p>465</text:p>
          </table:table-cell>
          <table:table-cell office:value-type="float" office:value="1.70671307475169E+018" calcext:value-type="float">
            <text:p>1.70671307475169E+018</text:p>
          </table:table-cell>
          <table:table-cell/>
          <table:table-cell office:value-type="float" office:value="42.0058056666667" calcext:value-type="float">
            <text:p>42.00580567</text:p>
          </table:table-cell>
          <table:table-cell office:value-type="float" office:value="-71.084852" calcext:value-type="float">
            <text:p>-71.08485200000</text:p>
          </table:table-cell>
          <table:table-cell office:value-type="float" office:value="0" calcext:value-type="float">
            <text:p>0</text:p>
          </table:table-cell>
          <table:table-cell office:value-type="float" office:value="327349.166116592" calcext:value-type="float">
            <text:p>327349.166116592</text:p>
          </table:table-cell>
          <table:table-cell office:value-type="float" office:value="4652523.40209419" calcext:value-type="float">
            <text:p>4652523.402094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0" calcext:value-type="float">
            <text:p>145750</text:p>
          </table:table-cell>
          <table:table-cell office:value-type="float" office:value="4220.34834" calcext:value-type="float">
            <text:p>4220.34834</text:p>
          </table:table-cell>
          <table:table-cell office:value-type="string" calcext:value-type="string">
            <text:p>N</text:p>
          </table:table-cell>
          <table:table-cell office:value-type="float" office:value="7105.09112" calcext:value-type="float">
            <text:p>7105.091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7E+018" calcext:value-type="float">
            <text:p>1.70673107E+018</text:p>
          </table:table-cell>
          <table:table-cell table:number-columns-repeated="25"/>
        </table:table-row>
        <table:table-row table:style-name="ro1">
          <table:table-cell office:value-type="float" office:value="1.7067130757644E+018" calcext:value-type="float">
            <text:p>1.7067130757644E+018</text:p>
          </table:table-cell>
          <table:table-cell office:value-type="float" office:value="466" calcext:value-type="float">
            <text:p>466</text:p>
          </table:table-cell>
          <table:table-cell office:value-type="float" office:value="1.70671307575994E+018" calcext:value-type="float">
            <text:p>1.70671307575994E+018</text:p>
          </table:table-cell>
          <table:table-cell/>
          <table:table-cell office:value-type="float" office:value="42.0058043333333" calcext:value-type="float">
            <text:p>42.00580433</text:p>
          </table:table-cell>
          <table:table-cell office:value-type="float" office:value="-71.0848521666667" calcext:value-type="float">
            <text:p>-71.08485216667</text:p>
          </table:table-cell>
          <table:table-cell office:value-type="float" office:value="0" calcext:value-type="float">
            <text:p>0</text:p>
          </table:table-cell>
          <table:table-cell office:value-type="float" office:value="327349.148707232" calcext:value-type="float">
            <text:p>327349.148707232</text:p>
          </table:table-cell>
          <table:table-cell office:value-type="float" office:value="4652523.25438143" calcext:value-type="float">
            <text:p>4652523.254381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1" calcext:value-type="float">
            <text:p>145751</text:p>
          </table:table-cell>
          <table:table-cell office:value-type="float" office:value="4220.34826" calcext:value-type="float">
            <text:p>4220.34826</text:p>
          </table:table-cell>
          <table:table-cell office:value-type="string" calcext:value-type="string">
            <text:p>N</text:p>
          </table:table-cell>
          <table:table-cell office:value-type="float" office:value="7105.09113" calcext:value-type="float">
            <text:p>7105.0911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71E+018" calcext:value-type="float">
            <text:p>1.706731071E+018</text:p>
          </table:table-cell>
          <table:table-cell table:number-columns-repeated="25"/>
        </table:table-row>
        <table:table-row table:style-name="ro1">
          <table:table-cell office:value-type="float" office:value="1.7067130767725E+018" calcext:value-type="float">
            <text:p>1.7067130767725E+018</text:p>
          </table:table-cell>
          <table:table-cell office:value-type="float" office:value="467" calcext:value-type="float">
            <text:p>467</text:p>
          </table:table-cell>
          <table:table-cell office:value-type="float" office:value="1.70671307676804E+018" calcext:value-type="float">
            <text:p>1.70671307676804E+018</text:p>
          </table:table-cell>
          <table:table-cell/>
          <table:table-cell office:value-type="float" office:value="42.0058085" calcext:value-type="float">
            <text:p>42.00580850</text:p>
          </table:table-cell>
          <table:table-cell office:value-type="float" office:value="-71.0848546666667" calcext:value-type="float">
            <text:p>-71.084854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95293843" calcext:value-type="float">
            <text:p>327348.95293843</text:p>
          </table:table-cell>
          <table:table-cell office:value-type="float" office:value="4652523.72207843" calcext:value-type="float">
            <text:p>4652523.722078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2" calcext:value-type="float">
            <text:p>145752</text:p>
          </table:table-cell>
          <table:table-cell office:value-type="float" office:value="4220.34851" calcext:value-type="float">
            <text:p>4220.34851</text:p>
          </table:table-cell>
          <table:table-cell office:value-type="string" calcext:value-type="string">
            <text:p>N</text:p>
          </table:table-cell>
          <table:table-cell office:value-type="float" office:value="7105.09128" calcext:value-type="float">
            <text:p>7105.0912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072E+018" calcext:value-type="float">
            <text:p>1.706731072E+018</text:p>
          </table:table-cell>
          <table:table-cell table:number-columns-repeated="25"/>
        </table:table-row>
        <table:table-row table:style-name="ro1">
          <table:table-cell office:value-type="float" office:value="1.70671307778063E+018" calcext:value-type="float">
            <text:p>1.70671307778063E+018</text:p>
          </table:table-cell>
          <table:table-cell office:value-type="float" office:value="468" calcext:value-type="float">
            <text:p>468</text:p>
          </table:table-cell>
          <table:table-cell office:value-type="float" office:value="1.70671307777622E+018" calcext:value-type="float">
            <text:p>1.70671307777622E+018</text:p>
          </table:table-cell>
          <table:table-cell/>
          <table:table-cell office:value-type="float" office:value="42.0058123333333" calcext:value-type="float">
            <text:p>42.00581233</text:p>
          </table:table-cell>
          <table:table-cell office:value-type="float" office:value="-71.0848568333333" calcext:value-type="float">
            <text:p>-71.084856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83873276" calcext:value-type="float">
            <text:p>327348.783873276</text:p>
          </table:table-cell>
          <table:table-cell office:value-type="float" office:value="4652524.15209067" calcext:value-type="float">
            <text:p>4652524.152090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3" calcext:value-type="float">
            <text:p>145753</text:p>
          </table:table-cell>
          <table:table-cell office:value-type="float" office:value="4220.34874" calcext:value-type="float">
            <text:p>4220.34874</text:p>
          </table:table-cell>
          <table:table-cell office:value-type="string" calcext:value-type="string">
            <text:p>N</text:p>
          </table:table-cell>
          <table:table-cell office:value-type="float" office:value="7105.09141" calcext:value-type="float">
            <text:p>7105.0914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73E+018" calcext:value-type="float">
            <text:p>1.706731073E+018</text:p>
          </table:table-cell>
          <table:table-cell table:number-columns-repeated="25"/>
        </table:table-row>
        <table:table-row table:style-name="ro1">
          <table:table-cell office:value-type="float" office:value="1.70671307878875E+018" calcext:value-type="float">
            <text:p>1.70671307878875E+018</text:p>
          </table:table-cell>
          <table:table-cell office:value-type="float" office:value="469" calcext:value-type="float">
            <text:p>469</text:p>
          </table:table-cell>
          <table:table-cell office:value-type="float" office:value="1.70671307878432E+018" calcext:value-type="float">
            <text:p>1.70671307878432E+018</text:p>
          </table:table-cell>
          <table:table-cell/>
          <table:table-cell office:value-type="float" office:value="42.0058153333333" calcext:value-type="float">
            <text:p>42.00581533</text:p>
          </table:table-cell>
          <table:table-cell office:value-type="float" office:value="-71.0848583333333" calcext:value-type="float">
            <text:p>-71.084858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667764545" calcext:value-type="float">
            <text:p>327348.667764545</text:p>
          </table:table-cell>
          <table:table-cell office:value-type="float" office:value="4652524.48822726" calcext:value-type="float">
            <text:p>4652524.488227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4" calcext:value-type="float">
            <text:p>145754</text:p>
          </table:table-cell>
          <table:table-cell office:value-type="float" office:value="4220.34892" calcext:value-type="float">
            <text:p>4220.34892</text:p>
          </table:table-cell>
          <table:table-cell office:value-type="string" calcext:value-type="string">
            <text:p>N</text:p>
          </table:table-cell>
          <table:table-cell office:value-type="float" office:value="7105.0915" calcext:value-type="float">
            <text:p>7105.09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074E+018" calcext:value-type="float">
            <text:p>1.706731074E+018</text:p>
          </table:table-cell>
          <table:table-cell table:number-columns-repeated="25"/>
        </table:table-row>
        <table:table-row table:style-name="ro1">
          <table:table-cell office:value-type="float" office:value="1.70671307980223E+018" calcext:value-type="float">
            <text:p>1.70671307980223E+018</text:p>
          </table:table-cell>
          <table:table-cell office:value-type="float" office:value="470" calcext:value-type="float">
            <text:p>470</text:p>
          </table:table-cell>
          <table:table-cell office:value-type="float" office:value="1.70671307979121E+018" calcext:value-type="float">
            <text:p>1.70671307979121E+018</text:p>
          </table:table-cell>
          <table:table-cell/>
          <table:table-cell office:value-type="float" office:value="42.0058161666667" calcext:value-type="float">
            <text:p>42.00581617</text:p>
          </table:table-cell>
          <table:table-cell office:value-type="float" office:value="-71.0848581666667" calcext:value-type="float">
            <text:p>-71.084858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683821392" calcext:value-type="float">
            <text:p>327348.683821392</text:p>
          </table:table-cell>
          <table:table-cell office:value-type="float" office:value="4652524.58042164" calcext:value-type="float">
            <text:p>4652524.58042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5" calcext:value-type="float">
            <text:p>145755</text:p>
          </table:table-cell>
          <table:table-cell office:value-type="float" office:value="4220.34897" calcext:value-type="float">
            <text:p>4220.34897</text:p>
          </table:table-cell>
          <table:table-cell office:value-type="string" calcext:value-type="string">
            <text:p>N</text:p>
          </table:table-cell>
          <table:table-cell office:value-type="float" office:value="7105.09149" calcext:value-type="float">
            <text:p>7105.0914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75E+018" calcext:value-type="float">
            <text:p>1.706731075E+018</text:p>
          </table:table-cell>
          <table:table-cell table:number-columns-repeated="25"/>
        </table:table-row>
        <table:table-row table:style-name="ro1">
          <table:table-cell office:value-type="float" office:value="1.70671308080365E+018" calcext:value-type="float">
            <text:p>1.70671308080365E+018</text:p>
          </table:table-cell>
          <table:table-cell office:value-type="float" office:value="471" calcext:value-type="float">
            <text:p>471</text:p>
          </table:table-cell>
          <table:table-cell office:value-type="float" office:value="1.70671308079924E+018" calcext:value-type="float">
            <text:p>1.70671308079924E+018</text:p>
          </table:table-cell>
          <table:table-cell/>
          <table:table-cell office:value-type="float" office:value="42.0058171666667" calcext:value-type="float">
            <text:p>42.00581717</text:p>
          </table:table-cell>
          <table:table-cell office:value-type="float" office:value="-71.084858" calcext:value-type="float">
            <text:p>-71.084858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70032908" calcext:value-type="float">
            <text:p>327348.70032908</text:p>
          </table:table-cell>
          <table:table-cell office:value-type="float" office:value="4652524.69112215" calcext:value-type="float">
            <text:p>4652524.691122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6" calcext:value-type="float">
            <text:p>145756</text:p>
          </table:table-cell>
          <table:table-cell office:value-type="float" office:value="4220.34903" calcext:value-type="float">
            <text:p>4220.34903</text:p>
          </table:table-cell>
          <table:table-cell office:value-type="string" calcext:value-type="string">
            <text:p>N</text:p>
          </table:table-cell>
          <table:table-cell office:value-type="float" office:value="7105.09148" calcext:value-type="float">
            <text:p>7105.0914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76E+018" calcext:value-type="float">
            <text:p>1.706731076E+018</text:p>
          </table:table-cell>
          <table:table-cell table:number-columns-repeated="25"/>
        </table:table-row>
        <table:table-row table:style-name="ro1">
          <table:table-cell office:value-type="float" office:value="1.70671308181173E+018" calcext:value-type="float">
            <text:p>1.70671308181173E+018</text:p>
          </table:table-cell>
          <table:table-cell office:value-type="float" office:value="472" calcext:value-type="float">
            <text:p>472</text:p>
          </table:table-cell>
          <table:table-cell office:value-type="float" office:value="1.70671308180729E+018" calcext:value-type="float">
            <text:p>1.70671308180729E+018</text:p>
          </table:table-cell>
          <table:table-cell/>
          <table:table-cell office:value-type="float" office:value="42.0058176666667" calcext:value-type="float">
            <text:p>42.00581767</text:p>
          </table:table-cell>
          <table:table-cell office:value-type="float" office:value="-71.0848578333333" calcext:value-type="float">
            <text:p>-71.084857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15484247" calcext:value-type="float">
            <text:p>327348.715484247</text:p>
          </table:table-cell>
          <table:table-cell office:value-type="float" office:value="4652524.74630428" calcext:value-type="float">
            <text:p>4652524.746304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7" calcext:value-type="float">
            <text:p>145757</text:p>
          </table:table-cell>
          <table:table-cell office:value-type="float" office:value="4220.34906" calcext:value-type="float">
            <text:p>4220.34906</text:p>
          </table:table-cell>
          <table:table-cell office:value-type="string" calcext:value-type="string">
            <text:p>N</text:p>
          </table:table-cell>
          <table:table-cell office:value-type="float" office:value="7105.09147" calcext:value-type="float">
            <text:p>7105.091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077E+018" calcext:value-type="float">
            <text:p>1.706731077E+018</text:p>
          </table:table-cell>
          <table:table-cell table:number-columns-repeated="25"/>
        </table:table-row>
        <table:table-row table:style-name="ro1">
          <table:table-cell office:value-type="float" office:value="1.70671308282004E+018" calcext:value-type="float">
            <text:p>1.70671308282004E+018</text:p>
          </table:table-cell>
          <table:table-cell office:value-type="float" office:value="473" calcext:value-type="float">
            <text:p>473</text:p>
          </table:table-cell>
          <table:table-cell office:value-type="float" office:value="1.70671308281546E+018" calcext:value-type="float">
            <text:p>1.70671308281546E+018</text:p>
          </table:table-cell>
          <table:table-cell/>
          <table:table-cell office:value-type="float" office:value="42.005818" calcext:value-type="float">
            <text:p>42.00581800</text:p>
          </table:table-cell>
          <table:table-cell office:value-type="float" office:value="-71.0848573333333" calcext:value-type="float">
            <text:p>-71.084857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57793872" calcext:value-type="float">
            <text:p>327348.757793872</text:p>
          </table:table-cell>
          <table:table-cell office:value-type="float" office:value="4652524.78230777" calcext:value-type="float">
            <text:p>4652524.782307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8" calcext:value-type="float">
            <text:p>145758</text:p>
          </table:table-cell>
          <table:table-cell office:value-type="float" office:value="4220.34908" calcext:value-type="float">
            <text:p>4220.34908</text:p>
          </table:table-cell>
          <table:table-cell office:value-type="string" calcext:value-type="string">
            <text:p>N</text:p>
          </table:table-cell>
          <table:table-cell office:value-type="float" office:value="7105.09144" calcext:value-type="float">
            <text:p>7105.0914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78E+018" calcext:value-type="float">
            <text:p>1.706731078E+018</text:p>
          </table:table-cell>
          <table:table-cell table:number-columns-repeated="25"/>
        </table:table-row>
        <table:table-row table:style-name="ro1">
          <table:table-cell office:value-type="float" office:value="1.70671308382809E+018" calcext:value-type="float">
            <text:p>1.70671308382809E+018</text:p>
          </table:table-cell>
          <table:table-cell office:value-type="float" office:value="474" calcext:value-type="float">
            <text:p>474</text:p>
          </table:table-cell>
          <table:table-cell office:value-type="float" office:value="1.70671308382371E+018" calcext:value-type="float">
            <text:p>1.70671308382371E+018</text:p>
          </table:table-cell>
          <table:table-cell/>
          <table:table-cell office:value-type="float" office:value="42.3391516666667" calcext:value-type="float">
            <text:p>42.33915167</text:p>
          </table:table-cell>
          <table:table-cell office:value-type="float" office:value="-71.0848571666667" calcext:value-type="float">
            <text:p>-71.08485716667</text:p>
          </table:table-cell>
          <table:table-cell office:value-type="float" office:value="0" calcext:value-type="float">
            <text:p>0</text:p>
          </table:table-cell>
          <table:table-cell office:value-type="float" office:value="328253.381809465" calcext:value-type="float">
            <text:p>328253.381809465</text:p>
          </table:table-cell>
          <table:table-cell office:value-type="float" office:value="4689538.01026129" calcext:value-type="float">
            <text:p>4689538.01026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759" calcext:value-type="float">
            <text:p>145759</text:p>
          </table:table-cell>
          <table:table-cell office:value-type="float" office:value="4220.3491" calcext:value-type="float">
            <text:p>4220.3491</text:p>
          </table:table-cell>
          <table:table-cell office:value-type="string" calcext:value-type="string">
            <text:p>N</text:p>
          </table:table-cell>
          <table:table-cell office:value-type="float" office:value="7105.09143" calcext:value-type="float">
            <text:p>7105.0914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079E+018" calcext:value-type="float">
            <text:p>1.706731079E+018</text:p>
          </table:table-cell>
          <table:table-cell table:number-columns-repeated="25"/>
        </table:table-row>
        <table:table-row table:style-name="ro1">
          <table:table-cell office:value-type="float" office:value="1.70671308484396E+018" calcext:value-type="float">
            <text:p>1.70671308484396E+018</text:p>
          </table:table-cell>
          <table:table-cell office:value-type="float" office:value="475" calcext:value-type="float">
            <text:p>475</text:p>
          </table:table-cell>
          <table:table-cell office:value-type="float" office:value="1.70671308483186E+018" calcext:value-type="float">
            <text:p>1.70671308483186E+018</text:p>
          </table:table-cell>
          <table:table-cell/>
          <table:table-cell office:value-type="float" office:value="42.0058186666667" calcext:value-type="float">
            <text:p>42.00581867</text:p>
          </table:table-cell>
          <table:table-cell office:value-type="float" office:value="-71.084857" calcext:value-type="float">
            <text:p>-71.084857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787202527" calcext:value-type="float">
            <text:p>327348.787202527</text:p>
          </table:table-cell>
          <table:table-cell office:value-type="float" office:value="4652524.85565977" calcext:value-type="float">
            <text:p>4652524.855659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0" calcext:value-type="float">
            <text:p>145800</text:p>
          </table:table-cell>
          <table:table-cell office:value-type="float" office:value="4220.34912" calcext:value-type="float">
            <text:p>4220.34912</text:p>
          </table:table-cell>
          <table:table-cell office:value-type="string" calcext:value-type="string">
            <text:p>N</text:p>
          </table:table-cell>
          <table:table-cell office:value-type="float" office:value="7105.09142" calcext:value-type="float">
            <text:p>7105.091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08E+018" calcext:value-type="float">
            <text:p>1.70673108E+018</text:p>
          </table:table-cell>
          <table:table-cell table:number-columns-repeated="25"/>
        </table:table-row>
        <table:table-row table:style-name="ro1">
          <table:table-cell office:value-type="float" office:value="1.70671308584438E+018" calcext:value-type="float">
            <text:p>1.70671308584438E+018</text:p>
          </table:table-cell>
          <table:table-cell office:value-type="float" office:value="476" calcext:value-type="float">
            <text:p>476</text:p>
          </table:table-cell>
          <table:table-cell office:value-type="float" office:value="1.70671308583995E+018" calcext:value-type="float">
            <text:p>1.70671308583995E+018</text:p>
          </table:table-cell>
          <table:table-cell/>
          <table:table-cell office:value-type="float" office:value="42.005819" calcext:value-type="float">
            <text:p>42.00581900</text:p>
          </table:table-cell>
          <table:table-cell office:value-type="float" office:value="-71.084857" calcext:value-type="float">
            <text:p>-71.084857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788104206" calcext:value-type="float">
            <text:p>327348.788104206</text:p>
          </table:table-cell>
          <table:table-cell office:value-type="float" office:value="4652524.89267202" calcext:value-type="float">
            <text:p>4652524.89267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1" calcext:value-type="float">
            <text:p>145801</text:p>
          </table:table-cell>
          <table:table-cell office:value-type="float" office:value="4220.34914" calcext:value-type="float">
            <text:p>4220.34914</text:p>
          </table:table-cell>
          <table:table-cell office:value-type="string" calcext:value-type="string">
            <text:p>N</text:p>
          </table:table-cell>
          <table:table-cell office:value-type="float" office:value="7105.09142" calcext:value-type="float">
            <text:p>7105.091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081E+018" calcext:value-type="float">
            <text:p>1.706731081E+018</text:p>
          </table:table-cell>
          <table:table-cell table:number-columns-repeated="25"/>
        </table:table-row>
        <table:table-row table:style-name="ro1">
          <table:table-cell office:value-type="float" office:value="1.70671308685254E+018" calcext:value-type="float">
            <text:p>1.70671308685254E+018</text:p>
          </table:table-cell>
          <table:table-cell office:value-type="float" office:value="477" calcext:value-type="float">
            <text:p>477</text:p>
          </table:table-cell>
          <table:table-cell office:value-type="float" office:value="1.70671308684813E+018" calcext:value-type="float">
            <text:p>1.70671308684813E+018</text:p>
          </table:table-cell>
          <table:table-cell/>
          <table:table-cell office:value-type="float" office:value="42.0058195" calcext:value-type="float">
            <text:p>42.00581950</text:p>
          </table:table-cell>
          <table:table-cell office:value-type="float" office:value="-71.0848573333333" calcext:value-type="float">
            <text:p>-71.084857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61851428" calcext:value-type="float">
            <text:p>327348.761851428</text:p>
          </table:table-cell>
          <table:table-cell office:value-type="float" office:value="4652524.94886291" calcext:value-type="float">
            <text:p>4652524.948862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2" calcext:value-type="float">
            <text:p>145802</text:p>
          </table:table-cell>
          <table:table-cell office:value-type="float" office:value="4220.34917" calcext:value-type="float">
            <text:p>4220.34917</text:p>
          </table:table-cell>
          <table:table-cell office:value-type="string" calcext:value-type="string">
            <text:p>N</text:p>
          </table:table-cell>
          <table:table-cell office:value-type="float" office:value="7105.09144" calcext:value-type="float">
            <text:p>7105.0914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82E+018" calcext:value-type="float">
            <text:p>1.706731082E+018</text:p>
          </table:table-cell>
          <table:table-cell table:number-columns-repeated="25"/>
        </table:table-row>
        <table:table-row table:style-name="ro1">
          <table:table-cell office:value-type="float" office:value="1.70671308786074E+018" calcext:value-type="float">
            <text:p>1.70671308786074E+018</text:p>
          </table:table-cell>
          <table:table-cell office:value-type="float" office:value="478" calcext:value-type="float">
            <text:p>478</text:p>
          </table:table-cell>
          <table:table-cell office:value-type="float" office:value="1.70671308785632E+018" calcext:value-type="float">
            <text:p>1.70671308785632E+018</text:p>
          </table:table-cell>
          <table:table-cell/>
          <table:table-cell office:value-type="float" office:value="42.3391533333333" calcext:value-type="float">
            <text:p>42.33915333</text:p>
          </table:table-cell>
          <table:table-cell office:value-type="float" office:value="-71.0848578333333" calcext:value-type="float">
            <text:p>-71.08485783333</text:p>
          </table:table-cell>
          <table:table-cell office:value-type="float" office:value="0" calcext:value-type="float">
            <text:p>0</text:p>
          </table:table-cell>
          <table:table-cell office:value-type="float" office:value="328253.331426104" calcext:value-type="float">
            <text:p>328253.331426104</text:p>
          </table:table-cell>
          <table:table-cell office:value-type="float" office:value="4689538.19667852" calcext:value-type="float">
            <text:p>4689538.196678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3" calcext:value-type="float">
            <text:p>145803</text:p>
          </table:table-cell>
          <table:table-cell office:value-type="float" office:value="4220.3492" calcext:value-type="float">
            <text:p>4220.3492</text:p>
          </table:table-cell>
          <table:table-cell office:value-type="string" calcext:value-type="string">
            <text:p>N</text:p>
          </table:table-cell>
          <table:table-cell office:value-type="float" office:value="7105.09147" calcext:value-type="float">
            <text:p>7105.091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83E+018" calcext:value-type="float">
            <text:p>1.706731083E+018</text:p>
          </table:table-cell>
          <table:table-cell table:number-columns-repeated="25"/>
        </table:table-row>
        <table:table-row table:style-name="ro1">
          <table:table-cell office:value-type="float" office:value="1.70671308886895E+018" calcext:value-type="float">
            <text:p>1.70671308886895E+018</text:p>
          </table:table-cell>
          <table:table-cell office:value-type="float" office:value="479" calcext:value-type="float">
            <text:p>479</text:p>
          </table:table-cell>
          <table:table-cell office:value-type="float" office:value="1.70671308886454E+018" calcext:value-type="float">
            <text:p>1.70671308886454E+018</text:p>
          </table:table-cell>
          <table:table-cell/>
          <table:table-cell office:value-type="float" office:value="42.0058215" calcext:value-type="float">
            <text:p>42.00582150</text:p>
          </table:table-cell>
          <table:table-cell office:value-type="float" office:value="-71.0848593333333" calcext:value-type="float">
            <text:p>-71.084859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601629728" calcext:value-type="float">
            <text:p>327348.601629728</text:p>
          </table:table-cell>
          <table:table-cell office:value-type="float" office:value="4652525.17497151" calcext:value-type="float">
            <text:p>4652525.17497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4" calcext:value-type="float">
            <text:p>145804</text:p>
          </table:table-cell>
          <table:table-cell office:value-type="float" office:value="4220.34929" calcext:value-type="float">
            <text:p>4220.34929</text:p>
          </table:table-cell>
          <table:table-cell office:value-type="string" calcext:value-type="string">
            <text:p>N</text:p>
          </table:table-cell>
          <table:table-cell office:value-type="float" office:value="7105.09156" calcext:value-type="float">
            <text:p>7105.0915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84E+018" calcext:value-type="float">
            <text:p>1.706731084E+018</text:p>
          </table:table-cell>
          <table:table-cell table:number-columns-repeated="25"/>
        </table:table-row>
        <table:table-row table:style-name="ro1">
          <table:table-cell office:value-type="float" office:value="1.70671308987723E+018" calcext:value-type="float">
            <text:p>1.70671308987723E+018</text:p>
          </table:table-cell>
          <table:table-cell office:value-type="float" office:value="480" calcext:value-type="float">
            <text:p>480</text:p>
          </table:table-cell>
          <table:table-cell office:value-type="float" office:value="1.70671308987278E+018" calcext:value-type="float">
            <text:p>1.70671308987278E+018</text:p>
          </table:table-cell>
          <table:table-cell/>
          <table:table-cell office:value-type="float" office:value="42.0058238333333" calcext:value-type="float">
            <text:p>42.00582383</text:p>
          </table:table-cell>
          <table:table-cell office:value-type="float" office:value="-71.0848613333333" calcext:value-type="float">
            <text:p>-71.084861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442309718" calcext:value-type="float">
            <text:p>327348.442309718</text:p>
          </table:table-cell>
          <table:table-cell office:value-type="float" office:value="4652525.43809236" calcext:value-type="float">
            <text:p>4652525.438092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5" calcext:value-type="float">
            <text:p>145805</text:p>
          </table:table-cell>
          <table:table-cell office:value-type="float" office:value="4220.34943" calcext:value-type="float">
            <text:p>4220.34943</text:p>
          </table:table-cell>
          <table:table-cell office:value-type="string" calcext:value-type="string">
            <text:p>N</text:p>
          </table:table-cell>
          <table:table-cell office:value-type="float" office:value="7105.09168" calcext:value-type="float">
            <text:p>7105.0916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85E+018" calcext:value-type="float">
            <text:p>1.706731085E+018</text:p>
          </table:table-cell>
          <table:table-cell table:number-columns-repeated="25"/>
        </table:table-row>
        <table:table-row table:style-name="ro1">
          <table:table-cell office:value-type="float" office:value="1.70671309089327E+018" calcext:value-type="float">
            <text:p>1.70671309089327E+018</text:p>
          </table:table-cell>
          <table:table-cell office:value-type="float" office:value="481" calcext:value-type="float">
            <text:p>481</text:p>
          </table:table-cell>
          <table:table-cell office:value-type="float" office:value="1.70671309088121E+018" calcext:value-type="float">
            <text:p>1.70671309088121E+018</text:p>
          </table:table-cell>
          <table:table-cell/>
          <table:table-cell office:value-type="float" office:value="42.0058223333333" calcext:value-type="float">
            <text:p>42.00582233</text:p>
          </table:table-cell>
          <table:table-cell office:value-type="float" office:value="-71.0848618333333" calcext:value-type="float">
            <text:p>-71.084861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96844211" calcext:value-type="float">
            <text:p>327348.396844211</text:p>
          </table:table-cell>
          <table:table-cell office:value-type="float" office:value="4652525.27254598" calcext:value-type="float">
            <text:p>4652525.272545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6" calcext:value-type="float">
            <text:p>145806</text:p>
          </table:table-cell>
          <table:table-cell office:value-type="float" office:value="4220.34934" calcext:value-type="float">
            <text:p>4220.34934</text:p>
          </table:table-cell>
          <table:table-cell office:value-type="string" calcext:value-type="string">
            <text:p>N</text:p>
          </table:table-cell>
          <table:table-cell office:value-type="float" office:value="7105.09171" calcext:value-type="float">
            <text:p>7105.091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086E+018" calcext:value-type="float">
            <text:p>1.706731086E+018</text:p>
          </table:table-cell>
          <table:table-cell table:number-columns-repeated="25"/>
        </table:table-row>
        <table:table-row table:style-name="ro1">
          <table:table-cell office:value-type="float" office:value="1.70671309189339E+018" calcext:value-type="float">
            <text:p>1.70671309189339E+018</text:p>
          </table:table-cell>
          <table:table-cell office:value-type="float" office:value="482" calcext:value-type="float">
            <text:p>482</text:p>
          </table:table-cell>
          <table:table-cell office:value-type="float" office:value="1.7067130918889E+018" calcext:value-type="float">
            <text:p>1.7067130918889E+018</text:p>
          </table:table-cell>
          <table:table-cell/>
          <table:table-cell office:value-type="float" office:value="42.0058206666667" calcext:value-type="float">
            <text:p>42.00582067</text:p>
          </table:table-cell>
          <table:table-cell office:value-type="float" office:value="-71.0848616666667" calcext:value-type="float">
            <text:p>-71.084861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406138453" calcext:value-type="float">
            <text:p>327348.406138453</text:p>
          </table:table-cell>
          <table:table-cell office:value-type="float" office:value="4652525.08714845" calcext:value-type="float">
            <text:p>4652525.087148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7" calcext:value-type="float">
            <text:p>145807</text:p>
          </table:table-cell>
          <table:table-cell office:value-type="float" office:value="4220.34924" calcext:value-type="float">
            <text:p>4220.34924</text:p>
          </table:table-cell>
          <table:table-cell office:value-type="string" calcext:value-type="string">
            <text:p>N</text:p>
          </table:table-cell>
          <table:table-cell office:value-type="float" office:value="7105.0917" calcext:value-type="float">
            <text:p>7105.09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087E+018" calcext:value-type="float">
            <text:p>1.706731087E+018</text:p>
          </table:table-cell>
          <table:table-cell table:number-columns-repeated="25"/>
        </table:table-row>
        <table:table-row table:style-name="ro1">
          <table:table-cell office:value-type="float" office:value="1.70671309290142E+018" calcext:value-type="float">
            <text:p>1.70671309290142E+018</text:p>
          </table:table-cell>
          <table:table-cell office:value-type="float" office:value="483" calcext:value-type="float">
            <text:p>483</text:p>
          </table:table-cell>
          <table:table-cell office:value-type="float" office:value="1.70671309289703E+018" calcext:value-type="float">
            <text:p>1.70671309289703E+018</text:p>
          </table:table-cell>
          <table:table-cell/>
          <table:table-cell office:value-type="float" office:value="42.0058193333333" calcext:value-type="float">
            <text:p>42.00581933</text:p>
          </table:table-cell>
          <table:table-cell office:value-type="float" office:value="-71.0848618333333" calcext:value-type="float">
            <text:p>-71.084861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88729081" calcext:value-type="float">
            <text:p>327348.388729081</text:p>
          </table:table-cell>
          <table:table-cell office:value-type="float" office:value="4652524.93943568" calcext:value-type="float">
            <text:p>4652524.939435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8" calcext:value-type="float">
            <text:p>145808</text:p>
          </table:table-cell>
          <table:table-cell office:value-type="float" office:value="4220.34916" calcext:value-type="float">
            <text:p>4220.34916</text:p>
          </table:table-cell>
          <table:table-cell office:value-type="string" calcext:value-type="string">
            <text:p>N</text:p>
          </table:table-cell>
          <table:table-cell office:value-type="float" office:value="7105.09171" calcext:value-type="float">
            <text:p>7105.091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088E+018" calcext:value-type="float">
            <text:p>1.706731088E+018</text:p>
          </table:table-cell>
          <table:table-cell table:number-columns-repeated="25"/>
        </table:table-row>
        <table:table-row table:style-name="ro1">
          <table:table-cell office:value-type="float" office:value="1.70671309390966E+018" calcext:value-type="float">
            <text:p>1.70671309390966E+018</text:p>
          </table:table-cell>
          <table:table-cell office:value-type="float" office:value="484" calcext:value-type="float">
            <text:p>484</text:p>
          </table:table-cell>
          <table:table-cell office:value-type="float" office:value="1.70671309390519E+018" calcext:value-type="float">
            <text:p>1.70671309390519E+018</text:p>
          </table:table-cell>
          <table:table-cell/>
          <table:table-cell office:value-type="float" office:value="42.0058181666667" calcext:value-type="float">
            <text:p>42.00581817</text:p>
          </table:table-cell>
          <table:table-cell office:value-type="float" office:value="-71.0848626666667" calcext:value-type="float">
            <text:p>-71.084862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316559955" calcext:value-type="float">
            <text:p>327348.316559955</text:p>
          </table:table-cell>
          <table:table-cell office:value-type="float" office:value="4652524.81157407" calcext:value-type="float">
            <text:p>4652524.811574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09" calcext:value-type="float">
            <text:p>145809</text:p>
          </table:table-cell>
          <table:table-cell office:value-type="float" office:value="4220.34909" calcext:value-type="float">
            <text:p>4220.34909</text:p>
          </table:table-cell>
          <table:table-cell office:value-type="string" calcext:value-type="string">
            <text:p>N</text:p>
          </table:table-cell>
          <table:table-cell office:value-type="float" office:value="7105.09176" calcext:value-type="float">
            <text:p>7105.0917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89E+018" calcext:value-type="float">
            <text:p>1.706731089E+018</text:p>
          </table:table-cell>
          <table:table-cell table:number-columns-repeated="25"/>
        </table:table-row>
        <table:table-row table:style-name="ro1">
          <table:table-cell office:value-type="float" office:value="1.70671309491773E+018" calcext:value-type="float">
            <text:p>1.70671309491773E+018</text:p>
          </table:table-cell>
          <table:table-cell office:value-type="float" office:value="485" calcext:value-type="float">
            <text:p>485</text:p>
          </table:table-cell>
          <table:table-cell office:value-type="float" office:value="1.70671309491333E+018" calcext:value-type="float">
            <text:p>1.70671309491333E+018</text:p>
          </table:table-cell>
          <table:table-cell/>
          <table:table-cell office:value-type="float" office:value="42.0058176666667" calcext:value-type="float">
            <text:p>42.00581767</text:p>
          </table:table-cell>
          <table:table-cell office:value-type="float" office:value="-71.0848626666667" calcext:value-type="float">
            <text:p>-71.084862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315207432" calcext:value-type="float">
            <text:p>327348.315207432</text:p>
          </table:table-cell>
          <table:table-cell office:value-type="float" office:value="4652524.75605569" calcext:value-type="float">
            <text:p>4652524.756055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0" calcext:value-type="float">
            <text:p>145810</text:p>
          </table:table-cell>
          <table:table-cell office:value-type="float" office:value="4220.34906" calcext:value-type="float">
            <text:p>4220.34906</text:p>
          </table:table-cell>
          <table:table-cell office:value-type="string" calcext:value-type="string">
            <text:p>N</text:p>
          </table:table-cell>
          <table:table-cell office:value-type="float" office:value="7105.09176" calcext:value-type="float">
            <text:p>7105.0917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09E+018" calcext:value-type="float">
            <text:p>1.70673109E+018</text:p>
          </table:table-cell>
          <table:table-cell table:number-columns-repeated="25"/>
        </table:table-row>
        <table:table-row table:style-name="ro1">
          <table:table-cell office:value-type="float" office:value="1.70671309593355E+018" calcext:value-type="float">
            <text:p>1.70671309593355E+018</text:p>
          </table:table-cell>
          <table:table-cell office:value-type="float" office:value="486" calcext:value-type="float">
            <text:p>486</text:p>
          </table:table-cell>
          <table:table-cell office:value-type="float" office:value="1.70671309592146E+018" calcext:value-type="float">
            <text:p>1.70671309592146E+018</text:p>
          </table:table-cell>
          <table:table-cell/>
          <table:table-cell office:value-type="float" office:value="42.0058171666667" calcext:value-type="float">
            <text:p>42.00581717</text:p>
          </table:table-cell>
          <table:table-cell office:value-type="float" office:value="-71.084863" calcext:value-type="float">
            <text:p>-71.084863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86249613" calcext:value-type="float">
            <text:p>327348.286249613</text:p>
          </table:table-cell>
          <table:table-cell office:value-type="float" office:value="4652524.70120982" calcext:value-type="float">
            <text:p>4652524.701209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1" calcext:value-type="float">
            <text:p>145811</text:p>
          </table:table-cell>
          <table:table-cell office:value-type="float" office:value="4220.34903" calcext:value-type="float">
            <text:p>4220.34903</text:p>
          </table:table-cell>
          <table:table-cell office:value-type="string" calcext:value-type="string">
            <text:p>N</text:p>
          </table:table-cell>
          <table:table-cell office:value-type="float" office:value="7105.09178" calcext:value-type="float">
            <text:p>7105.0917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091E+018" calcext:value-type="float">
            <text:p>1.706731091E+018</text:p>
          </table:table-cell>
          <table:table-cell table:number-columns-repeated="25"/>
        </table:table-row>
        <table:table-row table:style-name="ro1">
          <table:table-cell office:value-type="float" office:value="1.70671309693328E+018" calcext:value-type="float">
            <text:p>1.70671309693328E+018</text:p>
          </table:table-cell>
          <table:table-cell office:value-type="float" office:value="487" calcext:value-type="float">
            <text:p>487</text:p>
          </table:table-cell>
          <table:table-cell office:value-type="float" office:value="1.70671309692888E+018" calcext:value-type="float">
            <text:p>1.70671309692888E+018</text:p>
          </table:table-cell>
          <table:table-cell/>
          <table:table-cell office:value-type="float" office:value="42.0058181666667" calcext:value-type="float">
            <text:p>42.00581817</text:p>
          </table:table-cell>
          <table:table-cell office:value-type="float" office:value="-71.0848668333333" calcext:value-type="float">
            <text:p>-71.084866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971493736" calcext:value-type="float">
            <text:p>327347.971493736</text:p>
          </table:table-cell>
          <table:table-cell office:value-type="float" office:value="4652524.81998048" calcext:value-type="float">
            <text:p>4652524.819980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2" calcext:value-type="float">
            <text:p>145812</text:p>
          </table:table-cell>
          <table:table-cell office:value-type="float" office:value="4220.34909" calcext:value-type="float">
            <text:p>4220.34909</text:p>
          </table:table-cell>
          <table:table-cell office:value-type="string" calcext:value-type="string">
            <text:p>N</text:p>
          </table:table-cell>
          <table:table-cell office:value-type="float" office:value="7105.09201" calcext:value-type="float">
            <text:p>7105.0920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092E+018" calcext:value-type="float">
            <text:p>1.706731092E+018</text:p>
          </table:table-cell>
          <table:table-cell table:number-columns-repeated="25"/>
        </table:table-row>
        <table:table-row table:style-name="ro1">
          <table:table-cell office:value-type="float" office:value="1.70671309794133E+018" calcext:value-type="float">
            <text:p>1.70671309794133E+018</text:p>
          </table:table-cell>
          <table:table-cell office:value-type="float" office:value="488" calcext:value-type="float">
            <text:p>488</text:p>
          </table:table-cell>
          <table:table-cell office:value-type="float" office:value="1.7067130979369E+018" calcext:value-type="float">
            <text:p>1.7067130979369E+018</text:p>
          </table:table-cell>
          <table:table-cell/>
          <table:table-cell office:value-type="float" office:value="42.0058158333333" calcext:value-type="float">
            <text:p>42.00581583</text:p>
          </table:table-cell>
          <table:table-cell office:value-type="float" office:value="-71.0848675" calcext:value-type="float">
            <text:p>-71.084867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909971358" calcext:value-type="float">
            <text:p>327347.909971358</text:p>
          </table:table-cell>
          <table:table-cell office:value-type="float" office:value="4652524.56223972" calcext:value-type="float">
            <text:p>4652524.562239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3" calcext:value-type="float">
            <text:p>145813</text:p>
          </table:table-cell>
          <table:table-cell office:value-type="float" office:value="4220.34895" calcext:value-type="float">
            <text:p>4220.34895</text:p>
          </table:table-cell>
          <table:table-cell office:value-type="string" calcext:value-type="string">
            <text:p>N</text:p>
          </table:table-cell>
          <table:table-cell office:value-type="float" office:value="7105.09205" calcext:value-type="float">
            <text:p>7105.092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093E+018" calcext:value-type="float">
            <text:p>1.706731093E+018</text:p>
          </table:table-cell>
          <table:table-cell table:number-columns-repeated="25"/>
        </table:table-row>
        <table:table-row table:style-name="ro1">
          <table:table-cell office:value-type="float" office:value="1.70671309894931E+018" calcext:value-type="float">
            <text:p>1.70671309894931E+018</text:p>
          </table:table-cell>
          <table:table-cell office:value-type="float" office:value="489" calcext:value-type="float">
            <text:p>489</text:p>
          </table:table-cell>
          <table:table-cell office:value-type="float" office:value="1.70671309894492E+018" calcext:value-type="float">
            <text:p>1.70671309894492E+018</text:p>
          </table:table-cell>
          <table:table-cell/>
          <table:table-cell office:value-type="float" office:value="42.0058145" calcext:value-type="float">
            <text:p>42.00581450</text:p>
          </table:table-cell>
          <table:table-cell office:value-type="float" office:value="-71.0848681666667" calcext:value-type="float">
            <text:p>-71.084868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851154025" calcext:value-type="float">
            <text:p>327347.851154025</text:p>
          </table:table-cell>
          <table:table-cell office:value-type="float" office:value="4652524.41553573" calcext:value-type="float">
            <text:p>4652524.415535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4" calcext:value-type="float">
            <text:p>145814</text:p>
          </table:table-cell>
          <table:table-cell office:value-type="float" office:value="4220.34887" calcext:value-type="float">
            <text:p>4220.34887</text:p>
          </table:table-cell>
          <table:table-cell office:value-type="string" calcext:value-type="string">
            <text:p>N</text:p>
          </table:table-cell>
          <table:table-cell office:value-type="float" office:value="7105.09209" calcext:value-type="float">
            <text:p>7105.092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094E+018" calcext:value-type="float">
            <text:p>1.706731094E+018</text:p>
          </table:table-cell>
          <table:table-cell table:number-columns-repeated="25"/>
        </table:table-row>
        <table:table-row table:style-name="ro1">
          <table:table-cell office:value-type="float" office:value="1.70671309995729E+018" calcext:value-type="float">
            <text:p>1.70671309995729E+018</text:p>
          </table:table-cell>
          <table:table-cell office:value-type="float" office:value="490" calcext:value-type="float">
            <text:p>490</text:p>
          </table:table-cell>
          <table:table-cell office:value-type="float" office:value="1.70671309995303E+018" calcext:value-type="float">
            <text:p>1.70671309995303E+018</text:p>
          </table:table-cell>
          <table:table-cell/>
          <table:table-cell office:value-type="float" office:value="42.0058141666667" calcext:value-type="float">
            <text:p>42.00581417</text:p>
          </table:table-cell>
          <table:table-cell office:value-type="float" office:value="-71.084869" calcext:value-type="float">
            <text:p>-71.084869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81239093" calcext:value-type="float">
            <text:p>327347.781239093</text:p>
          </table:table-cell>
          <table:table-cell office:value-type="float" office:value="4652524.38020476" calcext:value-type="float">
            <text:p>4652524.380204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5" calcext:value-type="float">
            <text:p>145815</text:p>
          </table:table-cell>
          <table:table-cell office:value-type="float" office:value="4220.34885" calcext:value-type="float">
            <text:p>4220.34885</text:p>
          </table:table-cell>
          <table:table-cell office:value-type="string" calcext:value-type="string">
            <text:p>N</text:p>
          </table:table-cell>
          <table:table-cell office:value-type="float" office:value="7105.09214" calcext:value-type="float">
            <text:p>7105.092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095E+018" calcext:value-type="float">
            <text:p>1.706731095E+018</text:p>
          </table:table-cell>
          <table:table-cell table:number-columns-repeated="25"/>
        </table:table-row>
        <table:table-row table:style-name="ro1">
          <table:table-cell office:value-type="float" office:value="1.70671310097264E+018" calcext:value-type="float">
            <text:p>1.70671310097264E+018</text:p>
          </table:table-cell>
          <table:table-cell office:value-type="float" office:value="491" calcext:value-type="float">
            <text:p>491</text:p>
          </table:table-cell>
          <table:table-cell office:value-type="float" office:value="1.70671310096082E+018" calcext:value-type="float">
            <text:p>1.70671310096082E+018</text:p>
          </table:table-cell>
          <table:table-cell/>
          <table:table-cell office:value-type="float" office:value="42.0058148333333" calcext:value-type="float">
            <text:p>42.00581483</text:p>
          </table:table-cell>
          <table:table-cell office:value-type="float" office:value="-71.0848701666667" calcext:value-type="float">
            <text:p>-71.084870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686423917" calcext:value-type="float">
            <text:p>327347.686423917</text:p>
          </table:table-cell>
          <table:table-cell office:value-type="float" office:value="4652524.45658307" calcext:value-type="float">
            <text:p>4652524.45658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6" calcext:value-type="float">
            <text:p>145816</text:p>
          </table:table-cell>
          <table:table-cell office:value-type="float" office:value="4220.34889" calcext:value-type="float">
            <text:p>4220.34889</text:p>
          </table:table-cell>
          <table:table-cell office:value-type="string" calcext:value-type="string">
            <text:p>N</text:p>
          </table:table-cell>
          <table:table-cell office:value-type="float" office:value="7105.09221" calcext:value-type="float">
            <text:p>7105.0922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096E+018" calcext:value-type="float">
            <text:p>1.706731096E+018</text:p>
          </table:table-cell>
          <table:table-cell table:number-columns-repeated="25"/>
        </table:table-row>
        <table:table-row table:style-name="ro1">
          <table:table-cell office:value-type="float" office:value="1.70671310197348E+018" calcext:value-type="float">
            <text:p>1.70671310197348E+018</text:p>
          </table:table-cell>
          <table:table-cell office:value-type="float" office:value="492" calcext:value-type="float">
            <text:p>492</text:p>
          </table:table-cell>
          <table:table-cell office:value-type="float" office:value="1.70671310196891E+018" calcext:value-type="float">
            <text:p>1.70671310196891E+018</text:p>
          </table:table-cell>
          <table:table-cell/>
          <table:table-cell office:value-type="float" office:value="42.3391483333333" calcext:value-type="float">
            <text:p>42.33914833</text:p>
          </table:table-cell>
          <table:table-cell office:value-type="float" office:value="-71.0848713333333" calcext:value-type="float">
            <text:p>-71.08487133333</text:p>
          </table:table-cell>
          <table:table-cell office:value-type="float" office:value="0" calcext:value-type="float">
            <text:p>0</text:p>
          </table:table-cell>
          <table:table-cell office:value-type="float" office:value="328252.205662046" calcext:value-type="float">
            <text:p>328252.205662046</text:p>
          </table:table-cell>
          <table:table-cell office:value-type="float" office:value="4689537.66873507" calcext:value-type="float">
            <text:p>4689537.668735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7" calcext:value-type="float">
            <text:p>145817</text:p>
          </table:table-cell>
          <table:table-cell office:value-type="float" office:value="4220.3489" calcext:value-type="float">
            <text:p>4220.3489</text:p>
          </table:table-cell>
          <table:table-cell office:value-type="string" calcext:value-type="string">
            <text:p>N</text:p>
          </table:table-cell>
          <table:table-cell office:value-type="float" office:value="7105.09228" calcext:value-type="float">
            <text:p>7105.0922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097E+018" calcext:value-type="float">
            <text:p>1.706731097E+018</text:p>
          </table:table-cell>
          <table:table-cell table:number-columns-repeated="25"/>
        </table:table-row>
        <table:table-row table:style-name="ro1">
          <table:table-cell office:value-type="float" office:value="1.70671310298146E+018" calcext:value-type="float">
            <text:p>1.70671310298146E+018</text:p>
          </table:table-cell>
          <table:table-cell office:value-type="float" office:value="493" calcext:value-type="float">
            <text:p>493</text:p>
          </table:table-cell>
          <table:table-cell office:value-type="float" office:value="1.70671310297709E+018" calcext:value-type="float">
            <text:p>1.70671310297709E+018</text:p>
          </table:table-cell>
          <table:table-cell/>
          <table:table-cell office:value-type="float" office:value="42.0058165" calcext:value-type="float">
            <text:p>42.00581650</text:p>
          </table:table-cell>
          <table:table-cell office:value-type="float" office:value="-71.0848726666667" calcext:value-type="float">
            <text:p>-71.084872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483892603" calcext:value-type="float">
            <text:p>327347.483892603</text:p>
          </table:table-cell>
          <table:table-cell office:value-type="float" office:value="4652524.64668821" calcext:value-type="float">
            <text:p>4652524.646688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8" calcext:value-type="float">
            <text:p>145818</text:p>
          </table:table-cell>
          <table:table-cell office:value-type="float" office:value="4220.34899" calcext:value-type="float">
            <text:p>4220.34899</text:p>
          </table:table-cell>
          <table:table-cell office:value-type="string" calcext:value-type="string">
            <text:p>N</text:p>
          </table:table-cell>
          <table:table-cell office:value-type="float" office:value="7105.09236" calcext:value-type="float">
            <text:p>7105.0923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098E+018" calcext:value-type="float">
            <text:p>1.706731098E+018</text:p>
          </table:table-cell>
          <table:table-cell table:number-columns-repeated="25"/>
        </table:table-row>
        <table:table-row table:style-name="ro1">
          <table:table-cell office:value-type="float" office:value="1.70671310398952E+018" calcext:value-type="float">
            <text:p>1.70671310398952E+018</text:p>
          </table:table-cell>
          <table:table-cell office:value-type="float" office:value="494" calcext:value-type="float">
            <text:p>494</text:p>
          </table:table-cell>
          <table:table-cell office:value-type="float" office:value="1.7067131039851E+018" calcext:value-type="float">
            <text:p>1.7067131039851E+018</text:p>
          </table:table-cell>
          <table:table-cell/>
          <table:table-cell office:value-type="float" office:value="42.0058181666667" calcext:value-type="float">
            <text:p>42.00581817</text:p>
          </table:table-cell>
          <table:table-cell office:value-type="float" office:value="-71.0848743333333" calcext:value-type="float">
            <text:p>-71.084874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350374546" calcext:value-type="float">
            <text:p>327347.350374546</text:p>
          </table:table-cell>
          <table:table-cell office:value-type="float" office:value="4652524.83511206" calcext:value-type="float">
            <text:p>4652524.835112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19" calcext:value-type="float">
            <text:p>145819</text:p>
          </table:table-cell>
          <table:table-cell office:value-type="float" office:value="4220.34909" calcext:value-type="float">
            <text:p>4220.34909</text:p>
          </table:table-cell>
          <table:table-cell office:value-type="string" calcext:value-type="string">
            <text:p>N</text:p>
          </table:table-cell>
          <table:table-cell office:value-type="float" office:value="7105.09246" calcext:value-type="float">
            <text:p>7105.0924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099E+018" calcext:value-type="float">
            <text:p>1.706731099E+018</text:p>
          </table:table-cell>
          <table:table-cell table:number-columns-repeated="25"/>
        </table:table-row>
        <table:table-row table:style-name="ro1">
          <table:table-cell office:value-type="float" office:value="1.70671310499762E+018" calcext:value-type="float">
            <text:p>1.70671310499762E+018</text:p>
          </table:table-cell>
          <table:table-cell office:value-type="float" office:value="495" calcext:value-type="float">
            <text:p>495</text:p>
          </table:table-cell>
          <table:table-cell office:value-type="float" office:value="1.70671310499316E+018" calcext:value-type="float">
            <text:p>1.70671310499316E+018</text:p>
          </table:table-cell>
          <table:table-cell/>
          <table:table-cell office:value-type="float" office:value="42.005819" calcext:value-type="float">
            <text:p>42.00581900</text:p>
          </table:table-cell>
          <table:table-cell office:value-type="float" office:value="-71.0848755" calcext:value-type="float">
            <text:p>-71.084875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256010223" calcext:value-type="float">
            <text:p>327347.256010223</text:p>
          </table:table-cell>
          <table:table-cell office:value-type="float" office:value="4652524.9299965" calcext:value-type="float">
            <text:p>4652524.92999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0" calcext:value-type="float">
            <text:p>145820</text:p>
          </table:table-cell>
          <table:table-cell office:value-type="float" office:value="4220.34914" calcext:value-type="float">
            <text:p>4220.34914</text:p>
          </table:table-cell>
          <table:table-cell office:value-type="string" calcext:value-type="string">
            <text:p>N</text:p>
          </table:table-cell>
          <table:table-cell office:value-type="float" office:value="7105.09253" calcext:value-type="float">
            <text:p>7105.0925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E+018" calcext:value-type="float">
            <text:p>1.7067311E+018</text:p>
          </table:table-cell>
          <table:table-cell table:number-columns-repeated="25"/>
        </table:table-row>
        <table:table-row table:style-name="ro1">
          <table:table-cell office:value-type="float" office:value="1.70671310601078E+018" calcext:value-type="float">
            <text:p>1.70671310601078E+018</text:p>
          </table:table-cell>
          <table:table-cell office:value-type="float" office:value="496" calcext:value-type="float">
            <text:p>496</text:p>
          </table:table-cell>
          <table:table-cell office:value-type="float" office:value="1.70671310599997E+018" calcext:value-type="float">
            <text:p>1.70671310599997E+018</text:p>
          </table:table-cell>
          <table:table-cell/>
          <table:table-cell office:value-type="float" office:value="42.3391516666667" calcext:value-type="float">
            <text:p>42.33915167</text:p>
          </table:table-cell>
          <table:table-cell office:value-type="float" office:value="-71.0848785" calcext:value-type="float">
            <text:p>-71.08487850000</text:p>
          </table:table-cell>
          <table:table-cell office:value-type="float" office:value="0" calcext:value-type="float">
            <text:p>0</text:p>
          </table:table-cell>
          <table:table-cell office:value-type="float" office:value="328251.624336317" calcext:value-type="float">
            <text:p>328251.624336317</text:p>
          </table:table-cell>
          <table:table-cell office:value-type="float" office:value="4689538.05335229" calcext:value-type="float">
            <text:p>4689538.05335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1" calcext:value-type="float">
            <text:p>145821</text:p>
          </table:table-cell>
          <table:table-cell office:value-type="float" office:value="4220.3491" calcext:value-type="float">
            <text:p>4220.3491</text:p>
          </table:table-cell>
          <table:table-cell office:value-type="string" calcext:value-type="string">
            <text:p>N</text:p>
          </table:table-cell>
          <table:table-cell office:value-type="float" office:value="7105.09271" calcext:value-type="float">
            <text:p>7105.092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101E+018" calcext:value-type="float">
            <text:p>1.706731101E+018</text:p>
          </table:table-cell>
          <table:table-cell table:number-columns-repeated="25"/>
        </table:table-row>
        <table:table-row table:style-name="ro1">
          <table:table-cell office:value-type="float" office:value="1.70671310701226E+018" calcext:value-type="float">
            <text:p>1.70671310701226E+018</text:p>
          </table:table-cell>
          <table:table-cell office:value-type="float" office:value="497" calcext:value-type="float">
            <text:p>497</text:p>
          </table:table-cell>
          <table:table-cell office:value-type="float" office:value="1.706713107008E+018" calcext:value-type="float">
            <text:p>1.706713107008E+018</text:p>
          </table:table-cell>
          <table:table-cell/>
          <table:table-cell office:value-type="float" office:value="42.005813" calcext:value-type="float">
            <text:p>42.00581300</text:p>
          </table:table-cell>
          <table:table-cell office:value-type="float" office:value="-71.0848783333333" calcext:value-type="float">
            <text:p>-71.084878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005134808" calcext:value-type="float">
            <text:p>327347.005134808</text:p>
          </table:table-cell>
          <table:table-cell office:value-type="float" office:value="4652524.26949231" calcext:value-type="float">
            <text:p>4652524.269492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2" calcext:value-type="float">
            <text:p>145822</text:p>
          </table:table-cell>
          <table:table-cell office:value-type="float" office:value="4220.34878" calcext:value-type="float">
            <text:p>4220.34878</text:p>
          </table:table-cell>
          <table:table-cell office:value-type="string" calcext:value-type="string">
            <text:p>N</text:p>
          </table:table-cell>
          <table:table-cell office:value-type="float" office:value="7105.0927" calcext:value-type="float">
            <text:p>7105.092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02E+018" calcext:value-type="float">
            <text:p>1.706731102E+018</text:p>
          </table:table-cell>
          <table:table-cell table:number-columns-repeated="25"/>
        </table:table-row>
        <table:table-row table:style-name="ro1">
          <table:table-cell office:value-type="float" office:value="1.7067131080207E+018" calcext:value-type="float">
            <text:p>1.7067131080207E+018</text:p>
          </table:table-cell>
          <table:table-cell office:value-type="float" office:value="498" calcext:value-type="float">
            <text:p>498</text:p>
          </table:table-cell>
          <table:table-cell office:value-type="float" office:value="1.70671310801621E+018" calcext:value-type="float">
            <text:p>1.70671310801621E+018</text:p>
          </table:table-cell>
          <table:table-cell/>
          <table:table-cell office:value-type="float" office:value="42.0058093333333" calcext:value-type="float">
            <text:p>42.00580933</text:p>
          </table:table-cell>
          <table:table-cell office:value-type="float" office:value="-71.084877" calcext:value-type="float">
            <text:p>-71.084877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105637445" calcext:value-type="float">
            <text:p>327347.105637445</text:p>
          </table:table-cell>
          <table:table-cell office:value-type="float" office:value="4652523.85966744" calcext:value-type="float">
            <text:p>4652523.859667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3" calcext:value-type="float">
            <text:p>145823</text:p>
          </table:table-cell>
          <table:table-cell office:value-type="float" office:value="4220.34856" calcext:value-type="float">
            <text:p>4220.34856</text:p>
          </table:table-cell>
          <table:table-cell office:value-type="string" calcext:value-type="string">
            <text:p>N</text:p>
          </table:table-cell>
          <table:table-cell office:value-type="float" office:value="7105.09262" calcext:value-type="float">
            <text:p>7105.0926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03E+018" calcext:value-type="float">
            <text:p>1.706731103E+018</text:p>
          </table:table-cell>
          <table:table-cell table:number-columns-repeated="25"/>
        </table:table-row>
        <table:table-row table:style-name="ro1">
          <table:table-cell office:value-type="float" office:value="1.70671310902878E+018" calcext:value-type="float">
            <text:p>1.70671310902878E+018</text:p>
          </table:table-cell>
          <table:table-cell office:value-type="float" office:value="499" calcext:value-type="float">
            <text:p>499</text:p>
          </table:table-cell>
          <table:table-cell office:value-type="float" office:value="1.70671310902435E+018" calcext:value-type="float">
            <text:p>1.70671310902435E+018</text:p>
          </table:table-cell>
          <table:table-cell/>
          <table:table-cell office:value-type="float" office:value="42.0058056666667" calcext:value-type="float">
            <text:p>42.00580567</text:p>
          </table:table-cell>
          <table:table-cell office:value-type="float" office:value="-71.0848766666667" calcext:value-type="float">
            <text:p>-71.084876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123324185" calcext:value-type="float">
            <text:p>327347.123324185</text:p>
          </table:table-cell>
          <table:table-cell office:value-type="float" office:value="4652523.45186012" calcext:value-type="float">
            <text:p>4652523.45186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4" calcext:value-type="float">
            <text:p>145824</text:p>
          </table:table-cell>
          <table:table-cell office:value-type="float" office:value="4220.34834" calcext:value-type="float">
            <text:p>4220.34834</text:p>
          </table:table-cell>
          <table:table-cell office:value-type="string" calcext:value-type="string">
            <text:p>N</text:p>
          </table:table-cell>
          <table:table-cell office:value-type="float" office:value="7105.0926" calcext:value-type="float">
            <text:p>7105.09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04E+018" calcext:value-type="float">
            <text:p>1.706731104E+018</text:p>
          </table:table-cell>
          <table:table-cell table:number-columns-repeated="25"/>
        </table:table-row>
        <table:table-row table:style-name="ro1">
          <table:table-cell office:value-type="float" office:value="1.70671311003704E+018" calcext:value-type="float">
            <text:p>1.70671311003704E+018</text:p>
          </table:table-cell>
          <table:table-cell office:value-type="float" office:value="500" calcext:value-type="float">
            <text:p>500</text:p>
          </table:table-cell>
          <table:table-cell office:value-type="float" office:value="1.70671311003258E+018" calcext:value-type="float">
            <text:p>1.70671311003258E+018</text:p>
          </table:table-cell>
          <table:table-cell/>
          <table:table-cell office:value-type="float" office:value="42.0058036666667" calcext:value-type="float">
            <text:p>42.00580367</text:p>
          </table:table-cell>
          <table:table-cell office:value-type="float" office:value="-71.0848768333333" calcext:value-type="float">
            <text:p>-71.084876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10411141" calcext:value-type="float">
            <text:p>327347.10411141</text:p>
          </table:table-cell>
          <table:table-cell office:value-type="float" office:value="4652523.23012285" calcext:value-type="float">
            <text:p>4652523.23012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5" calcext:value-type="float">
            <text:p>145825</text:p>
          </table:table-cell>
          <table:table-cell office:value-type="float" office:value="4220.34822" calcext:value-type="float">
            <text:p>4220.34822</text:p>
          </table:table-cell>
          <table:table-cell office:value-type="string" calcext:value-type="string">
            <text:p>N</text:p>
          </table:table-cell>
          <table:table-cell office:value-type="float" office:value="7105.09261" calcext:value-type="float">
            <text:p>7105.0926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05E+018" calcext:value-type="float">
            <text:p>1.706731105E+018</text:p>
          </table:table-cell>
          <table:table-cell table:number-columns-repeated="25"/>
        </table:table-row>
        <table:table-row table:style-name="ro1">
          <table:table-cell office:value-type="float" office:value="1.70671311105271E+018" calcext:value-type="float">
            <text:p>1.70671311105271E+018</text:p>
          </table:table-cell>
          <table:table-cell office:value-type="float" office:value="501" calcext:value-type="float">
            <text:p>501</text:p>
          </table:table-cell>
          <table:table-cell office:value-type="float" office:value="1.70671311104078E+018" calcext:value-type="float">
            <text:p>1.70671311104078E+018</text:p>
          </table:table-cell>
          <table:table-cell/>
          <table:table-cell office:value-type="float" office:value="42.0058025" calcext:value-type="float">
            <text:p>42.00580250</text:p>
          </table:table-cell>
          <table:table-cell office:value-type="float" office:value="-71.0848768333333" calcext:value-type="float">
            <text:p>-71.084876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100955504" calcext:value-type="float">
            <text:p>327347.100955504</text:p>
          </table:table-cell>
          <table:table-cell office:value-type="float" office:value="4652523.10057996" calcext:value-type="float">
            <text:p>4652523.10057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6" calcext:value-type="float">
            <text:p>145826</text:p>
          </table:table-cell>
          <table:table-cell office:value-type="float" office:value="4220.34815" calcext:value-type="float">
            <text:p>4220.34815</text:p>
          </table:table-cell>
          <table:table-cell office:value-type="string" calcext:value-type="string">
            <text:p>N</text:p>
          </table:table-cell>
          <table:table-cell office:value-type="float" office:value="7105.09261" calcext:value-type="float">
            <text:p>7105.0926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06E+018" calcext:value-type="float">
            <text:p>1.706731106E+018</text:p>
          </table:table-cell>
          <table:table-cell table:number-columns-repeated="25"/>
        </table:table-row>
        <table:table-row table:style-name="ro1">
          <table:table-cell office:value-type="float" office:value="1.70671311205334E+018" calcext:value-type="float">
            <text:p>1.70671311205334E+018</text:p>
          </table:table-cell>
          <table:table-cell office:value-type="float" office:value="502" calcext:value-type="float">
            <text:p>502</text:p>
          </table:table-cell>
          <table:table-cell office:value-type="float" office:value="1.7067131120489E+018" calcext:value-type="float">
            <text:p>1.7067131120489E+018</text:p>
          </table:table-cell>
          <table:table-cell/>
          <table:table-cell office:value-type="float" office:value="42.0058026666667" calcext:value-type="float">
            <text:p>42.00580267</text:p>
          </table:table-cell>
          <table:table-cell office:value-type="float" office:value="-71.0848753333333" calcext:value-type="float">
            <text:p>-71.084875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225630215" calcext:value-type="float">
            <text:p>327347.225630215</text:p>
          </table:table-cell>
          <table:table-cell office:value-type="float" office:value="4652523.11605976" calcext:value-type="float">
            <text:p>4652523.116059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7" calcext:value-type="float">
            <text:p>145827</text:p>
          </table:table-cell>
          <table:table-cell office:value-type="float" office:value="4220.34816" calcext:value-type="float">
            <text:p>4220.34816</text:p>
          </table:table-cell>
          <table:table-cell office:value-type="string" calcext:value-type="string">
            <text:p>N</text:p>
          </table:table-cell>
          <table:table-cell office:value-type="float" office:value="7105.09252" calcext:value-type="float">
            <text:p>7105.092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07E+018" calcext:value-type="float">
            <text:p>1.706731107E+018</text:p>
          </table:table-cell>
          <table:table-cell table:number-columns-repeated="25"/>
        </table:table-row>
        <table:table-row table:style-name="ro1">
          <table:table-cell office:value-type="float" office:value="1.70671311306136E+018" calcext:value-type="float">
            <text:p>1.70671311306136E+018</text:p>
          </table:table-cell>
          <table:table-cell office:value-type="float" office:value="503" calcext:value-type="float">
            <text:p>503</text:p>
          </table:table-cell>
          <table:table-cell office:value-type="float" office:value="1.70671311305691E+018" calcext:value-type="float">
            <text:p>1.70671311305691E+018</text:p>
          </table:table-cell>
          <table:table-cell/>
          <table:table-cell office:value-type="float" office:value="42.3391366666667" calcext:value-type="float">
            <text:p>42.33913667</text:p>
          </table:table-cell>
          <table:table-cell office:value-type="float" office:value="-71.084874" calcext:value-type="float">
            <text:p>-71.08487400000</text:p>
          </table:table-cell>
          <table:table-cell office:value-type="float" office:value="0" calcext:value-type="float">
            <text:p>0</text:p>
          </table:table-cell>
          <table:table-cell office:value-type="float" office:value="328251.954213932" calcext:value-type="float">
            <text:p>328251.954213932</text:p>
          </table:table-cell>
          <table:table-cell office:value-type="float" office:value="4689536.37862698" calcext:value-type="float">
            <text:p>4689536.378626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8" calcext:value-type="float">
            <text:p>145828</text:p>
          </table:table-cell>
          <table:table-cell office:value-type="float" office:value="4220.3482" calcext:value-type="float">
            <text:p>4220.3482</text:p>
          </table:table-cell>
          <table:table-cell office:value-type="string" calcext:value-type="string">
            <text:p>N</text:p>
          </table:table-cell>
          <table:table-cell office:value-type="float" office:value="7105.09244" calcext:value-type="float">
            <text:p>7105.0924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08E+018" calcext:value-type="float">
            <text:p>1.706731108E+018</text:p>
          </table:table-cell>
          <table:table-cell table:number-columns-repeated="25"/>
        </table:table-row>
        <table:table-row table:style-name="ro1">
          <table:table-cell office:value-type="float" office:value="1.70671311406958E+018" calcext:value-type="float">
            <text:p>1.70671311406958E+018</text:p>
          </table:table-cell>
          <table:table-cell office:value-type="float" office:value="504" calcext:value-type="float">
            <text:p>504</text:p>
          </table:table-cell>
          <table:table-cell office:value-type="float" office:value="1.7067131140652E+018" calcext:value-type="float">
            <text:p>1.7067131140652E+018</text:p>
          </table:table-cell>
          <table:table-cell/>
          <table:table-cell office:value-type="float" office:value="42.0058038333333" calcext:value-type="float">
            <text:p>42.00580383</text:p>
          </table:table-cell>
          <table:table-cell office:value-type="float" office:value="-71.0848731666667" calcext:value-type="float">
            <text:p>-71.084873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408220591" calcext:value-type="float">
            <text:p>327347.408220591</text:p>
          </table:table-cell>
          <table:table-cell office:value-type="float" office:value="4652523.2412313" calcext:value-type="float">
            <text:p>4652523.24123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29" calcext:value-type="float">
            <text:p>145829</text:p>
          </table:table-cell>
          <table:table-cell office:value-type="float" office:value="4220.34823" calcext:value-type="float">
            <text:p>4220.34823</text:p>
          </table:table-cell>
          <table:table-cell office:value-type="string" calcext:value-type="string">
            <text:p>N</text:p>
          </table:table-cell>
          <table:table-cell office:value-type="float" office:value="7105.09239" calcext:value-type="float">
            <text:p>7105.0923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09E+018" calcext:value-type="float">
            <text:p>1.706731109E+018</text:p>
          </table:table-cell>
          <table:table-cell table:number-columns-repeated="25"/>
        </table:table-row>
        <table:table-row table:style-name="ro1">
          <table:table-cell office:value-type="float" office:value="1.70671311507776E+018" calcext:value-type="float">
            <text:p>1.70671311507776E+018</text:p>
          </table:table-cell>
          <table:table-cell office:value-type="float" office:value="505" calcext:value-type="float">
            <text:p>505</text:p>
          </table:table-cell>
          <table:table-cell office:value-type="float" office:value="1.70671311507329E+018" calcext:value-type="float">
            <text:p>1.70671311507329E+018</text:p>
          </table:table-cell>
          <table:table-cell/>
          <table:table-cell office:value-type="float" office:value="42.0058043333333" calcext:value-type="float">
            <text:p>42.00580433</text:p>
          </table:table-cell>
          <table:table-cell office:value-type="float" office:value="-71.0848725" calcext:value-type="float">
            <text:p>-71.084872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464783727" calcext:value-type="float">
            <text:p>327347.464783727</text:p>
          </table:table-cell>
          <table:table-cell office:value-type="float" office:value="4652523.29540465" calcext:value-type="float">
            <text:p>4652523.295404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0" calcext:value-type="float">
            <text:p>145830</text:p>
          </table:table-cell>
          <table:table-cell office:value-type="float" office:value="4220.34826" calcext:value-type="float">
            <text:p>4220.34826</text:p>
          </table:table-cell>
          <table:table-cell office:value-type="string" calcext:value-type="string">
            <text:p>N</text:p>
          </table:table-cell>
          <table:table-cell office:value-type="float" office:value="7105.09235" calcext:value-type="float">
            <text:p>7105.0923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1E+018" calcext:value-type="float">
            <text:p>1.70673111E+018</text:p>
          </table:table-cell>
          <table:table-cell table:number-columns-repeated="25"/>
        </table:table-row>
        <table:table-row table:style-name="ro1">
          <table:table-cell office:value-type="float" office:value="1.70671311607904E+018" calcext:value-type="float">
            <text:p>1.70671311607904E+018</text:p>
          </table:table-cell>
          <table:table-cell office:value-type="float" office:value="506" calcext:value-type="float">
            <text:p>506</text:p>
          </table:table-cell>
          <table:table-cell office:value-type="float" office:value="1.70671311607698E+018" calcext:value-type="float">
            <text:p>1.70671311607698E+018</text:p>
          </table:table-cell>
          <table:table-cell/>
          <table:table-cell office:value-type="float" office:value="42.0058046666667" calcext:value-type="float">
            <text:p>42.00580467</text:p>
          </table:table-cell>
          <table:table-cell office:value-type="float" office:value="-71.084872" calcext:value-type="float">
            <text:p>-71.084872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507093369" calcext:value-type="float">
            <text:p>327347.507093369</text:p>
          </table:table-cell>
          <table:table-cell office:value-type="float" office:value="4652523.33140813" calcext:value-type="float">
            <text:p>4652523.331408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1" calcext:value-type="float">
            <text:p>145831</text:p>
          </table:table-cell>
          <table:table-cell office:value-type="float" office:value="4220.34828" calcext:value-type="float">
            <text:p>4220.34828</text:p>
          </table:table-cell>
          <table:table-cell office:value-type="string" calcext:value-type="string">
            <text:p>N</text:p>
          </table:table-cell>
          <table:table-cell office:value-type="float" office:value="7105.09232" calcext:value-type="float">
            <text:p>7105.0923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11E+018" calcext:value-type="float">
            <text:p>1.706731111E+018</text:p>
          </table:table-cell>
          <table:table-cell table:number-columns-repeated="25"/>
        </table:table-row>
        <table:table-row table:style-name="ro1">
          <table:table-cell office:value-type="float" office:value="1.70671311708967E+018" calcext:value-type="float">
            <text:p>1.70671311708967E+018</text:p>
          </table:table-cell>
          <table:table-cell office:value-type="float" office:value="507" calcext:value-type="float">
            <text:p>507</text:p>
          </table:table-cell>
          <table:table-cell office:value-type="float" office:value="1.70671311708521E+018" calcext:value-type="float">
            <text:p>1.70671311708521E+018</text:p>
          </table:table-cell>
          <table:table-cell/>
          <table:table-cell office:value-type="float" office:value="42.0058051666667" calcext:value-type="float">
            <text:p>42.00580517</text:p>
          </table:table-cell>
          <table:table-cell office:value-type="float" office:value="-71.0848713333333" calcext:value-type="float">
            <text:p>-71.084871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563656501" calcext:value-type="float">
            <text:p>327347.563656501</text:p>
          </table:table-cell>
          <table:table-cell office:value-type="float" office:value="4652523.38558148" calcext:value-type="float">
            <text:p>4652523.385581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2" calcext:value-type="float">
            <text:p>145832</text:p>
          </table:table-cell>
          <table:table-cell office:value-type="float" office:value="4220.34831" calcext:value-type="float">
            <text:p>4220.34831</text:p>
          </table:table-cell>
          <table:table-cell office:value-type="string" calcext:value-type="string">
            <text:p>N</text:p>
          </table:table-cell>
          <table:table-cell office:value-type="float" office:value="7105.09228" calcext:value-type="float">
            <text:p>7105.0922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12E+018" calcext:value-type="float">
            <text:p>1.706731112E+018</text:p>
          </table:table-cell>
          <table:table-cell table:number-columns-repeated="25"/>
        </table:table-row>
        <table:table-row table:style-name="ro1">
          <table:table-cell office:value-type="float" office:value="1.70671311809796E+018" calcext:value-type="float">
            <text:p>1.70671311809796E+018</text:p>
          </table:table-cell>
          <table:table-cell office:value-type="float" office:value="508" calcext:value-type="float">
            <text:p>508</text:p>
          </table:table-cell>
          <table:table-cell office:value-type="float" office:value="1.70671311809348E+018" calcext:value-type="float">
            <text:p>1.70671311809348E+018</text:p>
          </table:table-cell>
          <table:table-cell/>
          <table:table-cell office:value-type="float" office:value="42.0058053333333" calcext:value-type="float">
            <text:p>42.00580533</text:p>
          </table:table-cell>
          <table:table-cell office:value-type="float" office:value="-71.0848711666667" calcext:value-type="float">
            <text:p>-71.084871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577909995" calcext:value-type="float">
            <text:p>327347.577909995</text:p>
          </table:table-cell>
          <table:table-cell office:value-type="float" office:value="4652523.40375135" calcext:value-type="float">
            <text:p>4652523.403751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3" calcext:value-type="float">
            <text:p>145833</text:p>
          </table:table-cell>
          <table:table-cell office:value-type="float" office:value="4220.34832" calcext:value-type="float">
            <text:p>4220.34832</text:p>
          </table:table-cell>
          <table:table-cell office:value-type="string" calcext:value-type="string">
            <text:p>N</text:p>
          </table:table-cell>
          <table:table-cell office:value-type="float" office:value="7105.09227" calcext:value-type="float">
            <text:p>7105.0922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13E+018" calcext:value-type="float">
            <text:p>1.706731113E+018</text:p>
          </table:table-cell>
          <table:table-cell table:number-columns-repeated="25"/>
        </table:table-row>
        <table:table-row table:style-name="ro1">
          <table:table-cell office:value-type="float" office:value="1.70671311910637E+018" calcext:value-type="float">
            <text:p>1.70671311910637E+018</text:p>
          </table:table-cell>
          <table:table-cell office:value-type="float" office:value="509" calcext:value-type="float">
            <text:p>509</text:p>
          </table:table-cell>
          <table:table-cell office:value-type="float" office:value="1.70671311910171E+018" calcext:value-type="float">
            <text:p>1.70671311910171E+018</text:p>
          </table:table-cell>
          <table:table-cell/>
          <table:table-cell office:value-type="float" office:value="42.0058046666667" calcext:value-type="float">
            <text:p>42.00580467</text:p>
          </table:table-cell>
          <table:table-cell office:value-type="float" office:value="-71.084871" calcext:value-type="float">
            <text:p>-71.084871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589909276" calcext:value-type="float">
            <text:p>327347.589909276</text:p>
          </table:table-cell>
          <table:table-cell office:value-type="float" office:value="4652523.32939059" calcext:value-type="float">
            <text:p>4652523.329390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4" calcext:value-type="float">
            <text:p>145834</text:p>
          </table:table-cell>
          <table:table-cell office:value-type="float" office:value="4220.34828" calcext:value-type="float">
            <text:p>4220.34828</text:p>
          </table:table-cell>
          <table:table-cell office:value-type="string" calcext:value-type="string">
            <text:p>N</text:p>
          </table:table-cell>
          <table:table-cell office:value-type="float" office:value="7105.09226" calcext:value-type="float">
            <text:p>7105.092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14E+018" calcext:value-type="float">
            <text:p>1.706731114E+018</text:p>
          </table:table-cell>
          <table:table-cell table:number-columns-repeated="25"/>
        </table:table-row>
        <table:table-row table:style-name="ro1">
          <table:table-cell office:value-type="float" office:value="1.70671312011353E+018" calcext:value-type="float">
            <text:p>1.70671312011353E+018</text:p>
          </table:table-cell>
          <table:table-cell office:value-type="float" office:value="510" calcext:value-type="float">
            <text:p>510</text:p>
          </table:table-cell>
          <table:table-cell office:value-type="float" office:value="1.70671312010904E+018" calcext:value-type="float">
            <text:p>1.70671312010904E+018</text:p>
          </table:table-cell>
          <table:table-cell/>
          <table:table-cell office:value-type="float" office:value="42.0058058333333" calcext:value-type="float">
            <text:p>42.00580583</text:p>
          </table:table-cell>
          <table:table-cell office:value-type="float" office:value="-71.0848693333333" calcext:value-type="float">
            <text:p>-71.084869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731091688" calcext:value-type="float">
            <text:p>327347.731091688</text:p>
          </table:table-cell>
          <table:table-cell office:value-type="float" office:value="4652523.45557091" calcext:value-type="float">
            <text:p>4652523.455570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5" calcext:value-type="float">
            <text:p>145835</text:p>
          </table:table-cell>
          <table:table-cell office:value-type="float" office:value="4220.34835" calcext:value-type="float">
            <text:p>4220.34835</text:p>
          </table:table-cell>
          <table:table-cell office:value-type="string" calcext:value-type="string">
            <text:p>N</text:p>
          </table:table-cell>
          <table:table-cell office:value-type="float" office:value="7105.09216" calcext:value-type="float">
            <text:p>7105.092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15E+018" calcext:value-type="float">
            <text:p>1.706731115E+018</text:p>
          </table:table-cell>
          <table:table-cell table:number-columns-repeated="25"/>
        </table:table-row>
        <table:table-row table:style-name="ro1">
          <table:table-cell office:value-type="float" office:value="1.70671312112173E+018" calcext:value-type="float">
            <text:p>1.70671312112173E+018</text:p>
          </table:table-cell>
          <table:table-cell office:value-type="float" office:value="511" calcext:value-type="float">
            <text:p>511</text:p>
          </table:table-cell>
          <table:table-cell office:value-type="float" office:value="1.70671312111735E+018" calcext:value-type="float">
            <text:p>1.70671312111735E+018</text:p>
          </table:table-cell>
          <table:table-cell/>
          <table:table-cell office:value-type="float" office:value="42.3391433333333" calcext:value-type="float">
            <text:p>42.33914333</text:p>
          </table:table-cell>
          <table:table-cell office:value-type="float" office:value="-71.0848708333333" calcext:value-type="float">
            <text:p>-71.08487083333</text:p>
          </table:table-cell>
          <table:table-cell office:value-type="float" office:value="0" calcext:value-type="float">
            <text:p>0</text:p>
          </table:table-cell>
          <table:table-cell office:value-type="float" office:value="328252.233239721" calcext:value-type="float">
            <text:p>328252.233239721</text:p>
          </table:table-cell>
          <table:table-cell office:value-type="float" office:value="4689537.1125132" calcext:value-type="float">
            <text:p>4689537.11251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6" calcext:value-type="float">
            <text:p>145836</text:p>
          </table:table-cell>
          <table:table-cell office:value-type="float" office:value="4220.3486" calcext:value-type="float">
            <text:p>4220.3486</text:p>
          </table:table-cell>
          <table:table-cell office:value-type="string" calcext:value-type="string">
            <text:p>N</text:p>
          </table:table-cell>
          <table:table-cell office:value-type="float" office:value="7105.09225" calcext:value-type="float">
            <text:p>7105.092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116E+018" calcext:value-type="float">
            <text:p>1.706731116E+018</text:p>
          </table:table-cell>
          <table:table-cell table:number-columns-repeated="25"/>
        </table:table-row>
        <table:table-row table:style-name="ro1">
          <table:table-cell office:value-type="float" office:value="1.70671312213003E+018" calcext:value-type="float">
            <text:p>1.70671312213003E+018</text:p>
          </table:table-cell>
          <table:table-cell office:value-type="float" office:value="512" calcext:value-type="float">
            <text:p>512</text:p>
          </table:table-cell>
          <table:table-cell office:value-type="float" office:value="1.70671312212557E+018" calcext:value-type="float">
            <text:p>1.70671312212557E+018</text:p>
          </table:table-cell>
          <table:table-cell/>
          <table:table-cell office:value-type="float" office:value="42.0058128333333" calcext:value-type="float">
            <text:p>42.00581283</text:p>
          </table:table-cell>
          <table:table-cell office:value-type="float" office:value="-71.0848723333333" calcext:value-type="float">
            <text:p>-71.084872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501579361" calcext:value-type="float">
            <text:p>327347.501579361</text:p>
          </table:table-cell>
          <table:table-cell office:value-type="float" office:value="4652524.23888089" calcext:value-type="float">
            <text:p>4652524.238880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7" calcext:value-type="float">
            <text:p>145837</text:p>
          </table:table-cell>
          <table:table-cell office:value-type="float" office:value="4220.34877" calcext:value-type="float">
            <text:p>4220.34877</text:p>
          </table:table-cell>
          <table:table-cell office:value-type="string" calcext:value-type="string">
            <text:p>N</text:p>
          </table:table-cell>
          <table:table-cell office:value-type="float" office:value="7105.09234" calcext:value-type="float">
            <text:p>7105.092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17E+018" calcext:value-type="float">
            <text:p>1.706731117E+018</text:p>
          </table:table-cell>
          <table:table-cell table:number-columns-repeated="25"/>
        </table:table-row>
        <table:table-row table:style-name="ro1">
          <table:table-cell office:value-type="float" office:value="1.70671312313837E+018" calcext:value-type="float">
            <text:p>1.70671312313837E+018</text:p>
          </table:table-cell>
          <table:table-cell office:value-type="float" office:value="513" calcext:value-type="float">
            <text:p>513</text:p>
          </table:table-cell>
          <table:table-cell office:value-type="float" office:value="1.70671312313392E+018" calcext:value-type="float">
            <text:p>1.70671312313392E+018</text:p>
          </table:table-cell>
          <table:table-cell/>
          <table:table-cell office:value-type="float" office:value="42.0058141666667" calcext:value-type="float">
            <text:p>42.00581417</text:p>
          </table:table-cell>
          <table:table-cell office:value-type="float" office:value="-71.0848755" calcext:value-type="float">
            <text:p>-71.084875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242935761" calcext:value-type="float">
            <text:p>327347.242935761</text:p>
          </table:table-cell>
          <table:table-cell office:value-type="float" office:value="4652524.39331881" calcext:value-type="float">
            <text:p>4652524.393318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8" calcext:value-type="float">
            <text:p>145838</text:p>
          </table:table-cell>
          <table:table-cell office:value-type="float" office:value="4220.34885" calcext:value-type="float">
            <text:p>4220.34885</text:p>
          </table:table-cell>
          <table:table-cell office:value-type="string" calcext:value-type="string">
            <text:p>N</text:p>
          </table:table-cell>
          <table:table-cell office:value-type="float" office:value="7105.09253" calcext:value-type="float">
            <text:p>7105.0925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18E+018" calcext:value-type="float">
            <text:p>1.706731118E+018</text:p>
          </table:table-cell>
          <table:table-cell table:number-columns-repeated="25"/>
        </table:table-row>
        <table:table-row table:style-name="ro1">
          <table:table-cell office:value-type="float" office:value="1.70671312415407E+018" calcext:value-type="float">
            <text:p>1.70671312415407E+018</text:p>
          </table:table-cell>
          <table:table-cell office:value-type="float" office:value="514" calcext:value-type="float">
            <text:p>514</text:p>
          </table:table-cell>
          <table:table-cell office:value-type="float" office:value="1.70671312414215E+018" calcext:value-type="float">
            <text:p>1.70671312414215E+018</text:p>
          </table:table-cell>
          <table:table-cell/>
          <table:table-cell office:value-type="float" office:value="42.0058138333333" calcext:value-type="float">
            <text:p>42.00581383</text:p>
          </table:table-cell>
          <table:table-cell office:value-type="float" office:value="-71.084876" calcext:value-type="float">
            <text:p>-71.084876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200626124" calcext:value-type="float">
            <text:p>327347.200626124</text:p>
          </table:table-cell>
          <table:table-cell office:value-type="float" office:value="4652524.35731533" calcext:value-type="float">
            <text:p>4652524.357315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39" calcext:value-type="float">
            <text:p>145839</text:p>
          </table:table-cell>
          <table:table-cell office:value-type="float" office:value="4220.34883" calcext:value-type="float">
            <text:p>4220.34883</text:p>
          </table:table-cell>
          <table:table-cell office:value-type="string" calcext:value-type="string">
            <text:p>N</text:p>
          </table:table-cell>
          <table:table-cell office:value-type="float" office:value="7105.09256" calcext:value-type="float">
            <text:p>7105.0925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19E+018" calcext:value-type="float">
            <text:p>1.706731119E+018</text:p>
          </table:table-cell>
          <table:table-cell table:number-columns-repeated="25"/>
        </table:table-row>
        <table:table-row table:style-name="ro1">
          <table:table-cell office:value-type="float" office:value="1.70671312515485E+018" calcext:value-type="float">
            <text:p>1.70671312515485E+018</text:p>
          </table:table-cell>
          <table:table-cell office:value-type="float" office:value="515" calcext:value-type="float">
            <text:p>515</text:p>
          </table:table-cell>
          <table:table-cell office:value-type="float" office:value="1.70671312515027E+018" calcext:value-type="float">
            <text:p>1.70671312515027E+018</text:p>
          </table:table-cell>
          <table:table-cell/>
          <table:table-cell office:value-type="float" office:value="42.0058135" calcext:value-type="float">
            <text:p>42.00581350</text:p>
          </table:table-cell>
          <table:table-cell office:value-type="float" office:value="-71.0848758333333" calcext:value-type="float">
            <text:p>-71.084875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213527088" calcext:value-type="float">
            <text:p>327347.213527088</text:p>
          </table:table-cell>
          <table:table-cell office:value-type="float" office:value="4652524.31996681" calcext:value-type="float">
            <text:p>4652524.319966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0" calcext:value-type="float">
            <text:p>145840</text:p>
          </table:table-cell>
          <table:table-cell office:value-type="float" office:value="4220.34881" calcext:value-type="float">
            <text:p>4220.34881</text:p>
          </table:table-cell>
          <table:table-cell office:value-type="string" calcext:value-type="string">
            <text:p>N</text:p>
          </table:table-cell>
          <table:table-cell office:value-type="float" office:value="7105.09255" calcext:value-type="float">
            <text:p>7105.0925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2E+018" calcext:value-type="float">
            <text:p>1.70673112E+018</text:p>
          </table:table-cell>
          <table:table-cell table:number-columns-repeated="25"/>
        </table:table-row>
        <table:table-row table:style-name="ro1">
          <table:table-cell office:value-type="float" office:value="1.70671312616292E+018" calcext:value-type="float">
            <text:p>1.70671312616292E+018</text:p>
          </table:table-cell>
          <table:table-cell office:value-type="float" office:value="516" calcext:value-type="float">
            <text:p>516</text:p>
          </table:table-cell>
          <table:table-cell office:value-type="float" office:value="1.70671312615846E+018" calcext:value-type="float">
            <text:p>1.70671312615846E+018</text:p>
          </table:table-cell>
          <table:table-cell/>
          <table:table-cell office:value-type="float" office:value="42.3391466666667" calcext:value-type="float">
            <text:p>42.33914667</text:p>
          </table:table-cell>
          <table:table-cell office:value-type="float" office:value="-71.0848753333333" calcext:value-type="float">
            <text:p>-71.08487533333</text:p>
          </table:table-cell>
          <table:table-cell office:value-type="float" office:value="0" calcext:value-type="float">
            <text:p>0</text:p>
          </table:table-cell>
          <table:table-cell office:value-type="float" office:value="328251.871598102" calcext:value-type="float">
            <text:p>328251.871598102</text:p>
          </table:table-cell>
          <table:table-cell office:value-type="float" office:value="4689537.49174402" calcext:value-type="float">
            <text:p>4689537.491744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1" calcext:value-type="float">
            <text:p>145841</text:p>
          </table:table-cell>
          <table:table-cell office:value-type="float" office:value="4220.3488" calcext:value-type="float">
            <text:p>4220.3488</text:p>
          </table:table-cell>
          <table:table-cell office:value-type="string" calcext:value-type="string">
            <text:p>N</text:p>
          </table:table-cell>
          <table:table-cell office:value-type="float" office:value="7105.09252" calcext:value-type="float">
            <text:p>7105.092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21E+018" calcext:value-type="float">
            <text:p>1.706731121E+018</text:p>
          </table:table-cell>
          <table:table-cell table:number-columns-repeated="25"/>
        </table:table-row>
        <table:table-row table:style-name="ro1">
          <table:table-cell office:value-type="float" office:value="1.706713127171E+018" calcext:value-type="float">
            <text:p>1.706713127171E+018</text:p>
          </table:table-cell>
          <table:table-cell office:value-type="float" office:value="517" calcext:value-type="float">
            <text:p>517</text:p>
          </table:table-cell>
          <table:table-cell office:value-type="float" office:value="1.70671312716659E+018" calcext:value-type="float">
            <text:p>1.70671312716659E+018</text:p>
          </table:table-cell>
          <table:table-cell/>
          <table:table-cell office:value-type="float" office:value="42.005813" calcext:value-type="float">
            <text:p>42.00581300</text:p>
          </table:table-cell>
          <table:table-cell office:value-type="float" office:value="-71.0848745" calcext:value-type="float">
            <text:p>-71.08487450000</text:p>
          </table:table-cell>
          <table:table-cell office:value-type="float" office:value="0" calcext:value-type="float">
            <text:p>0</text:p>
          </table:table-cell>
          <table:table-cell office:value-type="float" office:value="327347.322595756" calcext:value-type="float">
            <text:p>327347.322595756</text:p>
          </table:table-cell>
          <table:table-cell office:value-type="float" office:value="4652524.26175837" calcext:value-type="float">
            <text:p>4652524.26175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2" calcext:value-type="float">
            <text:p>145842</text:p>
          </table:table-cell>
          <table:table-cell office:value-type="float" office:value="4220.34878" calcext:value-type="float">
            <text:p>4220.34878</text:p>
          </table:table-cell>
          <table:table-cell office:value-type="string" calcext:value-type="string">
            <text:p>N</text:p>
          </table:table-cell>
          <table:table-cell office:value-type="float" office:value="7105.09247" calcext:value-type="float">
            <text:p>7105.092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122E+018" calcext:value-type="float">
            <text:p>1.706731122E+018</text:p>
          </table:table-cell>
          <table:table-cell table:number-columns-repeated="25"/>
        </table:table-row>
        <table:table-row table:style-name="ro1">
          <table:table-cell office:value-type="float" office:value="1.70671312817912E+018" calcext:value-type="float">
            <text:p>1.70671312817912E+018</text:p>
          </table:table-cell>
          <table:table-cell office:value-type="float" office:value="518" calcext:value-type="float">
            <text:p>518</text:p>
          </table:table-cell>
          <table:table-cell office:value-type="float" office:value="1.70671312817474E+018" calcext:value-type="float">
            <text:p>1.70671312817474E+018</text:p>
          </table:table-cell>
          <table:table-cell/>
          <table:table-cell office:value-type="float" office:value="42.0058123333333" calcext:value-type="float">
            <text:p>42.00581233</text:p>
          </table:table-cell>
          <table:table-cell office:value-type="float" office:value="-71.0848746666667" calcext:value-type="float">
            <text:p>-71.084874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306989733" calcext:value-type="float">
            <text:p>327347.306989733</text:p>
          </table:table-cell>
          <table:table-cell office:value-type="float" office:value="4652524.18807012" calcext:value-type="float">
            <text:p>4652524.18807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3" calcext:value-type="float">
            <text:p>145843</text:p>
          </table:table-cell>
          <table:table-cell office:value-type="float" office:value="4220.34874" calcext:value-type="float">
            <text:p>4220.34874</text:p>
          </table:table-cell>
          <table:table-cell office:value-type="string" calcext:value-type="string">
            <text:p>N</text:p>
          </table:table-cell>
          <table:table-cell office:value-type="float" office:value="7105.09248" calcext:value-type="float">
            <text:p>7105.0924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123E+018" calcext:value-type="float">
            <text:p>1.706731123E+018</text:p>
          </table:table-cell>
          <table:table-cell table:number-columns-repeated="25"/>
        </table:table-row>
        <table:table-row table:style-name="ro1">
          <table:table-cell office:value-type="float" office:value="1.70671312919306E+018" calcext:value-type="float">
            <text:p>1.70671312919306E+018</text:p>
          </table:table-cell>
          <table:table-cell office:value-type="float" office:value="519" calcext:value-type="float">
            <text:p>519</text:p>
          </table:table-cell>
          <table:table-cell office:value-type="float" office:value="1.7067131291821E+018" calcext:value-type="float">
            <text:p>1.7067131291821E+018</text:p>
          </table:table-cell>
          <table:table-cell/>
          <table:table-cell office:value-type="float" office:value="42.0058098333333" calcext:value-type="float">
            <text:p>42.00580983</text:p>
          </table:table-cell>
          <table:table-cell office:value-type="float" office:value="-71.0848746666667" calcext:value-type="float">
            <text:p>-71.084874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300227084" calcext:value-type="float">
            <text:p>327347.300227084</text:p>
          </table:table-cell>
          <table:table-cell office:value-type="float" office:value="4652523.9104782" calcext:value-type="float">
            <text:p>4652523.91047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4" calcext:value-type="float">
            <text:p>145844</text:p>
          </table:table-cell>
          <table:table-cell office:value-type="float" office:value="4220.34859" calcext:value-type="float">
            <text:p>4220.34859</text:p>
          </table:table-cell>
          <table:table-cell office:value-type="string" calcext:value-type="string">
            <text:p>N</text:p>
          </table:table-cell>
          <table:table-cell office:value-type="float" office:value="7105.09248" calcext:value-type="float">
            <text:p>7105.0924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24E+018" calcext:value-type="float">
            <text:p>1.706731124E+018</text:p>
          </table:table-cell>
          <table:table-cell table:number-columns-repeated="25"/>
        </table:table-row>
        <table:table-row table:style-name="ro1">
          <table:table-cell office:value-type="float" office:value="1.70671313019481E+018" calcext:value-type="float">
            <text:p>1.70671313019481E+018</text:p>
          </table:table-cell>
          <table:table-cell office:value-type="float" office:value="520" calcext:value-type="float">
            <text:p>520</text:p>
          </table:table-cell>
          <table:table-cell office:value-type="float" office:value="1.70671313019029E+018" calcext:value-type="float">
            <text:p>1.70671313019029E+018</text:p>
          </table:table-cell>
          <table:table-cell/>
          <table:table-cell office:value-type="float" office:value="42.3391433333333" calcext:value-type="float">
            <text:p>42.33914333</text:p>
          </table:table-cell>
          <table:table-cell office:value-type="float" office:value="-71.0848726666667" calcext:value-type="float">
            <text:p>-71.08487266667</text:p>
          </table:table-cell>
          <table:table-cell office:value-type="float" office:value="0" calcext:value-type="float">
            <text:p>0</text:p>
          </table:table-cell>
          <table:table-cell office:value-type="float" office:value="328252.082206851" calcext:value-type="float">
            <text:p>328252.082206851</text:p>
          </table:table-cell>
          <table:table-cell office:value-type="float" office:value="4689537.11621634" calcext:value-type="float">
            <text:p>4689537.11621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PGGA</text:p>
          </table:table-cell>
          <table:table-cell office:value-type="float" office:value="145845" calcext:value-type="float">
            <text:p>145845</text:p>
          </table:table-cell>
          <table:table-cell office:value-type="float" office:value="4220.3486" calcext:value-type="float">
            <text:p>4220.3486</text:p>
          </table:table-cell>
          <table:table-cell office:value-type="string" calcext:value-type="string">
            <text:p>N</text:p>
          </table:table-cell>
          <table:table-cell office:value-type="float" office:value="7105.09236" calcext:value-type="float">
            <text:p>7105.0923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25E+018" calcext:value-type="float">
            <text:p>1.706731125E+018</text:p>
          </table:table-cell>
          <table:table-cell table:number-columns-repeated="25"/>
        </table:table-row>
        <table:table-row table:style-name="ro1">
          <table:table-cell office:value-type="float" office:value="1.7067131312027E+018" calcext:value-type="float">
            <text:p>1.7067131312027E+018</text:p>
          </table:table-cell>
          <table:table-cell office:value-type="float" office:value="521" calcext:value-type="float">
            <text:p>521</text:p>
          </table:table-cell>
          <table:table-cell office:value-type="float" office:value="1.70671313119829E+018" calcext:value-type="float">
            <text:p>1.70671313119829E+018</text:p>
          </table:table-cell>
          <table:table-cell/>
          <table:table-cell office:value-type="float" office:value="42.005809" calcext:value-type="float">
            <text:p>42.00580900</text:p>
          </table:table-cell>
          <table:table-cell office:value-type="float" office:value="-71.0848723333333" calcext:value-type="float">
            <text:p>-71.084872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491209977" calcext:value-type="float">
            <text:p>327347.491209977</text:p>
          </table:table-cell>
          <table:table-cell office:value-type="float" office:value="4652523.81323996" calcext:value-type="float">
            <text:p>4652523.81323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6" calcext:value-type="float">
            <text:p>145846</text:p>
          </table:table-cell>
          <table:table-cell office:value-type="float" office:value="4220.34854" calcext:value-type="float">
            <text:p>4220.34854</text:p>
          </table:table-cell>
          <table:table-cell office:value-type="string" calcext:value-type="string">
            <text:p>N</text:p>
          </table:table-cell>
          <table:table-cell office:value-type="float" office:value="7105.09234" calcext:value-type="float">
            <text:p>7105.092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26E+018" calcext:value-type="float">
            <text:p>1.706731126E+018</text:p>
          </table:table-cell>
          <table:table-cell table:number-columns-repeated="25"/>
        </table:table-row>
        <table:table-row table:style-name="ro1">
          <table:table-cell office:value-type="float" office:value="1.70671313221088E+018" calcext:value-type="float">
            <text:p>1.70671313221088E+018</text:p>
          </table:table-cell>
          <table:table-cell office:value-type="float" office:value="522" calcext:value-type="float">
            <text:p>522</text:p>
          </table:table-cell>
          <table:table-cell office:value-type="float" office:value="1.70671313220635E+018" calcext:value-type="float">
            <text:p>1.70671313220635E+018</text:p>
          </table:table-cell>
          <table:table-cell/>
          <table:table-cell office:value-type="float" office:value="42.0058081666667" calcext:value-type="float">
            <text:p>42.00580817</text:p>
          </table:table-cell>
          <table:table-cell office:value-type="float" office:value="-71.0848723333333" calcext:value-type="float">
            <text:p>-71.084872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488955763" calcext:value-type="float">
            <text:p>327347.488955763</text:p>
          </table:table-cell>
          <table:table-cell office:value-type="float" office:value="4652523.72070932" calcext:value-type="float">
            <text:p>4652523.72070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7" calcext:value-type="float">
            <text:p>145847</text:p>
          </table:table-cell>
          <table:table-cell office:value-type="float" office:value="4220.34849" calcext:value-type="float">
            <text:p>4220.34849</text:p>
          </table:table-cell>
          <table:table-cell office:value-type="string" calcext:value-type="string">
            <text:p>N</text:p>
          </table:table-cell>
          <table:table-cell office:value-type="float" office:value="7105.09234" calcext:value-type="float">
            <text:p>7105.092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27E+018" calcext:value-type="float">
            <text:p>1.706731127E+018</text:p>
          </table:table-cell>
          <table:table-cell table:number-columns-repeated="25"/>
        </table:table-row>
        <table:table-row table:style-name="ro1">
          <table:table-cell office:value-type="float" office:value="1.70671313321904E+018" calcext:value-type="float">
            <text:p>1.70671313321904E+018</text:p>
          </table:table-cell>
          <table:table-cell office:value-type="float" office:value="523" calcext:value-type="float">
            <text:p>523</text:p>
          </table:table-cell>
          <table:table-cell office:value-type="float" office:value="1.70671313321451E+018" calcext:value-type="float">
            <text:p>1.70671313321451E+018</text:p>
          </table:table-cell>
          <table:table-cell/>
          <table:table-cell office:value-type="float" office:value="42.0058098333333" calcext:value-type="float">
            <text:p>42.00580983</text:p>
          </table:table-cell>
          <table:table-cell office:value-type="float" office:value="-71.0848723333333" calcext:value-type="float">
            <text:p>-71.084872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493464191" calcext:value-type="float">
            <text:p>327347.493464191</text:p>
          </table:table-cell>
          <table:table-cell office:value-type="float" office:value="4652523.90577059" calcext:value-type="float">
            <text:p>4652523.905770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8" calcext:value-type="float">
            <text:p>145848</text:p>
          </table:table-cell>
          <table:table-cell office:value-type="float" office:value="4220.34859" calcext:value-type="float">
            <text:p>4220.34859</text:p>
          </table:table-cell>
          <table:table-cell office:value-type="string" calcext:value-type="string">
            <text:p>N</text:p>
          </table:table-cell>
          <table:table-cell office:value-type="float" office:value="7105.09234" calcext:value-type="float">
            <text:p>7105.092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28E+018" calcext:value-type="float">
            <text:p>1.706731128E+018</text:p>
          </table:table-cell>
          <table:table-cell table:number-columns-repeated="25"/>
        </table:table-row>
        <table:table-row table:style-name="ro1">
          <table:table-cell office:value-type="float" office:value="1.70671313423479E+018" calcext:value-type="float">
            <text:p>1.70671313423479E+018</text:p>
          </table:table-cell>
          <table:table-cell office:value-type="float" office:value="524" calcext:value-type="float">
            <text:p>524</text:p>
          </table:table-cell>
          <table:table-cell office:value-type="float" office:value="1.70671313422274E+018" calcext:value-type="float">
            <text:p>1.70671313422274E+018</text:p>
          </table:table-cell>
          <table:table-cell/>
          <table:table-cell office:value-type="float" office:value="42.0058143333333" calcext:value-type="float">
            <text:p>42.00581433</text:p>
          </table:table-cell>
          <table:table-cell office:value-type="float" office:value="-71.084875" calcext:value-type="float">
            <text:p>-71.084875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284794554" calcext:value-type="float">
            <text:p>327347.284794554</text:p>
          </table:table-cell>
          <table:table-cell office:value-type="float" office:value="4652524.41081616" calcext:value-type="float">
            <text:p>4652524.410816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49" calcext:value-type="float">
            <text:p>145849</text:p>
          </table:table-cell>
          <table:table-cell office:value-type="float" office:value="4220.34886" calcext:value-type="float">
            <text:p>4220.34886</text:p>
          </table:table-cell>
          <table:table-cell office:value-type="string" calcext:value-type="string">
            <text:p>N</text:p>
          </table:table-cell>
          <table:table-cell office:value-type="float" office:value="7105.0925" calcext:value-type="float">
            <text:p>7105.09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29E+018" calcext:value-type="float">
            <text:p>1.706731129E+018</text:p>
          </table:table-cell>
          <table:table-cell table:number-columns-repeated="25"/>
        </table:table-row>
        <table:table-row table:style-name="ro1">
          <table:table-cell office:value-type="float" office:value="1.70671313523289E+018" calcext:value-type="float">
            <text:p>1.70671313523289E+018</text:p>
          </table:table-cell>
          <table:table-cell office:value-type="float" office:value="525" calcext:value-type="float">
            <text:p>525</text:p>
          </table:table-cell>
          <table:table-cell office:value-type="float" office:value="1.70671313522992E+018" calcext:value-type="float">
            <text:p>1.70671313522992E+018</text:p>
          </table:table-cell>
          <table:table-cell/>
          <table:table-cell office:value-type="float" office:value="42.0058185" calcext:value-type="float">
            <text:p>42.00581850</text:p>
          </table:table-cell>
          <table:table-cell office:value-type="float" office:value="-71.084878" calcext:value-type="float">
            <text:p>-71.084878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047617961" calcext:value-type="float">
            <text:p>327347.047617961</text:p>
          </table:table-cell>
          <table:table-cell office:value-type="float" office:value="4652524.87952199" calcext:value-type="float">
            <text:p>4652524.879521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0" calcext:value-type="float">
            <text:p>145850</text:p>
          </table:table-cell>
          <table:table-cell office:value-type="float" office:value="4220.34911" calcext:value-type="float">
            <text:p>4220.34911</text:p>
          </table:table-cell>
          <table:table-cell office:value-type="string" calcext:value-type="string">
            <text:p>N</text:p>
          </table:table-cell>
          <table:table-cell office:value-type="float" office:value="7105.09268" calcext:value-type="float">
            <text:p>7105.0926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13E+018" calcext:value-type="float">
            <text:p>1.70673113E+018</text:p>
          </table:table-cell>
          <table:table-cell table:number-columns-repeated="25"/>
        </table:table-row>
        <table:table-row table:style-name="ro1">
          <table:table-cell office:value-type="float" office:value="1.70671313624277E+018" calcext:value-type="float">
            <text:p>1.70671313624277E+018</text:p>
          </table:table-cell>
          <table:table-cell office:value-type="float" office:value="526" calcext:value-type="float">
            <text:p>526</text:p>
          </table:table-cell>
          <table:table-cell office:value-type="float" office:value="1.70671313623811E+018" calcext:value-type="float">
            <text:p>1.70671313623811E+018</text:p>
          </table:table-cell>
          <table:table-cell/>
          <table:table-cell office:value-type="float" office:value="42.0058211666667" calcext:value-type="float">
            <text:p>42.00582117</text:p>
          </table:table-cell>
          <table:table-cell office:value-type="float" office:value="-71.0848803333333" calcext:value-type="float">
            <text:p>-71.08488033333</text:p>
          </table:table-cell>
          <table:table-cell office:value-type="float" office:value="0" calcext:value-type="float">
            <text:p>0</text:p>
          </table:table-cell>
          <table:table-cell office:value-type="float" office:value="327346.861594395" calcext:value-type="float">
            <text:p>327346.861594395</text:p>
          </table:table-cell>
          <table:table-cell office:value-type="float" office:value="4652525.18032765" calcext:value-type="float">
            <text:p>4652525.18032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1" calcext:value-type="float">
            <text:p>145851</text:p>
          </table:table-cell>
          <table:table-cell office:value-type="float" office:value="4220.34927" calcext:value-type="float">
            <text:p>4220.34927</text:p>
          </table:table-cell>
          <table:table-cell office:value-type="string" calcext:value-type="string">
            <text:p>N</text:p>
          </table:table-cell>
          <table:table-cell office:value-type="float" office:value="7105.09282" calcext:value-type="float">
            <text:p>7105.0928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131E+018" calcext:value-type="float">
            <text:p>1.706731131E+018</text:p>
          </table:table-cell>
          <table:table-cell table:number-columns-repeated="25"/>
        </table:table-row>
        <table:table-row table:style-name="ro1">
          <table:table-cell office:value-type="float" office:value="1.70671313725102E+018" calcext:value-type="float">
            <text:p>1.70671313725102E+018</text:p>
          </table:table-cell>
          <table:table-cell office:value-type="float" office:value="527" calcext:value-type="float">
            <text:p>527</text:p>
          </table:table-cell>
          <table:table-cell office:value-type="float" office:value="1.70671313724649E+018" calcext:value-type="float">
            <text:p>1.70671313724649E+018</text:p>
          </table:table-cell>
          <table:table-cell/>
          <table:table-cell office:value-type="float" office:value="42.0058228333333" calcext:value-type="float">
            <text:p>42.00582283</text:p>
          </table:table-cell>
          <table:table-cell office:value-type="float" office:value="-71.0848818333333" calcext:value-type="float">
            <text:p>-71.08488183333</text:p>
          </table:table-cell>
          <table:table-cell office:value-type="float" office:value="0" calcext:value-type="float">
            <text:p>0</text:p>
          </table:table-cell>
          <table:table-cell office:value-type="float" office:value="327346.741879013" calcext:value-type="float">
            <text:p>327346.741879013</text:p>
          </table:table-cell>
          <table:table-cell office:value-type="float" office:value="4652525.36841526" calcext:value-type="float">
            <text:p>4652525.36841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2" calcext:value-type="float">
            <text:p>145852</text:p>
          </table:table-cell>
          <table:table-cell office:value-type="float" office:value="4220.34937" calcext:value-type="float">
            <text:p>4220.34937</text:p>
          </table:table-cell>
          <table:table-cell office:value-type="string" calcext:value-type="string">
            <text:p>N</text:p>
          </table:table-cell>
          <table:table-cell office:value-type="float" office:value="7105.09291" calcext:value-type="float">
            <text:p>7105.0929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32E+018" calcext:value-type="float">
            <text:p>1.706731132E+018</text:p>
          </table:table-cell>
          <table:table-cell table:number-columns-repeated="25"/>
        </table:table-row>
        <table:table-row table:style-name="ro1">
          <table:table-cell office:value-type="float" office:value="1.7067131382569E+018" calcext:value-type="float">
            <text:p>1.7067131382569E+018</text:p>
          </table:table-cell>
          <table:table-cell office:value-type="float" office:value="528" calcext:value-type="float">
            <text:p>528</text:p>
          </table:table-cell>
          <table:table-cell office:value-type="float" office:value="1.70671313825414E+018" calcext:value-type="float">
            <text:p>1.70671313825414E+018</text:p>
          </table:table-cell>
          <table:table-cell/>
          <table:table-cell office:value-type="float" office:value="42.0058238333333" calcext:value-type="float">
            <text:p>42.00582383</text:p>
          </table:table-cell>
          <table:table-cell office:value-type="float" office:value="-71.0848826666667" calcext:value-type="float">
            <text:p>-71.08488266667</text:p>
          </table:table-cell>
          <table:table-cell office:value-type="float" office:value="0" calcext:value-type="float">
            <text:p>0</text:p>
          </table:table-cell>
          <table:table-cell office:value-type="float" office:value="327346.675570842" calcext:value-type="float">
            <text:p>327346.675570842</text:p>
          </table:table-cell>
          <table:table-cell office:value-type="float" office:value="4652525.48113332" calcext:value-type="float">
            <text:p>4652525.481133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3" calcext:value-type="float">
            <text:p>145853</text:p>
          </table:table-cell>
          <table:table-cell office:value-type="float" office:value="4220.34943" calcext:value-type="float">
            <text:p>4220.34943</text:p>
          </table:table-cell>
          <table:table-cell office:value-type="string" calcext:value-type="string">
            <text:p>N</text:p>
          </table:table-cell>
          <table:table-cell office:value-type="float" office:value="7105.09296" calcext:value-type="float">
            <text:p>7105.0929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133E+018" calcext:value-type="float">
            <text:p>1.706731133E+018</text:p>
          </table:table-cell>
          <table:table-cell table:number-columns-repeated="25"/>
        </table:table-row>
        <table:table-row table:style-name="ro1">
          <table:table-cell office:value-type="float" office:value="1.70671313927468E+018" calcext:value-type="float">
            <text:p>1.70671313927468E+018</text:p>
          </table:table-cell>
          <table:table-cell office:value-type="float" office:value="529" calcext:value-type="float">
            <text:p>529</text:p>
          </table:table-cell>
          <table:table-cell office:value-type="float" office:value="1.70671313926259E+018" calcext:value-type="float">
            <text:p>1.70671313926259E+018</text:p>
          </table:table-cell>
          <table:table-cell/>
          <table:table-cell office:value-type="float" office:value="42.0058246666667" calcext:value-type="float">
            <text:p>42.00582467</text:p>
          </table:table-cell>
          <table:table-cell office:value-type="float" office:value="-71.0848835" calcext:value-type="float">
            <text:p>-71.08488350000</text:p>
          </table:table-cell>
          <table:table-cell office:value-type="float" office:value="0" calcext:value-type="float">
            <text:p>0</text:p>
          </table:table-cell>
          <table:table-cell office:value-type="float" office:value="327346.608811833" calcext:value-type="float">
            <text:p>327346.608811833</text:p>
          </table:table-cell>
          <table:table-cell office:value-type="float" office:value="4652525.57534525" calcext:value-type="float">
            <text:p>4652525.575345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4" calcext:value-type="float">
            <text:p>145854</text:p>
          </table:table-cell>
          <table:table-cell office:value-type="float" office:value="4220.34948" calcext:value-type="float">
            <text:p>4220.34948</text:p>
          </table:table-cell>
          <table:table-cell office:value-type="string" calcext:value-type="string">
            <text:p>N</text:p>
          </table:table-cell>
          <table:table-cell office:value-type="float" office:value="7105.09301" calcext:value-type="float">
            <text:p>7105.0930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34E+018" calcext:value-type="float">
            <text:p>1.706731134E+018</text:p>
          </table:table-cell>
          <table:table-cell table:number-columns-repeated="25"/>
        </table:table-row>
        <table:table-row table:style-name="ro1">
          <table:table-cell office:value-type="float" office:value="1.70671314027539E+018" calcext:value-type="float">
            <text:p>1.70671314027539E+018</text:p>
          </table:table-cell>
          <table:table-cell office:value-type="float" office:value="530" calcext:value-type="float">
            <text:p>530</text:p>
          </table:table-cell>
          <table:table-cell office:value-type="float" office:value="1.70671314027105E+018" calcext:value-type="float">
            <text:p>1.70671314027105E+018</text:p>
          </table:table-cell>
          <table:table-cell/>
          <table:table-cell office:value-type="float" office:value="42.0058253333333" calcext:value-type="float">
            <text:p>42.00582533</text:p>
          </table:table-cell>
          <table:table-cell office:value-type="float" office:value="-71.0848843333333" calcext:value-type="float">
            <text:p>-71.08488433333</text:p>
          </table:table-cell>
          <table:table-cell office:value-type="float" office:value="0" calcext:value-type="float">
            <text:p>0</text:p>
          </table:table-cell>
          <table:table-cell office:value-type="float" office:value="327346.54160198" calcext:value-type="float">
            <text:p>327346.54160198</text:p>
          </table:table-cell>
          <table:table-cell office:value-type="float" office:value="4652525.65105106" calcext:value-type="float">
            <text:p>4652525.65105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5" calcext:value-type="float">
            <text:p>145855</text:p>
          </table:table-cell>
          <table:table-cell office:value-type="float" office:value="4220.34952" calcext:value-type="float">
            <text:p>4220.34952</text:p>
          </table:table-cell>
          <table:table-cell office:value-type="string" calcext:value-type="string">
            <text:p>N</text:p>
          </table:table-cell>
          <table:table-cell office:value-type="float" office:value="7105.09306" calcext:value-type="float">
            <text:p>7105.0930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135E+018" calcext:value-type="float">
            <text:p>1.706731135E+018</text:p>
          </table:table-cell>
          <table:table-cell table:number-columns-repeated="25"/>
        </table:table-row>
        <table:table-row table:style-name="ro1">
          <table:table-cell office:value-type="float" office:value="1.70671314128363E+018" calcext:value-type="float">
            <text:p>1.70671314128363E+018</text:p>
          </table:table-cell>
          <table:table-cell office:value-type="float" office:value="531" calcext:value-type="float">
            <text:p>531</text:p>
          </table:table-cell>
          <table:table-cell office:value-type="float" office:value="1.70671314127919E+018" calcext:value-type="float">
            <text:p>1.70671314127919E+018</text:p>
          </table:table-cell>
          <table:table-cell/>
          <table:table-cell office:value-type="float" office:value="42.0058286666667" calcext:value-type="float">
            <text:p>42.00582867</text:p>
          </table:table-cell>
          <table:table-cell office:value-type="float" office:value="-71.0848871666667" calcext:value-type="float">
            <text:p>-71.08488716667</text:p>
          </table:table-cell>
          <table:table-cell office:value-type="float" office:value="0" calcext:value-type="float">
            <text:p>0</text:p>
          </table:table-cell>
          <table:table-cell office:value-type="float" office:value="327346.315973899" calcext:value-type="float">
            <text:p>327346.315973899</text:p>
          </table:table-cell>
          <table:table-cell office:value-type="float" office:value="4652526.02689002" calcext:value-type="float">
            <text:p>4652526.02689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6" calcext:value-type="float">
            <text:p>145856</text:p>
          </table:table-cell>
          <table:table-cell office:value-type="float" office:value="4220.34972" calcext:value-type="float">
            <text:p>4220.34972</text:p>
          </table:table-cell>
          <table:table-cell office:value-type="string" calcext:value-type="string">
            <text:p>N</text:p>
          </table:table-cell>
          <table:table-cell office:value-type="float" office:value="7105.09323" calcext:value-type="float">
            <text:p>7105.0932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36E+018" calcext:value-type="float">
            <text:p>1.706731136E+018</text:p>
          </table:table-cell>
          <table:table-cell table:number-columns-repeated="25"/>
        </table:table-row>
        <table:table-row table:style-name="ro1">
          <table:table-cell office:value-type="float" office:value="1.70671314229197E+018" calcext:value-type="float">
            <text:p>1.70671314229197E+018</text:p>
          </table:table-cell>
          <table:table-cell office:value-type="float" office:value="532" calcext:value-type="float">
            <text:p>532</text:p>
          </table:table-cell>
          <table:table-cell office:value-type="float" office:value="1.70671314228731E+018" calcext:value-type="float">
            <text:p>1.70671314228731E+018</text:p>
          </table:table-cell>
          <table:table-cell/>
          <table:table-cell office:value-type="float" office:value="42.0058338333333" calcext:value-type="float">
            <text:p>42.00583383</text:p>
          </table:table-cell>
          <table:table-cell office:value-type="float" office:value="-71.0848915" calcext:value-type="float">
            <text:p>-71.08489150000</text:p>
          </table:table-cell>
          <table:table-cell office:value-type="float" office:value="0" calcext:value-type="float">
            <text:p>0</text:p>
          </table:table-cell>
          <table:table-cell office:value-type="float" office:value="327345.971081353" calcext:value-type="float">
            <text:p>327345.971081353</text:p>
          </table:table-cell>
          <table:table-cell office:value-type="float" office:value="4652526.60932274" calcext:value-type="float">
            <text:p>4652526.609322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7" calcext:value-type="float">
            <text:p>145857</text:p>
          </table:table-cell>
          <table:table-cell office:value-type="float" office:value="4220.35003" calcext:value-type="float">
            <text:p>4220.35003</text:p>
          </table:table-cell>
          <table:table-cell office:value-type="string" calcext:value-type="string">
            <text:p>N</text:p>
          </table:table-cell>
          <table:table-cell office:value-type="float" office:value="7105.09349" calcext:value-type="float">
            <text:p>7105.0934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137E+018" calcext:value-type="float">
            <text:p>1.706731137E+018</text:p>
          </table:table-cell>
          <table:table-cell table:number-columns-repeated="25"/>
        </table:table-row>
        <table:table-row table:style-name="ro1">
          <table:table-cell office:value-type="float" office:value="1.70671314330027E+018" calcext:value-type="float">
            <text:p>1.70671314330027E+018</text:p>
          </table:table-cell>
          <table:table-cell office:value-type="float" office:value="533" calcext:value-type="float">
            <text:p>533</text:p>
          </table:table-cell>
          <table:table-cell office:value-type="float" office:value="1.70671314329547E+018" calcext:value-type="float">
            <text:p>1.70671314329547E+018</text:p>
          </table:table-cell>
          <table:table-cell/>
          <table:table-cell office:value-type="float" office:value="42.0058385" calcext:value-type="float">
            <text:p>42.00583850</text:p>
          </table:table-cell>
          <table:table-cell office:value-type="float" office:value="-71.0848951666667" calcext:value-type="float">
            <text:p>-71.084895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680046897" calcext:value-type="float">
            <text:p>327345.680046897</text:p>
          </table:table-cell>
          <table:table-cell office:value-type="float" office:value="4652527.13489205" calcext:value-type="float">
            <text:p>4652527.13489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8" calcext:value-type="float">
            <text:p>145858</text:p>
          </table:table-cell>
          <table:table-cell office:value-type="float" office:value="4220.35031" calcext:value-type="float">
            <text:p>4220.35031</text:p>
          </table:table-cell>
          <table:table-cell office:value-type="string" calcext:value-type="string">
            <text:p>N</text:p>
          </table:table-cell>
          <table:table-cell office:value-type="float" office:value="7105.09371" calcext:value-type="float">
            <text:p>7105.093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138E+018" calcext:value-type="float">
            <text:p>1.706731138E+018</text:p>
          </table:table-cell>
          <table:table-cell table:number-columns-repeated="25"/>
        </table:table-row>
        <table:table-row table:style-name="ro1">
          <table:table-cell office:value-type="float" office:value="1.70671314431563E+018" calcext:value-type="float">
            <text:p>1.70671314431563E+018</text:p>
          </table:table-cell>
          <table:table-cell office:value-type="float" office:value="534" calcext:value-type="float">
            <text:p>534</text:p>
          </table:table-cell>
          <table:table-cell office:value-type="float" office:value="1.70671314430363E+018" calcext:value-type="float">
            <text:p>1.70671314430363E+018</text:p>
          </table:table-cell>
          <table:table-cell/>
          <table:table-cell office:value-type="float" office:value="42.0058415" calcext:value-type="float">
            <text:p>42.00584150</text:p>
          </table:table-cell>
          <table:table-cell office:value-type="float" office:value="-71.0848981666667" calcext:value-type="float">
            <text:p>-71.084898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439714575" calcext:value-type="float">
            <text:p>327345.439714575</text:p>
          </table:table-cell>
          <table:table-cell office:value-type="float" office:value="4652527.47405506" calcext:value-type="float">
            <text:p>4652527.474055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859" calcext:value-type="float">
            <text:p>145859</text:p>
          </table:table-cell>
          <table:table-cell office:value-type="float" office:value="4220.35049" calcext:value-type="float">
            <text:p>4220.35049</text:p>
          </table:table-cell>
          <table:table-cell office:value-type="string" calcext:value-type="string">
            <text:p>N</text:p>
          </table:table-cell>
          <table:table-cell office:value-type="float" office:value="7105.09389" calcext:value-type="float">
            <text:p>7105.0938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39E+018" calcext:value-type="float">
            <text:p>1.706731139E+018</text:p>
          </table:table-cell>
          <table:table-cell table:number-columns-repeated="25"/>
        </table:table-row>
        <table:table-row table:style-name="ro1">
          <table:table-cell office:value-type="float" office:value="1.70671314531627E+018" calcext:value-type="float">
            <text:p>1.70671314531627E+018</text:p>
          </table:table-cell>
          <table:table-cell office:value-type="float" office:value="535" calcext:value-type="float">
            <text:p>535</text:p>
          </table:table-cell>
          <table:table-cell office:value-type="float" office:value="1.70671314531179E+018" calcext:value-type="float">
            <text:p>1.70671314531179E+018</text:p>
          </table:table-cell>
          <table:table-cell/>
          <table:table-cell office:value-type="float" office:value="42.0058425" calcext:value-type="float">
            <text:p>42.00584250</text:p>
          </table:table-cell>
          <table:table-cell office:value-type="float" office:value="-71.0848996666667" calcext:value-type="float">
            <text:p>-71.084899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318195874" calcext:value-type="float">
            <text:p>327345.318195874</text:p>
          </table:table-cell>
          <table:table-cell office:value-type="float" office:value="4652527.58811818" calcext:value-type="float">
            <text:p>4652527.588118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0" calcext:value-type="float">
            <text:p>145900</text:p>
          </table:table-cell>
          <table:table-cell office:value-type="float" office:value="4220.35055" calcext:value-type="float">
            <text:p>4220.35055</text:p>
          </table:table-cell>
          <table:table-cell office:value-type="string" calcext:value-type="string">
            <text:p>N</text:p>
          </table:table-cell>
          <table:table-cell office:value-type="float" office:value="7105.09398" calcext:value-type="float">
            <text:p>7105.0939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14E+018" calcext:value-type="float">
            <text:p>1.70673114E+018</text:p>
          </table:table-cell>
          <table:table-cell table:number-columns-repeated="25"/>
        </table:table-row>
        <table:table-row table:style-name="ro1">
          <table:table-cell office:value-type="float" office:value="1.70671314632433E+018" calcext:value-type="float">
            <text:p>1.70671314632433E+018</text:p>
          </table:table-cell>
          <table:table-cell office:value-type="float" office:value="536" calcext:value-type="float">
            <text:p>536</text:p>
          </table:table-cell>
          <table:table-cell office:value-type="float" office:value="1.70671314631987E+018" calcext:value-type="float">
            <text:p>1.70671314631987E+018</text:p>
          </table:table-cell>
          <table:table-cell/>
          <table:table-cell office:value-type="float" office:value="42.0058448333333" calcext:value-type="float">
            <text:p>42.00584483</text:p>
          </table:table-cell>
          <table:table-cell office:value-type="float" office:value="-71.0849018333333" calcext:value-type="float">
            <text:p>-71.08490183333</text:p>
          </table:table-cell>
          <table:table-cell office:value-type="float" office:value="0" calcext:value-type="float">
            <text:p>0</text:p>
          </table:table-cell>
          <table:table-cell office:value-type="float" office:value="327345.145073401" calcext:value-type="float">
            <text:p>327345.145073401</text:p>
          </table:table-cell>
          <table:table-cell office:value-type="float" office:value="4652527.85157537" calcext:value-type="float">
            <text:p>4652527.851575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1" calcext:value-type="float">
            <text:p>145901</text:p>
          </table:table-cell>
          <table:table-cell office:value-type="float" office:value="4220.35069" calcext:value-type="float">
            <text:p>4220.35069</text:p>
          </table:table-cell>
          <table:table-cell office:value-type="string" calcext:value-type="string">
            <text:p>N</text:p>
          </table:table-cell>
          <table:table-cell office:value-type="float" office:value="7105.09411" calcext:value-type="float">
            <text:p>7105.0941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141E+018" calcext:value-type="float">
            <text:p>1.706731141E+018</text:p>
          </table:table-cell>
          <table:table-cell table:number-columns-repeated="25"/>
        </table:table-row>
        <table:table-row table:style-name="ro1">
          <table:table-cell office:value-type="float" office:value="1.70671314733241E+018" calcext:value-type="float">
            <text:p>1.70671314733241E+018</text:p>
          </table:table-cell>
          <table:table-cell office:value-type="float" office:value="537" calcext:value-type="float">
            <text:p>537</text:p>
          </table:table-cell>
          <table:table-cell office:value-type="float" office:value="1.70671314732801E+018" calcext:value-type="float">
            <text:p>1.70671314732801E+018</text:p>
          </table:table-cell>
          <table:table-cell/>
          <table:table-cell office:value-type="float" office:value="42.0058458333333" calcext:value-type="float">
            <text:p>42.00584583</text:p>
          </table:table-cell>
          <table:table-cell office:value-type="float" office:value="-71.0849026666667" calcext:value-type="float">
            <text:p>-71.084902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078765286" calcext:value-type="float">
            <text:p>327345.078765286</text:p>
          </table:table-cell>
          <table:table-cell office:value-type="float" office:value="4652527.96429345" calcext:value-type="float">
            <text:p>4652527.96429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2" calcext:value-type="float">
            <text:p>145902</text:p>
          </table:table-cell>
          <table:table-cell office:value-type="float" office:value="4220.35075" calcext:value-type="float">
            <text:p>4220.35075</text:p>
          </table:table-cell>
          <table:table-cell office:value-type="string" calcext:value-type="string">
            <text:p>N</text:p>
          </table:table-cell>
          <table:table-cell office:value-type="float" office:value="7105.09416" calcext:value-type="float">
            <text:p>7105.094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142E+018" calcext:value-type="float">
            <text:p>1.706731142E+018</text:p>
          </table:table-cell>
          <table:table-cell table:number-columns-repeated="25"/>
        </table:table-row>
        <table:table-row table:style-name="ro1">
          <table:table-cell office:value-type="float" office:value="1.70671314834074E+018" calcext:value-type="float">
            <text:p>1.70671314834074E+018</text:p>
          </table:table-cell>
          <table:table-cell office:value-type="float" office:value="538" calcext:value-type="float">
            <text:p>538</text:p>
          </table:table-cell>
          <table:table-cell office:value-type="float" office:value="1.70671314833626E+018" calcext:value-type="float">
            <text:p>1.70671314833626E+018</text:p>
          </table:table-cell>
          <table:table-cell/>
          <table:table-cell office:value-type="float" office:value="42.005846" calcext:value-type="float">
            <text:p>42.00584600</text:p>
          </table:table-cell>
          <table:table-cell office:value-type="float" office:value="-71.0849026666667" calcext:value-type="float">
            <text:p>-71.084902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079216136" calcext:value-type="float">
            <text:p>327345.079216136</text:p>
          </table:table-cell>
          <table:table-cell office:value-type="float" office:value="4652527.98279958" calcext:value-type="float">
            <text:p>4652527.982799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3" calcext:value-type="float">
            <text:p>145903</text:p>
          </table:table-cell>
          <table:table-cell office:value-type="float" office:value="4220.35076" calcext:value-type="float">
            <text:p>4220.35076</text:p>
          </table:table-cell>
          <table:table-cell office:value-type="string" calcext:value-type="string">
            <text:p>N</text:p>
          </table:table-cell>
          <table:table-cell office:value-type="float" office:value="7105.09416" calcext:value-type="float">
            <text:p>7105.0941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43E+018" calcext:value-type="float">
            <text:p>1.706731143E+018</text:p>
          </table:table-cell>
          <table:table-cell table:number-columns-repeated="25"/>
        </table:table-row>
        <table:table-row table:style-name="ro1">
          <table:table-cell office:value-type="float" office:value="1.70671314934889E+018" calcext:value-type="float">
            <text:p>1.70671314934889E+018</text:p>
          </table:table-cell>
          <table:table-cell office:value-type="float" office:value="539" calcext:value-type="float">
            <text:p>539</text:p>
          </table:table-cell>
          <table:table-cell office:value-type="float" office:value="1.70671314934438E+018" calcext:value-type="float">
            <text:p>1.70671314934438E+018</text:p>
          </table:table-cell>
          <table:table-cell/>
          <table:table-cell office:value-type="float" office:value="42.0058463333333" calcext:value-type="float">
            <text:p>42.00584633</text:p>
          </table:table-cell>
          <table:table-cell office:value-type="float" office:value="-71.0849031666667" calcext:value-type="float">
            <text:p>-71.084903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038709908" calcext:value-type="float">
            <text:p>327345.038709908</text:p>
          </table:table-cell>
          <table:table-cell office:value-type="float" office:value="4652528.02082062" calcext:value-type="float">
            <text:p>4652528.02082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4" calcext:value-type="float">
            <text:p>145904</text:p>
          </table:table-cell>
          <table:table-cell office:value-type="float" office:value="4220.35078" calcext:value-type="float">
            <text:p>4220.35078</text:p>
          </table:table-cell>
          <table:table-cell office:value-type="string" calcext:value-type="string">
            <text:p>N</text:p>
          </table:table-cell>
          <table:table-cell office:value-type="float" office:value="7105.09419" calcext:value-type="float">
            <text:p>7105.094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44E+018" calcext:value-type="float">
            <text:p>1.706731144E+018</text:p>
          </table:table-cell>
          <table:table-cell table:number-columns-repeated="25"/>
        </table:table-row>
        <table:table-row table:style-name="ro1">
          <table:table-cell office:value-type="float" office:value="1.70671315035689E+018" calcext:value-type="float">
            <text:p>1.70671315035689E+018</text:p>
          </table:table-cell>
          <table:table-cell office:value-type="float" office:value="540" calcext:value-type="float">
            <text:p>540</text:p>
          </table:table-cell>
          <table:table-cell office:value-type="float" office:value="1.70671315035249E+018" calcext:value-type="float">
            <text:p>1.70671315035249E+018</text:p>
          </table:table-cell>
          <table:table-cell/>
          <table:table-cell office:value-type="float" office:value="42.0058468333333" calcext:value-type="float">
            <text:p>42.00584683</text:p>
          </table:table-cell>
          <table:table-cell office:value-type="float" office:value="-71.0849033333333" calcext:value-type="float">
            <text:p>-71.084903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026259815" calcext:value-type="float">
            <text:p>327345.026259815</text:p>
          </table:table-cell>
          <table:table-cell office:value-type="float" office:value="4652528.07667526" calcext:value-type="float">
            <text:p>4652528.076675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5" calcext:value-type="float">
            <text:p>145905</text:p>
          </table:table-cell>
          <table:table-cell office:value-type="float" office:value="4220.35081" calcext:value-type="float">
            <text:p>4220.35081</text:p>
          </table:table-cell>
          <table:table-cell office:value-type="string" calcext:value-type="string">
            <text:p>N</text:p>
          </table:table-cell>
          <table:table-cell office:value-type="float" office:value="7105.0942" calcext:value-type="float">
            <text:p>7105.09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45E+018" calcext:value-type="float">
            <text:p>1.706731145E+018</text:p>
          </table:table-cell>
          <table:table-cell table:number-columns-repeated="25"/>
        </table:table-row>
        <table:table-row table:style-name="ro1">
          <table:table-cell office:value-type="float" office:value="1.70671315136505E+018" calcext:value-type="float">
            <text:p>1.70671315136505E+018</text:p>
          </table:table-cell>
          <table:table-cell office:value-type="float" office:value="541" calcext:value-type="float">
            <text:p>541</text:p>
          </table:table-cell>
          <table:table-cell office:value-type="float" office:value="1.70671315136065E+018" calcext:value-type="float">
            <text:p>1.70671315136065E+018</text:p>
          </table:table-cell>
          <table:table-cell/>
          <table:table-cell office:value-type="float" office:value="42.0058485" calcext:value-type="float">
            <text:p>42.00584850</text:p>
          </table:table-cell>
          <table:table-cell office:value-type="float" office:value="-71.0849041666667" calcext:value-type="float">
            <text:p>-71.08490416667</text:p>
          </table:table-cell>
          <table:table-cell office:value-type="float" office:value="0" calcext:value-type="float">
            <text:p>0</text:p>
          </table:table-cell>
          <table:table-cell office:value-type="float" office:value="327344.961755102" calcext:value-type="float">
            <text:p>327344.961755102</text:p>
          </table:table-cell>
          <table:table-cell office:value-type="float" office:value="4652528.26341785" calcext:value-type="float">
            <text:p>4652528.263417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6" calcext:value-type="float">
            <text:p>145906</text:p>
          </table:table-cell>
          <table:table-cell office:value-type="float" office:value="4220.35091" calcext:value-type="float">
            <text:p>4220.35091</text:p>
          </table:table-cell>
          <table:table-cell office:value-type="string" calcext:value-type="string">
            <text:p>N</text:p>
          </table:table-cell>
          <table:table-cell office:value-type="float" office:value="7105.09425" calcext:value-type="float">
            <text:p>7105.094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46E+018" calcext:value-type="float">
            <text:p>1.706731146E+018</text:p>
          </table:table-cell>
          <table:table-cell table:number-columns-repeated="25"/>
        </table:table-row>
        <table:table-row table:style-name="ro1">
          <table:table-cell office:value-type="float" office:value="1.70671315237324E+018" calcext:value-type="float">
            <text:p>1.70671315237324E+018</text:p>
          </table:table-cell>
          <table:table-cell office:value-type="float" office:value="542" calcext:value-type="float">
            <text:p>542</text:p>
          </table:table-cell>
          <table:table-cell office:value-type="float" office:value="1.70671315236875E+018" calcext:value-type="float">
            <text:p>1.70671315236875E+018</text:p>
          </table:table-cell>
          <table:table-cell/>
          <table:table-cell office:value-type="float" office:value="42.005849" calcext:value-type="float">
            <text:p>42.00584900</text:p>
          </table:table-cell>
          <table:table-cell office:value-type="float" office:value="-71.0849041666667" calcext:value-type="float">
            <text:p>-71.08490416667</text:p>
          </table:table-cell>
          <table:table-cell office:value-type="float" office:value="0" calcext:value-type="float">
            <text:p>0</text:p>
          </table:table-cell>
          <table:table-cell office:value-type="float" office:value="327344.963107652" calcext:value-type="float">
            <text:p>327344.963107652</text:p>
          </table:table-cell>
          <table:table-cell office:value-type="float" office:value="4652528.31893624" calcext:value-type="float">
            <text:p>4652528.318936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7" calcext:value-type="float">
            <text:p>145907</text:p>
          </table:table-cell>
          <table:table-cell office:value-type="float" office:value="4220.35094" calcext:value-type="float">
            <text:p>4220.35094</text:p>
          </table:table-cell>
          <table:table-cell office:value-type="string" calcext:value-type="string">
            <text:p>N</text:p>
          </table:table-cell>
          <table:table-cell office:value-type="float" office:value="7105.09425" calcext:value-type="float">
            <text:p>7105.094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47E+018" calcext:value-type="float">
            <text:p>1.706731147E+018</text:p>
          </table:table-cell>
          <table:table-cell table:number-columns-repeated="25"/>
        </table:table-row>
        <table:table-row table:style-name="ro1">
          <table:table-cell office:value-type="float" office:value="1.70671315337821E+018" calcext:value-type="float">
            <text:p>1.70671315337821E+018</text:p>
          </table:table-cell>
          <table:table-cell office:value-type="float" office:value="543" calcext:value-type="float">
            <text:p>543</text:p>
          </table:table-cell>
          <table:table-cell office:value-type="float" office:value="1.70671315337542E+018" calcext:value-type="float">
            <text:p>1.70671315337542E+018</text:p>
          </table:table-cell>
          <table:table-cell/>
          <table:table-cell office:value-type="float" office:value="42.0058486666667" calcext:value-type="float">
            <text:p>42.00584867</text:p>
          </table:table-cell>
          <table:table-cell office:value-type="float" office:value="-71.0849041666667" calcext:value-type="float">
            <text:p>-71.08490416667</text:p>
          </table:table-cell>
          <table:table-cell office:value-type="float" office:value="0" calcext:value-type="float">
            <text:p>0</text:p>
          </table:table-cell>
          <table:table-cell office:value-type="float" office:value="327344.962205952" calcext:value-type="float">
            <text:p>327344.962205952</text:p>
          </table:table-cell>
          <table:table-cell office:value-type="float" office:value="4652528.28192398" calcext:value-type="float">
            <text:p>4652528.281923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08" calcext:value-type="float">
            <text:p>145908</text:p>
          </table:table-cell>
          <table:table-cell office:value-type="float" office:value="4220.35092" calcext:value-type="float">
            <text:p>4220.35092</text:p>
          </table:table-cell>
          <table:table-cell office:value-type="string" calcext:value-type="string">
            <text:p>N</text:p>
          </table:table-cell>
          <table:table-cell office:value-type="float" office:value="7105.09425" calcext:value-type="float">
            <text:p>7105.094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148E+018" calcext:value-type="float">
            <text:p>1.706731148E+018</text:p>
          </table:table-cell>
          <table:table-cell table:number-columns-repeated="25"/>
        </table:table-row>
        <table:table-row table:style-name="ro1">
          <table:table-cell office:value-type="float" office:value="1.706713154388E+018" calcext:value-type="float">
            <text:p>1.706713154388E+018</text:p>
          </table:table-cell>
          <table:table-cell office:value-type="float" office:value="544" calcext:value-type="float">
            <text:p>544</text:p>
          </table:table-cell>
          <table:table-cell office:value-type="float" office:value="1.70671315438363E+018" calcext:value-type="float">
            <text:p>1.70671315438363E+018</text:p>
          </table:table-cell>
          <table:table-cell/>
          <table:table-cell office:value-type="float" office:value="42.0058458333333" calcext:value-type="float">
            <text:p>42.00584583</text:p>
          </table:table-cell>
          <table:table-cell office:value-type="float" office:value="-71.0849013333333" calcext:value-type="float">
            <text:p>-71.084901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189186428" calcext:value-type="float">
            <text:p>327345.189186428</text:p>
          </table:table-cell>
          <table:table-cell office:value-type="float" office:value="4652527.96160335" calcext:value-type="float">
            <text:p>4652527.961603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45909" calcext:value-type="float">
            <text:p>145909</text:p>
          </table:table-cell>
          <table:table-cell office:value-type="float" office:value="4220.35075" calcext:value-type="float">
            <text:p>4220.35075</text:p>
          </table:table-cell>
          <table:table-cell office:value-type="string" calcext:value-type="string">
            <text:p>N</text:p>
          </table:table-cell>
          <table:table-cell office:value-type="float" office:value="7105.09408" calcext:value-type="float">
            <text:p>7105.094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49E+018" calcext:value-type="float">
            <text:p>1.706731149E+018</text:p>
          </table:table-cell>
          <table:table-cell table:number-columns-repeated="25"/>
        </table:table-row>
        <table:table-row table:style-name="ro1">
          <table:table-cell office:value-type="float" office:value="1.70671315539619E+018" calcext:value-type="float">
            <text:p>1.70671315539619E+018</text:p>
          </table:table-cell>
          <table:table-cell office:value-type="float" office:value="545" calcext:value-type="float">
            <text:p>545</text:p>
          </table:table-cell>
          <table:table-cell office:value-type="float" office:value="1.70671315539171E+018" calcext:value-type="float">
            <text:p>1.70671315539171E+018</text:p>
          </table:table-cell>
          <table:table-cell/>
          <table:table-cell office:value-type="float" office:value="42.0058431666667" calcext:value-type="float">
            <text:p>42.00584317</text:p>
          </table:table-cell>
          <table:table-cell office:value-type="float" office:value="-71.0849008333333" calcext:value-type="float">
            <text:p>-71.08490083333</text:p>
          </table:table-cell>
          <table:table-cell office:value-type="float" office:value="0" calcext:value-type="float">
            <text:p>0</text:p>
          </table:table-cell>
          <table:table-cell office:value-type="float" office:value="327345.223380769" calcext:value-type="float">
            <text:p>327345.223380769</text:p>
          </table:table-cell>
          <table:table-cell office:value-type="float" office:value="4652527.66449652" calcext:value-type="float">
            <text:p>4652527.66449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45910" calcext:value-type="float">
            <text:p>145910</text:p>
          </table:table-cell>
          <table:table-cell office:value-type="float" office:value="4220.35059" calcext:value-type="float">
            <text:p>4220.35059</text:p>
          </table:table-cell>
          <table:table-cell office:value-type="string" calcext:value-type="string">
            <text:p>N</text:p>
          </table:table-cell>
          <table:table-cell office:value-type="float" office:value="7105.09405" calcext:value-type="float">
            <text:p>7105.094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1" calcext:value-type="float">
            <text:p>1.51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5E+018" calcext:value-type="float">
            <text:p>1.70673115E+018</text:p>
          </table:table-cell>
          <table:table-cell table:number-columns-repeated="25"/>
        </table:table-row>
        <table:table-row table:style-name="ro1">
          <table:table-cell office:value-type="float" office:value="1.70671315641006E+018" calcext:value-type="float">
            <text:p>1.70671315641006E+018</text:p>
          </table:table-cell>
          <table:table-cell office:value-type="float" office:value="546" calcext:value-type="float">
            <text:p>546</text:p>
          </table:table-cell>
          <table:table-cell office:value-type="float" office:value="1.70671315639887E+018" calcext:value-type="float">
            <text:p>1.70671315639887E+018</text:p>
          </table:table-cell>
          <table:table-cell/>
          <table:table-cell office:value-type="float" office:value="42.0058405" calcext:value-type="float">
            <text:p>42.00584050</text:p>
          </table:table-cell>
          <table:table-cell office:value-type="float" office:value="-71.0848983333333" calcext:value-type="float">
            <text:p>-71.084898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42320684" calcext:value-type="float">
            <text:p>327345.42320684</text:p>
          </table:table-cell>
          <table:table-cell office:value-type="float" office:value="4652527.36335455" calcext:value-type="float">
            <text:p>4652527.363354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1" calcext:value-type="float">
            <text:p>145911</text:p>
          </table:table-cell>
          <table:table-cell office:value-type="float" office:value="4220.35043" calcext:value-type="float">
            <text:p>4220.35043</text:p>
          </table:table-cell>
          <table:table-cell office:value-type="string" calcext:value-type="string">
            <text:p>N</text:p>
          </table:table-cell>
          <table:table-cell office:value-type="float" office:value="7105.0939" calcext:value-type="float">
            <text:p>7105.093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51E+018" calcext:value-type="float">
            <text:p>1.706731151E+018</text:p>
          </table:table-cell>
          <table:table-cell table:number-columns-repeated="25"/>
        </table:table-row>
        <table:table-row table:style-name="ro1">
          <table:table-cell office:value-type="float" office:value="1.70671315741161E+018" calcext:value-type="float">
            <text:p>1.70671315741161E+018</text:p>
          </table:table-cell>
          <table:table-cell office:value-type="float" office:value="547" calcext:value-type="float">
            <text:p>547</text:p>
          </table:table-cell>
          <table:table-cell office:value-type="float" office:value="1.70671315740699E+018" calcext:value-type="float">
            <text:p>1.70671315740699E+018</text:p>
          </table:table-cell>
          <table:table-cell/>
          <table:table-cell office:value-type="float" office:value="42.0058398333333" calcext:value-type="float">
            <text:p>42.00583983</text:p>
          </table:table-cell>
          <table:table-cell office:value-type="float" office:value="-71.0848995" calcext:value-type="float">
            <text:p>-71.08489950000</text:p>
          </table:table-cell>
          <table:table-cell office:value-type="float" office:value="0" calcext:value-type="float">
            <text:p>0</text:p>
          </table:table-cell>
          <table:table-cell office:value-type="float" office:value="327345.324784935" calcext:value-type="float">
            <text:p>327345.324784935</text:p>
          </table:table-cell>
          <table:table-cell office:value-type="float" office:value="4652527.29168388" calcext:value-type="float">
            <text:p>4652527.291683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2" calcext:value-type="float">
            <text:p>145912</text:p>
          </table:table-cell>
          <table:table-cell office:value-type="float" office:value="4220.35039" calcext:value-type="float">
            <text:p>4220.35039</text:p>
          </table:table-cell>
          <table:table-cell office:value-type="string" calcext:value-type="string">
            <text:p>N</text:p>
          </table:table-cell>
          <table:table-cell office:value-type="float" office:value="7105.09397" calcext:value-type="float">
            <text:p>7105.0939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52E+018" calcext:value-type="float">
            <text:p>1.706731152E+018</text:p>
          </table:table-cell>
          <table:table-cell table:number-columns-repeated="25"/>
        </table:table-row>
        <table:table-row table:style-name="ro1">
          <table:table-cell office:value-type="float" office:value="1.70671315841952E+018" calcext:value-type="float">
            <text:p>1.70671315841952E+018</text:p>
          </table:table-cell>
          <table:table-cell office:value-type="float" office:value="548" calcext:value-type="float">
            <text:p>548</text:p>
          </table:table-cell>
          <table:table-cell office:value-type="float" office:value="1.70671315841503E+018" calcext:value-type="float">
            <text:p>1.70671315841503E+018</text:p>
          </table:table-cell>
          <table:table-cell/>
          <table:table-cell office:value-type="float" office:value="42.0058401666667" calcext:value-type="float">
            <text:p>42.00584017</text:p>
          </table:table-cell>
          <table:table-cell office:value-type="float" office:value="-71.0849003333333" calcext:value-type="float">
            <text:p>-71.084900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256673414" calcext:value-type="float">
            <text:p>327345.256673414</text:p>
          </table:table-cell>
          <table:table-cell office:value-type="float" office:value="4652527.33037744" calcext:value-type="float">
            <text:p>4652527.330377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3" calcext:value-type="float">
            <text:p>145913</text:p>
          </table:table-cell>
          <table:table-cell office:value-type="float" office:value="4220.35041" calcext:value-type="float">
            <text:p>4220.35041</text:p>
          </table:table-cell>
          <table:table-cell office:value-type="string" calcext:value-type="string">
            <text:p>N</text:p>
          </table:table-cell>
          <table:table-cell office:value-type="float" office:value="7105.09402" calcext:value-type="float">
            <text:p>7105.094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153E+018" calcext:value-type="float">
            <text:p>1.706731153E+018</text:p>
          </table:table-cell>
          <table:table-cell table:number-columns-repeated="25"/>
        </table:table-row>
        <table:table-row table:style-name="ro1">
          <table:table-cell office:value-type="float" office:value="1.70671315942766E+018" calcext:value-type="float">
            <text:p>1.70671315942766E+018</text:p>
          </table:table-cell>
          <table:table-cell office:value-type="float" office:value="549" calcext:value-type="float">
            <text:p>549</text:p>
          </table:table-cell>
          <table:table-cell office:value-type="float" office:value="1.70671315942323E+018" calcext:value-type="float">
            <text:p>1.70671315942323E+018</text:p>
          </table:table-cell>
          <table:table-cell/>
          <table:table-cell office:value-type="float" office:value="42.0058405" calcext:value-type="float">
            <text:p>42.00584050</text:p>
          </table:table-cell>
          <table:table-cell office:value-type="float" office:value="-71.084902" calcext:value-type="float">
            <text:p>-71.08490200000</text:p>
          </table:table-cell>
          <table:table-cell office:value-type="float" office:value="0" calcext:value-type="float">
            <text:p>0</text:p>
          </table:table-cell>
          <table:table-cell office:value-type="float" office:value="327345.119548672" calcext:value-type="float">
            <text:p>327345.119548672</text:p>
          </table:table-cell>
          <table:table-cell office:value-type="float" office:value="4652527.37075232" calcext:value-type="float">
            <text:p>4652527.370752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4" calcext:value-type="float">
            <text:p>145914</text:p>
          </table:table-cell>
          <table:table-cell office:value-type="float" office:value="4220.35043" calcext:value-type="float">
            <text:p>4220.35043</text:p>
          </table:table-cell>
          <table:table-cell office:value-type="string" calcext:value-type="string">
            <text:p>N</text:p>
          </table:table-cell>
          <table:table-cell office:value-type="float" office:value="7105.09412" calcext:value-type="float">
            <text:p>7105.094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54E+018" calcext:value-type="float">
            <text:p>1.706731154E+018</text:p>
          </table:table-cell>
          <table:table-cell table:number-columns-repeated="25"/>
        </table:table-row>
        <table:table-row table:style-name="ro1">
          <table:table-cell office:value-type="float" office:value="1.70671316043583E+018" calcext:value-type="float">
            <text:p>1.70671316043583E+018</text:p>
          </table:table-cell>
          <table:table-cell office:value-type="float" office:value="550" calcext:value-type="float">
            <text:p>550</text:p>
          </table:table-cell>
          <table:table-cell office:value-type="float" office:value="1.70671316043132E+018" calcext:value-type="float">
            <text:p>1.70671316043132E+018</text:p>
          </table:table-cell>
          <table:table-cell/>
          <table:table-cell office:value-type="float" office:value="42.005839" calcext:value-type="float">
            <text:p>42.00583900</text:p>
          </table:table-cell>
          <table:table-cell office:value-type="float" office:value="-71.0849003333333" calcext:value-type="float">
            <text:p>-71.084900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253517471" calcext:value-type="float">
            <text:p>327345.253517471</text:p>
          </table:table-cell>
          <table:table-cell office:value-type="float" office:value="4652527.20083455" calcext:value-type="float">
            <text:p>4652527.200834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5" calcext:value-type="float">
            <text:p>145915</text:p>
          </table:table-cell>
          <table:table-cell office:value-type="float" office:value="4220.35034" calcext:value-type="float">
            <text:p>4220.35034</text:p>
          </table:table-cell>
          <table:table-cell office:value-type="string" calcext:value-type="string">
            <text:p>N</text:p>
          </table:table-cell>
          <table:table-cell office:value-type="float" office:value="7105.09402" calcext:value-type="float">
            <text:p>7105.094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55E+018" calcext:value-type="float">
            <text:p>1.706731155E+018</text:p>
          </table:table-cell>
          <table:table-cell table:number-columns-repeated="25"/>
        </table:table-row>
        <table:table-row table:style-name="ro1">
          <table:table-cell office:value-type="float" office:value="1.70671316145144E+018" calcext:value-type="float">
            <text:p>1.70671316145144E+018</text:p>
          </table:table-cell>
          <table:table-cell office:value-type="float" office:value="551" calcext:value-type="float">
            <text:p>551</text:p>
          </table:table-cell>
          <table:table-cell office:value-type="float" office:value="1.70671316143945E+018" calcext:value-type="float">
            <text:p>1.70671316143945E+018</text:p>
          </table:table-cell>
          <table:table-cell/>
          <table:table-cell office:value-type="float" office:value="42.0058381666667" calcext:value-type="float">
            <text:p>42.00583817</text:p>
          </table:table-cell>
          <table:table-cell office:value-type="float" office:value="-71.0849003333333" calcext:value-type="float">
            <text:p>-71.084900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251263225" calcext:value-type="float">
            <text:p>327345.251263225</text:p>
          </table:table-cell>
          <table:table-cell office:value-type="float" office:value="4652527.10830391" calcext:value-type="float">
            <text:p>4652527.108303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6" calcext:value-type="float">
            <text:p>145916</text:p>
          </table:table-cell>
          <table:table-cell office:value-type="float" office:value="4220.35029" calcext:value-type="float">
            <text:p>4220.35029</text:p>
          </table:table-cell>
          <table:table-cell office:value-type="string" calcext:value-type="string">
            <text:p>N</text:p>
          </table:table-cell>
          <table:table-cell office:value-type="float" office:value="7105.09402" calcext:value-type="float">
            <text:p>7105.094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56E+018" calcext:value-type="float">
            <text:p>1.706731156E+018</text:p>
          </table:table-cell>
          <table:table-cell table:number-columns-repeated="25"/>
        </table:table-row>
        <table:table-row table:style-name="ro1">
          <table:table-cell office:value-type="float" office:value="1.70671316245206E+018" calcext:value-type="float">
            <text:p>1.70671316245206E+018</text:p>
          </table:table-cell>
          <table:table-cell office:value-type="float" office:value="552" calcext:value-type="float">
            <text:p>552</text:p>
          </table:table-cell>
          <table:table-cell office:value-type="float" office:value="1.70671316244755E+018" calcext:value-type="float">
            <text:p>1.70671316244755E+018</text:p>
          </table:table-cell>
          <table:table-cell/>
          <table:table-cell office:value-type="float" office:value="42.0058378333333" calcext:value-type="float">
            <text:p>42.00583783</text:p>
          </table:table-cell>
          <table:table-cell office:value-type="float" office:value="-71.0848998333333" calcext:value-type="float">
            <text:p>-71.08489983333</text:p>
          </table:table-cell>
          <table:table-cell office:value-type="float" office:value="0" calcext:value-type="float">
            <text:p>0</text:p>
          </table:table-cell>
          <table:table-cell office:value-type="float" office:value="327345.29176946" calcext:value-type="float">
            <text:p>327345.29176946</text:p>
          </table:table-cell>
          <table:table-cell office:value-type="float" office:value="4652527.07028287" calcext:value-type="float">
            <text:p>4652527.070282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7" calcext:value-type="float">
            <text:p>145917</text:p>
          </table:table-cell>
          <table:table-cell office:value-type="float" office:value="4220.35027" calcext:value-type="float">
            <text:p>4220.35027</text:p>
          </table:table-cell>
          <table:table-cell office:value-type="string" calcext:value-type="string">
            <text:p>N</text:p>
          </table:table-cell>
          <table:table-cell office:value-type="float" office:value="7105.09399" calcext:value-type="float">
            <text:p>7105.0939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157E+018" calcext:value-type="float">
            <text:p>1.706731157E+018</text:p>
          </table:table-cell>
          <table:table-cell table:number-columns-repeated="25"/>
        </table:table-row>
        <table:table-row table:style-name="ro1">
          <table:table-cell office:value-type="float" office:value="1.70671316346026E+018" calcext:value-type="float">
            <text:p>1.70671316346026E+018</text:p>
          </table:table-cell>
          <table:table-cell office:value-type="float" office:value="553" calcext:value-type="float">
            <text:p>553</text:p>
          </table:table-cell>
          <table:table-cell office:value-type="float" office:value="1.70671316345579E+018" calcext:value-type="float">
            <text:p>1.70671316345579E+018</text:p>
          </table:table-cell>
          <table:table-cell/>
          <table:table-cell office:value-type="float" office:value="42.005838" calcext:value-type="float">
            <text:p>42.00583800</text:p>
          </table:table-cell>
          <table:table-cell office:value-type="float" office:value="-71.0848996666667" calcext:value-type="float">
            <text:p>-71.084899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306022953" calcext:value-type="float">
            <text:p>327345.306022953</text:p>
          </table:table-cell>
          <table:table-cell office:value-type="float" office:value="4652527.08845274" calcext:value-type="float">
            <text:p>4652527.088452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8" calcext:value-type="float">
            <text:p>145918</text:p>
          </table:table-cell>
          <table:table-cell office:value-type="float" office:value="4220.35028" calcext:value-type="float">
            <text:p>4220.35028</text:p>
          </table:table-cell>
          <table:table-cell office:value-type="string" calcext:value-type="string">
            <text:p>N</text:p>
          </table:table-cell>
          <table:table-cell office:value-type="float" office:value="7105.09398" calcext:value-type="float">
            <text:p>7105.0939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158E+018" calcext:value-type="float">
            <text:p>1.706731158E+018</text:p>
          </table:table-cell>
          <table:table-cell table:number-columns-repeated="25"/>
        </table:table-row>
        <table:table-row table:style-name="ro1">
          <table:table-cell office:value-type="float" office:value="1.70671316446811E+018" calcext:value-type="float">
            <text:p>1.70671316446811E+018</text:p>
          </table:table-cell>
          <table:table-cell office:value-type="float" office:value="554" calcext:value-type="float">
            <text:p>554</text:p>
          </table:table-cell>
          <table:table-cell office:value-type="float" office:value="1.70671316446364E+018" calcext:value-type="float">
            <text:p>1.70671316446364E+018</text:p>
          </table:table-cell>
          <table:table-cell/>
          <table:table-cell office:value-type="float" office:value="42.005838" calcext:value-type="float">
            <text:p>42.00583800</text:p>
          </table:table-cell>
          <table:table-cell office:value-type="float" office:value="-71.0848996666667" calcext:value-type="float">
            <text:p>-71.084899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306022953" calcext:value-type="float">
            <text:p>327345.306022953</text:p>
          </table:table-cell>
          <table:table-cell office:value-type="float" office:value="4652527.08845274" calcext:value-type="float">
            <text:p>4652527.088452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19" calcext:value-type="float">
            <text:p>145919</text:p>
          </table:table-cell>
          <table:table-cell office:value-type="float" office:value="4220.35028" calcext:value-type="float">
            <text:p>4220.35028</text:p>
          </table:table-cell>
          <table:table-cell office:value-type="string" calcext:value-type="string">
            <text:p>N</text:p>
          </table:table-cell>
          <table:table-cell office:value-type="float" office:value="7105.09398" calcext:value-type="float">
            <text:p>7105.0939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159E+018" calcext:value-type="float">
            <text:p>1.706731159E+018</text:p>
          </table:table-cell>
          <table:table-cell table:number-columns-repeated="25"/>
        </table:table-row>
        <table:table-row table:style-name="ro1">
          <table:table-cell office:value-type="float" office:value="1.70671316547634E+018" calcext:value-type="float">
            <text:p>1.70671316547634E+018</text:p>
          </table:table-cell>
          <table:table-cell office:value-type="float" office:value="555" calcext:value-type="float">
            <text:p>555</text:p>
          </table:table-cell>
          <table:table-cell office:value-type="float" office:value="1.70671316547185E+018" calcext:value-type="float">
            <text:p>1.70671316547185E+018</text:p>
          </table:table-cell>
          <table:table-cell/>
          <table:table-cell office:value-type="float" office:value="42.005836" calcext:value-type="float">
            <text:p>42.00583600</text:p>
          </table:table-cell>
          <table:table-cell office:value-type="float" office:value="-71.0848981666667" calcext:value-type="float">
            <text:p>-71.084898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424836571" calcext:value-type="float">
            <text:p>327345.424836571</text:p>
          </table:table-cell>
          <table:table-cell office:value-type="float" office:value="4652526.86335285" calcext:value-type="float">
            <text:p>4652526.86335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0" calcext:value-type="float">
            <text:p>145920</text:p>
          </table:table-cell>
          <table:table-cell office:value-type="float" office:value="4220.35016" calcext:value-type="float">
            <text:p>4220.35016</text:p>
          </table:table-cell>
          <table:table-cell office:value-type="string" calcext:value-type="string">
            <text:p>N</text:p>
          </table:table-cell>
          <table:table-cell office:value-type="float" office:value="7105.09389" calcext:value-type="float">
            <text:p>7105.0938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16E+018" calcext:value-type="float">
            <text:p>1.70673116E+018</text:p>
          </table:table-cell>
          <table:table-cell table:number-columns-repeated="25"/>
        </table:table-row>
        <table:table-row table:style-name="ro1">
          <table:table-cell office:value-type="float" office:value="1.70671316649193E+018" calcext:value-type="float">
            <text:p>1.70671316649193E+018</text:p>
          </table:table-cell>
          <table:table-cell office:value-type="float" office:value="556" calcext:value-type="float">
            <text:p>556</text:p>
          </table:table-cell>
          <table:table-cell office:value-type="float" office:value="1.70671316647999E+018" calcext:value-type="float">
            <text:p>1.70671316647999E+018</text:p>
          </table:table-cell>
          <table:table-cell/>
          <table:table-cell office:value-type="float" office:value="42.0058328333333" calcext:value-type="float">
            <text:p>42.00583283</text:p>
          </table:table-cell>
          <table:table-cell office:value-type="float" office:value="-71.0848958333333" calcext:value-type="float">
            <text:p>-71.08489583333</text:p>
          </table:table-cell>
          <table:table-cell office:value-type="float" office:value="0" calcext:value-type="float">
            <text:p>0</text:p>
          </table:table-cell>
          <table:table-cell office:value-type="float" office:value="327345.609507486" calcext:value-type="float">
            <text:p>327345.609507486</text:p>
          </table:table-cell>
          <table:table-cell office:value-type="float" office:value="4652526.50702877" calcext:value-type="float">
            <text:p>4652526.50702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1" calcext:value-type="float">
            <text:p>145921</text:p>
          </table:table-cell>
          <table:table-cell office:value-type="float" office:value="4220.34997" calcext:value-type="float">
            <text:p>4220.34997</text:p>
          </table:table-cell>
          <table:table-cell office:value-type="string" calcext:value-type="string">
            <text:p>N</text:p>
          </table:table-cell>
          <table:table-cell office:value-type="float" office:value="7105.09375" calcext:value-type="float">
            <text:p>7105.093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161E+018" calcext:value-type="float">
            <text:p>1.706731161E+018</text:p>
          </table:table-cell>
          <table:table-cell table:number-columns-repeated="25"/>
        </table:table-row>
        <table:table-row table:style-name="ro1">
          <table:table-cell office:value-type="float" office:value="1.70671316749257E+018" calcext:value-type="float">
            <text:p>1.70671316749257E+018</text:p>
          </table:table-cell>
          <table:table-cell office:value-type="float" office:value="557" calcext:value-type="float">
            <text:p>557</text:p>
          </table:table-cell>
          <table:table-cell office:value-type="float" office:value="1.70671316748805E+018" calcext:value-type="float">
            <text:p>1.70671316748805E+018</text:p>
          </table:table-cell>
          <table:table-cell/>
          <table:table-cell office:value-type="float" office:value="42.0058318333333" calcext:value-type="float">
            <text:p>42.00583183</text:p>
          </table:table-cell>
          <table:table-cell office:value-type="float" office:value="-71.0848953333333" calcext:value-type="float">
            <text:p>-71.084895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648210334" calcext:value-type="float">
            <text:p>327345.648210334</text:p>
          </table:table-cell>
          <table:table-cell office:value-type="float" office:value="4652526.39498322" calcext:value-type="float">
            <text:p>4652526.394983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2" calcext:value-type="float">
            <text:p>145922</text:p>
          </table:table-cell>
          <table:table-cell office:value-type="float" office:value="4220.34991" calcext:value-type="float">
            <text:p>4220.34991</text:p>
          </table:table-cell>
          <table:table-cell office:value-type="string" calcext:value-type="string">
            <text:p>N</text:p>
          </table:table-cell>
          <table:table-cell office:value-type="float" office:value="7105.09372" calcext:value-type="float">
            <text:p>7105.0937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62E+018" calcext:value-type="float">
            <text:p>1.706731162E+018</text:p>
          </table:table-cell>
          <table:table-cell table:number-columns-repeated="25"/>
        </table:table-row>
        <table:table-row table:style-name="ro1">
          <table:table-cell office:value-type="float" office:value="1.70671316849792E+018" calcext:value-type="float">
            <text:p>1.70671316849792E+018</text:p>
          </table:table-cell>
          <table:table-cell office:value-type="float" office:value="558" calcext:value-type="float">
            <text:p>558</text:p>
          </table:table-cell>
          <table:table-cell office:value-type="float" office:value="1.70671316849528E+018" calcext:value-type="float">
            <text:p>1.70671316849528E+018</text:p>
          </table:table-cell>
          <table:table-cell/>
          <table:table-cell office:value-type="float" office:value="42.005831" calcext:value-type="float">
            <text:p>42.00583100</text:p>
          </table:table-cell>
          <table:table-cell office:value-type="float" office:value="-71.0848953333333" calcext:value-type="float">
            <text:p>-71.08489533333</text:p>
          </table:table-cell>
          <table:table-cell office:value-type="float" office:value="0" calcext:value-type="float">
            <text:p>0</text:p>
          </table:table-cell>
          <table:table-cell office:value-type="float" office:value="327345.645956094" calcext:value-type="float">
            <text:p>327345.645956094</text:p>
          </table:table-cell>
          <table:table-cell office:value-type="float" office:value="4652526.30245258" calcext:value-type="float">
            <text:p>4652526.302452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3" calcext:value-type="float">
            <text:p>145923</text:p>
          </table:table-cell>
          <table:table-cell office:value-type="float" office:value="4220.34986" calcext:value-type="float">
            <text:p>4220.34986</text:p>
          </table:table-cell>
          <table:table-cell office:value-type="string" calcext:value-type="string">
            <text:p>N</text:p>
          </table:table-cell>
          <table:table-cell office:value-type="float" office:value="7105.09372" calcext:value-type="float">
            <text:p>7105.0937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63E+018" calcext:value-type="float">
            <text:p>1.706731163E+018</text:p>
          </table:table-cell>
          <table:table-cell table:number-columns-repeated="25"/>
        </table:table-row>
        <table:table-row table:style-name="ro1">
          <table:table-cell office:value-type="float" office:value="1.70671316950794E+018" calcext:value-type="float">
            <text:p>1.70671316950794E+018</text:p>
          </table:table-cell>
          <table:table-cell office:value-type="float" office:value="559" calcext:value-type="float">
            <text:p>559</text:p>
          </table:table-cell>
          <table:table-cell office:value-type="float" office:value="1.70671316950353E+018" calcext:value-type="float">
            <text:p>1.70671316950353E+018</text:p>
          </table:table-cell>
          <table:table-cell/>
          <table:table-cell office:value-type="float" office:value="42.0058301666667" calcext:value-type="float">
            <text:p>42.00583017</text:p>
          </table:table-cell>
          <table:table-cell office:value-type="float" office:value="-71.084895" calcext:value-type="float">
            <text:p>-71.08489500000</text:p>
          </table:table-cell>
          <table:table-cell office:value-type="float" office:value="0" calcext:value-type="float">
            <text:p>0</text:p>
          </table:table-cell>
          <table:table-cell office:value-type="float" office:value="327345.671307146" calcext:value-type="float">
            <text:p>327345.671307146</text:p>
          </table:table-cell>
          <table:table-cell office:value-type="float" office:value="4652526.20924942" calcext:value-type="float">
            <text:p>4652526.209249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4" calcext:value-type="float">
            <text:p>145924</text:p>
          </table:table-cell>
          <table:table-cell office:value-type="float" office:value="4220.34981" calcext:value-type="float">
            <text:p>4220.34981</text:p>
          </table:table-cell>
          <table:table-cell office:value-type="string" calcext:value-type="string">
            <text:p>N</text:p>
          </table:table-cell>
          <table:table-cell office:value-type="float" office:value="7105.0937" calcext:value-type="float">
            <text:p>7105.093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64E+018" calcext:value-type="float">
            <text:p>1.706731164E+018</text:p>
          </table:table-cell>
          <table:table-cell table:number-columns-repeated="25"/>
        </table:table-row>
        <table:table-row table:style-name="ro1">
          <table:table-cell office:value-type="float" office:value="1.70671317051678E+018" calcext:value-type="float">
            <text:p>1.70671317051678E+018</text:p>
          </table:table-cell>
          <table:table-cell office:value-type="float" office:value="560" calcext:value-type="float">
            <text:p>560</text:p>
          </table:table-cell>
          <table:table-cell office:value-type="float" office:value="1.70671317051157E+018" calcext:value-type="float">
            <text:p>1.70671317051157E+018</text:p>
          </table:table-cell>
          <table:table-cell/>
          <table:table-cell office:value-type="float" office:value="42.0058295" calcext:value-type="float">
            <text:p>42.00582950</text:p>
          </table:table-cell>
          <table:table-cell office:value-type="float" office:value="-71.0848948333333" calcext:value-type="float">
            <text:p>-71.08489483333</text:p>
          </table:table-cell>
          <table:table-cell office:value-type="float" office:value="0" calcext:value-type="float">
            <text:p>0</text:p>
          </table:table-cell>
          <table:table-cell office:value-type="float" office:value="327345.683306401" calcext:value-type="float">
            <text:p>327345.683306401</text:p>
          </table:table-cell>
          <table:table-cell office:value-type="float" office:value="4652526.13488865" calcext:value-type="float">
            <text:p>4652526.134888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$GPGGA</text:p>
          </table:table-cell>
          <table:table-cell office:value-type="float" office:value="145925" calcext:value-type="float">
            <text:p>145925</text:p>
          </table:table-cell>
          <table:table-cell office:value-type="float" office:value="4220.34977" calcext:value-type="float">
            <text:p>4220.34977</text:p>
          </table:table-cell>
          <table:table-cell office:value-type="string" calcext:value-type="string">
            <text:p>N</text:p>
          </table:table-cell>
          <table:table-cell office:value-type="float" office:value="7105.09369" calcext:value-type="float">
            <text:p>7105.0936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84" calcext:value-type="float">
            <text:p>1.8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65E+018" calcext:value-type="float">
            <text:p>1.706731165E+018</text:p>
          </table:table-cell>
          <table:table-cell table:number-columns-repeated="25"/>
        </table:table-row>
        <table:table-row table:style-name="ro1">
          <table:table-cell office:value-type="float" office:value="1.70671317153184E+018" calcext:value-type="float">
            <text:p>1.70671317153184E+018</text:p>
          </table:table-cell>
          <table:table-cell office:value-type="float" office:value="561" calcext:value-type="float">
            <text:p>561</text:p>
          </table:table-cell>
          <table:table-cell office:value-type="float" office:value="1.7067131715198E+018" calcext:value-type="float">
            <text:p>1.7067131715198E+018</text:p>
          </table:table-cell>
          <table:table-cell/>
          <table:table-cell office:value-type="float" office:value="42.0058286666667" calcext:value-type="float">
            <text:p>42.00582867</text:p>
          </table:table-cell>
          <table:table-cell office:value-type="float" office:value="-71.0848941666667" calcext:value-type="float">
            <text:p>-71.084894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736262749" calcext:value-type="float">
            <text:p>327345.736262749</text:p>
          </table:table-cell>
          <table:table-cell office:value-type="float" office:value="4652526.04101297" calcext:value-type="float">
            <text:p>4652526.041012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6" calcext:value-type="float">
            <text:p>145926</text:p>
          </table:table-cell>
          <table:table-cell office:value-type="float" office:value="4220.34972" calcext:value-type="float">
            <text:p>4220.34972</text:p>
          </table:table-cell>
          <table:table-cell office:value-type="string" calcext:value-type="string">
            <text:p>N</text:p>
          </table:table-cell>
          <table:table-cell office:value-type="float" office:value="7105.09365" calcext:value-type="float">
            <text:p>7105.0936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66E+018" calcext:value-type="float">
            <text:p>1.706731166E+018</text:p>
          </table:table-cell>
          <table:table-cell table:number-columns-repeated="25"/>
        </table:table-row>
        <table:table-row table:style-name="ro1">
          <table:table-cell office:value-type="float" office:value="1.70671317252998E+018" calcext:value-type="float">
            <text:p>1.70671317252998E+018</text:p>
          </table:table-cell>
          <table:table-cell office:value-type="float" office:value="562" calcext:value-type="float">
            <text:p>562</text:p>
          </table:table-cell>
          <table:table-cell office:value-type="float" office:value="1.7067131725272E+018" calcext:value-type="float">
            <text:p>1.7067131725272E+018</text:p>
          </table:table-cell>
          <table:table-cell/>
          <table:table-cell office:value-type="float" office:value="42.0058276666667" calcext:value-type="float">
            <text:p>42.00582767</text:p>
          </table:table-cell>
          <table:table-cell office:value-type="float" office:value="-71.0848936666667" calcext:value-type="float">
            <text:p>-71.08489366667</text:p>
          </table:table-cell>
          <table:table-cell office:value-type="float" office:value="0" calcext:value-type="float">
            <text:p>0</text:p>
          </table:table-cell>
          <table:table-cell office:value-type="float" office:value="327345.774965602" calcext:value-type="float">
            <text:p>327345.774965602</text:p>
          </table:table-cell>
          <table:table-cell office:value-type="float" office:value="4652525.92896742" calcext:value-type="float">
            <text:p>4652525.928967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7" calcext:value-type="float">
            <text:p>145927</text:p>
          </table:table-cell>
          <table:table-cell office:value-type="float" office:value="4220.34966" calcext:value-type="float">
            <text:p>4220.34966</text:p>
          </table:table-cell>
          <table:table-cell office:value-type="string" calcext:value-type="string">
            <text:p>N</text:p>
          </table:table-cell>
          <table:table-cell office:value-type="float" office:value="7105.09362" calcext:value-type="float">
            <text:p>7105.0936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67E+018" calcext:value-type="float">
            <text:p>1.706731167E+018</text:p>
          </table:table-cell>
          <table:table-cell table:number-columns-repeated="25"/>
        </table:table-row>
        <table:table-row table:style-name="ro1">
          <table:table-cell office:value-type="float" office:value="1.70671317353977E+018" calcext:value-type="float">
            <text:p>1.70671317353977E+018</text:p>
          </table:table-cell>
          <table:table-cell office:value-type="float" office:value="563" calcext:value-type="float">
            <text:p>563</text:p>
          </table:table-cell>
          <table:table-cell office:value-type="float" office:value="1.70671317353529E+018" calcext:value-type="float">
            <text:p>1.70671317353529E+018</text:p>
          </table:table-cell>
          <table:table-cell/>
          <table:table-cell office:value-type="float" office:value="42.0058268333333" calcext:value-type="float">
            <text:p>42.00582683</text:p>
          </table:table-cell>
          <table:table-cell office:value-type="float" office:value="-71.0848911666667" calcext:value-type="float">
            <text:p>-71.08489116667</text:p>
          </table:table-cell>
          <table:table-cell office:value-type="float" office:value="0" calcext:value-type="float">
            <text:p>0</text:p>
          </table:table-cell>
          <table:table-cell office:value-type="float" office:value="327345.979751069" calcext:value-type="float">
            <text:p>327345.979751069</text:p>
          </table:table-cell>
          <table:table-cell office:value-type="float" office:value="4652525.83139287" calcext:value-type="float">
            <text:p>4652525.831392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28" calcext:value-type="float">
            <text:p>145928</text:p>
          </table:table-cell>
          <table:table-cell office:value-type="float" office:value="4220.34961" calcext:value-type="float">
            <text:p>4220.34961</text:p>
          </table:table-cell>
          <table:table-cell office:value-type="string" calcext:value-type="string">
            <text:p>N</text:p>
          </table:table-cell>
          <table:table-cell office:value-type="float" office:value="7105.09347" calcext:value-type="float">
            <text:p>7105.093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168E+018" calcext:value-type="float">
            <text:p>1.706731168E+018</text:p>
          </table:table-cell>
          <table:table-cell table:number-columns-repeated="25"/>
        </table:table-row>
        <table:table-row table:style-name="ro1">
          <table:table-cell office:value-type="float" office:value="1.706713174548E+018" calcext:value-type="float">
            <text:p>1.706713174548E+018</text:p>
          </table:table-cell>
          <table:table-cell office:value-type="float" office:value="564" calcext:value-type="float">
            <text:p>564</text:p>
          </table:table-cell>
          <table:table-cell office:value-type="float" office:value="1.70671317454352E+018" calcext:value-type="float">
            <text:p>1.70671317454352E+018</text:p>
          </table:table-cell>
          <table:table-cell/>
          <table:table-cell office:value-type="float" office:value="42.0058261666667" calcext:value-type="float">
            <text:p>42.00582617</text:p>
          </table:table-cell>
          <table:table-cell office:value-type="float" office:value="-71.0848895" calcext:value-type="float">
            <text:p>-71.08488950000</text:p>
          </table:table-cell>
          <table:table-cell office:value-type="float" office:value="0" calcext:value-type="float">
            <text:p>0</text:p>
          </table:table-cell>
          <table:table-cell office:value-type="float" office:value="327346.11597415" calcext:value-type="float">
            <text:p>327346.11597415</text:p>
          </table:table-cell>
          <table:table-cell office:value-type="float" office:value="4652525.75400575" calcext:value-type="float">
            <text:p>4652525.754005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45929" calcext:value-type="float">
            <text:p>145929</text:p>
          </table:table-cell>
          <table:table-cell office:value-type="float" office:value="4220.34957" calcext:value-type="float">
            <text:p>4220.34957</text:p>
          </table:table-cell>
          <table:table-cell office:value-type="string" calcext:value-type="string">
            <text:p>N</text:p>
          </table:table-cell>
          <table:table-cell office:value-type="float" office:value="7105.09337" calcext:value-type="float">
            <text:p>7105.0933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1" calcext:value-type="float">
            <text:p>1.51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69E+018" calcext:value-type="float">
            <text:p>1.706731169E+018</text:p>
          </table:table-cell>
          <table:table-cell table:number-columns-repeated="25"/>
        </table:table-row>
        <table:table-row table:style-name="ro1">
          <table:table-cell office:value-type="float" office:value="1.70671317555606E+018" calcext:value-type="float">
            <text:p>1.70671317555606E+018</text:p>
          </table:table-cell>
          <table:table-cell office:value-type="float" office:value="565" calcext:value-type="float">
            <text:p>565</text:p>
          </table:table-cell>
          <table:table-cell office:value-type="float" office:value="1.7067131755517E+018" calcext:value-type="float">
            <text:p>1.7067131755517E+018</text:p>
          </table:table-cell>
          <table:table-cell/>
          <table:table-cell office:value-type="float" office:value="42.0058245" calcext:value-type="float">
            <text:p>42.00582450</text:p>
          </table:table-cell>
          <table:table-cell office:value-type="float" office:value="-71.084887" calcext:value-type="float">
            <text:p>-71.08488700000</text:p>
          </table:table-cell>
          <table:table-cell office:value-type="float" office:value="0" calcext:value-type="float">
            <text:p>0</text:p>
          </table:table-cell>
          <table:table-cell office:value-type="float" office:value="327346.318505395" calcext:value-type="float">
            <text:p>327346.318505395</text:p>
          </table:table-cell>
          <table:table-cell office:value-type="float" office:value="4652525.56390058" calcext:value-type="float">
            <text:p>4652525.563900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0" calcext:value-type="float">
            <text:p>145930</text:p>
          </table:table-cell>
          <table:table-cell office:value-type="float" office:value="4220.34947" calcext:value-type="float">
            <text:p>4220.34947</text:p>
          </table:table-cell>
          <table:table-cell office:value-type="string" calcext:value-type="string">
            <text:p>N</text:p>
          </table:table-cell>
          <table:table-cell office:value-type="float" office:value="7105.09322" calcext:value-type="float">
            <text:p>7105.093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17E+018" calcext:value-type="float">
            <text:p>1.70673117E+018</text:p>
          </table:table-cell>
          <table:table-cell table:number-columns-repeated="25"/>
        </table:table-row>
        <table:table-row table:style-name="ro1">
          <table:table-cell office:value-type="float" office:value="1.70671317657181E+018" calcext:value-type="float">
            <text:p>1.70671317657181E+018</text:p>
          </table:table-cell>
          <table:table-cell office:value-type="float" office:value="566" calcext:value-type="float">
            <text:p>566</text:p>
          </table:table-cell>
          <table:table-cell office:value-type="float" office:value="1.70671317655985E+018" calcext:value-type="float">
            <text:p>1.70671317655985E+018</text:p>
          </table:table-cell>
          <table:table-cell/>
          <table:table-cell office:value-type="float" office:value="42.0058231666667" calcext:value-type="float">
            <text:p>42.00582317</text:p>
          </table:table-cell>
          <table:table-cell office:value-type="float" office:value="-71.0848848333333" calcext:value-type="float">
            <text:p>-71.08488483333</text:p>
          </table:table-cell>
          <table:table-cell office:value-type="float" office:value="0" calcext:value-type="float">
            <text:p>0</text:p>
          </table:table-cell>
          <table:table-cell office:value-type="float" office:value="327346.494333044" calcext:value-type="float">
            <text:p>327346.494333044</text:p>
          </table:table-cell>
          <table:table-cell office:value-type="float" office:value="4652525.41148018" calcext:value-type="float">
            <text:p>4652525.41148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45931" calcext:value-type="float">
            <text:p>145931</text:p>
          </table:table-cell>
          <table:table-cell office:value-type="float" office:value="4220.34939" calcext:value-type="float">
            <text:p>4220.34939</text:p>
          </table:table-cell>
          <table:table-cell office:value-type="string" calcext:value-type="string">
            <text:p>N</text:p>
          </table:table-cell>
          <table:table-cell office:value-type="float" office:value="7105.09309" calcext:value-type="float">
            <text:p>7105.093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171E+018" calcext:value-type="float">
            <text:p>1.706731171E+018</text:p>
          </table:table-cell>
          <table:table-cell table:number-columns-repeated="25"/>
        </table:table-row>
        <table:table-row table:style-name="ro1">
          <table:table-cell office:value-type="float" office:value="1.70671317757296E+018" calcext:value-type="float">
            <text:p>1.70671317757296E+018</text:p>
          </table:table-cell>
          <table:table-cell office:value-type="float" office:value="567" calcext:value-type="float">
            <text:p>567</text:p>
          </table:table-cell>
          <table:table-cell office:value-type="float" office:value="1.70671317756826E+018" calcext:value-type="float">
            <text:p>1.70671317756826E+018</text:p>
          </table:table-cell>
          <table:table-cell/>
          <table:table-cell office:value-type="float" office:value="42.0058206666667" calcext:value-type="float">
            <text:p>42.00582067</text:p>
          </table:table-cell>
          <table:table-cell office:value-type="float" office:value="-71.0848848333333" calcext:value-type="float">
            <text:p>-71.08488483333</text:p>
          </table:table-cell>
          <table:table-cell office:value-type="float" office:value="0" calcext:value-type="float">
            <text:p>0</text:p>
          </table:table-cell>
          <table:table-cell office:value-type="float" office:value="327346.487570361" calcext:value-type="float">
            <text:p>327346.487570361</text:p>
          </table:table-cell>
          <table:table-cell office:value-type="float" office:value="4652525.13388827" calcext:value-type="float">
            <text:p>4652525.133888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2" calcext:value-type="float">
            <text:p>145932</text:p>
          </table:table-cell>
          <table:table-cell office:value-type="float" office:value="4220.34924" calcext:value-type="float">
            <text:p>4220.34924</text:p>
          </table:table-cell>
          <table:table-cell office:value-type="string" calcext:value-type="string">
            <text:p>N</text:p>
          </table:table-cell>
          <table:table-cell office:value-type="float" office:value="7105.09309" calcext:value-type="float">
            <text:p>7105.093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172E+018" calcext:value-type="float">
            <text:p>1.706731172E+018</text:p>
          </table:table-cell>
          <table:table-cell table:number-columns-repeated="25"/>
        </table:table-row>
        <table:table-row table:style-name="ro1">
          <table:table-cell office:value-type="float" office:value="1.70671317858056E+018" calcext:value-type="float">
            <text:p>1.70671317858056E+018</text:p>
          </table:table-cell>
          <table:table-cell office:value-type="float" office:value="568" calcext:value-type="float">
            <text:p>568</text:p>
          </table:table-cell>
          <table:table-cell office:value-type="float" office:value="1.70671317857628E+018" calcext:value-type="float">
            <text:p>1.70671317857628E+018</text:p>
          </table:table-cell>
          <table:table-cell/>
          <table:table-cell office:value-type="float" office:value="42.0058181666667" calcext:value-type="float">
            <text:p>42.00581817</text:p>
          </table:table-cell>
          <table:table-cell office:value-type="float" office:value="-71.0848815" calcext:value-type="float">
            <text:p>-71.08488150000</text:p>
          </table:table-cell>
          <table:table-cell office:value-type="float" office:value="0" calcext:value-type="float">
            <text:p>0</text:p>
          </table:table-cell>
          <table:table-cell office:value-type="float" office:value="327346.756860652" calcext:value-type="float">
            <text:p>327346.756860652</text:p>
          </table:table-cell>
          <table:table-cell office:value-type="float" office:value="4652524.84957117" calcext:value-type="float">
            <text:p>4652524.84957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$GPGGA</text:p>
          </table:table-cell>
          <table:table-cell office:value-type="float" office:value="145933" calcext:value-type="float">
            <text:p>145933</text:p>
          </table:table-cell>
          <table:table-cell office:value-type="float" office:value="4220.34909" calcext:value-type="float">
            <text:p>4220.34909</text:p>
          </table:table-cell>
          <table:table-cell office:value-type="string" calcext:value-type="string">
            <text:p>N</text:p>
          </table:table-cell>
          <table:table-cell office:value-type="float" office:value="7105.09289" calcext:value-type="float">
            <text:p>7105.0928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73E+018" calcext:value-type="float">
            <text:p>1.706731173E+018</text:p>
          </table:table-cell>
          <table:table-cell table:number-columns-repeated="25"/>
        </table:table-row>
        <table:table-row table:style-name="ro1">
          <table:table-cell office:value-type="float" office:value="1.70671317958873E+018" calcext:value-type="float">
            <text:p>1.70671317958873E+018</text:p>
          </table:table-cell>
          <table:table-cell office:value-type="float" office:value="569" calcext:value-type="float">
            <text:p>569</text:p>
          </table:table-cell>
          <table:table-cell office:value-type="float" office:value="1.70671317958435E+018" calcext:value-type="float">
            <text:p>1.70671317958435E+018</text:p>
          </table:table-cell>
          <table:table-cell/>
          <table:table-cell office:value-type="float" office:value="42.0058141666667" calcext:value-type="float">
            <text:p>42.00581417</text:p>
          </table:table-cell>
          <table:table-cell office:value-type="float" office:value="-71.0848781666667" calcext:value-type="float">
            <text:p>-71.084878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022093366" calcext:value-type="float">
            <text:p>327347.022093366</text:p>
          </table:table-cell>
          <table:table-cell office:value-type="float" office:value="4652524.39869894" calcext:value-type="float">
            <text:p>4652524.398698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4" calcext:value-type="float">
            <text:p>145934</text:p>
          </table:table-cell>
          <table:table-cell office:value-type="float" office:value="4220.34885" calcext:value-type="float">
            <text:p>4220.34885</text:p>
          </table:table-cell>
          <table:table-cell office:value-type="string" calcext:value-type="string">
            <text:p>N</text:p>
          </table:table-cell>
          <table:table-cell office:value-type="float" office:value="7105.09269" calcext:value-type="float">
            <text:p>7105.0926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174E+018" calcext:value-type="float">
            <text:p>1.706731174E+018</text:p>
          </table:table-cell>
          <table:table-cell table:number-columns-repeated="25"/>
        </table:table-row>
        <table:table-row table:style-name="ro1">
          <table:table-cell office:value-type="float" office:value="1.70671318059692E+018" calcext:value-type="float">
            <text:p>1.70671318059692E+018</text:p>
          </table:table-cell>
          <table:table-cell office:value-type="float" office:value="570" calcext:value-type="float">
            <text:p>570</text:p>
          </table:table-cell>
          <table:table-cell office:value-type="float" office:value="1.70671318059256E+018" calcext:value-type="float">
            <text:p>1.70671318059256E+018</text:p>
          </table:table-cell>
          <table:table-cell/>
          <table:table-cell office:value-type="float" office:value="42.0058115" calcext:value-type="float">
            <text:p>42.00581150</text:p>
          </table:table-cell>
          <table:table-cell office:value-type="float" office:value="-71.0848773333333" calcext:value-type="float">
            <text:p>-71.084877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083893113" calcext:value-type="float">
            <text:p>327347.083893113</text:p>
          </table:table-cell>
          <table:table-cell office:value-type="float" office:value="4652524.10091961" calcext:value-type="float">
            <text:p>4652524.100919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5" calcext:value-type="float">
            <text:p>145935</text:p>
          </table:table-cell>
          <table:table-cell office:value-type="float" office:value="4220.34869" calcext:value-type="float">
            <text:p>4220.34869</text:p>
          </table:table-cell>
          <table:table-cell office:value-type="string" calcext:value-type="string">
            <text:p>N</text:p>
          </table:table-cell>
          <table:table-cell office:value-type="float" office:value="7105.09264" calcext:value-type="float">
            <text:p>7105.0926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75E+018" calcext:value-type="float">
            <text:p>1.706731175E+018</text:p>
          </table:table-cell>
          <table:table-cell table:number-columns-repeated="25"/>
        </table:table-row>
        <table:table-row table:style-name="ro1">
          <table:table-cell office:value-type="float" office:value="1.70671318160513E+018" calcext:value-type="float">
            <text:p>1.70671318160513E+018</text:p>
          </table:table-cell>
          <table:table-cell office:value-type="float" office:value="571" calcext:value-type="float">
            <text:p>571</text:p>
          </table:table-cell>
          <table:table-cell office:value-type="float" office:value="1.70671318160069E+018" calcext:value-type="float">
            <text:p>1.70671318160069E+018</text:p>
          </table:table-cell>
          <table:table-cell/>
          <table:table-cell office:value-type="float" office:value="42.0058093333333" calcext:value-type="float">
            <text:p>42.00580933</text:p>
          </table:table-cell>
          <table:table-cell office:value-type="float" office:value="-71.0848763333333" calcext:value-type="float">
            <text:p>-71.084876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160848047" calcext:value-type="float">
            <text:p>327347.160848047</text:p>
          </table:table-cell>
          <table:table-cell office:value-type="float" office:value="4652523.8583224" calcext:value-type="float">
            <text:p>4652523.85832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6" calcext:value-type="float">
            <text:p>145936</text:p>
          </table:table-cell>
          <table:table-cell office:value-type="float" office:value="4220.34856" calcext:value-type="float">
            <text:p>4220.34856</text:p>
          </table:table-cell>
          <table:table-cell office:value-type="string" calcext:value-type="string">
            <text:p>N</text:p>
          </table:table-cell>
          <table:table-cell office:value-type="float" office:value="7105.09258" calcext:value-type="float">
            <text:p>7105.0925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76E+018" calcext:value-type="float">
            <text:p>1.706731176E+018</text:p>
          </table:table-cell>
          <table:table-cell table:number-columns-repeated="25"/>
        </table:table-row>
        <table:table-row table:style-name="ro1">
          <table:table-cell office:value-type="float" office:value="1.70671318261314E+018" calcext:value-type="float">
            <text:p>1.70671318261314E+018</text:p>
          </table:table-cell>
          <table:table-cell office:value-type="float" office:value="572" calcext:value-type="float">
            <text:p>572</text:p>
          </table:table-cell>
          <table:table-cell office:value-type="float" office:value="1.70671318260877E+018" calcext:value-type="float">
            <text:p>1.70671318260877E+018</text:p>
          </table:table-cell>
          <table:table-cell/>
          <table:table-cell office:value-type="float" office:value="42.0058078333333" calcext:value-type="float">
            <text:p>42.00580783</text:p>
          </table:table-cell>
          <table:table-cell office:value-type="float" office:value="-71.0848758333333" calcext:value-type="float">
            <text:p>-71.084875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198198408" calcext:value-type="float">
            <text:p>327347.198198408</text:p>
          </table:table-cell>
          <table:table-cell office:value-type="float" office:value="4652523.69075848" calcext:value-type="float">
            <text:p>4652523.690758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7" calcext:value-type="float">
            <text:p>145937</text:p>
          </table:table-cell>
          <table:table-cell office:value-type="float" office:value="4220.34847" calcext:value-type="float">
            <text:p>4220.34847</text:p>
          </table:table-cell>
          <table:table-cell office:value-type="string" calcext:value-type="string">
            <text:p>N</text:p>
          </table:table-cell>
          <table:table-cell office:value-type="float" office:value="7105.09255" calcext:value-type="float">
            <text:p>7105.0925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77E+018" calcext:value-type="float">
            <text:p>1.706731177E+018</text:p>
          </table:table-cell>
          <table:table-cell table:number-columns-repeated="25"/>
        </table:table-row>
        <table:table-row table:style-name="ro1">
          <table:table-cell office:value-type="float" office:value="1.7067131836214E+018" calcext:value-type="float">
            <text:p>1.7067131836214E+018</text:p>
          </table:table-cell>
          <table:table-cell office:value-type="float" office:value="573" calcext:value-type="float">
            <text:p>573</text:p>
          </table:table-cell>
          <table:table-cell office:value-type="float" office:value="1.70671318361689E+018" calcext:value-type="float">
            <text:p>1.70671318361689E+018</text:p>
          </table:table-cell>
          <table:table-cell/>
          <table:table-cell office:value-type="float" office:value="42.0058065" calcext:value-type="float">
            <text:p>42.00580650</text:p>
          </table:table-cell>
          <table:table-cell office:value-type="float" office:value="-71.0848753333333" calcext:value-type="float">
            <text:p>-71.084875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235999613" calcext:value-type="float">
            <text:p>327347.235999613</text:p>
          </table:table-cell>
          <table:table-cell office:value-type="float" office:value="4652523.54170069" calcext:value-type="float">
            <text:p>4652523.541700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8" calcext:value-type="float">
            <text:p>145938</text:p>
          </table:table-cell>
          <table:table-cell office:value-type="float" office:value="4220.34839" calcext:value-type="float">
            <text:p>4220.34839</text:p>
          </table:table-cell>
          <table:table-cell office:value-type="string" calcext:value-type="string">
            <text:p>N</text:p>
          </table:table-cell>
          <table:table-cell office:value-type="float" office:value="7105.09252" calcext:value-type="float">
            <text:p>7105.0925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78E+018" calcext:value-type="float">
            <text:p>1.706731178E+018</text:p>
          </table:table-cell>
          <table:table-cell table:number-columns-repeated="25"/>
        </table:table-row>
        <table:table-row table:style-name="ro1">
          <table:table-cell office:value-type="float" office:value="1.7067131846369E+018" calcext:value-type="float">
            <text:p>1.7067131846369E+018</text:p>
          </table:table-cell>
          <table:table-cell office:value-type="float" office:value="574" calcext:value-type="float">
            <text:p>574</text:p>
          </table:table-cell>
          <table:table-cell office:value-type="float" office:value="1.70671318462484E+018" calcext:value-type="float">
            <text:p>1.70671318462484E+018</text:p>
          </table:table-cell>
          <table:table-cell/>
          <table:table-cell office:value-type="float" office:value="42.0058055" calcext:value-type="float">
            <text:p>42.00580550</text:p>
          </table:table-cell>
          <table:table-cell office:value-type="float" office:value="-71.084875" calcext:value-type="float">
            <text:p>-71.084875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260899857" calcext:value-type="float">
            <text:p>327347.260899857</text:p>
          </table:table-cell>
          <table:table-cell office:value-type="float" office:value="4652523.42999141" calcext:value-type="float">
            <text:p>4652523.429991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39" calcext:value-type="float">
            <text:p>145939</text:p>
          </table:table-cell>
          <table:table-cell office:value-type="float" office:value="4220.34833" calcext:value-type="float">
            <text:p>4220.34833</text:p>
          </table:table-cell>
          <table:table-cell office:value-type="string" calcext:value-type="string">
            <text:p>N</text:p>
          </table:table-cell>
          <table:table-cell office:value-type="float" office:value="7105.0925" calcext:value-type="float">
            <text:p>7105.092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79E+018" calcext:value-type="float">
            <text:p>1.706731179E+018</text:p>
          </table:table-cell>
          <table:table-cell table:number-columns-repeated="25"/>
        </table:table-row>
        <table:table-row table:style-name="ro1">
          <table:table-cell office:value-type="float" office:value="1.70671318563729E+018" calcext:value-type="float">
            <text:p>1.70671318563729E+018</text:p>
          </table:table-cell>
          <table:table-cell office:value-type="float" office:value="575" calcext:value-type="float">
            <text:p>575</text:p>
          </table:table-cell>
          <table:table-cell office:value-type="float" office:value="1.70671318563291E+018" calcext:value-type="float">
            <text:p>1.70671318563291E+018</text:p>
          </table:table-cell>
          <table:table-cell/>
          <table:table-cell office:value-type="float" office:value="42.3391366666667" calcext:value-type="float">
            <text:p>42.33913667</text:p>
          </table:table-cell>
          <table:table-cell office:value-type="float" office:value="-71.0848726666667" calcext:value-type="float">
            <text:p>-71.08487266667</text:p>
          </table:table-cell>
          <table:table-cell office:value-type="float" office:value="0" calcext:value-type="float">
            <text:p>0</text:p>
          </table:table-cell>
          <table:table-cell office:value-type="float" office:value="328252.06405603" calcext:value-type="float">
            <text:p>328252.06405603</text:p>
          </table:table-cell>
          <table:table-cell office:value-type="float" office:value="4689536.37593378" calcext:value-type="float">
            <text:p>4689536.375933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0" calcext:value-type="float">
            <text:p>145940</text:p>
          </table:table-cell>
          <table:table-cell office:value-type="float" office:value="4220.3482" calcext:value-type="float">
            <text:p>4220.3482</text:p>
          </table:table-cell>
          <table:table-cell office:value-type="string" calcext:value-type="string">
            <text:p>N</text:p>
          </table:table-cell>
          <table:table-cell office:value-type="float" office:value="7105.09236" calcext:value-type="float">
            <text:p>7105.0923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18E+018" calcext:value-type="float">
            <text:p>1.70673118E+018</text:p>
          </table:table-cell>
          <table:table-cell table:number-columns-repeated="25"/>
        </table:table-row>
        <table:table-row table:style-name="ro1">
          <table:table-cell office:value-type="float" office:value="1.70671318664527E+018" calcext:value-type="float">
            <text:p>1.70671318664527E+018</text:p>
          </table:table-cell>
          <table:table-cell office:value-type="float" office:value="576" calcext:value-type="float">
            <text:p>576</text:p>
          </table:table-cell>
          <table:table-cell office:value-type="float" office:value="1.70671318664086E+018" calcext:value-type="float">
            <text:p>1.70671318664086E+018</text:p>
          </table:table-cell>
          <table:table-cell/>
          <table:table-cell office:value-type="float" office:value="42.0058008333333" calcext:value-type="float">
            <text:p>42.00580083</text:p>
          </table:table-cell>
          <table:table-cell office:value-type="float" office:value="-71.0848703333333" calcext:value-type="float">
            <text:p>-71.08487033333</text:p>
          </table:table-cell>
          <table:table-cell office:value-type="float" office:value="0" calcext:value-type="float">
            <text:p>0</text:p>
          </table:table-cell>
          <table:table-cell office:value-type="float" office:value="327347.634750514" calcext:value-type="float">
            <text:p>327347.634750514</text:p>
          </table:table-cell>
          <table:table-cell office:value-type="float" office:value="4652522.90240463" calcext:value-type="float">
            <text:p>4652522.902404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1" calcext:value-type="float">
            <text:p>145941</text:p>
          </table:table-cell>
          <table:table-cell office:value-type="float" office:value="4220.34805" calcext:value-type="float">
            <text:p>4220.34805</text:p>
          </table:table-cell>
          <table:table-cell office:value-type="string" calcext:value-type="string">
            <text:p>N</text:p>
          </table:table-cell>
          <table:table-cell office:value-type="float" office:value="7105.09222" calcext:value-type="float">
            <text:p>7105.092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181E+018" calcext:value-type="float">
            <text:p>1.706731181E+018</text:p>
          </table:table-cell>
          <table:table-cell table:number-columns-repeated="25"/>
        </table:table-row>
        <table:table-row table:style-name="ro1">
          <table:table-cell office:value-type="float" office:value="1.70671318765335E+018" calcext:value-type="float">
            <text:p>1.70671318765335E+018</text:p>
          </table:table-cell>
          <table:table-cell office:value-type="float" office:value="577" calcext:value-type="float">
            <text:p>577</text:p>
          </table:table-cell>
          <table:table-cell office:value-type="float" office:value="1.70671318764901E+018" calcext:value-type="float">
            <text:p>1.70671318764901E+018</text:p>
          </table:table-cell>
          <table:table-cell/>
          <table:table-cell office:value-type="float" office:value="42.0057998333333" calcext:value-type="float">
            <text:p>42.00579983</text:p>
          </table:table-cell>
          <table:table-cell office:value-type="float" office:value="-71.084869" calcext:value-type="float">
            <text:p>-71.084869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742466679" calcext:value-type="float">
            <text:p>327347.742466679</text:p>
          </table:table-cell>
          <table:table-cell office:value-type="float" office:value="4652522.78867781" calcext:value-type="float">
            <text:p>4652522.788677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2" calcext:value-type="float">
            <text:p>145942</text:p>
          </table:table-cell>
          <table:table-cell office:value-type="float" office:value="4220.34799" calcext:value-type="float">
            <text:p>4220.34799</text:p>
          </table:table-cell>
          <table:table-cell office:value-type="string" calcext:value-type="string">
            <text:p>N</text:p>
          </table:table-cell>
          <table:table-cell office:value-type="float" office:value="7105.09214" calcext:value-type="float">
            <text:p>7105.092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82E+018" calcext:value-type="float">
            <text:p>1.706731182E+018</text:p>
          </table:table-cell>
          <table:table-cell table:number-columns-repeated="25"/>
        </table:table-row>
        <table:table-row table:style-name="ro1">
          <table:table-cell office:value-type="float" office:value="1.70671318866153E+018" calcext:value-type="float">
            <text:p>1.70671318866153E+018</text:p>
          </table:table-cell>
          <table:table-cell office:value-type="float" office:value="578" calcext:value-type="float">
            <text:p>578</text:p>
          </table:table-cell>
          <table:table-cell office:value-type="float" office:value="1.70671318865705E+018" calcext:value-type="float">
            <text:p>1.70671318865705E+018</text:p>
          </table:table-cell>
          <table:table-cell/>
          <table:table-cell office:value-type="float" office:value="42.0057988333333" calcext:value-type="float">
            <text:p>42.00579883</text:p>
          </table:table-cell>
          <table:table-cell office:value-type="float" office:value="-71.084868" calcext:value-type="float">
            <text:p>-71.084868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822577545" calcext:value-type="float">
            <text:p>327347.822577545</text:p>
          </table:table-cell>
          <table:table-cell office:value-type="float" office:value="4652522.6756235" calcext:value-type="float">
            <text:p>4652522.67562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3" calcext:value-type="float">
            <text:p>145943</text:p>
          </table:table-cell>
          <table:table-cell office:value-type="float" office:value="4220.34793" calcext:value-type="float">
            <text:p>4220.34793</text:p>
          </table:table-cell>
          <table:table-cell office:value-type="string" calcext:value-type="string">
            <text:p>N</text:p>
          </table:table-cell>
          <table:table-cell office:value-type="float" office:value="7105.09208" calcext:value-type="float">
            <text:p>7105.092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83E+018" calcext:value-type="float">
            <text:p>1.706731183E+018</text:p>
          </table:table-cell>
          <table:table-cell table:number-columns-repeated="25"/>
        </table:table-row>
        <table:table-row table:style-name="ro1">
          <table:table-cell office:value-type="float" office:value="1.70671318966963E+018" calcext:value-type="float">
            <text:p>1.70671318966963E+018</text:p>
          </table:table-cell>
          <table:table-cell office:value-type="float" office:value="579" calcext:value-type="float">
            <text:p>579</text:p>
          </table:table-cell>
          <table:table-cell office:value-type="float" office:value="1.70671318966513E+018" calcext:value-type="float">
            <text:p>1.70671318966513E+018</text:p>
          </table:table-cell>
          <table:table-cell/>
          <table:table-cell office:value-type="float" office:value="42.0057971666667" calcext:value-type="float">
            <text:p>42.00579717</text:p>
          </table:table-cell>
          <table:table-cell office:value-type="float" office:value="-71.084866" calcext:value-type="float">
            <text:p>-71.084866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983700965" calcext:value-type="float">
            <text:p>327347.983700965</text:p>
          </table:table-cell>
          <table:table-cell office:value-type="float" office:value="4652522.48652715" calcext:value-type="float">
            <text:p>4652522.486527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4" calcext:value-type="float">
            <text:p>145944</text:p>
          </table:table-cell>
          <table:table-cell office:value-type="float" office:value="4220.34783" calcext:value-type="float">
            <text:p>4220.34783</text:p>
          </table:table-cell>
          <table:table-cell office:value-type="string" calcext:value-type="string">
            <text:p>N</text:p>
          </table:table-cell>
          <table:table-cell office:value-type="float" office:value="7105.09196" calcext:value-type="float">
            <text:p>7105.0919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184E+018" calcext:value-type="float">
            <text:p>1.706731184E+018</text:p>
          </table:table-cell>
          <table:table-cell table:number-columns-repeated="25"/>
        </table:table-row>
        <table:table-row table:style-name="ro1">
          <table:table-cell office:value-type="float" office:value="1.70671319068516E+018" calcext:value-type="float">
            <text:p>1.70671319068516E+018</text:p>
          </table:table-cell>
          <table:table-cell office:value-type="float" office:value="580" calcext:value-type="float">
            <text:p>580</text:p>
          </table:table-cell>
          <table:table-cell office:value-type="float" office:value="1.7067131906732E+018" calcext:value-type="float">
            <text:p>1.7067131906732E+018</text:p>
          </table:table-cell>
          <table:table-cell/>
          <table:table-cell office:value-type="float" office:value="42.3391283333333" calcext:value-type="float">
            <text:p>42.33912833</text:p>
          </table:table-cell>
          <table:table-cell office:value-type="float" office:value="-71.0848625" calcext:value-type="float">
            <text:p>-71.08486250000</text:p>
          </table:table-cell>
          <table:table-cell office:value-type="float" office:value="0" calcext:value-type="float">
            <text:p>0</text:p>
          </table:table-cell>
          <table:table-cell office:value-type="float" office:value="328252.878913615" calcext:value-type="float">
            <text:p>328252.878913615</text:p>
          </table:table-cell>
          <table:table-cell office:value-type="float" office:value="4689535.43004503" calcext:value-type="float">
            <text:p>4689535.430045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5" calcext:value-type="float">
            <text:p>145945</text:p>
          </table:table-cell>
          <table:table-cell office:value-type="float" office:value="4220.3477" calcext:value-type="float">
            <text:p>4220.3477</text:p>
          </table:table-cell>
          <table:table-cell office:value-type="string" calcext:value-type="string">
            <text:p>N</text:p>
          </table:table-cell>
          <table:table-cell office:value-type="float" office:value="7105.09175" calcext:value-type="float">
            <text:p>7105.091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185E+018" calcext:value-type="float">
            <text:p>1.706731185E+018</text:p>
          </table:table-cell>
          <table:table-cell table:number-columns-repeated="25"/>
        </table:table-row>
        <table:table-row table:style-name="ro1">
          <table:table-cell office:value-type="float" office:value="1.70671319168569E+018" calcext:value-type="float">
            <text:p>1.70671319168569E+018</text:p>
          </table:table-cell>
          <table:table-cell office:value-type="float" office:value="581" calcext:value-type="float">
            <text:p>581</text:p>
          </table:table-cell>
          <table:table-cell office:value-type="float" office:value="1.70671319168129E+018" calcext:value-type="float">
            <text:p>1.70671319168129E+018</text:p>
          </table:table-cell>
          <table:table-cell/>
          <table:table-cell office:value-type="float" office:value="42.0057973333333" calcext:value-type="float">
            <text:p>42.00579733</text:p>
          </table:table-cell>
          <table:table-cell office:value-type="float" office:value="-71.084863" calcext:value-type="float">
            <text:p>-71.084863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32599567" calcext:value-type="float">
            <text:p>327348.232599567</text:p>
          </table:table-cell>
          <table:table-cell office:value-type="float" office:value="4652522.49898067" calcext:value-type="float">
            <text:p>4652522.498980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6" calcext:value-type="float">
            <text:p>145946</text:p>
          </table:table-cell>
          <table:table-cell office:value-type="float" office:value="4220.34784" calcext:value-type="float">
            <text:p>4220.34784</text:p>
          </table:table-cell>
          <table:table-cell office:value-type="string" calcext:value-type="string">
            <text:p>N</text:p>
          </table:table-cell>
          <table:table-cell office:value-type="float" office:value="7105.09178" calcext:value-type="float">
            <text:p>7105.0917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186E+018" calcext:value-type="float">
            <text:p>1.706731186E+018</text:p>
          </table:table-cell>
          <table:table-cell table:number-columns-repeated="25"/>
        </table:table-row>
        <table:table-row table:style-name="ro1">
          <table:table-cell office:value-type="float" office:value="1.70671319269388E+018" calcext:value-type="float">
            <text:p>1.70671319269388E+018</text:p>
          </table:table-cell>
          <table:table-cell office:value-type="float" office:value="582" calcext:value-type="float">
            <text:p>582</text:p>
          </table:table-cell>
          <table:table-cell office:value-type="float" office:value="1.70671319268946E+018" calcext:value-type="float">
            <text:p>1.70671319268946E+018</text:p>
          </table:table-cell>
          <table:table-cell/>
          <table:table-cell office:value-type="float" office:value="42.0057975" calcext:value-type="float">
            <text:p>42.00579750</text:p>
          </table:table-cell>
          <table:table-cell office:value-type="float" office:value="-71.0848633333333" calcext:value-type="float">
            <text:p>-71.084863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2054451" calcext:value-type="float">
            <text:p>327348.2054451</text:p>
          </table:table-cell>
          <table:table-cell office:value-type="float" office:value="4652522.5181593" calcext:value-type="float">
            <text:p>4652522.51815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45947" calcext:value-type="float">
            <text:p>145947</text:p>
          </table:table-cell>
          <table:table-cell office:value-type="float" office:value="4220.34785" calcext:value-type="float">
            <text:p>4220.34785</text:p>
          </table:table-cell>
          <table:table-cell office:value-type="string" calcext:value-type="string">
            <text:p>N</text:p>
          </table:table-cell>
          <table:table-cell office:value-type="float" office:value="7105.0918" calcext:value-type="float">
            <text:p>7105.09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87E+018" calcext:value-type="float">
            <text:p>1.706731187E+018</text:p>
          </table:table-cell>
          <table:table-cell table:number-columns-repeated="25"/>
        </table:table-row>
        <table:table-row table:style-name="ro1">
          <table:table-cell office:value-type="float" office:value="1.70671319369955E+018" calcext:value-type="float">
            <text:p>1.70671319369955E+018</text:p>
          </table:table-cell>
          <table:table-cell office:value-type="float" office:value="583" calcext:value-type="float">
            <text:p>583</text:p>
          </table:table-cell>
          <table:table-cell office:value-type="float" office:value="1.70671319369687E+018" calcext:value-type="float">
            <text:p>1.70671319369687E+018</text:p>
          </table:table-cell>
          <table:table-cell/>
          <table:table-cell office:value-type="float" office:value="42.0057993333333" calcext:value-type="float">
            <text:p>42.00579933</text:p>
          </table:table-cell>
          <table:table-cell office:value-type="float" office:value="-71.0848641666667" calcext:value-type="float">
            <text:p>-71.084864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141391083" calcext:value-type="float">
            <text:p>327348.141391083</text:p>
          </table:table-cell>
          <table:table-cell office:value-type="float" office:value="4652522.72340798" calcext:value-type="float">
            <text:p>4652522.723407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48" calcext:value-type="float">
            <text:p>145948</text:p>
          </table:table-cell>
          <table:table-cell office:value-type="float" office:value="4220.34796" calcext:value-type="float">
            <text:p>4220.34796</text:p>
          </table:table-cell>
          <table:table-cell office:value-type="string" calcext:value-type="string">
            <text:p>N</text:p>
          </table:table-cell>
          <table:table-cell office:value-type="float" office:value="7105.09185" calcext:value-type="float">
            <text:p>7105.0918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88E+018" calcext:value-type="float">
            <text:p>1.706731188E+018</text:p>
          </table:table-cell>
          <table:table-cell table:number-columns-repeated="25"/>
        </table:table-row>
        <table:table-row table:style-name="ro1">
          <table:table-cell office:value-type="float" office:value="1.7067131947093E+018" calcext:value-type="float">
            <text:p>1.7067131947093E+018</text:p>
          </table:table-cell>
          <table:table-cell office:value-type="float" office:value="584" calcext:value-type="float">
            <text:p>584</text:p>
          </table:table-cell>
          <table:table-cell office:value-type="float" office:value="1.70671319470493E+018" calcext:value-type="float">
            <text:p>1.70671319470493E+018</text:p>
          </table:table-cell>
          <table:table-cell/>
          <table:table-cell office:value-type="float" office:value="42.0058058333333" calcext:value-type="float">
            <text:p>42.00580583</text:p>
          </table:table-cell>
          <table:table-cell office:value-type="float" office:value="-71.0848681666667" calcext:value-type="float">
            <text:p>-71.084868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827710248" calcext:value-type="float">
            <text:p>327347.827710248</text:p>
          </table:table-cell>
          <table:table-cell office:value-type="float" office:value="4652523.45321711" calcext:value-type="float">
            <text:p>4652523.453217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45949" calcext:value-type="float">
            <text:p>145949</text:p>
          </table:table-cell>
          <table:table-cell office:value-type="float" office:value="4220.34835" calcext:value-type="float">
            <text:p>4220.34835</text:p>
          </table:table-cell>
          <table:table-cell office:value-type="string" calcext:value-type="string">
            <text:p>N</text:p>
          </table:table-cell>
          <table:table-cell office:value-type="float" office:value="7105.09209" calcext:value-type="float">
            <text:p>7105.0920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5" calcext:value-type="float">
            <text:p>1.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1</text:p>
          </table:table-cell>
        </table:table-row>
        <table:table-row table:style-name="ro1">
          <table:table-cell/>
          <table:table-cell office:value-type="float" office:value="1.706731189E+018" calcext:value-type="float">
            <text:p>1.706731189E+018</text:p>
          </table:table-cell>
          <table:table-cell table:number-columns-repeated="25"/>
        </table:table-row>
        <table:table-row table:style-name="ro1">
          <table:table-cell office:value-type="float" office:value="1.70671319572504E+018" calcext:value-type="float">
            <text:p>1.70671319572504E+018</text:p>
          </table:table-cell>
          <table:table-cell office:value-type="float" office:value="585" calcext:value-type="float">
            <text:p>585</text:p>
          </table:table-cell>
          <table:table-cell office:value-type="float" office:value="1.70671319571314E+018" calcext:value-type="float">
            <text:p>1.70671319571314E+018</text:p>
          </table:table-cell>
          <table:table-cell/>
          <table:table-cell office:value-type="float" office:value="42.0058076666667" calcext:value-type="float">
            <text:p>42.00580767</text:p>
          </table:table-cell>
          <table:table-cell office:value-type="float" office:value="-71.0848698333333" calcext:value-type="float">
            <text:p>-71.08486983333</text:p>
          </table:table-cell>
          <table:table-cell office:value-type="float" office:value="0" calcext:value-type="float">
            <text:p>0</text:p>
          </table:table-cell>
          <table:table-cell office:value-type="float" office:value="327347.694642999" calcext:value-type="float">
            <text:p>327347.694642999</text:p>
          </table:table-cell>
          <table:table-cell office:value-type="float" office:value="4652523.66014708" calcext:value-type="float">
            <text:p>4652523.660147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0" calcext:value-type="float">
            <text:p>145950</text:p>
          </table:table-cell>
          <table:table-cell office:value-type="float" office:value="4220.34846" calcext:value-type="float">
            <text:p>4220.34846</text:p>
          </table:table-cell>
          <table:table-cell office:value-type="string" calcext:value-type="string">
            <text:p>N</text:p>
          </table:table-cell>
          <table:table-cell office:value-type="float" office:value="7105.09219" calcext:value-type="float">
            <text:p>7105.0921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19E+018" calcext:value-type="float">
            <text:p>1.70673119E+018</text:p>
          </table:table-cell>
          <table:table-cell table:number-columns-repeated="25"/>
        </table:table-row>
        <table:table-row table:style-name="ro1">
          <table:table-cell office:value-type="float" office:value="1.70671319672332E+018" calcext:value-type="float">
            <text:p>1.70671319672332E+018</text:p>
          </table:table-cell>
          <table:table-cell office:value-type="float" office:value="586" calcext:value-type="float">
            <text:p>586</text:p>
          </table:table-cell>
          <table:table-cell office:value-type="float" office:value="1.70671319672058E+018" calcext:value-type="float">
            <text:p>1.70671319672058E+018</text:p>
          </table:table-cell>
          <table:table-cell/>
          <table:table-cell office:value-type="float" office:value="42.0058086666667" calcext:value-type="float">
            <text:p>42.00580867</text:p>
          </table:table-cell>
          <table:table-cell office:value-type="float" office:value="-71.0848691666667" calcext:value-type="float">
            <text:p>-71.08486916667</text:p>
          </table:table-cell>
          <table:table-cell office:value-type="float" office:value="0" calcext:value-type="float">
            <text:p>0</text:p>
          </table:table-cell>
          <table:table-cell office:value-type="float" office:value="327347.752558654" calcext:value-type="float">
            <text:p>327347.752558654</text:p>
          </table:table-cell>
          <table:table-cell office:value-type="float" office:value="4652523.76983882" calcext:value-type="float">
            <text:p>4652523.769838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$GPGGA</text:p>
          </table:table-cell>
          <table:table-cell office:value-type="float" office:value="145951" calcext:value-type="float">
            <text:p>145951</text:p>
          </table:table-cell>
          <table:table-cell office:value-type="float" office:value="4220.34852" calcext:value-type="float">
            <text:p>4220.34852</text:p>
          </table:table-cell>
          <table:table-cell office:value-type="string" calcext:value-type="string">
            <text:p>N</text:p>
          </table:table-cell>
          <table:table-cell office:value-type="float" office:value="7105.09215" calcext:value-type="float">
            <text:p>7105.0921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89" calcext:value-type="float">
            <text:p>1.8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191E+018" calcext:value-type="float">
            <text:p>1.706731191E+018</text:p>
          </table:table-cell>
          <table:table-cell table:number-columns-repeated="25"/>
        </table:table-row>
        <table:table-row table:style-name="ro1">
          <table:table-cell office:value-type="float" office:value="1.70671319773314E+018" calcext:value-type="float">
            <text:p>1.70671319773314E+018</text:p>
          </table:table-cell>
          <table:table-cell office:value-type="float" office:value="587" calcext:value-type="float">
            <text:p>587</text:p>
          </table:table-cell>
          <table:table-cell office:value-type="float" office:value="1.70671319772872E+018" calcext:value-type="float">
            <text:p>1.70671319772872E+018</text:p>
          </table:table-cell>
          <table:table-cell/>
          <table:table-cell office:value-type="float" office:value="42.0058101666667" calcext:value-type="float">
            <text:p>42.00581017</text:p>
          </table:table-cell>
          <table:table-cell office:value-type="float" office:value="-71.0848686666667" calcext:value-type="float">
            <text:p>-71.084868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798024183" calcext:value-type="float">
            <text:p>327347.798024183</text:p>
          </table:table-cell>
          <table:table-cell office:value-type="float" office:value="4652523.93538519" calcext:value-type="float">
            <text:p>4652523.935385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2" calcext:value-type="float">
            <text:p>145952</text:p>
          </table:table-cell>
          <table:table-cell office:value-type="float" office:value="4220.34861" calcext:value-type="float">
            <text:p>4220.34861</text:p>
          </table:table-cell>
          <table:table-cell office:value-type="string" calcext:value-type="string">
            <text:p>N</text:p>
          </table:table-cell>
          <table:table-cell office:value-type="float" office:value="7105.09212" calcext:value-type="float">
            <text:p>7105.092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92E+018" calcext:value-type="float">
            <text:p>1.706731192E+018</text:p>
          </table:table-cell>
          <table:table-cell table:number-columns-repeated="25"/>
        </table:table-row>
        <table:table-row table:style-name="ro1">
          <table:table-cell office:value-type="float" office:value="1.70671319874138E+018" calcext:value-type="float">
            <text:p>1.70671319874138E+018</text:p>
          </table:table-cell>
          <table:table-cell office:value-type="float" office:value="588" calcext:value-type="float">
            <text:p>588</text:p>
          </table:table-cell>
          <table:table-cell office:value-type="float" office:value="1.70671319873699E+018" calcext:value-type="float">
            <text:p>1.70671319873699E+018</text:p>
          </table:table-cell>
          <table:table-cell/>
          <table:table-cell office:value-type="float" office:value="42.0058095" calcext:value-type="float">
            <text:p>42.00580950</text:p>
          </table:table-cell>
          <table:table-cell office:value-type="float" office:value="-71.084867" calcext:value-type="float">
            <text:p>-71.084867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934247322" calcext:value-type="float">
            <text:p>327347.934247322</text:p>
          </table:table-cell>
          <table:table-cell office:value-type="float" office:value="4652523.85799811" calcext:value-type="float">
            <text:p>4652523.857998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3" calcext:value-type="float">
            <text:p>145953</text:p>
          </table:table-cell>
          <table:table-cell office:value-type="float" office:value="4220.34857" calcext:value-type="float">
            <text:p>4220.34857</text:p>
          </table:table-cell>
          <table:table-cell office:value-type="string" calcext:value-type="string">
            <text:p>N</text:p>
          </table:table-cell>
          <table:table-cell office:value-type="float" office:value="7105.09202" calcext:value-type="float">
            <text:p>7105.0920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193E+018" calcext:value-type="float">
            <text:p>1.706731193E+018</text:p>
          </table:table-cell>
          <table:table-cell table:number-columns-repeated="25"/>
        </table:table-row>
        <table:table-row table:style-name="ro1">
          <table:table-cell office:value-type="float" office:value="1.7067131997456E+018" calcext:value-type="float">
            <text:p>1.7067131997456E+018</text:p>
          </table:table-cell>
          <table:table-cell office:value-type="float" office:value="589" calcext:value-type="float">
            <text:p>589</text:p>
          </table:table-cell>
          <table:table-cell office:value-type="float" office:value="1.70671319974325E+018" calcext:value-type="float">
            <text:p>1.70671319974325E+018</text:p>
          </table:table-cell>
          <table:table-cell/>
          <table:table-cell office:value-type="float" office:value="42.0058103333333" calcext:value-type="float">
            <text:p>42.00581033</text:p>
          </table:table-cell>
          <table:table-cell office:value-type="float" office:value="-72.7515333333333" calcext:value-type="float">
            <text:p>-72.75153333333</text:p>
          </table:table-cell>
          <table:table-cell office:value-type="float" office:value="0" calcext:value-type="float">
            <text:p>0</text:p>
          </table:table-cell>
          <table:table-cell office:value-type="float" office:value="686200.793879028" calcext:value-type="float">
            <text:p>686200.793879028</text:p>
          </table:table-cell>
          <table:table-cell office:value-type="float" office:value="4652866.98407972" calcext:value-type="float">
            <text:p>4652866.984079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4" calcext:value-type="float">
            <text:p>145954</text:p>
          </table:table-cell>
          <table:table-cell office:value-type="float" office:value="4220.34862" calcext:value-type="float">
            <text:p>4220.34862</text:p>
          </table:table-cell>
          <table:table-cell office:value-type="string" calcext:value-type="string">
            <text:p>N</text:p>
          </table:table-cell>
          <table:table-cell office:value-type="float" office:value="7105.092" calcext:value-type="float">
            <text:p>7105.0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194E+018" calcext:value-type="float">
            <text:p>1.706731194E+018</text:p>
          </table:table-cell>
          <table:table-cell table:number-columns-repeated="25"/>
        </table:table-row>
        <table:table-row table:style-name="ro1">
          <table:table-cell office:value-type="float" office:value="1.70671320076334E+018" calcext:value-type="float">
            <text:p>1.70671320076334E+018</text:p>
          </table:table-cell>
          <table:table-cell office:value-type="float" office:value="590" calcext:value-type="float">
            <text:p>590</text:p>
          </table:table-cell>
          <table:table-cell office:value-type="float" office:value="1.70671320075126E+018" calcext:value-type="float">
            <text:p>1.70671320075126E+018</text:p>
          </table:table-cell>
          <table:table-cell/>
          <table:table-cell office:value-type="float" office:value="42.0058113333333" calcext:value-type="float">
            <text:p>42.00581133</text:p>
          </table:table-cell>
          <table:table-cell office:value-type="float" office:value="-71.0848676666667" calcext:value-type="float">
            <text:p>-71.084867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883995981" calcext:value-type="float">
            <text:p>327347.883995981</text:p>
          </table:table-cell>
          <table:table-cell office:value-type="float" office:value="4652524.06291054" calcext:value-type="float">
            <text:p>4652524.062910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45955" calcext:value-type="float">
            <text:p>145955</text:p>
          </table:table-cell>
          <table:table-cell office:value-type="float" office:value="4220.34868" calcext:value-type="float">
            <text:p>4220.34868</text:p>
          </table:table-cell>
          <table:table-cell office:value-type="string" calcext:value-type="string">
            <text:p>N</text:p>
          </table:table-cell>
          <table:table-cell office:value-type="float" office:value="7105.09206" calcext:value-type="float">
            <text:p>7105.0920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195E+018" calcext:value-type="float">
            <text:p>1.706731195E+018</text:p>
          </table:table-cell>
          <table:table-cell table:number-columns-repeated="25"/>
        </table:table-row>
        <table:table-row table:style-name="ro1">
          <table:table-cell office:value-type="float" office:value="1.70671320176369E+018" calcext:value-type="float">
            <text:p>1.70671320176369E+018</text:p>
          </table:table-cell>
          <table:table-cell office:value-type="float" office:value="591" calcext:value-type="float">
            <text:p>591</text:p>
          </table:table-cell>
          <table:table-cell office:value-type="float" office:value="1.70671320175932E+018" calcext:value-type="float">
            <text:p>1.70671320175932E+018</text:p>
          </table:table-cell>
          <table:table-cell/>
          <table:table-cell office:value-type="float" office:value="42.0058115" calcext:value-type="float">
            <text:p>42.00581150</text:p>
          </table:table-cell>
          <table:table-cell office:value-type="float" office:value="-71.0848686666667" calcext:value-type="float">
            <text:p>-71.08486866667</text:p>
          </table:table-cell>
          <table:table-cell office:value-type="float" office:value="0" calcext:value-type="float">
            <text:p>0</text:p>
          </table:table-cell>
          <table:table-cell office:value-type="float" office:value="327347.801630919" calcext:value-type="float">
            <text:p>327347.801630919</text:p>
          </table:table-cell>
          <table:table-cell office:value-type="float" office:value="4652524.08343421" calcext:value-type="float">
            <text:p>4652524.08343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45956" calcext:value-type="float">
            <text:p>145956</text:p>
          </table:table-cell>
          <table:table-cell office:value-type="float" office:value="4220.34869" calcext:value-type="float">
            <text:p>4220.34869</text:p>
          </table:table-cell>
          <table:table-cell office:value-type="string" calcext:value-type="string">
            <text:p>N</text:p>
          </table:table-cell>
          <table:table-cell office:value-type="float" office:value="7105.09212" calcext:value-type="float">
            <text:p>7105.0921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196E+018" calcext:value-type="float">
            <text:p>1.706731196E+018</text:p>
          </table:table-cell>
          <table:table-cell table:number-columns-repeated="25"/>
        </table:table-row>
        <table:table-row table:style-name="ro1">
          <table:table-cell office:value-type="float" office:value="1.7067132027689E+018" calcext:value-type="float">
            <text:p>1.7067132027689E+018</text:p>
          </table:table-cell>
          <table:table-cell office:value-type="float" office:value="592" calcext:value-type="float">
            <text:p>592</text:p>
          </table:table-cell>
          <table:table-cell office:value-type="float" office:value="1.70671320276612E+018" calcext:value-type="float">
            <text:p>1.70671320276612E+018</text:p>
          </table:table-cell>
          <table:table-cell/>
          <table:table-cell office:value-type="float" office:value="42.0058108333333" calcext:value-type="float">
            <text:p>42.00581083</text:p>
          </table:table-cell>
          <table:table-cell office:value-type="float" office:value="-71.084868" calcext:value-type="float">
            <text:p>-71.08486800000</text:p>
          </table:table-cell>
          <table:table-cell office:value-type="float" office:value="0" calcext:value-type="float">
            <text:p>0</text:p>
          </table:table-cell>
          <table:table-cell office:value-type="float" office:value="327347.855038153" calcext:value-type="float">
            <text:p>327347.855038153</text:p>
          </table:table-cell>
          <table:table-cell office:value-type="float" office:value="4652524.00806467" calcext:value-type="float">
            <text:p>4652524.00806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45957" calcext:value-type="float">
            <text:p>145957</text:p>
          </table:table-cell>
          <table:table-cell office:value-type="float" office:value="4220.34865" calcext:value-type="float">
            <text:p>4220.34865</text:p>
          </table:table-cell>
          <table:table-cell office:value-type="string" calcext:value-type="string">
            <text:p>N</text:p>
          </table:table-cell>
          <table:table-cell office:value-type="float" office:value="7105.09208" calcext:value-type="float">
            <text:p>7105.0920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53" calcext:value-type="float">
            <text:p>1.5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197E+018" calcext:value-type="float">
            <text:p>1.706731197E+018</text:p>
          </table:table-cell>
          <table:table-cell table:number-columns-repeated="25"/>
        </table:table-row>
        <table:table-row table:style-name="ro1">
          <table:table-cell office:value-type="float" office:value="1.70671320377872E+018" calcext:value-type="float">
            <text:p>1.70671320377872E+018</text:p>
          </table:table-cell>
          <table:table-cell office:value-type="float" office:value="593" calcext:value-type="float">
            <text:p>593</text:p>
          </table:table-cell>
          <table:table-cell office:value-type="float" office:value="1.70671320377435E+018" calcext:value-type="float">
            <text:p>1.70671320377435E+018</text:p>
          </table:table-cell>
          <table:table-cell/>
          <table:table-cell office:value-type="float" office:value="42.3391433333333" calcext:value-type="float">
            <text:p>42.33914333</text:p>
          </table:table-cell>
          <table:table-cell office:value-type="float" office:value="-71.0848675" calcext:value-type="float">
            <text:p>-71.08486750000</text:p>
          </table:table-cell>
          <table:table-cell office:value-type="float" office:value="0" calcext:value-type="float">
            <text:p>0</text:p>
          </table:table-cell>
          <table:table-cell office:value-type="float" office:value="328252.507844937" calcext:value-type="float">
            <text:p>328252.507844937</text:p>
          </table:table-cell>
          <table:table-cell office:value-type="float" office:value="4689537.10578023" calcext:value-type="float">
            <text:p>4689537.105780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8" calcext:value-type="float">
            <text:p>145958</text:p>
          </table:table-cell>
          <table:table-cell office:value-type="float" office:value="4220.3486" calcext:value-type="float">
            <text:p>4220.3486</text:p>
          </table:table-cell>
          <table:table-cell office:value-type="string" calcext:value-type="string">
            <text:p>N</text:p>
          </table:table-cell>
          <table:table-cell office:value-type="float" office:value="7105.09205" calcext:value-type="float">
            <text:p>7105.0920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198E+018" calcext:value-type="float">
            <text:p>1.706731198E+018</text:p>
          </table:table-cell>
          <table:table-cell table:number-columns-repeated="25"/>
        </table:table-row>
        <table:table-row table:style-name="ro1">
          <table:table-cell office:value-type="float" office:value="1.7067132047868E+018" calcext:value-type="float">
            <text:p>1.7067132047868E+018</text:p>
          </table:table-cell>
          <table:table-cell office:value-type="float" office:value="594" calcext:value-type="float">
            <text:p>594</text:p>
          </table:table-cell>
          <table:table-cell office:value-type="float" office:value="1.70671320478246E+018" calcext:value-type="float">
            <text:p>1.70671320478246E+018</text:p>
          </table:table-cell>
          <table:table-cell/>
          <table:table-cell office:value-type="float" office:value="42.0058071666667" calcext:value-type="float">
            <text:p>42.00580717</text:p>
          </table:table-cell>
          <table:table-cell office:value-type="float" office:value="-71.0848643333333" calcext:value-type="float">
            <text:p>-71.084864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148777957" calcext:value-type="float">
            <text:p>327348.148777957</text:p>
          </table:table-cell>
          <table:table-cell office:value-type="float" office:value="4652523.59353223" calcext:value-type="float">
            <text:p>4652523.593532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45959" calcext:value-type="float">
            <text:p>145959</text:p>
          </table:table-cell>
          <table:table-cell office:value-type="float" office:value="4220.34843" calcext:value-type="float">
            <text:p>4220.34843</text:p>
          </table:table-cell>
          <table:table-cell office:value-type="string" calcext:value-type="string">
            <text:p>N</text:p>
          </table:table-cell>
          <table:table-cell office:value-type="float" office:value="7105.09186" calcext:value-type="float">
            <text:p>7105.0918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199E+018" calcext:value-type="float">
            <text:p>1.706731199E+018</text:p>
          </table:table-cell>
          <table:table-cell table:number-columns-repeated="25"/>
        </table:table-row>
        <table:table-row table:style-name="ro1">
          <table:table-cell office:value-type="float" office:value="1.7067132057951E+018" calcext:value-type="float">
            <text:p>1.7067132057951E+018</text:p>
          </table:table-cell>
          <table:table-cell office:value-type="float" office:value="595" calcext:value-type="float">
            <text:p>595</text:p>
          </table:table-cell>
          <table:table-cell office:value-type="float" office:value="1.70671320579053E+018" calcext:value-type="float">
            <text:p>1.70671320579053E+018</text:p>
          </table:table-cell>
          <table:table-cell/>
          <table:table-cell office:value-type="float" office:value="42.3391383333333" calcext:value-type="float">
            <text:p>42.33913833</text:p>
          </table:table-cell>
          <table:table-cell office:value-type="float" office:value="-71.0848618333333" calcext:value-type="float">
            <text:p>-71.08486183333</text:p>
          </table:table-cell>
          <table:table-cell office:value-type="float" office:value="0" calcext:value-type="float">
            <text:p>0</text:p>
          </table:table-cell>
          <table:table-cell office:value-type="float" office:value="328252.961060757" calcext:value-type="float">
            <text:p>328252.961060757</text:p>
          </table:table-cell>
          <table:table-cell office:value-type="float" office:value="4689536.53912228" calcext:value-type="float">
            <text:p>4689536.539122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00" calcext:value-type="float">
            <text:p>150000</text:p>
          </table:table-cell>
          <table:table-cell office:value-type="float" office:value="4220.3483" calcext:value-type="float">
            <text:p>4220.3483</text:p>
          </table:table-cell>
          <table:table-cell office:value-type="string" calcext:value-type="string">
            <text:p>N</text:p>
          </table:table-cell>
          <table:table-cell office:value-type="float" office:value="7105.09171" calcext:value-type="float">
            <text:p>7105.091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2E+018" calcext:value-type="float">
            <text:p>1.7067312E+018</text:p>
          </table:table-cell>
          <table:table-cell table:number-columns-repeated="25"/>
        </table:table-row>
        <table:table-row table:style-name="ro1">
          <table:table-cell office:value-type="float" office:value="1.70671320680299E+018" calcext:value-type="float">
            <text:p>1.70671320680299E+018</text:p>
          </table:table-cell>
          <table:table-cell office:value-type="float" office:value="596" calcext:value-type="float">
            <text:p>596</text:p>
          </table:table-cell>
          <table:table-cell office:value-type="float" office:value="1.70671320679859E+018" calcext:value-type="float">
            <text:p>1.70671320679859E+018</text:p>
          </table:table-cell>
          <table:table-cell/>
          <table:table-cell office:value-type="float" office:value="42.005803" calcext:value-type="float">
            <text:p>42.00580300</text:p>
          </table:table-cell>
          <table:table-cell office:value-type="float" office:value="-71.0848593333333" calcext:value-type="float">
            <text:p>-71.084859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551586491" calcext:value-type="float">
            <text:p>327348.551586491</text:p>
          </table:table-cell>
          <table:table-cell office:value-type="float" office:value="4652523.12079137" calcext:value-type="float">
            <text:p>4652523.120791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01" calcext:value-type="float">
            <text:p>150001</text:p>
          </table:table-cell>
          <table:table-cell office:value-type="float" office:value="4220.34818" calcext:value-type="float">
            <text:p>4220.34818</text:p>
          </table:table-cell>
          <table:table-cell office:value-type="string" calcext:value-type="string">
            <text:p>N</text:p>
          </table:table-cell>
          <table:table-cell office:value-type="float" office:value="7105.09156" calcext:value-type="float">
            <text:p>7105.0915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201E+018" calcext:value-type="float">
            <text:p>1.706731201E+018</text:p>
          </table:table-cell>
          <table:table-cell table:number-columns-repeated="25"/>
        </table:table-row>
        <table:table-row table:style-name="ro1">
          <table:table-cell office:value-type="float" office:value="1.70671320781066E+018" calcext:value-type="float">
            <text:p>1.70671320781066E+018</text:p>
          </table:table-cell>
          <table:table-cell office:value-type="float" office:value="597" calcext:value-type="float">
            <text:p>597</text:p>
          </table:table-cell>
          <table:table-cell office:value-type="float" office:value="1.70671320780609E+018" calcext:value-type="float">
            <text:p>1.70671320780609E+018</text:p>
          </table:table-cell>
          <table:table-cell/>
          <table:table-cell office:value-type="float" office:value="45.6724666666667" calcext:value-type="float">
            <text:p>45.67246667</text:p>
          </table:table-cell>
          <table:table-cell office:value-type="float" office:value="-71.0848565" calcext:value-type="float">
            <text:p>-71.08485650000</text:p>
          </table:table-cell>
          <table:table-cell office:value-type="float" office:value="0" calcext:value-type="float">
            <text:p>0</text:p>
          </table:table-cell>
          <table:table-cell office:value-type="float" office:value="337615.648121174" calcext:value-type="float">
            <text:p>337615.648121174</text:p>
          </table:table-cell>
          <table:table-cell office:value-type="float" office:value="5059771.24710442" calcext:value-type="float">
            <text:p>5059771.247104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02" calcext:value-type="float">
            <text:p>150002</text:p>
          </table:table-cell>
          <table:table-cell office:value-type="float" office:value="4220.348" calcext:value-type="float">
            <text:p>4220.348</text:p>
          </table:table-cell>
          <table:table-cell office:value-type="string" calcext:value-type="string">
            <text:p>N</text:p>
          </table:table-cell>
          <table:table-cell office:value-type="float" office:value="7105.09139" calcext:value-type="float">
            <text:p>7105.0913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202E+018" calcext:value-type="float">
            <text:p>1.706731202E+018</text:p>
          </table:table-cell>
          <table:table-cell table:number-columns-repeated="25"/>
        </table:table-row>
        <table:table-row table:style-name="ro1">
          <table:table-cell office:value-type="float" office:value="1.70671320881872E+018" calcext:value-type="float">
            <text:p>1.70671320881872E+018</text:p>
          </table:table-cell>
          <table:table-cell office:value-type="float" office:value="598" calcext:value-type="float">
            <text:p>598</text:p>
          </table:table-cell>
          <table:table-cell office:value-type="float" office:value="1.70671320881435E+018" calcext:value-type="float">
            <text:p>1.70671320881435E+018</text:p>
          </table:table-cell>
          <table:table-cell/>
          <table:table-cell office:value-type="float" office:value="42.0058025" calcext:value-type="float">
            <text:p>42.00580250</text:p>
          </table:table-cell>
          <table:table-cell office:value-type="float" office:value="-71.0848565" calcext:value-type="float">
            <text:p>-71.084856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784879058" calcext:value-type="float">
            <text:p>327348.784879058</text:p>
          </table:table-cell>
          <table:table-cell office:value-type="float" office:value="4652523.05955665" calcext:value-type="float">
            <text:p>4652523.05955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03" calcext:value-type="float">
            <text:p>150003</text:p>
          </table:table-cell>
          <table:table-cell office:value-type="float" office:value="4220.34815" calcext:value-type="float">
            <text:p>4220.34815</text:p>
          </table:table-cell>
          <table:table-cell office:value-type="string" calcext:value-type="string">
            <text:p>N</text:p>
          </table:table-cell>
          <table:table-cell office:value-type="float" office:value="7105.09139" calcext:value-type="float">
            <text:p>7105.0913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203E+018" calcext:value-type="float">
            <text:p>1.706731203E+018</text:p>
          </table:table-cell>
          <table:table-cell table:number-columns-repeated="25"/>
        </table:table-row>
        <table:table-row table:style-name="ro1">
          <table:table-cell office:value-type="float" office:value="1.70671320982678E+018" calcext:value-type="float">
            <text:p>1.70671320982678E+018</text:p>
          </table:table-cell>
          <table:table-cell office:value-type="float" office:value="599" calcext:value-type="float">
            <text:p>599</text:p>
          </table:table-cell>
          <table:table-cell office:value-type="float" office:value="1.70671320982237E+018" calcext:value-type="float">
            <text:p>1.70671320982237E+018</text:p>
          </table:table-cell>
          <table:table-cell/>
          <table:table-cell office:value-type="float" office:value="42.0058056666667" calcext:value-type="float">
            <text:p>42.00580567</text:p>
          </table:table-cell>
          <table:table-cell office:value-type="float" office:value="-71.0848585" calcext:value-type="float">
            <text:p>-71.084858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627813189" calcext:value-type="float">
            <text:p>327348.627813189</text:p>
          </table:table-cell>
          <table:table-cell office:value-type="float" office:value="4652523.41520813" calcext:value-type="float">
            <text:p>4652523.415208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4" calcext:value-type="float">
            <text:p>150004</text:p>
          </table:table-cell>
          <table:table-cell office:value-type="float" office:value="4220.34834" calcext:value-type="float">
            <text:p>4220.34834</text:p>
          </table:table-cell>
          <table:table-cell office:value-type="string" calcext:value-type="string">
            <text:p>N</text:p>
          </table:table-cell>
          <table:table-cell office:value-type="float" office:value="7105.09151" calcext:value-type="float">
            <text:p>7105.0915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04E+018" calcext:value-type="float">
            <text:p>1.706731204E+018</text:p>
          </table:table-cell>
          <table:table-cell table:number-columns-repeated="25"/>
        </table:table-row>
        <table:table-row table:style-name="ro1">
          <table:table-cell office:value-type="float" office:value="1.70671321083492E+018" calcext:value-type="float">
            <text:p>1.70671321083492E+018</text:p>
          </table:table-cell>
          <table:table-cell office:value-type="float" office:value="600" calcext:value-type="float">
            <text:p>600</text:p>
          </table:table-cell>
          <table:table-cell office:value-type="float" office:value="1.70671321083055E+018" calcext:value-type="float">
            <text:p>1.70671321083055E+018</text:p>
          </table:table-cell>
          <table:table-cell/>
          <table:table-cell office:value-type="float" office:value="42.0058086666667" calcext:value-type="float">
            <text:p>42.00580867</text:p>
          </table:table-cell>
          <table:table-cell office:value-type="float" office:value="-71.0848606666667" calcext:value-type="float">
            <text:p>-71.084860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456493842" calcext:value-type="float">
            <text:p>327348.456493842</text:p>
          </table:table-cell>
          <table:table-cell office:value-type="float" office:value="4652523.75268974" calcext:value-type="float">
            <text:p>4652523.752689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5" calcext:value-type="float">
            <text:p>150005</text:p>
          </table:table-cell>
          <table:table-cell office:value-type="float" office:value="4220.34852" calcext:value-type="float">
            <text:p>4220.34852</text:p>
          </table:table-cell>
          <table:table-cell office:value-type="string" calcext:value-type="string">
            <text:p>N</text:p>
          </table:table-cell>
          <table:table-cell office:value-type="float" office:value="7105.09164" calcext:value-type="float">
            <text:p>7105.0916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05E+018" calcext:value-type="float">
            <text:p>1.706731205E+018</text:p>
          </table:table-cell>
          <table:table-cell table:number-columns-repeated="25"/>
        </table:table-row>
        <table:table-row table:style-name="ro1">
          <table:table-cell office:value-type="float" office:value="1.70671321184302E+018" calcext:value-type="float">
            <text:p>1.70671321184302E+018</text:p>
          </table:table-cell>
          <table:table-cell office:value-type="float" office:value="601" calcext:value-type="float">
            <text:p>601</text:p>
          </table:table-cell>
          <table:table-cell office:value-type="float" office:value="1.70671321183856E+018" calcext:value-type="float">
            <text:p>1.70671321183856E+018</text:p>
          </table:table-cell>
          <table:table-cell/>
          <table:table-cell office:value-type="float" office:value="42.0058105" calcext:value-type="float">
            <text:p>42.00581050</text:p>
          </table:table-cell>
          <table:table-cell office:value-type="float" office:value="-71.0848626666667" calcext:value-type="float">
            <text:p>-71.084862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295821282" calcext:value-type="float">
            <text:p>327348.295821282</text:p>
          </table:table-cell>
          <table:table-cell office:value-type="float" office:value="4652523.96029221" calcext:value-type="float">
            <text:p>4652523.96029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6" calcext:value-type="float">
            <text:p>150006</text:p>
          </table:table-cell>
          <table:table-cell office:value-type="float" office:value="4220.34863" calcext:value-type="float">
            <text:p>4220.34863</text:p>
          </table:table-cell>
          <table:table-cell office:value-type="string" calcext:value-type="string">
            <text:p>N</text:p>
          </table:table-cell>
          <table:table-cell office:value-type="float" office:value="7105.09176" calcext:value-type="float">
            <text:p>7105.0917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206E+018" calcext:value-type="float">
            <text:p>1.706731206E+018</text:p>
          </table:table-cell>
          <table:table-cell table:number-columns-repeated="25"/>
        </table:table-row>
        <table:table-row table:style-name="ro1">
          <table:table-cell office:value-type="float" office:value="1.70671321285867E+018" calcext:value-type="float">
            <text:p>1.70671321285867E+018</text:p>
          </table:table-cell>
          <table:table-cell office:value-type="float" office:value="602" calcext:value-type="float">
            <text:p>602</text:p>
          </table:table-cell>
          <table:table-cell office:value-type="float" office:value="1.70671321284663E+018" calcext:value-type="float">
            <text:p>1.70671321284663E+018</text:p>
          </table:table-cell>
          <table:table-cell/>
          <table:table-cell office:value-type="float" office:value="42.0058115" calcext:value-type="float">
            <text:p>42.00581150</text:p>
          </table:table-cell>
          <table:table-cell office:value-type="float" office:value="-71.0848631666667" calcext:value-type="float">
            <text:p>-71.084863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257118377" calcext:value-type="float">
            <text:p>327348.257118377</text:p>
          </table:table-cell>
          <table:table-cell office:value-type="float" office:value="4652524.07233775" calcext:value-type="float">
            <text:p>4652524.072337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7" calcext:value-type="float">
            <text:p>150007</text:p>
          </table:table-cell>
          <table:table-cell office:value-type="float" office:value="4220.34869" calcext:value-type="float">
            <text:p>4220.34869</text:p>
          </table:table-cell>
          <table:table-cell office:value-type="string" calcext:value-type="string">
            <text:p>N</text:p>
          </table:table-cell>
          <table:table-cell office:value-type="float" office:value="7105.09179" calcext:value-type="float">
            <text:p>7105.0917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207E+018" calcext:value-type="float">
            <text:p>1.706731207E+018</text:p>
          </table:table-cell>
          <table:table-cell table:number-columns-repeated="25"/>
        </table:table-row>
        <table:table-row table:style-name="ro1">
          <table:table-cell office:value-type="float" office:value="1.70671321385925E+018" calcext:value-type="float">
            <text:p>1.70671321385925E+018</text:p>
          </table:table-cell>
          <table:table-cell office:value-type="float" office:value="603" calcext:value-type="float">
            <text:p>603</text:p>
          </table:table-cell>
          <table:table-cell office:value-type="float" office:value="1.70671321385482E+018" calcext:value-type="float">
            <text:p>1.70671321385482E+018</text:p>
          </table:table-cell>
          <table:table-cell/>
          <table:table-cell office:value-type="float" office:value="42.0058125" calcext:value-type="float">
            <text:p>42.00581250</text:p>
          </table:table-cell>
          <table:table-cell office:value-type="float" office:value="-71.0848635" calcext:value-type="float">
            <text:p>-71.084863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3221812" calcext:value-type="float">
            <text:p>327348.23221812</text:p>
          </table:table-cell>
          <table:table-cell office:value-type="float" office:value="4652524.18404702" calcext:value-type="float">
            <text:p>4652524.184047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8" calcext:value-type="float">
            <text:p>150008</text:p>
          </table:table-cell>
          <table:table-cell office:value-type="float" office:value="4220.34875" calcext:value-type="float">
            <text:p>4220.34875</text:p>
          </table:table-cell>
          <table:table-cell office:value-type="string" calcext:value-type="string">
            <text:p>N</text:p>
          </table:table-cell>
          <table:table-cell office:value-type="float" office:value="7105.09181" calcext:value-type="float">
            <text:p>7105.0918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208E+018" calcext:value-type="float">
            <text:p>1.706731208E+018</text:p>
          </table:table-cell>
          <table:table-cell table:number-columns-repeated="25"/>
        </table:table-row>
        <table:table-row table:style-name="ro1">
          <table:table-cell office:value-type="float" office:value="1.70671321486755E+018" calcext:value-type="float">
            <text:p>1.70671321486755E+018</text:p>
          </table:table-cell>
          <table:table-cell office:value-type="float" office:value="604" calcext:value-type="float">
            <text:p>604</text:p>
          </table:table-cell>
          <table:table-cell office:value-type="float" office:value="1.70671321486302E+018" calcext:value-type="float">
            <text:p>1.70671321486302E+018</text:p>
          </table:table-cell>
          <table:table-cell/>
          <table:table-cell office:value-type="float" office:value="42.0058138333333" calcext:value-type="float">
            <text:p>42.00581383</text:p>
          </table:table-cell>
          <table:table-cell office:value-type="float" office:value="-71.0848633333333" calcext:value-type="float">
            <text:p>-71.084863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249627496" calcext:value-type="float">
            <text:p>327348.249627496</text:p>
          </table:table-cell>
          <table:table-cell office:value-type="float" office:value="4652524.33175979" calcext:value-type="float">
            <text:p>4652524.331759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09" calcext:value-type="float">
            <text:p>150009</text:p>
          </table:table-cell>
          <table:table-cell office:value-type="float" office:value="4220.34883" calcext:value-type="float">
            <text:p>4220.34883</text:p>
          </table:table-cell>
          <table:table-cell office:value-type="string" calcext:value-type="string">
            <text:p>N</text:p>
          </table:table-cell>
          <table:table-cell office:value-type="float" office:value="7105.0918" calcext:value-type="float">
            <text:p>7105.091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09E+018" calcext:value-type="float">
            <text:p>1.706731209E+018</text:p>
          </table:table-cell>
          <table:table-cell table:number-columns-repeated="25"/>
        </table:table-row>
        <table:table-row table:style-name="ro1">
          <table:table-cell office:value-type="float" office:value="1.70671321587569E+018" calcext:value-type="float">
            <text:p>1.70671321587569E+018</text:p>
          </table:table-cell>
          <table:table-cell office:value-type="float" office:value="605" calcext:value-type="float">
            <text:p>605</text:p>
          </table:table-cell>
          <table:table-cell office:value-type="float" office:value="1.7067132158712E+018" calcext:value-type="float">
            <text:p>1.7067132158712E+018</text:p>
          </table:table-cell>
          <table:table-cell/>
          <table:table-cell office:value-type="float" office:value="42.0058148333333" calcext:value-type="float">
            <text:p>42.00581483</text:p>
          </table:table-cell>
          <table:table-cell office:value-type="float" office:value="-71.0848623333333" calcext:value-type="float">
            <text:p>-71.084862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35148438" calcext:value-type="float">
            <text:p>327348.335148438</text:p>
          </table:table-cell>
          <table:table-cell office:value-type="float" office:value="4652524.44077901" calcext:value-type="float">
            <text:p>4652524.440779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10" calcext:value-type="float">
            <text:p>150010</text:p>
          </table:table-cell>
          <table:table-cell office:value-type="float" office:value="4220.34889" calcext:value-type="float">
            <text:p>4220.34889</text:p>
          </table:table-cell>
          <table:table-cell office:value-type="string" calcext:value-type="string">
            <text:p>N</text:p>
          </table:table-cell>
          <table:table-cell office:value-type="float" office:value="7105.09174" calcext:value-type="float">
            <text:p>7105.0917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21E+018" calcext:value-type="float">
            <text:p>1.70673121E+018</text:p>
          </table:table-cell>
          <table:table-cell table:number-columns-repeated="25"/>
        </table:table-row>
        <table:table-row table:style-name="ro1">
          <table:table-cell office:value-type="float" office:value="1.70671321688472E+018" calcext:value-type="float">
            <text:p>1.70671321688472E+018</text:p>
          </table:table-cell>
          <table:table-cell office:value-type="float" office:value="606" calcext:value-type="float">
            <text:p>606</text:p>
          </table:table-cell>
          <table:table-cell office:value-type="float" office:value="1.70671321687931E+018" calcext:value-type="float">
            <text:p>1.70671321687931E+018</text:p>
          </table:table-cell>
          <table:table-cell/>
          <table:table-cell office:value-type="float" office:value="42.0058156666667" calcext:value-type="float">
            <text:p>42.00581567</text:p>
          </table:table-cell>
          <table:table-cell office:value-type="float" office:value="-71.0848618333333" calcext:value-type="float">
            <text:p>-71.084861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78810588" calcext:value-type="float">
            <text:p>327348.378810588</text:p>
          </table:table-cell>
          <table:table-cell office:value-type="float" office:value="4652524.53230088" calcext:value-type="float">
            <text:p>4652524.532300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11" calcext:value-type="float">
            <text:p>150011</text:p>
          </table:table-cell>
          <table:table-cell office:value-type="float" office:value="4220.34894" calcext:value-type="float">
            <text:p>4220.34894</text:p>
          </table:table-cell>
          <table:table-cell office:value-type="string" calcext:value-type="string">
            <text:p>N</text:p>
          </table:table-cell>
          <table:table-cell office:value-type="float" office:value="7105.09171" calcext:value-type="float">
            <text:p>7105.0917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11E+018" calcext:value-type="float">
            <text:p>1.706731211E+018</text:p>
          </table:table-cell>
          <table:table-cell table:number-columns-repeated="25"/>
        </table:table-row>
        <table:table-row table:style-name="ro1">
          <table:table-cell office:value-type="float" office:value="1.7067132178917E+018" calcext:value-type="float">
            <text:p>1.7067132178917E+018</text:p>
          </table:table-cell>
          <table:table-cell office:value-type="float" office:value="607" calcext:value-type="float">
            <text:p>607</text:p>
          </table:table-cell>
          <table:table-cell office:value-type="float" office:value="1.7067132178874E+018" calcext:value-type="float">
            <text:p>1.7067132178874E+018</text:p>
          </table:table-cell>
          <table:table-cell/>
          <table:table-cell office:value-type="float" office:value="42.0058163333333" calcext:value-type="float">
            <text:p>42.00581633</text:p>
          </table:table-cell>
          <table:table-cell office:value-type="float" office:value="-71.0848608333333" calcext:value-type="float">
            <text:p>-71.084860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463429845" calcext:value-type="float">
            <text:p>327348.463429845</text:p>
          </table:table-cell>
          <table:table-cell office:value-type="float" office:value="4652524.60430786" calcext:value-type="float">
            <text:p>4652524.604307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12" calcext:value-type="float">
            <text:p>150012</text:p>
          </table:table-cell>
          <table:table-cell office:value-type="float" office:value="4220.34898" calcext:value-type="float">
            <text:p>4220.34898</text:p>
          </table:table-cell>
          <table:table-cell office:value-type="string" calcext:value-type="string">
            <text:p>N</text:p>
          </table:table-cell>
          <table:table-cell office:value-type="float" office:value="7105.09165" calcext:value-type="float">
            <text:p>7105.0916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212E+018" calcext:value-type="float">
            <text:p>1.706731212E+018</text:p>
          </table:table-cell>
          <table:table-cell table:number-columns-repeated="25"/>
        </table:table-row>
        <table:table-row table:style-name="ro1">
          <table:table-cell office:value-type="float" office:value="1.70671321889988E+018" calcext:value-type="float">
            <text:p>1.70671321889988E+018</text:p>
          </table:table-cell>
          <table:table-cell office:value-type="float" office:value="608" calcext:value-type="float">
            <text:p>608</text:p>
          </table:table-cell>
          <table:table-cell office:value-type="float" office:value="1.70671321889546E+018" calcext:value-type="float">
            <text:p>1.70671321889546E+018</text:p>
          </table:table-cell>
          <table:table-cell/>
          <table:table-cell office:value-type="float" office:value="42.0058176666667" calcext:value-type="float">
            <text:p>42.00581767</text:p>
          </table:table-cell>
          <table:table-cell office:value-type="float" office:value="-71.0848598333333" calcext:value-type="float">
            <text:p>-71.084859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549852461" calcext:value-type="float">
            <text:p>327348.549852461</text:p>
          </table:table-cell>
          <table:table-cell office:value-type="float" office:value="4652524.75033934" calcext:value-type="float">
            <text:p>4652524.750339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13" calcext:value-type="float">
            <text:p>150013</text:p>
          </table:table-cell>
          <table:table-cell office:value-type="float" office:value="4220.34906" calcext:value-type="float">
            <text:p>4220.34906</text:p>
          </table:table-cell>
          <table:table-cell office:value-type="string" calcext:value-type="string">
            <text:p>N</text:p>
          </table:table-cell>
          <table:table-cell office:value-type="float" office:value="7105.09159" calcext:value-type="float">
            <text:p>7105.0915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213E+018" calcext:value-type="float">
            <text:p>1.706731213E+018</text:p>
          </table:table-cell>
          <table:table-cell table:number-columns-repeated="25"/>
        </table:table-row>
        <table:table-row table:style-name="ro1">
          <table:table-cell office:value-type="float" office:value="1.70671321990794E+018" calcext:value-type="float">
            <text:p>1.70671321990794E+018</text:p>
          </table:table-cell>
          <table:table-cell office:value-type="float" office:value="609" calcext:value-type="float">
            <text:p>609</text:p>
          </table:table-cell>
          <table:table-cell office:value-type="float" office:value="1.70671321990348E+018" calcext:value-type="float">
            <text:p>1.70671321990348E+018</text:p>
          </table:table-cell>
          <table:table-cell/>
          <table:table-cell office:value-type="float" office:value="42.0058178333333" calcext:value-type="float">
            <text:p>42.00581783</text:p>
          </table:table-cell>
          <table:table-cell office:value-type="float" office:value="-71.084861" calcext:value-type="float">
            <text:p>-71.084861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45368476" calcext:value-type="float">
            <text:p>327348.45368476</text:p>
          </table:table-cell>
          <table:table-cell office:value-type="float" office:value="4652524.77119926" calcext:value-type="float">
            <text:p>4652524.771199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50014" calcext:value-type="float">
            <text:p>150014</text:p>
          </table:table-cell>
          <table:table-cell office:value-type="float" office:value="4220.34907" calcext:value-type="float">
            <text:p>4220.34907</text:p>
          </table:table-cell>
          <table:table-cell office:value-type="string" calcext:value-type="string">
            <text:p>N</text:p>
          </table:table-cell>
          <table:table-cell office:value-type="float" office:value="7105.09166" calcext:value-type="float">
            <text:p>7105.0916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214E+018" calcext:value-type="float">
            <text:p>1.706731214E+018</text:p>
          </table:table-cell>
          <table:table-cell table:number-columns-repeated="25"/>
        </table:table-row>
        <table:table-row table:style-name="ro1">
          <table:table-cell office:value-type="float" office:value="1.70671322091605E+018" calcext:value-type="float">
            <text:p>1.70671322091605E+018</text:p>
          </table:table-cell>
          <table:table-cell office:value-type="float" office:value="610" calcext:value-type="float">
            <text:p>610</text:p>
          </table:table-cell>
          <table:table-cell office:value-type="float" office:value="1.70671322091166E+018" calcext:value-type="float">
            <text:p>1.70671322091166E+018</text:p>
          </table:table-cell>
          <table:table-cell/>
          <table:table-cell office:value-type="float" office:value="42.0058175" calcext:value-type="float">
            <text:p>42.00581750</text:p>
          </table:table-cell>
          <table:table-cell office:value-type="float" office:value="-71.0848606666667" calcext:value-type="float">
            <text:p>-71.084860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480388376" calcext:value-type="float">
            <text:p>327348.480388376</text:p>
          </table:table-cell>
          <table:table-cell office:value-type="float" office:value="4652524.73351449" calcext:value-type="float">
            <text:p>4652524.733514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$GPGGA</text:p>
          </table:table-cell>
          <table:table-cell office:value-type="float" office:value="150015" calcext:value-type="float">
            <text:p>150015</text:p>
          </table:table-cell>
          <table:table-cell office:value-type="float" office:value="4220.34905" calcext:value-type="float">
            <text:p>4220.34905</text:p>
          </table:table-cell>
          <table:table-cell office:value-type="string" calcext:value-type="string">
            <text:p>N</text:p>
          </table:table-cell>
          <table:table-cell office:value-type="float" office:value="7105.09164" calcext:value-type="float">
            <text:p>7105.0916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B</text:p>
          </table:table-cell>
        </table:table-row>
        <table:table-row table:style-name="ro1">
          <table:table-cell/>
          <table:table-cell office:value-type="float" office:value="1.706731215E+018" calcext:value-type="float">
            <text:p>1.706731215E+018</text:p>
          </table:table-cell>
          <table:table-cell table:number-columns-repeated="25"/>
        </table:table-row>
        <table:table-row table:style-name="ro1">
          <table:table-cell office:value-type="float" office:value="1.70671322192425E+018" calcext:value-type="float">
            <text:p>1.70671322192425E+018</text:p>
          </table:table-cell>
          <table:table-cell office:value-type="float" office:value="611" calcext:value-type="float">
            <text:p>611</text:p>
          </table:table-cell>
          <table:table-cell office:value-type="float" office:value="1.70671322191978E+018" calcext:value-type="float">
            <text:p>1.70671322191978E+018</text:p>
          </table:table-cell>
          <table:table-cell/>
          <table:table-cell office:value-type="float" office:value="42.0058171666667" calcext:value-type="float">
            <text:p>42.00581717</text:p>
          </table:table-cell>
          <table:table-cell office:value-type="float" office:value="-71.0848596666667" calcext:value-type="float">
            <text:p>-71.084859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562302589" calcext:value-type="float">
            <text:p>327348.562302589</text:p>
          </table:table-cell>
          <table:table-cell office:value-type="float" office:value="4652524.6944847" calcext:value-type="float">
            <text:p>4652524.6944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16" calcext:value-type="float">
            <text:p>150016</text:p>
          </table:table-cell>
          <table:table-cell office:value-type="float" office:value="4220.34903" calcext:value-type="float">
            <text:p>4220.34903</text:p>
          </table:table-cell>
          <table:table-cell office:value-type="string" calcext:value-type="string">
            <text:p>N</text:p>
          </table:table-cell>
          <table:table-cell office:value-type="float" office:value="7105.09158" calcext:value-type="float">
            <text:p>7105.0915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216E+018" calcext:value-type="float">
            <text:p>1.706731216E+018</text:p>
          </table:table-cell>
          <table:table-cell table:number-columns-repeated="25"/>
        </table:table-row>
        <table:table-row table:style-name="ro1">
          <table:table-cell office:value-type="float" office:value="1.70671322293252E+018" calcext:value-type="float">
            <text:p>1.70671322293252E+018</text:p>
          </table:table-cell>
          <table:table-cell office:value-type="float" office:value="612" calcext:value-type="float">
            <text:p>612</text:p>
          </table:table-cell>
          <table:table-cell office:value-type="float" office:value="1.70671322292795E+018" calcext:value-type="float">
            <text:p>1.70671322292795E+018</text:p>
          </table:table-cell>
          <table:table-cell/>
          <table:table-cell office:value-type="float" office:value="45.6724833333333" calcext:value-type="float">
            <text:p>45.67248333</text:p>
          </table:table-cell>
          <table:table-cell office:value-type="float" office:value="-71.0848588333333" calcext:value-type="float">
            <text:p>-71.08485883333</text:p>
          </table:table-cell>
          <table:table-cell office:value-type="float" office:value="0" calcext:value-type="float">
            <text:p>0</text:p>
          </table:table-cell>
          <table:table-cell office:value-type="float" office:value="337615.514605426" calcext:value-type="float">
            <text:p>337615.514605426</text:p>
          </table:table-cell>
          <table:table-cell office:value-type="float" office:value="5059773.10348426" calcext:value-type="float">
            <text:p>5059773.103484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17" calcext:value-type="float">
            <text:p>150017</text:p>
          </table:table-cell>
          <table:table-cell office:value-type="float" office:value="4220.349" calcext:value-type="float">
            <text:p>4220.349</text:p>
          </table:table-cell>
          <table:table-cell office:value-type="string" calcext:value-type="string">
            <text:p>N</text:p>
          </table:table-cell>
          <table:table-cell office:value-type="float" office:value="7105.09153" calcext:value-type="float">
            <text:p>7105.0915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17E+018" calcext:value-type="float">
            <text:p>1.706731217E+018</text:p>
          </table:table-cell>
          <table:table-cell table:number-columns-repeated="25"/>
        </table:table-row>
        <table:table-row table:style-name="ro1">
          <table:table-cell office:value-type="float" office:value="1.70671322394051E+018" calcext:value-type="float">
            <text:p>1.70671322394051E+018</text:p>
          </table:table-cell>
          <table:table-cell office:value-type="float" office:value="613" calcext:value-type="float">
            <text:p>613</text:p>
          </table:table-cell>
          <table:table-cell office:value-type="float" office:value="1.70671322393606E+018" calcext:value-type="float">
            <text:p>1.70671322393606E+018</text:p>
          </table:table-cell>
          <table:table-cell/>
          <table:table-cell office:value-type="float" office:value="42.005818" calcext:value-type="float">
            <text:p>42.00581800</text:p>
          </table:table-cell>
          <table:table-cell office:value-type="float" office:value="-71.0848598333333" calcext:value-type="float">
            <text:p>-71.084859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550754141" calcext:value-type="float">
            <text:p>327348.550754141</text:p>
          </table:table-cell>
          <table:table-cell office:value-type="float" office:value="4652524.7873516" calcext:value-type="float">
            <text:p>4652524.78735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18" calcext:value-type="float">
            <text:p>150018</text:p>
          </table:table-cell>
          <table:table-cell office:value-type="float" office:value="4220.34908" calcext:value-type="float">
            <text:p>4220.34908</text:p>
          </table:table-cell>
          <table:table-cell office:value-type="string" calcext:value-type="string">
            <text:p>N</text:p>
          </table:table-cell>
          <table:table-cell office:value-type="float" office:value="7105.09159" calcext:value-type="float">
            <text:p>7105.0915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218E+018" calcext:value-type="float">
            <text:p>1.706731218E+018</text:p>
          </table:table-cell>
          <table:table-cell table:number-columns-repeated="25"/>
        </table:table-row>
        <table:table-row table:style-name="ro1">
          <table:table-cell office:value-type="float" office:value="1.70671322494868E+018" calcext:value-type="float">
            <text:p>1.70671322494868E+018</text:p>
          </table:table-cell>
          <table:table-cell office:value-type="float" office:value="614" calcext:value-type="float">
            <text:p>614</text:p>
          </table:table-cell>
          <table:table-cell office:value-type="float" office:value="1.70671322494422E+018" calcext:value-type="float">
            <text:p>1.70671322494422E+018</text:p>
          </table:table-cell>
          <table:table-cell/>
          <table:table-cell office:value-type="float" office:value="42.0058206666667" calcext:value-type="float">
            <text:p>42.00582067</text:p>
          </table:table-cell>
          <table:table-cell office:value-type="float" office:value="-71.0848613333333" calcext:value-type="float">
            <text:p>-71.084861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433743749" calcext:value-type="float">
            <text:p>327348.433743749</text:p>
          </table:table-cell>
          <table:table-cell office:value-type="float" office:value="4652525.08647594" calcext:value-type="float">
            <text:p>4652525.086475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19" calcext:value-type="float">
            <text:p>150019</text:p>
          </table:table-cell>
          <table:table-cell office:value-type="float" office:value="4220.34924" calcext:value-type="float">
            <text:p>4220.34924</text:p>
          </table:table-cell>
          <table:table-cell office:value-type="string" calcext:value-type="string">
            <text:p>N</text:p>
          </table:table-cell>
          <table:table-cell office:value-type="float" office:value="7105.09168" calcext:value-type="float">
            <text:p>7105.0916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219E+018" calcext:value-type="float">
            <text:p>1.706731219E+018</text:p>
          </table:table-cell>
          <table:table-cell table:number-columns-repeated="25"/>
        </table:table-row>
        <table:table-row table:style-name="ro1">
          <table:table-cell office:value-type="float" office:value="1.70671322595695E+018" calcext:value-type="float">
            <text:p>1.70671322595695E+018</text:p>
          </table:table-cell>
          <table:table-cell office:value-type="float" office:value="615" calcext:value-type="float">
            <text:p>615</text:p>
          </table:table-cell>
          <table:table-cell office:value-type="float" office:value="1.70671322595247E+018" calcext:value-type="float">
            <text:p>1.70671322595247E+018</text:p>
          </table:table-cell>
          <table:table-cell/>
          <table:table-cell office:value-type="float" office:value="42.0058205" calcext:value-type="float">
            <text:p>42.00582050</text:p>
          </table:table-cell>
          <table:table-cell office:value-type="float" office:value="-71.0848628333333" calcext:value-type="float">
            <text:p>-71.084862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09069077" calcext:value-type="float">
            <text:p>327348.309069077</text:p>
          </table:table-cell>
          <table:table-cell office:value-type="float" office:value="4652525.07099611" calcext:value-type="float">
            <text:p>4652525.070996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20" calcext:value-type="float">
            <text:p>150020</text:p>
          </table:table-cell>
          <table:table-cell office:value-type="float" office:value="4220.34923" calcext:value-type="float">
            <text:p>4220.34923</text:p>
          </table:table-cell>
          <table:table-cell office:value-type="string" calcext:value-type="string">
            <text:p>N</text:p>
          </table:table-cell>
          <table:table-cell office:value-type="float" office:value="7105.09177" calcext:value-type="float">
            <text:p>7105.0917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4</text:p>
          </table:table-cell>
        </table:table-row>
        <table:table-row table:style-name="ro1">
          <table:table-cell/>
          <table:table-cell office:value-type="float" office:value="1.70673122E+018" calcext:value-type="float">
            <text:p>1.70673122E+018</text:p>
          </table:table-cell>
          <table:table-cell table:number-columns-repeated="25"/>
        </table:table-row>
        <table:table-row table:style-name="ro1">
          <table:table-cell office:value-type="float" office:value="1.70671322696505E+018" calcext:value-type="float">
            <text:p>1.70671322696505E+018</text:p>
          </table:table-cell>
          <table:table-cell office:value-type="float" office:value="616" calcext:value-type="float">
            <text:p>616</text:p>
          </table:table-cell>
          <table:table-cell office:value-type="float" office:value="1.7067132269606E+018" calcext:value-type="float">
            <text:p>1.7067132269606E+018</text:p>
          </table:table-cell>
          <table:table-cell/>
          <table:table-cell office:value-type="float" office:value="42.0058208333333" calcext:value-type="float">
            <text:p>42.00582083</text:p>
          </table:table-cell>
          <table:table-cell office:value-type="float" office:value="-71.0848641666667" calcext:value-type="float">
            <text:p>-71.084864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199549572" calcext:value-type="float">
            <text:p>327348.199549572</text:p>
          </table:table-cell>
          <table:table-cell office:value-type="float" office:value="4652525.11069842" calcext:value-type="float">
            <text:p>4652525.11069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21" calcext:value-type="float">
            <text:p>150021</text:p>
          </table:table-cell>
          <table:table-cell office:value-type="float" office:value="4220.34925" calcext:value-type="float">
            <text:p>4220.34925</text:p>
          </table:table-cell>
          <table:table-cell office:value-type="string" calcext:value-type="string">
            <text:p>N</text:p>
          </table:table-cell>
          <table:table-cell office:value-type="float" office:value="7105.09185" calcext:value-type="float">
            <text:p>7105.0918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F</text:p>
          </table:table-cell>
        </table:table-row>
        <table:table-row table:style-name="ro1">
          <table:table-cell/>
          <table:table-cell office:value-type="float" office:value="1.706731221E+018" calcext:value-type="float">
            <text:p>1.706731221E+018</text:p>
          </table:table-cell>
          <table:table-cell table:number-columns-repeated="25"/>
        </table:table-row>
        <table:table-row table:style-name="ro1">
          <table:table-cell office:value-type="float" office:value="1.70671322797309E+018" calcext:value-type="float">
            <text:p>1.70671322797309E+018</text:p>
          </table:table-cell>
          <table:table-cell office:value-type="float" office:value="617" calcext:value-type="float">
            <text:p>617</text:p>
          </table:table-cell>
          <table:table-cell office:value-type="float" office:value="1.70671322796871E+018" calcext:value-type="float">
            <text:p>1.70671322796871E+018</text:p>
          </table:table-cell>
          <table:table-cell/>
          <table:table-cell office:value-type="float" office:value="42.0058223333333" calcext:value-type="float">
            <text:p>42.00582233</text:p>
          </table:table-cell>
          <table:table-cell office:value-type="float" office:value="-71.084864" calcext:value-type="float">
            <text:p>-71.084864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1740979" calcext:value-type="float">
            <text:p>327348.21740979</text:p>
          </table:table-cell>
          <table:table-cell office:value-type="float" office:value="4652525.27691731" calcext:value-type="float">
            <text:p>4652525.27691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22" calcext:value-type="float">
            <text:p>150022</text:p>
          </table:table-cell>
          <table:table-cell office:value-type="float" office:value="4220.34934" calcext:value-type="float">
            <text:p>4220.34934</text:p>
          </table:table-cell>
          <table:table-cell office:value-type="string" calcext:value-type="string">
            <text:p>N</text:p>
          </table:table-cell>
          <table:table-cell office:value-type="float" office:value="7105.09184" calcext:value-type="float">
            <text:p>7105.0918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222E+018" calcext:value-type="float">
            <text:p>1.706731222E+018</text:p>
          </table:table-cell>
          <table:table-cell table:number-columns-repeated="25"/>
        </table:table-row>
        <table:table-row table:style-name="ro1">
          <table:table-cell office:value-type="float" office:value="1.70671322898143E+018" calcext:value-type="float">
            <text:p>1.70671322898143E+018</text:p>
          </table:table-cell>
          <table:table-cell office:value-type="float" office:value="618" calcext:value-type="float">
            <text:p>618</text:p>
          </table:table-cell>
          <table:table-cell office:value-type="float" office:value="1.70671322897686E+018" calcext:value-type="float">
            <text:p>1.70671322897686E+018</text:p>
          </table:table-cell>
          <table:table-cell/>
          <table:table-cell office:value-type="float" office:value="42.0058206666667" calcext:value-type="float">
            <text:p>42.00582067</text:p>
          </table:table-cell>
          <table:table-cell office:value-type="float" office:value="-71.0848636666667" calcext:value-type="float">
            <text:p>-71.084863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240506677" calcext:value-type="float">
            <text:p>327348.240506677</text:p>
          </table:table-cell>
          <table:table-cell office:value-type="float" office:value="4652525.09118352" calcext:value-type="float">
            <text:p>4652525.09118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$GPGGA</text:p>
          </table:table-cell>
          <table:table-cell office:value-type="float" office:value="150023" calcext:value-type="float">
            <text:p>150023</text:p>
          </table:table-cell>
          <table:table-cell office:value-type="float" office:value="4220.34924" calcext:value-type="float">
            <text:p>4220.34924</text:p>
          </table:table-cell>
          <table:table-cell office:value-type="string" calcext:value-type="string">
            <text:p>N</text:p>
          </table:table-cell>
          <table:table-cell office:value-type="float" office:value="7105.09182" calcext:value-type="float">
            <text:p>7105.0918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32" calcext:value-type="float">
            <text:p>2.3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23E+018" calcext:value-type="float">
            <text:p>1.706731223E+018</text:p>
          </table:table-cell>
          <table:table-cell table:number-columns-repeated="25"/>
        </table:table-row>
        <table:table-row table:style-name="ro1">
          <table:table-cell office:value-type="float" office:value="1.70671322998933E+018" calcext:value-type="float">
            <text:p>1.70671322998933E+018</text:p>
          </table:table-cell>
          <table:table-cell office:value-type="float" office:value="619" calcext:value-type="float">
            <text:p>619</text:p>
          </table:table-cell>
          <table:table-cell office:value-type="float" office:value="1.70671322998493E+018" calcext:value-type="float">
            <text:p>1.70671322998493E+018</text:p>
          </table:table-cell>
          <table:table-cell/>
          <table:table-cell office:value-type="float" office:value="42.0058208333333" calcext:value-type="float">
            <text:p>42.00582083</text:p>
          </table:table-cell>
          <table:table-cell office:value-type="float" office:value="-71.0848643333333" calcext:value-type="float">
            <text:p>-71.08486433333</text:p>
          </table:table-cell>
          <table:table-cell office:value-type="float" office:value="0" calcext:value-type="float">
            <text:p>0</text:p>
          </table:table-cell>
          <table:table-cell office:value-type="float" office:value="327348.185746924" calcext:value-type="float">
            <text:p>327348.185746924</text:p>
          </table:table-cell>
          <table:table-cell office:value-type="float" office:value="4652525.11103467" calcext:value-type="float">
            <text:p>4652525.11103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24" calcext:value-type="float">
            <text:p>150024</text:p>
          </table:table-cell>
          <table:table-cell office:value-type="float" office:value="4220.34925" calcext:value-type="float">
            <text:p>4220.34925</text:p>
          </table:table-cell>
          <table:table-cell office:value-type="string" calcext:value-type="string">
            <text:p>N</text:p>
          </table:table-cell>
          <table:table-cell office:value-type="float" office:value="7105.09186" calcext:value-type="float">
            <text:p>7105.0918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3</text:p>
          </table:table-cell>
        </table:table-row>
        <table:table-row table:style-name="ro1">
          <table:table-cell/>
          <table:table-cell office:value-type="float" office:value="1.706731224E+018" calcext:value-type="float">
            <text:p>1.706731224E+018</text:p>
          </table:table-cell>
          <table:table-cell table:number-columns-repeated="25"/>
        </table:table-row>
        <table:table-row table:style-name="ro1">
          <table:table-cell office:value-type="float" office:value="1.7067132309949E+018" calcext:value-type="float">
            <text:p>1.7067132309949E+018</text:p>
          </table:table-cell>
          <table:table-cell office:value-type="float" office:value="620" calcext:value-type="float">
            <text:p>620</text:p>
          </table:table-cell>
          <table:table-cell office:value-type="float" office:value="1.70671323099195E+018" calcext:value-type="float">
            <text:p>1.70671323099195E+018</text:p>
          </table:table-cell>
          <table:table-cell/>
          <table:table-cell office:value-type="float" office:value="42.3391533333333" calcext:value-type="float">
            <text:p>42.33915333</text:p>
          </table:table-cell>
          <table:table-cell office:value-type="float" office:value="-71.084864" calcext:value-type="float">
            <text:p>-71.08486400000</text:p>
          </table:table-cell>
          <table:table-cell office:value-type="float" office:value="0" calcext:value-type="float">
            <text:p>0</text:p>
          </table:table-cell>
          <table:table-cell office:value-type="float" office:value="328252.823406535" calcext:value-type="float">
            <text:p>328252.823406535</text:p>
          </table:table-cell>
          <table:table-cell office:value-type="float" office:value="4689538.20913447" calcext:value-type="float">
            <text:p>4689538.20913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25" calcext:value-type="float">
            <text:p>150025</text:p>
          </table:table-cell>
          <table:table-cell office:value-type="float" office:value="4220.3492" calcext:value-type="float">
            <text:p>4220.3492</text:p>
          </table:table-cell>
          <table:table-cell office:value-type="string" calcext:value-type="string">
            <text:p>N</text:p>
          </table:table-cell>
          <table:table-cell office:value-type="float" office:value="7105.09184" calcext:value-type="float">
            <text:p>7105.0918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225E+018" calcext:value-type="float">
            <text:p>1.706731225E+018</text:p>
          </table:table-cell>
          <table:table-cell table:number-columns-repeated="25"/>
        </table:table-row>
        <table:table-row table:style-name="ro1">
          <table:table-cell office:value-type="float" office:value="1.70671323200469E+018" calcext:value-type="float">
            <text:p>1.70671323200469E+018</text:p>
          </table:table-cell>
          <table:table-cell office:value-type="float" office:value="621" calcext:value-type="float">
            <text:p>621</text:p>
          </table:table-cell>
          <table:table-cell office:value-type="float" office:value="1.70671323200027E+018" calcext:value-type="float">
            <text:p>1.70671323200027E+018</text:p>
          </table:table-cell>
          <table:table-cell/>
          <table:table-cell office:value-type="float" office:value="42.0058185" calcext:value-type="float">
            <text:p>42.00581850</text:p>
          </table:table-cell>
          <table:table-cell office:value-type="float" office:value="-71.0848626666667" calcext:value-type="float">
            <text:p>-71.084862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317461636" calcext:value-type="float">
            <text:p>327348.317461636</text:p>
          </table:table-cell>
          <table:table-cell office:value-type="float" office:value="4652524.84858633" calcext:value-type="float">
            <text:p>4652524.84858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26" calcext:value-type="float">
            <text:p>150026</text:p>
          </table:table-cell>
          <table:table-cell office:value-type="float" office:value="4220.34911" calcext:value-type="float">
            <text:p>4220.34911</text:p>
          </table:table-cell>
          <table:table-cell office:value-type="string" calcext:value-type="string">
            <text:p>N</text:p>
          </table:table-cell>
          <table:table-cell office:value-type="float" office:value="7105.09176" calcext:value-type="float">
            <text:p>7105.0917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26E+018" calcext:value-type="float">
            <text:p>1.706731226E+018</text:p>
          </table:table-cell>
          <table:table-cell table:number-columns-repeated="25"/>
        </table:table-row>
        <table:table-row table:style-name="ro1">
          <table:table-cell office:value-type="float" office:value="1.70671323301296E+018" calcext:value-type="float">
            <text:p>1.70671323301296E+018</text:p>
          </table:table-cell>
          <table:table-cell office:value-type="float" office:value="622" calcext:value-type="float">
            <text:p>622</text:p>
          </table:table-cell>
          <table:table-cell office:value-type="float" office:value="1.70671323300852E+018" calcext:value-type="float">
            <text:p>1.70671323300852E+018</text:p>
          </table:table-cell>
          <table:table-cell/>
          <table:table-cell office:value-type="float" office:value="42.0058136666667" calcext:value-type="float">
            <text:p>42.00581367</text:p>
          </table:table-cell>
          <table:table-cell office:value-type="float" office:value="-71.0848601666667" calcext:value-type="float">
            <text:p>-71.084860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511427" calcext:value-type="float">
            <text:p>327348.511427</text:p>
          </table:table-cell>
          <table:table-cell office:value-type="float" office:value="4652524.3068648" calcext:value-type="float">
            <text:p>4652524.3068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27" calcext:value-type="float">
            <text:p>150027</text:p>
          </table:table-cell>
          <table:table-cell office:value-type="float" office:value="4220.34882" calcext:value-type="float">
            <text:p>4220.34882</text:p>
          </table:table-cell>
          <table:table-cell office:value-type="string" calcext:value-type="string">
            <text:p>N</text:p>
          </table:table-cell>
          <table:table-cell office:value-type="float" office:value="7105.09161" calcext:value-type="float">
            <text:p>7105.0916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227E+018" calcext:value-type="float">
            <text:p>1.706731227E+018</text:p>
          </table:table-cell>
          <table:table-cell table:number-columns-repeated="25"/>
        </table:table-row>
        <table:table-row table:style-name="ro1">
          <table:table-cell office:value-type="float" office:value="1.70671323402103E+018" calcext:value-type="float">
            <text:p>1.70671323402103E+018</text:p>
          </table:table-cell>
          <table:table-cell office:value-type="float" office:value="623" calcext:value-type="float">
            <text:p>623</text:p>
          </table:table-cell>
          <table:table-cell office:value-type="float" office:value="1.70671323401667E+018" calcext:value-type="float">
            <text:p>1.70671323401667E+018</text:p>
          </table:table-cell>
          <table:table-cell/>
          <table:table-cell office:value-type="float" office:value="42.0058115" calcext:value-type="float">
            <text:p>42.00581150</text:p>
          </table:table-cell>
          <table:table-cell office:value-type="float" office:value="-71.0848625" calcext:value-type="float">
            <text:p>-71.084862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312328976" calcext:value-type="float">
            <text:p>327348.312328976</text:p>
          </table:table-cell>
          <table:table-cell office:value-type="float" office:value="4652524.07099272" calcext:value-type="float">
            <text:p>4652524.070992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28" calcext:value-type="float">
            <text:p>150028</text:p>
          </table:table-cell>
          <table:table-cell office:value-type="float" office:value="4220.34869" calcext:value-type="float">
            <text:p>4220.34869</text:p>
          </table:table-cell>
          <table:table-cell office:value-type="string" calcext:value-type="string">
            <text:p>N</text:p>
          </table:table-cell>
          <table:table-cell office:value-type="float" office:value="7105.09175" calcext:value-type="float">
            <text:p>7105.091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228E+018" calcext:value-type="float">
            <text:p>1.706731228E+018</text:p>
          </table:table-cell>
          <table:table-cell table:number-columns-repeated="25"/>
        </table:table-row>
        <table:table-row table:style-name="ro1">
          <table:table-cell office:value-type="float" office:value="1.70671323502757E+018" calcext:value-type="float">
            <text:p>1.70671323502757E+018</text:p>
          </table:table-cell>
          <table:table-cell office:value-type="float" office:value="624" calcext:value-type="float">
            <text:p>624</text:p>
          </table:table-cell>
          <table:table-cell office:value-type="float" office:value="1.70671323502341E+018" calcext:value-type="float">
            <text:p>1.70671323502341E+018</text:p>
          </table:table-cell>
          <table:table-cell/>
          <table:table-cell office:value-type="float" office:value="42.005812" calcext:value-type="float">
            <text:p>42.00581200</text:p>
          </table:table-cell>
          <table:table-cell office:value-type="float" office:value="-71.0848636666667" calcext:value-type="float">
            <text:p>-71.084863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217062948" calcext:value-type="float">
            <text:p>327348.217062948</text:p>
          </table:table-cell>
          <table:table-cell office:value-type="float" office:value="4652524.1288649" calcext:value-type="float">
            <text:p>4652524.1288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29" calcext:value-type="float">
            <text:p>150029</text:p>
          </table:table-cell>
          <table:table-cell office:value-type="float" office:value="4220.34872" calcext:value-type="float">
            <text:p>4220.34872</text:p>
          </table:table-cell>
          <table:table-cell office:value-type="string" calcext:value-type="string">
            <text:p>N</text:p>
          </table:table-cell>
          <table:table-cell office:value-type="float" office:value="7105.09182" calcext:value-type="float">
            <text:p>7105.0918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0</text:p>
          </table:table-cell>
        </table:table-row>
        <table:table-row table:style-name="ro1">
          <table:table-cell/>
          <table:table-cell office:value-type="float" office:value="1.706731229E+018" calcext:value-type="float">
            <text:p>1.706731229E+018</text:p>
          </table:table-cell>
          <table:table-cell table:number-columns-repeated="25"/>
        </table:table-row>
        <table:table-row table:style-name="ro1">
          <table:table-cell office:value-type="float" office:value="1.70671323603603E+018" calcext:value-type="float">
            <text:p>1.70671323603603E+018</text:p>
          </table:table-cell>
          <table:table-cell office:value-type="float" office:value="625" calcext:value-type="float">
            <text:p>625</text:p>
          </table:table-cell>
          <table:table-cell office:value-type="float" office:value="1.7067132360316E+018" calcext:value-type="float">
            <text:p>1.7067132360316E+018</text:p>
          </table:table-cell>
          <table:table-cell/>
          <table:table-cell office:value-type="float" office:value="42.005811" calcext:value-type="float">
            <text:p>42.00581100</text:p>
          </table:table-cell>
          <table:table-cell office:value-type="float" office:value="-71.084863" calcext:value-type="float">
            <text:p>-71.084863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69568504" calcext:value-type="float">
            <text:p>327348.269568504</text:p>
          </table:table-cell>
          <table:table-cell office:value-type="float" office:value="4652524.01648311" calcext:value-type="float">
            <text:p>4652524.016483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30" calcext:value-type="float">
            <text:p>150030</text:p>
          </table:table-cell>
          <table:table-cell office:value-type="float" office:value="4220.34866" calcext:value-type="float">
            <text:p>4220.34866</text:p>
          </table:table-cell>
          <table:table-cell office:value-type="string" calcext:value-type="string">
            <text:p>N</text:p>
          </table:table-cell>
          <table:table-cell office:value-type="float" office:value="7105.09178" calcext:value-type="float">
            <text:p>7105.0917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3E+018" calcext:value-type="float">
            <text:p>1.70673123E+018</text:p>
          </table:table-cell>
          <table:table-cell table:number-columns-repeated="25"/>
        </table:table-row>
        <table:table-row table:style-name="ro1">
          <table:table-cell office:value-type="float" office:value="1.70671323704429E+018" calcext:value-type="float">
            <text:p>1.70671323704429E+018</text:p>
          </table:table-cell>
          <table:table-cell office:value-type="float" office:value="626" calcext:value-type="float">
            <text:p>626</text:p>
          </table:table-cell>
          <table:table-cell office:value-type="float" office:value="1.7067132370398E+018" calcext:value-type="float">
            <text:p>1.7067132370398E+018</text:p>
          </table:table-cell>
          <table:table-cell/>
          <table:table-cell office:value-type="float" office:value="42.0058035" calcext:value-type="float">
            <text:p>42.00580350</text:p>
          </table:table-cell>
          <table:table-cell office:value-type="float" office:value="-71.0848641666667" calcext:value-type="float">
            <text:p>-71.084864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152662106" calcext:value-type="float">
            <text:p>327348.152662106</text:p>
          </table:table-cell>
          <table:table-cell office:value-type="float" office:value="4652523.18606117" calcext:value-type="float">
            <text:p>4652523.18606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1" calcext:value-type="float">
            <text:p>150031</text:p>
          </table:table-cell>
          <table:table-cell office:value-type="float" office:value="4220.34821" calcext:value-type="float">
            <text:p>4220.34821</text:p>
          </table:table-cell>
          <table:table-cell office:value-type="string" calcext:value-type="string">
            <text:p>N</text:p>
          </table:table-cell>
          <table:table-cell office:value-type="float" office:value="7105.09185" calcext:value-type="float">
            <text:p>7105.0918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31E+018" calcext:value-type="float">
            <text:p>1.706731231E+018</text:p>
          </table:table-cell>
          <table:table-cell table:number-columns-repeated="25"/>
        </table:table-row>
        <table:table-row table:style-name="ro1">
          <table:table-cell office:value-type="float" office:value="1.70671323805238E+018" calcext:value-type="float">
            <text:p>1.70671323805238E+018</text:p>
          </table:table-cell>
          <table:table-cell office:value-type="float" office:value="627" calcext:value-type="float">
            <text:p>627</text:p>
          </table:table-cell>
          <table:table-cell office:value-type="float" office:value="1.70671323804794E+018" calcext:value-type="float">
            <text:p>1.70671323804794E+018</text:p>
          </table:table-cell>
          <table:table-cell/>
          <table:table-cell office:value-type="float" office:value="42.0057961666667" calcext:value-type="float">
            <text:p>42.00579617</text:p>
          </table:table-cell>
          <table:table-cell office:value-type="float" office:value="-71.0848641666667" calcext:value-type="float">
            <text:p>-71.084864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132825106" calcext:value-type="float">
            <text:p>327348.132825106</text:p>
          </table:table-cell>
          <table:table-cell office:value-type="float" office:value="4652522.37179157" calcext:value-type="float">
            <text:p>4652522.371791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2" calcext:value-type="float">
            <text:p>150032</text:p>
          </table:table-cell>
          <table:table-cell office:value-type="float" office:value="4220.34777" calcext:value-type="float">
            <text:p>4220.34777</text:p>
          </table:table-cell>
          <table:table-cell office:value-type="string" calcext:value-type="string">
            <text:p>N</text:p>
          </table:table-cell>
          <table:table-cell office:value-type="float" office:value="7105.09185" calcext:value-type="float">
            <text:p>7105.0918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232E+018" calcext:value-type="float">
            <text:p>1.706731232E+018</text:p>
          </table:table-cell>
          <table:table-cell table:number-columns-repeated="25"/>
        </table:table-row>
        <table:table-row table:style-name="ro1">
          <table:table-cell office:value-type="float" office:value="1.70671323906051E+018" calcext:value-type="float">
            <text:p>1.70671323906051E+018</text:p>
          </table:table-cell>
          <table:table-cell office:value-type="float" office:value="628" calcext:value-type="float">
            <text:p>628</text:p>
          </table:table-cell>
          <table:table-cell office:value-type="float" office:value="1.70671323905611E+018" calcext:value-type="float">
            <text:p>1.70671323905611E+018</text:p>
          </table:table-cell>
          <table:table-cell/>
          <table:table-cell office:value-type="float" office:value="42.0057915" calcext:value-type="float">
            <text:p>42.00579150</text:p>
          </table:table-cell>
          <table:table-cell office:value-type="float" office:value="-71.0848635" calcext:value-type="float">
            <text:p>-71.084863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175412181" calcext:value-type="float">
            <text:p>327348.175412181</text:p>
          </table:table-cell>
          <table:table-cell office:value-type="float" office:value="4652521.85227498" calcext:value-type="float">
            <text:p>4652521.852274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3" calcext:value-type="float">
            <text:p>150033</text:p>
          </table:table-cell>
          <table:table-cell office:value-type="float" office:value="4220.34749" calcext:value-type="float">
            <text:p>4220.34749</text:p>
          </table:table-cell>
          <table:table-cell office:value-type="string" calcext:value-type="string">
            <text:p>N</text:p>
          </table:table-cell>
          <table:table-cell office:value-type="float" office:value="7105.09181" calcext:value-type="float">
            <text:p>7105.0918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33E+018" calcext:value-type="float">
            <text:p>1.706731233E+018</text:p>
          </table:table-cell>
          <table:table-cell table:number-columns-repeated="25"/>
        </table:table-row>
        <table:table-row table:style-name="ro1">
          <table:table-cell office:value-type="float" office:value="1.70671324006853E+018" calcext:value-type="float">
            <text:p>1.70671324006853E+018</text:p>
          </table:table-cell>
          <table:table-cell office:value-type="float" office:value="629" calcext:value-type="float">
            <text:p>629</text:p>
          </table:table-cell>
          <table:table-cell office:value-type="float" office:value="1.70671324006417E+018" calcext:value-type="float">
            <text:p>1.70671324006417E+018</text:p>
          </table:table-cell>
          <table:table-cell/>
          <table:table-cell office:value-type="float" office:value="42.0057886666667" calcext:value-type="float">
            <text:p>42.00578867</text:p>
          </table:table-cell>
          <table:table-cell office:value-type="float" office:value="-71.0848625" calcext:value-type="float">
            <text:p>-71.084862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250563821" calcext:value-type="float">
            <text:p>327348.250563821</text:p>
          </table:table-cell>
          <table:table-cell office:value-type="float" office:value="4652521.53565328" calcext:value-type="float">
            <text:p>4652521.535653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4" calcext:value-type="float">
            <text:p>150034</text:p>
          </table:table-cell>
          <table:table-cell office:value-type="float" office:value="4220.34732" calcext:value-type="float">
            <text:p>4220.34732</text:p>
          </table:table-cell>
          <table:table-cell office:value-type="string" calcext:value-type="string">
            <text:p>N</text:p>
          </table:table-cell>
          <table:table-cell office:value-type="float" office:value="7105.09175" calcext:value-type="float">
            <text:p>7105.091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A</text:p>
          </table:table-cell>
        </table:table-row>
        <table:table-row table:style-name="ro1">
          <table:table-cell/>
          <table:table-cell office:value-type="float" office:value="1.706731234E+018" calcext:value-type="float">
            <text:p>1.706731234E+018</text:p>
          </table:table-cell>
          <table:table-cell table:number-columns-repeated="25"/>
        </table:table-row>
        <table:table-row table:style-name="ro1">
          <table:table-cell office:value-type="float" office:value="1.70671324107607E+018" calcext:value-type="float">
            <text:p>1.70671324107607E+018</text:p>
          </table:table-cell>
          <table:table-cell office:value-type="float" office:value="630" calcext:value-type="float">
            <text:p>630</text:p>
          </table:table-cell>
          <table:table-cell office:value-type="float" office:value="1.70671324107155E+018" calcext:value-type="float">
            <text:p>1.70671324107155E+018</text:p>
          </table:table-cell>
          <table:table-cell/>
          <table:table-cell office:value-type="float" office:value="42.0057875" calcext:value-type="float">
            <text:p>42.00578750</text:p>
          </table:table-cell>
          <table:table-cell office:value-type="float" office:value="-71.0848608333333" calcext:value-type="float">
            <text:p>-71.084860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38543449" calcext:value-type="float">
            <text:p>327348.38543449</text:p>
          </table:table-cell>
          <table:table-cell office:value-type="float" office:value="4652521.40274783" calcext:value-type="float">
            <text:p>4652521.402747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5" calcext:value-type="float">
            <text:p>150035</text:p>
          </table:table-cell>
          <table:table-cell office:value-type="float" office:value="4220.34725" calcext:value-type="float">
            <text:p>4220.34725</text:p>
          </table:table-cell>
          <table:table-cell office:value-type="string" calcext:value-type="string">
            <text:p>N</text:p>
          </table:table-cell>
          <table:table-cell office:value-type="float" office:value="7105.09165" calcext:value-type="float">
            <text:p>7105.0916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3" calcext:value-type="float">
            <text:p>1.53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235E+018" calcext:value-type="float">
            <text:p>1.706731235E+018</text:p>
          </table:table-cell>
          <table:table-cell table:number-columns-repeated="25"/>
        </table:table-row>
        <table:table-row table:style-name="ro1">
          <table:table-cell office:value-type="float" office:value="1.70671324208407E+018" calcext:value-type="float">
            <text:p>1.70671324208407E+018</text:p>
          </table:table-cell>
          <table:table-cell office:value-type="float" office:value="631" calcext:value-type="float">
            <text:p>631</text:p>
          </table:table-cell>
          <table:table-cell office:value-type="float" office:value="1.70671324207961E+018" calcext:value-type="float">
            <text:p>1.70671324207961E+018</text:p>
          </table:table-cell>
          <table:table-cell/>
          <table:table-cell office:value-type="float" office:value="42.0057868333333" calcext:value-type="float">
            <text:p>42.00578683</text:p>
          </table:table-cell>
          <table:table-cell office:value-type="float" office:value="-71.0848595" calcext:value-type="float">
            <text:p>-71.08485950000</text:p>
          </table:table-cell>
          <table:table-cell office:value-type="float" office:value="0" calcext:value-type="float">
            <text:p>0</text:p>
          </table:table-cell>
          <table:table-cell office:value-type="float" office:value="327348.494052373" calcext:value-type="float">
            <text:p>327348.494052373</text:p>
          </table:table-cell>
          <table:table-cell office:value-type="float" office:value="4652521.32603327" calcext:value-type="float">
            <text:p>4652521.326033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6" calcext:value-type="float">
            <text:p>150036</text:p>
          </table:table-cell>
          <table:table-cell office:value-type="float" office:value="4220.34721" calcext:value-type="float">
            <text:p>4220.34721</text:p>
          </table:table-cell>
          <table:table-cell office:value-type="string" calcext:value-type="string">
            <text:p>N</text:p>
          </table:table-cell>
          <table:table-cell office:value-type="float" office:value="7105.09157" calcext:value-type="float">
            <text:p>7105.0915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36E+018" calcext:value-type="float">
            <text:p>1.706731236E+018</text:p>
          </table:table-cell>
          <table:table-cell table:number-columns-repeated="25"/>
        </table:table-row>
        <table:table-row table:style-name="ro1">
          <table:table-cell office:value-type="float" office:value="1.70671324309215E+018" calcext:value-type="float">
            <text:p>1.70671324309215E+018</text:p>
          </table:table-cell>
          <table:table-cell office:value-type="float" office:value="632" calcext:value-type="float">
            <text:p>632</text:p>
          </table:table-cell>
          <table:table-cell office:value-type="float" office:value="1.70671324308768E+018" calcext:value-type="float">
            <text:p>1.70671324308768E+018</text:p>
          </table:table-cell>
          <table:table-cell/>
          <table:table-cell office:value-type="float" office:value="42.005786" calcext:value-type="float">
            <text:p>42.00578600</text:p>
          </table:table-cell>
          <table:table-cell office:value-type="float" office:value="-71.0848578333333" calcext:value-type="float">
            <text:p>-71.084857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629824732" calcext:value-type="float">
            <text:p>327348.629824732</text:p>
          </table:table-cell>
          <table:table-cell office:value-type="float" office:value="4652521.23014008" calcext:value-type="float">
            <text:p>4652521.23014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$GPGGA</text:p>
          </table:table-cell>
          <table:table-cell office:value-type="float" office:value="150037" calcext:value-type="float">
            <text:p>150037</text:p>
          </table:table-cell>
          <table:table-cell office:value-type="float" office:value="4220.34716" calcext:value-type="float">
            <text:p>4220.34716</text:p>
          </table:table-cell>
          <table:table-cell office:value-type="string" calcext:value-type="string">
            <text:p>N</text:p>
          </table:table-cell>
          <table:table-cell office:value-type="float" office:value="7105.09147" calcext:value-type="float">
            <text:p>7105.0914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37E+018" calcext:value-type="float">
            <text:p>1.706731237E+018</text:p>
          </table:table-cell>
          <table:table-cell table:number-columns-repeated="25"/>
        </table:table-row>
        <table:table-row table:style-name="ro1">
          <table:table-cell office:value-type="float" office:value="1.70671324410012E+018" calcext:value-type="float">
            <text:p>1.70671324410012E+018</text:p>
          </table:table-cell>
          <table:table-cell office:value-type="float" office:value="633" calcext:value-type="float">
            <text:p>633</text:p>
          </table:table-cell>
          <table:table-cell office:value-type="float" office:value="1.7067132440957E+018" calcext:value-type="float">
            <text:p>1.7067132440957E+018</text:p>
          </table:table-cell>
          <table:table-cell/>
          <table:table-cell office:value-type="float" office:value="42.0057851666667" calcext:value-type="float">
            <text:p>42.00578517</text:p>
          </table:table-cell>
          <table:table-cell office:value-type="float" office:value="-71.0848558333333" calcext:value-type="float">
            <text:p>-71.084855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793202405" calcext:value-type="float">
            <text:p>327348.793202405</text:p>
          </table:table-cell>
          <table:table-cell office:value-type="float" office:value="4652521.13357439" calcext:value-type="float">
            <text:p>4652521.133574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38" calcext:value-type="float">
            <text:p>150038</text:p>
          </table:table-cell>
          <table:table-cell office:value-type="float" office:value="4220.34711" calcext:value-type="float">
            <text:p>4220.34711</text:p>
          </table:table-cell>
          <table:table-cell office:value-type="string" calcext:value-type="string">
            <text:p>N</text:p>
          </table:table-cell>
          <table:table-cell office:value-type="float" office:value="7105.09135" calcext:value-type="float">
            <text:p>7105.0913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238E+018" calcext:value-type="float">
            <text:p>1.706731238E+018</text:p>
          </table:table-cell>
          <table:table-cell table:number-columns-repeated="25"/>
        </table:table-row>
        <table:table-row table:style-name="ro1">
          <table:table-cell office:value-type="float" office:value="1.70671324510831E+018" calcext:value-type="float">
            <text:p>1.70671324510831E+018</text:p>
          </table:table-cell>
          <table:table-cell office:value-type="float" office:value="634" calcext:value-type="float">
            <text:p>634</text:p>
          </table:table-cell>
          <table:table-cell office:value-type="float" office:value="1.70671324510382E+018" calcext:value-type="float">
            <text:p>1.70671324510382E+018</text:p>
          </table:table-cell>
          <table:table-cell/>
          <table:table-cell office:value-type="float" office:value="42.0057838333333" calcext:value-type="float">
            <text:p>42.00578383</text:p>
          </table:table-cell>
          <table:table-cell office:value-type="float" office:value="-71.0848538333333" calcext:value-type="float">
            <text:p>-71.08485383333</text:p>
          </table:table-cell>
          <table:table-cell office:value-type="float" office:value="0" calcext:value-type="float">
            <text:p>0</text:p>
          </table:table-cell>
          <table:table-cell office:value-type="float" office:value="327348.955227568" calcext:value-type="float">
            <text:p>327348.955227568</text:p>
          </table:table-cell>
          <table:table-cell office:value-type="float" office:value="4652520.98149031" calcext:value-type="float">
            <text:p>4652520.981490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39" calcext:value-type="float">
            <text:p>150039</text:p>
          </table:table-cell>
          <table:table-cell office:value-type="float" office:value="4220.34703" calcext:value-type="float">
            <text:p>4220.34703</text:p>
          </table:table-cell>
          <table:table-cell office:value-type="string" calcext:value-type="string">
            <text:p>N</text:p>
          </table:table-cell>
          <table:table-cell office:value-type="float" office:value="7105.09123" calcext:value-type="float">
            <text:p>7105.09123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239E+018" calcext:value-type="float">
            <text:p>1.706731239E+018</text:p>
          </table:table-cell>
          <table:table-cell table:number-columns-repeated="25"/>
        </table:table-row>
        <table:table-row table:style-name="ro1">
          <table:table-cell office:value-type="float" office:value="1.7067132461178E+018" calcext:value-type="float">
            <text:p>1.7067132461178E+018</text:p>
          </table:table-cell>
          <table:table-cell office:value-type="float" office:value="635" calcext:value-type="float">
            <text:p>635</text:p>
          </table:table-cell>
          <table:table-cell office:value-type="float" office:value="1.70671324611321E+018" calcext:value-type="float">
            <text:p>1.70671324611321E+018</text:p>
          </table:table-cell>
          <table:table-cell/>
          <table:table-cell office:value-type="float" office:value="42.0057843333333" calcext:value-type="float">
            <text:p>42.00578433</text:p>
          </table:table-cell>
          <table:table-cell office:value-type="float" office:value="-71.084854" calcext:value-type="float">
            <text:p>-71.084854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942777423" calcext:value-type="float">
            <text:p>327348.942777423</text:p>
          </table:table-cell>
          <table:table-cell office:value-type="float" office:value="4652521.03734495" calcext:value-type="float">
            <text:p>4652521.037344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$GPGGA</text:p>
          </table:table-cell>
          <table:table-cell office:value-type="float" office:value="150040" calcext:value-type="float">
            <text:p>150040</text:p>
          </table:table-cell>
          <table:table-cell office:value-type="float" office:value="4220.34706" calcext:value-type="float">
            <text:p>4220.34706</text:p>
          </table:table-cell>
          <table:table-cell office:value-type="string" calcext:value-type="string">
            <text:p>N</text:p>
          </table:table-cell>
          <table:table-cell office:value-type="float" office:value="7105.09124" calcext:value-type="float">
            <text:p>7105.0912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.31" calcext:value-type="float">
            <text:p>2.3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24E+018" calcext:value-type="float">
            <text:p>1.70673124E+018</text:p>
          </table:table-cell>
          <table:table-cell table:number-columns-repeated="25"/>
        </table:table-row>
        <table:table-row table:style-name="ro1">
          <table:table-cell office:value-type="float" office:value="1.70671324712566E+018" calcext:value-type="float">
            <text:p>1.70671324712566E+018</text:p>
          </table:table-cell>
          <table:table-cell office:value-type="float" office:value="636" calcext:value-type="float">
            <text:p>636</text:p>
          </table:table-cell>
          <table:table-cell office:value-type="float" office:value="1.70671324712136E+018" calcext:value-type="float">
            <text:p>1.70671324712136E+018</text:p>
          </table:table-cell>
          <table:table-cell/>
          <table:table-cell office:value-type="float" office:value="42.3391183333333" calcext:value-type="float">
            <text:p>42.33911833</text:p>
          </table:table-cell>
          <table:table-cell office:value-type="float" office:value="-71.0848535" calcext:value-type="float">
            <text:p>-71.08485350000</text:p>
          </table:table-cell>
          <table:table-cell office:value-type="float" office:value="0" calcext:value-type="float">
            <text:p>0</text:p>
          </table:table-cell>
          <table:table-cell office:value-type="float" office:value="328253.593121902" calcext:value-type="float">
            <text:p>328253.593121902</text:p>
          </table:table-cell>
          <table:table-cell office:value-type="float" office:value="4689534.30144226" calcext:value-type="float">
            <text:p>4689534.301442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1" calcext:value-type="float">
            <text:p>150041</text:p>
          </table:table-cell>
          <table:table-cell office:value-type="float" office:value="4220.3471" calcext:value-type="float">
            <text:p>4220.3471</text:p>
          </table:table-cell>
          <table:table-cell office:value-type="string" calcext:value-type="string">
            <text:p>N</text:p>
          </table:table-cell>
          <table:table-cell office:value-type="float" office:value="7105.09121" calcext:value-type="float">
            <text:p>7105.0912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9</text:p>
          </table:table-cell>
        </table:table-row>
        <table:table-row table:style-name="ro1">
          <table:table-cell/>
          <table:table-cell office:value-type="float" office:value="1.706731241E+018" calcext:value-type="float">
            <text:p>1.706731241E+018</text:p>
          </table:table-cell>
          <table:table-cell table:number-columns-repeated="25"/>
        </table:table-row>
        <table:table-row table:style-name="ro1">
          <table:table-cell office:value-type="float" office:value="1.70671324813388E+018" calcext:value-type="float">
            <text:p>1.70671324813388E+018</text:p>
          </table:table-cell>
          <table:table-cell office:value-type="float" office:value="637" calcext:value-type="float">
            <text:p>637</text:p>
          </table:table-cell>
          <table:table-cell office:value-type="float" office:value="1.70671324812945E+018" calcext:value-type="float">
            <text:p>1.70671324812945E+018</text:p>
          </table:table-cell>
          <table:table-cell/>
          <table:table-cell office:value-type="float" office:value="42.0057855" calcext:value-type="float">
            <text:p>42.00578550</text:p>
          </table:table-cell>
          <table:table-cell office:value-type="float" office:value="-71.0848528333333" calcext:value-type="float">
            <text:p>-71.084852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042551886" calcext:value-type="float">
            <text:p>327349.042551886</text:p>
          </table:table-cell>
          <table:table-cell office:value-type="float" office:value="4652521.16453406" calcext:value-type="float">
            <text:p>4652521.164534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2" calcext:value-type="float">
            <text:p>150042</text:p>
          </table:table-cell>
          <table:table-cell office:value-type="float" office:value="4220.34713" calcext:value-type="float">
            <text:p>4220.34713</text:p>
          </table:table-cell>
          <table:table-cell office:value-type="string" calcext:value-type="string">
            <text:p>N</text:p>
          </table:table-cell>
          <table:table-cell office:value-type="float" office:value="7105.09117" calcext:value-type="float">
            <text:p>7105.09117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242E+018" calcext:value-type="float">
            <text:p>1.706731242E+018</text:p>
          </table:table-cell>
          <table:table-cell table:number-columns-repeated="25"/>
        </table:table-row>
        <table:table-row table:style-name="ro1">
          <table:table-cell office:value-type="float" office:value="1.7067132491421E+018" calcext:value-type="float">
            <text:p>1.7067132491421E+018</text:p>
          </table:table-cell>
          <table:table-cell office:value-type="float" office:value="638" calcext:value-type="float">
            <text:p>638</text:p>
          </table:table-cell>
          <table:table-cell office:value-type="float" office:value="1.70671324913752E+018" calcext:value-type="float">
            <text:p>1.70671324913752E+018</text:p>
          </table:table-cell>
          <table:table-cell/>
          <table:table-cell office:value-type="float" office:value="42.0057825" calcext:value-type="float">
            <text:p>42.00578250</text:p>
          </table:table-cell>
          <table:table-cell office:value-type="float" office:value="-71.0848486666667" calcext:value-type="float">
            <text:p>-71.08484866667</text:p>
          </table:table-cell>
          <table:table-cell office:value-type="float" office:value="0" calcext:value-type="float">
            <text:p>0</text:p>
          </table:table-cell>
          <table:table-cell office:value-type="float" office:value="327349.379503205" calcext:value-type="float">
            <text:p>327349.379503205</text:p>
          </table:table-cell>
          <table:table-cell office:value-type="float" office:value="4652520.82301742" calcext:value-type="float">
            <text:p>4652520.823017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3" calcext:value-type="float">
            <text:p>150043</text:p>
          </table:table-cell>
          <table:table-cell office:value-type="float" office:value="4220.34695" calcext:value-type="float">
            <text:p>4220.34695</text:p>
          </table:table-cell>
          <table:table-cell office:value-type="string" calcext:value-type="string">
            <text:p>N</text:p>
          </table:table-cell>
          <table:table-cell office:value-type="float" office:value="7105.09092" calcext:value-type="float">
            <text:p>7105.0909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43E+018" calcext:value-type="float">
            <text:p>1.706731243E+018</text:p>
          </table:table-cell>
          <table:table-cell table:number-columns-repeated="25"/>
        </table:table-row>
        <table:table-row table:style-name="ro1">
          <table:table-cell office:value-type="float" office:value="1.70671325015013E+018" calcext:value-type="float">
            <text:p>1.70671325015013E+018</text:p>
          </table:table-cell>
          <table:table-cell office:value-type="float" office:value="639" calcext:value-type="float">
            <text:p>639</text:p>
          </table:table-cell>
          <table:table-cell office:value-type="float" office:value="1.70671325014572E+018" calcext:value-type="float">
            <text:p>1.70671325014572E+018</text:p>
          </table:table-cell>
          <table:table-cell/>
          <table:table-cell office:value-type="float" office:value="42.3391116666667" calcext:value-type="float">
            <text:p>42.33911167</text:p>
          </table:table-cell>
          <table:table-cell office:value-type="float" office:value="-71.0848431666667" calcext:value-type="float">
            <text:p>-71.08484316667</text:p>
          </table:table-cell>
          <table:table-cell office:value-type="float" office:value="0" calcext:value-type="float">
            <text:p>0</text:p>
          </table:table-cell>
          <table:table-cell office:value-type="float" office:value="328254.42624785" calcext:value-type="float">
            <text:p>328254.42624785</text:p>
          </table:table-cell>
          <table:table-cell office:value-type="float" office:value="4689533.5402877" calcext:value-type="float">
            <text:p>4689533.5402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4" calcext:value-type="float">
            <text:p>150044</text:p>
          </table:table-cell>
          <table:table-cell office:value-type="float" office:value="4220.3467" calcext:value-type="float">
            <text:p>4220.3467</text:p>
          </table:table-cell>
          <table:table-cell office:value-type="string" calcext:value-type="string">
            <text:p>N</text:p>
          </table:table-cell>
          <table:table-cell office:value-type="float" office:value="7105.09059" calcext:value-type="float">
            <text:p>7105.0905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5</text:p>
          </table:table-cell>
        </table:table-row>
        <table:table-row table:style-name="ro1">
          <table:table-cell/>
          <table:table-cell office:value-type="float" office:value="1.706731244E+018" calcext:value-type="float">
            <text:p>1.706731244E+018</text:p>
          </table:table-cell>
          <table:table-cell table:number-columns-repeated="25"/>
        </table:table-row>
        <table:table-row table:style-name="ro1">
          <table:table-cell office:value-type="float" office:value="1.7067132511587E+018" calcext:value-type="float">
            <text:p>1.7067132511587E+018</text:p>
          </table:table-cell>
          <table:table-cell office:value-type="float" office:value="640" calcext:value-type="float">
            <text:p>640</text:p>
          </table:table-cell>
          <table:table-cell office:value-type="float" office:value="1.70671325115408E+018" calcext:value-type="float">
            <text:p>1.70671325115408E+018</text:p>
          </table:table-cell>
          <table:table-cell/>
          <table:table-cell office:value-type="float" office:value="42.0057765" calcext:value-type="float">
            <text:p>42.00577650</text:p>
          </table:table-cell>
          <table:table-cell office:value-type="float" office:value="-71.0848401666667" calcext:value-type="float">
            <text:p>-71.08484016667</text:p>
          </table:table-cell>
          <table:table-cell office:value-type="float" office:value="0" calcext:value-type="float">
            <text:p>0</text:p>
          </table:table-cell>
          <table:table-cell office:value-type="float" office:value="327350.067208601" calcext:value-type="float">
            <text:p>327350.067208601</text:p>
          </table:table-cell>
          <table:table-cell office:value-type="float" office:value="4652520.13964793" calcext:value-type="float">
            <text:p>4652520.139647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5" calcext:value-type="float">
            <text:p>150045</text:p>
          </table:table-cell>
          <table:table-cell office:value-type="float" office:value="4220.34659" calcext:value-type="float">
            <text:p>4220.34659</text:p>
          </table:table-cell>
          <table:table-cell office:value-type="string" calcext:value-type="string">
            <text:p>N</text:p>
          </table:table-cell>
          <table:table-cell office:value-type="float" office:value="7105.09041" calcext:value-type="float">
            <text:p>7105.0904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45E+018" calcext:value-type="float">
            <text:p>1.706731245E+018</text:p>
          </table:table-cell>
          <table:table-cell table:number-columns-repeated="25"/>
        </table:table-row>
        <table:table-row table:style-name="ro1">
          <table:table-cell office:value-type="float" office:value="1.7067132521669E+018" calcext:value-type="float">
            <text:p>1.7067132521669E+018</text:p>
          </table:table-cell>
          <table:table-cell office:value-type="float" office:value="641" calcext:value-type="float">
            <text:p>641</text:p>
          </table:table-cell>
          <table:table-cell office:value-type="float" office:value="1.70671325216223E+018" calcext:value-type="float">
            <text:p>1.70671325216223E+018</text:p>
          </table:table-cell>
          <table:table-cell/>
          <table:table-cell office:value-type="float" office:value="42.0057763333333" calcext:value-type="float">
            <text:p>42.00577633</text:p>
          </table:table-cell>
          <table:table-cell office:value-type="float" office:value="-71.0848376666667" calcext:value-type="float">
            <text:p>-71.08483766667</text:p>
          </table:table-cell>
          <table:table-cell office:value-type="float" office:value="0" calcext:value-type="float">
            <text:p>0</text:p>
          </table:table-cell>
          <table:table-cell office:value-type="float" office:value="327350.273797631" calcext:value-type="float">
            <text:p>327350.273797631</text:p>
          </table:table-cell>
          <table:table-cell office:value-type="float" office:value="4652520.11609802" calcext:value-type="float">
            <text:p>4652520.116098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6" calcext:value-type="float">
            <text:p>150046</text:p>
          </table:table-cell>
          <table:table-cell office:value-type="float" office:value="4220.34658" calcext:value-type="float">
            <text:p>4220.34658</text:p>
          </table:table-cell>
          <table:table-cell office:value-type="string" calcext:value-type="string">
            <text:p>N</text:p>
          </table:table-cell>
          <table:table-cell office:value-type="float" office:value="7105.09026" calcext:value-type="float">
            <text:p>7105.0902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7</text:p>
          </table:table-cell>
        </table:table-row>
        <table:table-row table:style-name="ro1">
          <table:table-cell/>
          <table:table-cell office:value-type="float" office:value="1.706731246E+018" calcext:value-type="float">
            <text:p>1.706731246E+018</text:p>
          </table:table-cell>
          <table:table-cell table:number-columns-repeated="25"/>
        </table:table-row>
        <table:table-row table:style-name="ro1">
          <table:table-cell office:value-type="float" office:value="1.70671325317454E+018" calcext:value-type="float">
            <text:p>1.70671325317454E+018</text:p>
          </table:table-cell>
          <table:table-cell office:value-type="float" office:value="642" calcext:value-type="float">
            <text:p>642</text:p>
          </table:table-cell>
          <table:table-cell office:value-type="float" office:value="1.70671325317027E+018" calcext:value-type="float">
            <text:p>1.70671325317027E+018</text:p>
          </table:table-cell>
          <table:table-cell/>
          <table:table-cell office:value-type="float" office:value="42.0057793333333" calcext:value-type="float">
            <text:p>42.00577933</text:p>
          </table:table-cell>
          <table:table-cell office:value-type="float" office:value="-71.084841" calcext:value-type="float">
            <text:p>-71.08484100000</text:p>
          </table:table-cell>
          <table:table-cell office:value-type="float" office:value="0" calcext:value-type="float">
            <text:p>0</text:p>
          </table:table-cell>
          <table:table-cell office:value-type="float" office:value="327350.005859521" calcext:value-type="float">
            <text:p>327350.005859521</text:p>
          </table:table-cell>
          <table:table-cell office:value-type="float" office:value="4652520.45593336" calcext:value-type="float">
            <text:p>4652520.455933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7" calcext:value-type="float">
            <text:p>150047</text:p>
          </table:table-cell>
          <table:table-cell office:value-type="float" office:value="4220.34676" calcext:value-type="float">
            <text:p>4220.34676</text:p>
          </table:table-cell>
          <table:table-cell office:value-type="string" calcext:value-type="string">
            <text:p>N</text:p>
          </table:table-cell>
          <table:table-cell office:value-type="float" office:value="7105.09046" calcext:value-type="float">
            <text:p>7105.09046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247E+018" calcext:value-type="float">
            <text:p>1.706731247E+018</text:p>
          </table:table-cell>
          <table:table-cell table:number-columns-repeated="25"/>
        </table:table-row>
        <table:table-row table:style-name="ro1">
          <table:table-cell office:value-type="float" office:value="1.70671325418257E+018" calcext:value-type="float">
            <text:p>1.70671325418257E+018</text:p>
          </table:table-cell>
          <table:table-cell office:value-type="float" office:value="643" calcext:value-type="float">
            <text:p>643</text:p>
          </table:table-cell>
          <table:table-cell office:value-type="float" office:value="1.70671325417828E+018" calcext:value-type="float">
            <text:p>1.70671325417828E+018</text:p>
          </table:table-cell>
          <table:table-cell/>
          <table:table-cell office:value-type="float" office:value="42.0057863333333" calcext:value-type="float">
            <text:p>42.00578633</text:p>
          </table:table-cell>
          <table:table-cell office:value-type="float" office:value="-71.0848458333333" calcext:value-type="float">
            <text:p>-71.08484583333</text:p>
          </table:table-cell>
          <table:table-cell office:value-type="float" office:value="0" calcext:value-type="float">
            <text:p>0</text:p>
          </table:table-cell>
          <table:table-cell office:value-type="float" office:value="327349.624517611" calcext:value-type="float">
            <text:p>327349.624517611</text:p>
          </table:table-cell>
          <table:table-cell office:value-type="float" office:value="4652521.24294203" calcext:value-type="float">
            <text:p>4652521.242942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8" calcext:value-type="float">
            <text:p>150048</text:p>
          </table:table-cell>
          <table:table-cell office:value-type="float" office:value="4220.34718" calcext:value-type="float">
            <text:p>4220.34718</text:p>
          </table:table-cell>
          <table:table-cell office:value-type="string" calcext:value-type="string">
            <text:p>N</text:p>
          </table:table-cell>
          <table:table-cell office:value-type="float" office:value="7105.09075" calcext:value-type="float">
            <text:p>7105.09075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D</text:p>
          </table:table-cell>
        </table:table-row>
        <table:table-row table:style-name="ro1">
          <table:table-cell/>
          <table:table-cell office:value-type="float" office:value="1.706731248E+018" calcext:value-type="float">
            <text:p>1.706731248E+018</text:p>
          </table:table-cell>
          <table:table-cell table:number-columns-repeated="25"/>
        </table:table-row>
        <table:table-row table:style-name="ro1">
          <table:table-cell office:value-type="float" office:value="1.70671325519078E+018" calcext:value-type="float">
            <text:p>1.70671325519078E+018</text:p>
          </table:table-cell>
          <table:table-cell office:value-type="float" office:value="644" calcext:value-type="float">
            <text:p>644</text:p>
          </table:table-cell>
          <table:table-cell office:value-type="float" office:value="1.70671325518635E+018" calcext:value-type="float">
            <text:p>1.70671325518635E+018</text:p>
          </table:table-cell>
          <table:table-cell/>
          <table:table-cell office:value-type="float" office:value="42.0057913333333" calcext:value-type="float">
            <text:p>42.00579133</text:p>
          </table:table-cell>
          <table:table-cell office:value-type="float" office:value="-71.0848496666667" calcext:value-type="float">
            <text:p>-71.08484966667</text:p>
          </table:table-cell>
          <table:table-cell office:value-type="float" office:value="0" calcext:value-type="float">
            <text:p>0</text:p>
          </table:table-cell>
          <table:table-cell office:value-type="float" office:value="327349.320581662" calcext:value-type="float">
            <text:p>327349.320581662</text:p>
          </table:table-cell>
          <table:table-cell office:value-type="float" office:value="4652521.80585969" calcext:value-type="float">
            <text:p>4652521.805859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49" calcext:value-type="float">
            <text:p>150049</text:p>
          </table:table-cell>
          <table:table-cell office:value-type="float" office:value="4220.34748" calcext:value-type="float">
            <text:p>4220.34748</text:p>
          </table:table-cell>
          <table:table-cell office:value-type="string" calcext:value-type="string">
            <text:p>N</text:p>
          </table:table-cell>
          <table:table-cell office:value-type="float" office:value="7105.09098" calcext:value-type="float">
            <text:p>7105.09098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8</text:p>
          </table:table-cell>
        </table:table-row>
        <table:table-row table:style-name="ro1">
          <table:table-cell/>
          <table:table-cell office:value-type="float" office:value="1.706731249E+018" calcext:value-type="float">
            <text:p>1.706731249E+018</text:p>
          </table:table-cell>
          <table:table-cell table:number-columns-repeated="25"/>
        </table:table-row>
        <table:table-row table:style-name="ro1">
          <table:table-cell office:value-type="float" office:value="1.70671325619893E+018" calcext:value-type="float">
            <text:p>1.70671325619893E+018</text:p>
          </table:table-cell>
          <table:table-cell office:value-type="float" office:value="645" calcext:value-type="float">
            <text:p>645</text:p>
          </table:table-cell>
          <table:table-cell office:value-type="float" office:value="1.70671325619443E+018" calcext:value-type="float">
            <text:p>1.70671325619443E+018</text:p>
          </table:table-cell>
          <table:table-cell/>
          <table:table-cell office:value-type="float" office:value="42.3391283333333" calcext:value-type="float">
            <text:p>42.33912833</text:p>
          </table:table-cell>
          <table:table-cell office:value-type="float" office:value="-71.0848523333333" calcext:value-type="float">
            <text:p>-71.08485233333</text:p>
          </table:table-cell>
          <table:table-cell office:value-type="float" office:value="0" calcext:value-type="float">
            <text:p>0</text:p>
          </table:table-cell>
          <table:table-cell office:value-type="float" office:value="328253.71645972" calcext:value-type="float">
            <text:p>328253.71645972</text:p>
          </table:table-cell>
          <table:table-cell office:value-type="float" office:value="4689535.40950958" calcext:value-type="float">
            <text:p>4689535.409509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50" calcext:value-type="float">
            <text:p>150050</text:p>
          </table:table-cell>
          <table:table-cell office:value-type="float" office:value="4220.3477" calcext:value-type="float">
            <text:p>4220.3477</text:p>
          </table:table-cell>
          <table:table-cell office:value-type="string" calcext:value-type="string">
            <text:p>N</text:p>
          </table:table-cell>
          <table:table-cell office:value-type="float" office:value="7105.09114" calcext:value-type="float">
            <text:p>7105.0911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E</text:p>
          </table:table-cell>
        </table:table-row>
        <table:table-row table:style-name="ro1">
          <table:table-cell/>
          <table:table-cell office:value-type="float" office:value="1.70673125E+018" calcext:value-type="float">
            <text:p>1.70673125E+018</text:p>
          </table:table-cell>
          <table:table-cell table:number-columns-repeated="25"/>
        </table:table-row>
        <table:table-row table:style-name="ro1">
          <table:table-cell office:value-type="float" office:value="1.7067132572069E+018" calcext:value-type="float">
            <text:p>1.7067132572069E+018</text:p>
          </table:table-cell>
          <table:table-cell office:value-type="float" office:value="646" calcext:value-type="float">
            <text:p>646</text:p>
          </table:table-cell>
          <table:table-cell office:value-type="float" office:value="1.70671325720244E+018" calcext:value-type="float">
            <text:p>1.70671325720244E+018</text:p>
          </table:table-cell>
          <table:table-cell/>
          <table:table-cell office:value-type="float" office:value="42.005797" calcext:value-type="float">
            <text:p>42.00579700</text:p>
          </table:table-cell>
          <table:table-cell office:value-type="float" office:value="-71.0848536666667" calcext:value-type="float">
            <text:p>-71.08485366667</text:p>
          </table:table-cell>
          <table:table-cell office:value-type="float" office:value="0" calcext:value-type="float">
            <text:p>0</text:p>
          </table:table-cell>
          <table:table-cell office:value-type="float" office:value="327349.004646469" calcext:value-type="float">
            <text:p>327349.004646469</text:p>
          </table:table-cell>
          <table:table-cell office:value-type="float" office:value="4652522.44313811" calcext:value-type="float">
            <text:p>4652522.443138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51" calcext:value-type="float">
            <text:p>150051</text:p>
          </table:table-cell>
          <table:table-cell office:value-type="float" office:value="4220.34782" calcext:value-type="float">
            <text:p>4220.34782</text:p>
          </table:table-cell>
          <table:table-cell office:value-type="string" calcext:value-type="string">
            <text:p>N</text:p>
          </table:table-cell>
          <table:table-cell office:value-type="float" office:value="7105.09122" calcext:value-type="float">
            <text:p>7105.0912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51E+018" calcext:value-type="float">
            <text:p>1.706731251E+018</text:p>
          </table:table-cell>
          <table:table-cell table:number-columns-repeated="25"/>
        </table:table-row>
        <table:table-row table:style-name="ro1">
          <table:table-cell office:value-type="float" office:value="1.7067132582149E+018" calcext:value-type="float">
            <text:p>1.7067132582149E+018</text:p>
          </table:table-cell>
          <table:table-cell office:value-type="float" office:value="647" calcext:value-type="float">
            <text:p>647</text:p>
          </table:table-cell>
          <table:table-cell office:value-type="float" office:value="1.70671325821052E+018" calcext:value-type="float">
            <text:p>1.70671325821052E+018</text:p>
          </table:table-cell>
          <table:table-cell/>
          <table:table-cell office:value-type="float" office:value="42.0058005" calcext:value-type="float">
            <text:p>42.00580050</text:p>
          </table:table-cell>
          <table:table-cell office:value-type="float" office:value="-71.0848556666667" calcext:value-type="float">
            <text:p>-71.08485566667</text:p>
          </table:table-cell>
          <table:table-cell office:value-type="float" office:value="0" calcext:value-type="float">
            <text:p>0</text:p>
          </table:table-cell>
          <table:table-cell office:value-type="float" office:value="327348.84848225" calcext:value-type="float">
            <text:p>327348.84848225</text:p>
          </table:table-cell>
          <table:table-cell office:value-type="float" office:value="4652522.83580185" calcext:value-type="float">
            <text:p>4652522.835801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52" calcext:value-type="float">
            <text:p>150052</text:p>
          </table:table-cell>
          <table:table-cell office:value-type="float" office:value="4220.34803" calcext:value-type="float">
            <text:p>4220.34803</text:p>
          </table:table-cell>
          <table:table-cell office:value-type="string" calcext:value-type="string">
            <text:p>N</text:p>
          </table:table-cell>
          <table:table-cell office:value-type="float" office:value="7105.09134" calcext:value-type="float">
            <text:p>7105.0913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9" calcext:value-type="float">
            <text:p>1.4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6</text:p>
          </table:table-cell>
        </table:table-row>
        <table:table-row table:style-name="ro1">
          <table:table-cell/>
          <table:table-cell office:value-type="float" office:value="1.706731252E+018" calcext:value-type="float">
            <text:p>1.706731252E+018</text:p>
          </table:table-cell>
          <table:table-cell table:number-columns-repeated="25"/>
        </table:table-row>
        <table:table-row table:style-name="ro1">
          <table:table-cell office:value-type="float" office:value="1.706713259223E+018" calcext:value-type="float">
            <text:p>1.706713259223E+018</text:p>
          </table:table-cell>
          <table:table-cell office:value-type="float" office:value="648" calcext:value-type="float">
            <text:p>648</text:p>
          </table:table-cell>
          <table:table-cell office:value-type="float" office:value="1.70671325921848E+018" calcext:value-type="float">
            <text:p>1.70671325921848E+018</text:p>
          </table:table-cell>
          <table:table-cell/>
          <table:table-cell office:value-type="float" office:value="42.0058015" calcext:value-type="float">
            <text:p>42.00580150</text:p>
          </table:table-cell>
          <table:table-cell office:value-type="float" office:value="-71.0848581666667" calcext:value-type="float">
            <text:p>-71.08485816667</text:p>
          </table:table-cell>
          <table:table-cell office:value-type="float" office:value="0" calcext:value-type="float">
            <text:p>0</text:p>
          </table:table-cell>
          <table:table-cell office:value-type="float" office:value="327348.6441475" calcext:value-type="float">
            <text:p>327348.6441475</text:p>
          </table:table-cell>
          <table:table-cell office:value-type="float" office:value="4652522.95188243" calcext:value-type="float">
            <text:p>4652522.951882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53" calcext:value-type="float">
            <text:p>150053</text:p>
          </table:table-cell>
          <table:table-cell office:value-type="float" office:value="4220.34809" calcext:value-type="float">
            <text:p>4220.34809</text:p>
          </table:table-cell>
          <table:table-cell office:value-type="string" calcext:value-type="string">
            <text:p>N</text:p>
          </table:table-cell>
          <table:table-cell office:value-type="float" office:value="7105.09149" calcext:value-type="float">
            <text:p>7105.0914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2</text:p>
          </table:table-cell>
        </table:table-row>
        <table:table-row table:style-name="ro1">
          <table:table-cell/>
          <table:table-cell office:value-type="float" office:value="1.706731253E+018" calcext:value-type="float">
            <text:p>1.706731253E+018</text:p>
          </table:table-cell>
          <table:table-cell table:number-columns-repeated="25"/>
        </table:table-row>
        <table:table-row table:style-name="ro1">
          <table:table-cell office:value-type="float" office:value="1.70671326023109E+018" calcext:value-type="float">
            <text:p>1.70671326023109E+018</text:p>
          </table:table-cell>
          <table:table-cell office:value-type="float" office:value="649" calcext:value-type="float">
            <text:p>649</text:p>
          </table:table-cell>
          <table:table-cell office:value-type="float" office:value="1.70671326022662E+018" calcext:value-type="float">
            <text:p>1.70671326022662E+018</text:p>
          </table:table-cell>
          <table:table-cell/>
          <table:table-cell office:value-type="float" office:value="42.0057996666667" calcext:value-type="float">
            <text:p>42.00579967</text:p>
          </table:table-cell>
          <table:table-cell office:value-type="float" office:value="-71.084857" calcext:value-type="float">
            <text:p>-71.08485700000</text:p>
          </table:table-cell>
          <table:table-cell office:value-type="float" office:value="0" calcext:value-type="float">
            <text:p>0</text:p>
          </table:table-cell>
          <table:table-cell office:value-type="float" office:value="327348.735806831" calcext:value-type="float">
            <text:p>327348.735806831</text:p>
          </table:table-cell>
          <table:table-cell office:value-type="float" office:value="4652522.74596125" calcext:value-type="float">
            <text:p>4652522.74596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$GPGGA</text:p>
          </table:table-cell>
          <table:table-cell office:value-type="float" office:value="150054" calcext:value-type="float">
            <text:p>150054</text:p>
          </table:table-cell>
          <table:table-cell office:value-type="float" office:value="4220.34798" calcext:value-type="float">
            <text:p>4220.34798</text:p>
          </table:table-cell>
          <table:table-cell office:value-type="string" calcext:value-type="string">
            <text:p>N</text:p>
          </table:table-cell>
          <table:table-cell office:value-type="float" office:value="7105.09142" calcext:value-type="float">
            <text:p>7105.09142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0000*5C</text:p>
          </table:table-cell>
        </table:table-row>
        <table:table-row table:style-name="ro1">
          <table:table-cell/>
          <table:table-cell office:value-type="float" office:value="1.706731254E+018" calcext:value-type="float">
            <text:p>1.706731254E+018</text:p>
          </table:table-cell>
          <table:table-cell table:number-columns-repeated="2"/>
          <table:table-cell table:style-name="Default" table:number-columns-repeated="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2" loext:min-decimal-places="12" number:min-integer-digits="1" number:grouping="true"/>
    </number:number-style>
    <number:number-style style:name="N131">
      <number:number number:decimal-places="13" loext:min-decimal-places="13" number:min-integer-digits="1" number:grouping="true"/>
    </number:number-style>
    <number:number-style style:name="N132">
      <number:number number:decimal-places="14" loext:min-decimal-places="14" number:min-integer-digits="1" number:grouping="true"/>
    </number:number-style>
    <number:number-style style:name="N133">
      <number:number number:decimal-places="15" loext:min-decimal-places="1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8:31:57.434811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4T18:32:22.898894000</dc:date>
    <meta:editing-duration>PT6M55S</meta:editing-duration>
    <meta:editing-cycles>2</meta:editing-cycles>
    <meta:generator>LibreOffice/6.4.7.2$Linux_X86_64 LibreOffice_project/40$Build-2</meta:generator>
    <meta:document-statistic meta:table-count="1" meta:cell-count="8283" meta:object-count="0"/>
  </office:meta>
</office:document-meta>
</file>